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26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2.7071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702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570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0583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1146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0.1555in"/>
    </style:style>
    <style:style style:name="co15" style:family="table-column">
      <style:table-column-properties fo:break-before="auto" style:column-width="0.9909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2.6516in"/>
    </style:style>
    <style:style style:name="co19" style:family="table-column">
      <style:table-column-properties fo:break-before="auto" style:column-width="1.9602in"/>
    </style:style>
    <style:style style:name="ro1" style:family="table-row">
      <style:table-row-properties style:row-height="0.602in" fo:break-before="auto" style:use-optimal-row-height="fals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4457in" fo:break-before="auto" style:use-optimal-row-height="fals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481d32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ffffd2"/>
    </style:style>
    <style:style style:name="ce3" style:family="table-cell" style:parent-style-name="Default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7" style:family="table-cell" style:parent-style-name="Default">
      <style:table-cell-properties fo:background-color="#ffff00"/>
      <style:text-properties fo:color="#ea7500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10" style:family="table-cell" style:parent-style-name="Default">
      <style:text-properties fo:color="#ff5429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6" style:family="table-cell" style:parent-style-name="Default" style:data-style-name="N0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4" style:family="table-cell" style:parent-style-name="Default" style:data-style-name="N37"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25" style:family="table-cell" style:parent-style-name="Default">
      <style:table-cell-properties fo:background-color="#be480a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ea7500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8" style:family="table-cell" style:parent-style-name="Default">
      <style:text-properties fo:font-weight="bold" style:font-weight-asian="bold" style:font-weight-complex="bold"/>
      <style:map style:condition="is-true-formula(DAY([.$F2])=1)" style:apply-style-name="Good" style:base-cell-address="REMAINDER.B2"/>
      <style:map style:condition="is-true-formula(ISEVEN(MONTH([.$F3])))" style:apply-style-name="Accent_20_3" style:base-cell-address="REMAINDER.B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71c1c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31" style:family="table-cell" style:parent-style-name="Default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32" style:family="table-cell" style:parent-style-name="Default" style:data-style-name="N37">
      <style:map style:condition="is-true-formula(DAY([.$F2])=1)" style:apply-style-name="Good" style:base-cell-address="MAIN.B2"/>
      <style:map style:condition="is-true-formula(ISEVEN(MONTH([.$F3])))" style:apply-style-name="Accent_20_3" style:base-cell-address="MAIN.B2"/>
    </style:style>
    <style:style style:name="ce33" style:family="table-cell" style:parent-style-name="Default">
      <style:table-cell-properties fo:background-color="#355269" fo:wrap-option="wrap" fo:padding-bottom="0.0835in" fo:padding-left="0.0417in" fo:padding-right="0.0417in" fo:padding-top="0.0417in" style:vertical-align="bottom"/>
      <style:text-properties fo:color="#fffff0" fo:font-weight="bold" style:font-weight-asian="bold" style:font-weight-complex="bold"/>
    </style:style>
    <style:style style:name="ce17" style:family="table-cell" style:parent-style-name="Default">
      <style:text-properties fo:font-size="36pt" fo:font-weight="bold" style:font-size-asian="36pt" style:font-weight-asian="bold" style:font-size-complex="36pt" style:font-weight-complex="bold"/>
    </style:style>
    <style:style style:name="ce18" style:family="table-cell" style:parent-style-name="Default">
      <style:table-cell-properties fo:border-bottom="none" fo:background-color="#adc8ff" fo:wrap-option="wrap" fo:border-left="none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adc8ff" fo:wrap-option="wrap" fo:border-left="0.74pt solid #ffffff" fo:padding="0.0417in" fo:border-right="0.74pt solid #ffffff" fo:border-top="none" style:vertical-align="bottom"/>
      <style:text-properties fo:color="#fffff0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adc8ff" fo:wrap-option="wrap" fo:border-left="0.74pt solid #ffffff" fo:padding="0.0417in" fo:border-right="none" fo:border-top="none" style:vertical-align="bottom"/>
      <style:text-properties fo:color="#fffff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ES&quot;" style:apply-style-name="Good" style:base-cell-address="DASHBOARD.E5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6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6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6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MAINDER" table:style-name="ta1">
        <office:forms form:automatic-focus="false" form:apply-design-mode="false"/>
        <table:table-column table:style-name="co1" table:default-cell-style-name="ce12"/>
        <table:table-column table:style-name="co2" table:visibility="collapse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Post Tit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office:annotation draw:style-name="gr1" draw:text-style-name="P2" svg:width="1.1413in" svg:height="0.7083in" svg:x="5.1717in" svg:y="0in" draw:caption-point-x="-0.2402in" draw:caption-point-y="0.0039in">
              <dc:date>2024-10-29T00:00:00</dc:date>
              <text:p text:style-name="P1"><text:span text:style-name="T1">This is for the pivot table. We set to one if month not empty</text:span></text:p>
            </office:annotation>
            <text:p>Count</text:p>
          </table:table-cell>
          <table:table-cell table:style-name="ce1" office:value-type="string" calcext:value-type="string">
            <text:p>2025 Date</text:p>
          </table:table-cell>
          <table:table-cell table:style-name="ce25" office:value-type="string" calcext:value-type="string">
            <text:p>2025 Holiday / Assoc.</text:p>
          </table:table-cell>
          <table:table-cell table:style-name="ce1" office:value-type="string" calcext:value-type="string">
            <text:p>INDD Created</text:p>
          </table:table-cell>
        </table:table-row>
        <table:table-row table:style-name="ro2" table:visibility="filter">
          <table:table-cell office:value-type="float" office:value="1" calcext:value-type="float">
            <text:p>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LOOK AT THE BEGINNING-THE BOOK OF GENESIS</text:p>
          </table:table-cell>
          <table:table-cell office:value-type="string" calcext:value-type="string">
            <text:p>01_January</text:p>
          </table:table-cell>
          <table:table-cell table:formula="of:=IF([.D2]&lt;&gt;&quot;&quot;;1;&quot;&quot;)"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New Year’s Day</text:p>
          </table:table-cell>
          <table:table-cell table:style-name="ce15"/>
        </table:table-row>
        <table:table-row table:style-name="ro2" table:visibility="filter">
          <table:table-cell table:formula="of:=[.A2]+1" office:value-type="float" office:value="2" calcext:value-type="float">
            <text:p>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BRAND NEW DAY</text:p>
          </table:table-cell>
          <table:table-cell office:value-type="string" calcext:value-type="string">
            <text:p>01_January</text:p>
          </table:table-cell>
          <table:table-cell table:formula="of:=IF([.D3]&lt;&gt;&quot;&quot;;1;&quot;&quot;)" office:value-type="float" office:value="1" calcext:value-type="float">
            <text:p>1</text:p>
          </table:table-cell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??? - Jan first week</text:p>
          </table:table-cell>
          <table:table-cell table:style-name="ce15"/>
        </table:table-row>
        <table:table-row table:style-name="ro2" table:visibility="filter">
          <table:table-cell table:formula="of:=[.A3]+1" office:value-type="float" office:value="3" calcext:value-type="float">
            <text:p>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powered TO BEGIN</text:p>
          </table:table-cell>
          <table:table-cell office:value-type="string" calcext:value-type="string">
            <text:p>01_January</text:p>
          </table:table-cell>
          <table:table-cell table:formula="of:=IF([.D4]&lt;&gt;&quot;&quot;;1;&quot;&quot;)" office:value-type="float" office:value="1" calcext:value-type="float">
            <text:p>1</text:p>
          </table:table-cell>
          <table:table-cell office:value-type="date" office:date-value="2024-01-03" calcext:value-type="date">
            <text:p>01/03/24</text:p>
          </table:table-cell>
          <table:table-cell office:value-type="string" calcext:value-type="string">
            <text:p>??? - Jan first week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LITTLE LIGHT OF MINE</text:p>
          </table:table-cell>
          <table:table-cell office:value-type="string" calcext:value-type="string">
            <text:p>01_January</text:p>
          </table:table-cell>
          <table:table-cell table:formula="of:=IF([.D5]&lt;&gt;&quot;&quot;;1;&quot;&quot;)" office:value-type="float" office:value="1" calcext:value-type="float">
            <text:p>1</text:p>
          </table:table-cell>
          <table:table-cell office:value-type="date" office:date-value="2024-01-04" calcext:value-type="date">
            <text:p>01/04/24</text:p>
          </table:table-cell>
          <table:table-cell table:number-columns-repeated="2"/>
        </table:table-row>
        <table:table-row table:style-name="ro2">
          <table:table-cell table:formula="of:=[.A5]+1" office:value-type="float" office:value="5" calcext:value-type="float">
            <text:p>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1_January</text:p>
          </table:table-cell>
          <table:table-cell table:formula="of:=IF([.D6]&lt;&gt;&quot;&quot;;1;&quot;&quot;)" office:value-type="float" office:value="1" calcext:value-type="float">
            <text:p>1</text:p>
          </table:table-cell>
          <table:table-cell office:value-type="date" office:date-value="2024-01-05" calcext:value-type="date">
            <text:p>01/05/24</text:p>
          </table:table-cell>
          <table:table-cell table:number-columns-repeated="2"/>
        </table:table-row>
        <table:table-row table:style-name="ro2">
          <table:table-cell table:formula="of:=[.A6]+1" office:value-type="float" office:value="6" calcext:value-type="float">
            <text:p>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1_January</text:p>
          </table:table-cell>
          <table:table-cell table:formula="of:=IF([.D7]&lt;&gt;&quot;&quot;;1;&quot;&quot;)" office:value-type="float" office:value="1" calcext:value-type="float">
            <text:p>1</text:p>
          </table:table-cell>
          <table:table-cell office:value-type="date" office:date-value="2024-01-06" calcext:value-type="date">
            <text:p>01/06/24</text:p>
          </table:table-cell>
          <table:table-cell table:number-columns-repeated="2"/>
        </table:table-row>
        <table:table-row table:style-name="ro2">
          <table:table-cell table:formula="of:=[.A7]+1" office:value-type="float" office:value="7" calcext:value-type="float">
            <text:p>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oy Unspeakable</text:p>
          </table:table-cell>
          <table:table-cell office:value-type="string" calcext:value-type="string">
            <text:p>01_January</text:p>
          </table:table-cell>
          <table:table-cell table:formula="of:=IF([.D8]&lt;&gt;&quot;&quot;;1;&quot;&quot;)" office:value-type="float" office:value="1" calcext:value-type="float">
            <text:p>1</text:p>
          </table:table-cell>
          <table:table-cell office:value-type="date" office:date-value="2024-01-07" calcext:value-type="date">
            <text:p>01/07/24</text:p>
          </table:table-cell>
          <table:table-cell table:number-columns-repeated="2"/>
        </table:table-row>
        <table:table-row table:style-name="ro2">
          <table:table-cell table:formula="of:=[.A8]+1" office:value-type="float" office:value="8" calcext:value-type="float">
            <text:p>00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E GOT UP</text:p>
          </table:table-cell>
          <table:table-cell office:value-type="string" calcext:value-type="string">
            <text:p>01_January</text:p>
          </table:table-cell>
          <table:table-cell table:formula="of:=IF([.D9]&lt;&gt;&quot;&quot;;1;&quot;&quot;)" office:value-type="float" office:value="1" calcext:value-type="float">
            <text:p>1</text:p>
          </table:table-cell>
          <table:table-cell office:value-type="date" office:date-value="2024-01-08" calcext:value-type="date">
            <text:p>01/08/24</text:p>
          </table:table-cell>
          <table:table-cell table:number-columns-repeated="2"/>
        </table:table-row>
        <table:table-row table:style-name="ro2">
          <table:table-cell table:formula="of:=[.A9]+1" office:value-type="float" office:value="9" calcext:value-type="float">
            <text:p>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FTING EACH OTHER UP</text:p>
          </table:table-cell>
          <table:table-cell office:value-type="string" calcext:value-type="string">
            <text:p>01_January</text:p>
          </table:table-cell>
          <table:table-cell table:formula="of:=IF([.D10]&lt;&gt;&quot;&quot;;1;&quot;&quot;)" office:value-type="float" office:value="1" calcext:value-type="float">
            <text:p>1</text:p>
          </table:table-cell>
          <table:table-cell office:value-type="date" office:date-value="2024-01-09" calcext:value-type="date">
            <text:p>01/09/24</text:p>
          </table:table-cell>
          <table:table-cell table:number-columns-repeated="2"/>
        </table:table-row>
        <table:table-row table:style-name="ro2">
          <table:table-cell table:formula="of:=[.A10]+1" office:value-type="float" office:value="10" calcext:value-type="float">
            <text:p>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01_January</text:p>
          </table:table-cell>
          <table:table-cell table:formula="of:=IF([.D11]&lt;&gt;&quot;&quot;;1;&quot;&quot;)" office:value-type="float" office:value="1" calcext:value-type="float">
            <text:p>1</text:p>
          </table:table-cell>
          <table:table-cell office:value-type="date" office:date-value="2024-01-10" calcext:value-type="date">
            <text:p>01/10/24</text:p>
          </table:table-cell>
          <table:table-cell table:number-columns-repeated="2"/>
        </table:table-row>
        <table:table-row table:style-name="ro2">
          <table:table-cell table:formula="of:=[.A11]+1" office:value-type="float" office:value="11" calcext:value-type="float">
            <text:p>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Nissi</text:p>
          </table:table-cell>
          <table:table-cell office:value-type="string" calcext:value-type="string">
            <text:p>01_January</text:p>
          </table:table-cell>
          <table:table-cell table:formula="of:=IF([.D12]&lt;&gt;&quot;&quot;;1;&quot;&quot;)" office:value-type="float" office:value="1" calcext:value-type="float">
            <text:p>1</text:p>
          </table:table-cell>
          <table:table-cell office:value-type="date" office:date-value="2024-01-11" calcext:value-type="date">
            <text:p>01/11/24</text:p>
          </table:table-cell>
          <table:table-cell table:number-columns-repeated="2"/>
        </table:table-row>
        <table:table-row table:style-name="ro2">
          <table:table-cell table:formula="of:=[.A12]+1" office:value-type="float" office:value="12" calcext:value-type="float">
            <text:p>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BROUGHT ME</text:p>
          </table:table-cell>
          <table:table-cell office:value-type="string" calcext:value-type="string">
            <text:p>01_January</text:p>
          </table:table-cell>
          <table:table-cell table:formula="of:=IF([.D13]&lt;&gt;&quot;&quot;;1;&quot;&quot;)" office:value-type="float" office:value="1" calcext:value-type="float">
            <text:p>1</text:p>
          </table:table-cell>
          <table:table-cell office:value-type="date" office:date-value="2024-01-12" calcext:value-type="date">
            <text:p>01/12/24</text:p>
          </table:table-cell>
          <table:table-cell table:number-columns-repeated="2"/>
        </table:table-row>
        <table:table-row table:style-name="ro2">
          <table:table-cell table:formula="of:=[.A13]+1" office:value-type="float" office:value="13" calcext:value-type="float">
            <text:p>013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OSANNA! HOSANNA! </text:p>
          </table:table-cell>
          <table:table-cell office:value-type="string" calcext:value-type="string">
            <text:p>01_January</text:p>
          </table:table-cell>
          <table:table-cell table:formula="of:=IF([.D14]&lt;&gt;&quot;&quot;;1;&quot;&quot;)" office:value-type="float" office:value="1" calcext:value-type="float">
            <text:p>1</text:p>
          </table:table-cell>
          <table:table-cell office:value-type="date" office:date-value="2024-01-13" calcext:value-type="date">
            <text:p>01/13/24</text:p>
          </table:table-cell>
          <table:table-cell table:number-columns-repeated="2"/>
        </table:table-row>
        <table:table-row table:style-name="ro2">
          <table:table-cell table:formula="of:=[.A14]+1" office:value-type="float" office:value="14" calcext:value-type="float">
            <text:p>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Is the Best Thing That Ever Happened to Me</text:p>
          </table:table-cell>
          <table:table-cell office:value-type="string" calcext:value-type="string">
            <text:p>01_January</text:p>
          </table:table-cell>
          <table:table-cell table:formula="of:=IF([.D15]&lt;&gt;&quot;&quot;;1;&quot;&quot;)" office:value-type="float" office:value="1" calcext:value-type="float">
            <text:p>1</text:p>
          </table:table-cell>
          <table:table-cell office:value-type="date" office:date-value="2024-01-14" calcext:value-type="date">
            <text:p>01/14/24</text:p>
          </table:table-cell>
          <table:table-cell table:number-columns-repeated="2"/>
        </table:table-row>
        <table:table-row table:style-name="ro2">
          <table:table-cell table:formula="of:=[.A15]+1" office:value-type="float" office:value="15" calcext:value-type="float">
            <text:p>0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MY FAULT</text:p>
          </table:table-cell>
          <table:table-cell office:value-type="string" calcext:value-type="string">
            <text:p>01_January</text:p>
          </table:table-cell>
          <table:table-cell table:formula="of:=IF([.D16]&lt;&gt;&quot;&quot;;1;&quot;&quot;)" office:value-type="float" office:value="1" calcext:value-type="float">
            <text:p>1</text:p>
          </table:table-cell>
          <table:table-cell office:value-type="date" office:date-value="2024-01-15" calcext:value-type="date">
            <text:p>01/15/24</text:p>
          </table:table-cell>
          <table:table-cell table:number-columns-repeated="2"/>
        </table:table-row>
        <table:table-row table:style-name="ro2">
          <table:table-cell table:formula="of:=[.A16]+1" office:value-type="float" office:value="16" calcext:value-type="float">
            <text:p>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op and Smell the Roses</text:p>
          </table:table-cell>
          <table:table-cell office:value-type="string" calcext:value-type="string">
            <text:p>01_January</text:p>
          </table:table-cell>
          <table:table-cell table:formula="of:=IF([.D17]&lt;&gt;&quot;&quot;;1;&quot;&quot;)" office:value-type="float" office:value="1" calcext:value-type="float">
            <text:p>1</text:p>
          </table:table-cell>
          <table:table-cell office:value-type="date" office:date-value="2024-01-16" calcext:value-type="date">
            <text:p>01/16/24</text:p>
          </table:table-cell>
          <table:table-cell table:number-columns-repeated="2"/>
        </table:table-row>
        <table:table-row table:style-name="ro2">
          <table:table-cell table:formula="of:=[.A17]+1" office:value-type="float" office:value="17" calcext:value-type="float">
            <text:p>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1_January</text:p>
          </table:table-cell>
          <table:table-cell table:formula="of:=IF([.D18]&lt;&gt;&quot;&quot;;1;&quot;&quot;)" office:value-type="float" office:value="1" calcext:value-type="float">
            <text:p>1</text:p>
          </table:table-cell>
          <table:table-cell office:value-type="date" office:date-value="2024-01-17" calcext:value-type="date">
            <text:p>01/17/24</text:p>
          </table:table-cell>
          <table:table-cell table:number-columns-repeated="2"/>
        </table:table-row>
        <table:table-row table:style-name="ro2">
          <table:table-cell table:formula="of:=[.A18]+1" office:value-type="float" office:value="18" calcext:value-type="float">
            <text:p>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1_January</text:p>
          </table:table-cell>
          <table:table-cell table:formula="of:=IF([.D19]&lt;&gt;&quot;&quot;;1;&quot;&quot;)" office:value-type="float" office:value="1" calcext:value-type="float">
            <text:p>1</text:p>
          </table:table-cell>
          <table:table-cell office:value-type="date" office:date-value="2024-01-18" calcext:value-type="date">
            <text:p>01/18/24</text:p>
          </table:table-cell>
          <table:table-cell table:number-columns-repeated="2"/>
        </table:table-row>
        <table:table-row table:style-name="ro2">
          <table:table-cell table:formula="of:=[.A19]+1" office:value-type="float" office:value="19" calcext:value-type="float">
            <text:p>0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1_January</text:p>
          </table:table-cell>
          <table:table-cell table:formula="of:=IF([.D20]&lt;&gt;&quot;&quot;;1;&quot;&quot;)" office:value-type="float" office:value="1" calcext:value-type="float">
            <text:p>1</text:p>
          </table:table-cell>
          <table:table-cell office:value-type="date" office:date-value="2024-01-19" calcext:value-type="date">
            <text:p>01/19/24</text:p>
          </table:table-cell>
          <table:table-cell table:number-columns-repeated="2"/>
        </table:table-row>
        <table:table-row table:style-name="ro2" table:visibility="filter">
          <table:table-cell table:formula="of:=[.A20]+1" office:value-type="float" office:value="20" calcext:value-type="float">
            <text:p>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NGEANCE IS MINE</text:p>
          </table:table-cell>
          <table:table-cell office:value-type="string" calcext:value-type="string">
            <text:p>01_January</text:p>
          </table:table-cell>
          <table:table-cell table:formula="of:=IF([.D21]&lt;&gt;&quot;&quot;;1;&quot;&quot;)" office:value-type="float" office:value="1" calcext:value-type="float">
            <text:p>1</text:p>
          </table:table-cell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LK Day</text:p>
          </table:table-cell>
          <table:table-cell/>
        </table:table-row>
        <table:table-row table:style-name="ro2" table:visibility="filter">
          <table:table-cell table:formula="of:=[.A21]+1" office:value-type="float" office:value="21" calcext:value-type="float">
            <text:p>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Forgiveness</text:p>
          </table:table-cell>
          <table:table-cell office:value-type="string" calcext:value-type="string">
            <text:p>01_January</text:p>
          </table:table-cell>
          <table:table-cell table:formula="of:=IF([.D22]&lt;&gt;&quot;&quot;;1;&quot;&quot;)" office:value-type="float" office:value="1" calcext:value-type="float">
            <text:p>1</text:p>
          </table:table-cell>
          <table:table-cell office:value-type="date" office:date-value="2024-01-21" calcext:value-type="date">
            <text:p>01/21/24</text:p>
          </table:table-cell>
          <table:table-cell office:value-type="string" calcext:value-type="string">
            <text:p>Matthew 18:21</text:p>
          </table:table-cell>
          <table:table-cell/>
        </table:table-row>
        <table:table-row table:style-name="ro2">
          <table:table-cell table:formula="of:=[.A22]+1" office:value-type="float" office:value="22" calcext:value-type="float">
            <text:p>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Is Coming</text:p>
          </table:table-cell>
          <table:table-cell office:value-type="string" calcext:value-type="string">
            <text:p>01_January</text:p>
          </table:table-cell>
          <table:table-cell table:formula="of:=IF([.D23]&lt;&gt;&quot;&quot;;1;&quot;&quot;)" office:value-type="float" office:value="1" calcext:value-type="float">
            <text:p>1</text:p>
          </table:table-cell>
          <table:table-cell office:value-type="date" office:date-value="2024-01-22" calcext:value-type="date">
            <text:p>01/22/24</text:p>
          </table:table-cell>
          <table:table-cell table:number-columns-repeated="2"/>
        </table:table-row>
        <table:table-row table:style-name="ro2">
          <table:table-cell table:formula="of:=[.A23]+1" office:value-type="float" office:value="23" calcext:value-type="float">
            <text:p>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with Nancy</text:p>
          </table:table-cell>
          <table:table-cell office:value-type="string" calcext:value-type="string">
            <text:p>01_January</text:p>
          </table:table-cell>
          <table:table-cell table:formula="of:=IF([.D24]&lt;&gt;&quot;&quot;;1;&quot;&quot;)" office:value-type="float" office:value="1" calcext:value-type="float">
            <text:p>1</text:p>
          </table:table-cell>
          <table:table-cell office:value-type="date" office:date-value="2024-01-23" calcext:value-type="date">
            <text:p>01/23/24</text:p>
          </table:table-cell>
          <table:table-cell table:number-columns-repeated="2"/>
        </table:table-row>
        <table:table-row table:style-name="ro2" table:visibility="filter">
          <table:table-cell table:formula="of:=[.A24]+1" office:value-type="float" office:value="24" calcext:value-type="float">
            <text:p>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Unmerited Favor</text:p>
          </table:table-cell>
          <table:table-cell office:value-type="string" calcext:value-type="string">
            <text:p>01_January</text:p>
          </table:table-cell>
          <table:table-cell table:formula="of:=IF([.D25]&lt;&gt;&quot;&quot;;1;&quot;&quot;)" office:value-type="float" office:value="1" calcext:value-type="float">
            <text:p>1</text:p>
          </table:table-cell>
          <table:table-cell office:value-type="date" office:date-value="2024-01-24" calcext:value-type="date">
            <text:p>01/24/24</text:p>
          </table:table-cell>
          <table:table-cell table:style-name="ce4" office:value-type="date" office:date-value="2024-01-24" calcext:value-type="date">
            <text:p>01/24/24</text:p>
          </table:table-cell>
          <table:table-cell/>
        </table:table-row>
        <table:table-row table:style-name="ro2">
          <table:table-cell table:formula="of:=[.A25]+1" office:value-type="float" office:value="25" calcext:value-type="float">
            <text:p>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G A NEW SONG</text:p>
          </table:table-cell>
          <table:table-cell office:value-type="string" calcext:value-type="string">
            <text:p>01_January</text:p>
          </table:table-cell>
          <table:table-cell table:formula="of:=IF([.D26]&lt;&gt;&quot;&quot;;1;&quot;&quot;)" office:value-type="float" office:value="1" calcext:value-type="float">
            <text:p>1</text:p>
          </table:table-cell>
          <table:table-cell office:value-type="date" office:date-value="2024-01-25" calcext:value-type="date">
            <text:p>01/25/24</text:p>
          </table:table-cell>
          <table:table-cell table:number-columns-repeated="2"/>
        </table:table-row>
        <table:table-row table:style-name="ro2">
          <table:table-cell table:formula="of:=[.A26]+1" office:value-type="float" office:value="26" calcext:value-type="float">
            <text:p>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01_January</text:p>
          </table:table-cell>
          <table:table-cell table:formula="of:=IF([.D27]&lt;&gt;&quot;&quot;;1;&quot;&quot;)" office:value-type="float" office:value="1" calcext:value-type="float">
            <text:p>1</text:p>
          </table:table-cell>
          <table:table-cell office:value-type="date" office:date-value="2024-01-26" calcext:value-type="date">
            <text:p>01/26/24</text:p>
          </table:table-cell>
          <table:table-cell table:number-columns-repeated="2"/>
        </table:table-row>
        <table:table-row table:style-name="ro2">
          <table:table-cell table:formula="of:=[.A27]+1" office:value-type="float" office:value="27" calcext:value-type="float">
            <text:p>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’S SIDE ARE YOU ON</text:p>
          </table:table-cell>
          <table:table-cell office:value-type="string" calcext:value-type="string">
            <text:p>01_January</text:p>
          </table:table-cell>
          <table:table-cell table:formula="of:=IF([.D28]&lt;&gt;&quot;&quot;;1;&quot;&quot;)" office:value-type="float" office:value="1" calcext:value-type="float">
            <text:p>1</text:p>
          </table:table-cell>
          <table:table-cell office:value-type="date" office:date-value="2024-01-27" calcext:value-type="date">
            <text:p>01/27/24</text:p>
          </table:table-cell>
          <table:table-cell table:number-columns-repeated="2"/>
        </table:table-row>
        <table:table-row table:style-name="ro2">
          <table:table-cell table:formula="of:=[.A28]+1" office:value-type="float" office:value="28" calcext:value-type="float">
            <text:p>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1_January</text:p>
          </table:table-cell>
          <table:table-cell table:formula="of:=IF([.D29]&lt;&gt;&quot;&quot;;1;&quot;&quot;)" office:value-type="float" office:value="1" calcext:value-type="float">
            <text:p>1</text:p>
          </table:table-cell>
          <table:table-cell office:value-type="date" office:date-value="2024-01-28" calcext:value-type="date">
            <text:p>01/28/24</text:p>
          </table:table-cell>
          <table:table-cell table:number-columns-repeated="2"/>
        </table:table-row>
        <table:table-row table:style-name="ro2">
          <table:table-cell table:formula="of:=[.A29]+1" office:value-type="float" office:value="29" calcext:value-type="float">
            <text:p>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ll NEVER LEAVE YOU!</text:p>
          </table:table-cell>
          <table:table-cell office:value-type="string" calcext:value-type="string">
            <text:p>01_January</text:p>
          </table:table-cell>
          <table:table-cell table:formula="of:=IF([.D30]&lt;&gt;&quot;&quot;;1;&quot;&quot;)" office:value-type="float" office:value="1" calcext:value-type="float">
            <text:p>1</text:p>
          </table:table-cell>
          <table:table-cell office:value-type="date" office:date-value="2024-01-29" calcext:value-type="date">
            <text:p>01/29/24</text:p>
          </table:table-cell>
          <table:table-cell table:number-columns-repeated="2"/>
        </table:table-row>
        <table:table-row table:style-name="ro2">
          <table:table-cell table:formula="of:=[.A30]+1" office:value-type="float" office:value="30" calcext:value-type="float">
            <text:p>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y That Wait</text:p>
          </table:table-cell>
          <table:table-cell office:value-type="string" calcext:value-type="string">
            <text:p>01_January</text:p>
          </table:table-cell>
          <table:table-cell table:formula="of:=IF([.D31]&lt;&gt;&quot;&quot;;1;&quot;&quot;)" office:value-type="float" office:value="1" calcext:value-type="float">
            <text:p>1</text:p>
          </table:table-cell>
          <table:table-cell office:value-type="date" office:date-value="2024-01-30" calcext:value-type="date">
            <text:p>01/30/24</text:p>
          </table:table-cell>
          <table:table-cell table:number-columns-repeated="2"/>
        </table:table-row>
        <table:table-row table:style-name="ro2">
          <table:table-cell table:formula="of:=[.A31]+1" office:value-type="float" office:value="31" calcext:value-type="float">
            <text:p>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 it with a Praise</text:p>
          </table:table-cell>
          <table:table-cell office:value-type="string" calcext:value-type="string">
            <text:p>01_January</text:p>
          </table:table-cell>
          <table:table-cell table:formula="of:=IF([.D32]&lt;&gt;&quot;&quot;;1;&quot;&quot;)" office:value-type="float" office:value="1" calcext:value-type="float">
            <text:p>1</text:p>
          </table:table-cell>
          <table:table-cell office:value-type="date" office:date-value="2024-01-31" calcext:value-type="date">
            <text:p>01/31/24</text:p>
          </table:table-cell>
          <table:table-cell table:number-columns-repeated="2"/>
        </table:table-row>
        <table:table-row table:style-name="ro2" table:visibility="filter">
          <table:table-cell table:formula="of:=[.A32]+1" office:value-type="float" office:value="32" calcext:value-type="float">
            <text:p>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in't God Good</text:p>
          </table:table-cell>
          <table:table-cell office:value-type="string" calcext:value-type="string">
            <text:p>02_February</text:p>
          </table:table-cell>
          <table:table-cell table:formula="of:=IF([.D33]&lt;&gt;&quot;&quot;;1;&quot;&quot;)" office:value-type="float" office:value="1" calcext:value-type="float">
            <text:p>1</text:p>
          </table:table-cell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??? - </text:p>
          </table:table-cell>
          <table:table-cell table:style-name="ce15"/>
        </table:table-row>
        <table:table-row table:style-name="ro2">
          <table:table-cell table:formula="of:=[.A33]+1" office:value-type="float" office:value="33" calcext:value-type="float">
            <text:p>0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AS THERE ALL THE TIME</text:p>
          </table:table-cell>
          <table:table-cell office:value-type="string" calcext:value-type="string">
            <text:p>02_February</text:p>
          </table:table-cell>
          <table:table-cell table:formula="of:=IF([.D34]&lt;&gt;&quot;&quot;;1;&quot;&quot;)" office:value-type="float" office:value="1" calcext:value-type="float">
            <text:p>1</text:p>
          </table:table-cell>
          <table:table-cell office:value-type="date" office:date-value="2024-02-02" calcext:value-type="date">
            <text:p>02/02/24</text:p>
          </table:table-cell>
          <table:table-cell table:number-columns-repeated="2"/>
        </table:table-row>
        <table:table-row table:style-name="ro2" table:visibility="filter">
          <table:table-cell table:formula="of:=[.A34]+1" office:value-type="float" office:value="34" calcext:value-type="float">
            <text:p>0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 Is</text:p>
          </table:table-cell>
          <table:table-cell office:value-type="string" calcext:value-type="string">
            <text:p>02_February</text:p>
          </table:table-cell>
          <table:table-cell table:formula="of:=IF([.D35]&lt;&gt;&quot;&quot;;1;&quot;&quot;)" office:value-type="float" office:value="1" calcext:value-type="float">
            <text:p>1</text:p>
          </table:table-cell>
          <table:table-cell office:value-type="date" office:date-value="2024-02-03" calcext:value-type="date">
            <text:p>02/03/24</text:p>
          </table:table-cell>
          <table:table-cell office:value-type="string" calcext:value-type="string">
            <text:p>??? - Psalm 23, fear, death</text:p>
          </table:table-cell>
          <table:table-cell/>
        </table:table-row>
        <table:table-row table:style-name="ro2" table:visibility="filter">
          <table:table-cell table:formula="of:=[.A35]+1" office:value-type="float" office:value="35" calcext:value-type="float">
            <text:p>0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Back Up!</text:p>
          </table:table-cell>
          <table:table-cell office:value-type="string" calcext:value-type="string">
            <text:p>02_February</text:p>
          </table:table-cell>
          <table:table-cell table:formula="of:=IF([.D36]&lt;&gt;&quot;&quot;;1;&quot;&quot;)" office:value-type="float" office:value="1" calcext:value-type="float">
            <text:p>1</text:p>
          </table:table-cell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??? - Proverbs 24:16</text:p>
          </table:table-cell>
          <table:table-cell/>
        </table:table-row>
        <table:table-row table:style-name="ro2" table:visibility="filter">
          <table:table-cell table:formula="of:=[.A36]+1" office:value-type="float" office:value="36" calcext:value-type="float">
            <text:p>03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I'M GOING TO SING THIS SONG</text:p>
          </table:table-cell>
          <table:table-cell office:value-type="string" calcext:value-type="string">
            <text:p>02_February</text:p>
          </table:table-cell>
          <table:table-cell table:formula="of:=IF([.D37]&lt;&gt;&quot;&quot;;1;&quot;&quot;)" office:value-type="float" office:value="1" calcext:value-type="float">
            <text:p>1</text:p>
          </table:table-cell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7]+1" office:value-type="float" office:value="37" calcext:value-type="float">
            <text:p>037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Rise and Shine</text:p>
          </table:table-cell>
          <table:table-cell office:value-type="string" calcext:value-type="string">
            <text:p>02_February</text:p>
          </table:table-cell>
          <table:table-cell table:formula="of:=IF([.D38]&lt;&gt;&quot;&quot;;1;&quot;&quot;)" office:value-type="float" office:value="1" calcext:value-type="float">
            <text:p>1</text:p>
          </table:table-cell>
          <table:table-cell office:value-type="date" office:date-value="2024-02-06" calcext:value-type="date">
            <text:p>02/06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8]+1" office:value-type="float" office:value="38" calcext:value-type="float">
            <text:p>038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The Lord Has Done Great Things For Me</text:p>
          </table:table-cell>
          <table:table-cell office:value-type="string" calcext:value-type="string">
            <text:p>02_February</text:p>
          </table:table-cell>
          <table:table-cell table:formula="of:=IF([.D39]&lt;&gt;&quot;&quot;;1;&quot;&quot;)" office:value-type="float" office:value="1" calcext:value-type="float">
            <text:p>1</text:p>
          </table:table-cell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??? - Black hist</text:p>
          </table:table-cell>
          <table:table-cell table:style-name="ce15"/>
        </table:table-row>
        <table:table-row table:style-name="ro2" table:visibility="filter">
          <table:table-cell table:formula="of:=[.A39]+1" office:value-type="float" office:value="39" calcext:value-type="float">
            <text:p>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E YOU STRESSED BY LIFE</text:p>
          </table:table-cell>
          <table:table-cell office:value-type="string" calcext:value-type="string">
            <text:p>02_February</text:p>
          </table:table-cell>
          <table:table-cell table:formula="of:=IF([.D40]&lt;&gt;&quot;&quot;;1;&quot;&quot;)" office:value-type="float" office:value="1" calcext:value-type="float">
            <text:p>1</text:p>
          </table:table-cell>
          <table:table-cell office:value-type="date" office:date-value="2024-02-08" calcext:value-type="date">
            <text:p>02/08/24</text:p>
          </table:table-cell>
          <table:table-cell office:value-type="string" calcext:value-type="string">
            <text:p>??? - Acts 27</text:p>
          </table:table-cell>
          <table:table-cell table:style-name="ce15"/>
        </table:table-row>
        <table:table-row table:style-name="ro2">
          <table:table-cell table:formula="of:=[.A40]+1" office:value-type="float" office:value="40" calcext:value-type="float">
            <text:p>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41]&lt;&gt;&quot;&quot;;1;&quot;&quot;)" office:value-type="float" office:value="1" calcext:value-type="float">
            <text:p>1</text:p>
          </table:table-cell>
          <table:table-cell office:value-type="date" office:date-value="2024-02-09" calcext:value-type="date">
            <text:p>02/09/24</text:p>
          </table:table-cell>
          <table:table-cell table:number-columns-repeated="2"/>
        </table:table-row>
        <table:table-row table:style-name="ro2" table:visibility="filter">
          <table:table-cell table:formula="of:=[.A41]+1" office:value-type="float" office:value="41" calcext:value-type="float">
            <text:p>041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Birthday Nancy</text:p>
          </table:table-cell>
          <table:table-cell office:value-type="string" calcext:value-type="string">
            <text:p>02_February</text:p>
          </table:table-cell>
          <table:table-cell table:formula="of:=IF([.D42]&lt;&gt;&quot;&quot;;1;&quot;&quot;)" office:value-type="float" office:value="1" calcext:value-type="float">
            <text:p>1</text:p>
          </table:table-cell>
          <table:table-cell office:value-type="date" office:date-value="2024-02-10" calcext:value-type="date">
            <text:p>02/10/24</text:p>
          </table:table-cell>
          <table:table-cell office:value-type="string" calcext:value-type="string">
            <text:p>Nancy’s Birthday</text:p>
          </table:table-cell>
          <table:table-cell table:style-name="ce15"/>
        </table:table-row>
        <table:table-row table:style-name="ro2">
          <table:table-cell table:formula="of:=[.A42]+1" office:value-type="float" office:value="42" calcext:value-type="float">
            <text:p>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WILL YOU LEAVE BEHIND</text:p>
          </table:table-cell>
          <table:table-cell office:value-type="string" calcext:value-type="string">
            <text:p>02_February</text:p>
          </table:table-cell>
          <table:table-cell table:formula="of:=IF([.D43]&lt;&gt;&quot;&quot;;1;&quot;&quot;)" office:value-type="float" office:value="1" calcext:value-type="float">
            <text:p>1</text:p>
          </table:table-cell>
          <table:table-cell office:value-type="date" office:date-value="2024-02-11" calcext:value-type="date">
            <text:p>02/11/24</text:p>
          </table:table-cell>
          <table:table-cell table:number-columns-repeated="2"/>
        </table:table-row>
        <table:table-row table:style-name="ro2">
          <table:table-cell table:formula="of:=[.A43]+1" office:value-type="float" office:value="43" calcext:value-type="float">
            <text:p>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DIED AND MADE YOU JUDGE</text:p>
          </table:table-cell>
          <table:table-cell office:value-type="string" calcext:value-type="string">
            <text:p>02_February</text:p>
          </table:table-cell>
          <table:table-cell table:formula="of:=IF([.D44]&lt;&gt;&quot;&quot;;1;&quot;&quot;)" office:value-type="float" office:value="1" calcext:value-type="float">
            <text:p>1</text:p>
          </table:table-cell>
          <table:table-cell office:value-type="date" office:date-value="2024-02-12" calcext:value-type="date">
            <text:p>02/12/24</text:p>
          </table:table-cell>
          <table:table-cell table:number-columns-repeated="2"/>
        </table:table-row>
        <table:table-row table:style-name="ro2">
          <table:table-cell table:formula="of:=[.A44]+1" office:value-type="float" office:value="44" calcext:value-type="float">
            <text:p>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oo Body</text:p>
          </table:table-cell>
          <table:table-cell office:value-type="string" calcext:value-type="string">
            <text:p>02_February</text:p>
          </table:table-cell>
          <table:table-cell table:formula="of:=IF([.D45]&lt;&gt;&quot;&quot;;1;&quot;&quot;)" office:value-type="float" office:value="1" calcext:value-type="float">
            <text:p>1</text:p>
          </table:table-cell>
          <table:table-cell office:value-type="date" office:date-value="2024-02-13" calcext:value-type="date">
            <text:p>02/13/24</text:p>
          </table:table-cell>
          <table:table-cell table:number-columns-repeated="2"/>
        </table:table-row>
        <table:table-row table:style-name="ro2" table:visibility="filter">
          <table:table-cell table:formula="of:=[.A45]+1" office:value-type="float" office:value="45" calcext:value-type="float">
            <text:p>045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VALENTINE DAY</text:p>
          </table:table-cell>
          <table:table-cell office:value-type="string" calcext:value-type="string">
            <text:p>02_February</text:p>
          </table:table-cell>
          <table:table-cell table:formula="of:=IF([.D46]&lt;&gt;&quot;&quot;;1;&quot;&quot;)" office:value-type="float" office:value="1" calcext:value-type="float">
            <text:p>1</text:p>
          </table:table-cell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Valentines Day</text:p>
          </table:table-cell>
          <table:table-cell table:style-name="ce15"/>
        </table:table-row>
        <table:table-row table:style-name="ro2" table:visibility="filter">
          <table:table-cell table:formula="of:=[.A46]+1" office:value-type="float" office:value="46" calcext:value-type="float">
            <text:p>04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Finding Strength in Our Struggles</text:p>
          </table:table-cell>
          <table:table-cell office:value-type="string" calcext:value-type="string">
            <text:p>02_February</text:p>
          </table:table-cell>
          <table:table-cell table:formula="of:=IF([.D47]&lt;&gt;&quot;&quot;;1;&quot;&quot;)" office:value-type="float" office:value="1" calcext:value-type="float">
            <text:p>1</text:p>
          </table:table-cell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Exodus 15:2</text:p>
          </table:table-cell>
          <table:table-cell table:style-name="ce15"/>
        </table:table-row>
        <table:table-row table:style-name="ro2" table:visibility="filter">
          <table:table-cell table:formula="of:=[.A47]+1" office:value-type="float" office:value="47" calcext:value-type="float">
            <text:p>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’s a King in You</text:p>
          </table:table-cell>
          <table:table-cell office:value-type="string" calcext:value-type="string">
            <text:p>02_February</text:p>
          </table:table-cell>
          <table:table-cell table:formula="of:=IF([.D48]&lt;&gt;&quot;&quot;;1;&quot;&quot;)" office:value-type="float" office:value="1" calcext:value-type="float">
            <text:p>1</text:p>
          </table:table-cell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Presidents Day</text:p>
          </table:table-cell>
          <table:table-cell/>
        </table:table-row>
        <table:table-row table:style-name="ro2" table:visibility="filter">
          <table:table-cell table:formula="of:=[.A48]+1" office:value-type="float" office:value="48" calcext:value-type="float">
            <text:p>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YOU HANDLE THE TRUTH</text:p>
          </table:table-cell>
          <table:table-cell office:value-type="string" calcext:value-type="string">
            <text:p>02_February</text:p>
          </table:table-cell>
          <table:table-cell table:style-name="ce6" table:formula="of:=IF([.D49]&lt;&gt;&quot;&quot;;1;&quot;&quot;)" office:value-type="float" office:value="1" calcext:value-type="float">
            <text:p>1</text:p>
          </table:table-cell>
          <table:table-cell office:value-type="date" office:date-value="2024-02-21" calcext:value-type="date">
            <text:p>02/21/24</text:p>
          </table:table-cell>
          <table:table-cell office:value-type="string" calcext:value-type="string">
            <text:p>Truth Social Anniv</text:p>
          </table:table-cell>
          <table:table-cell/>
        </table:table-row>
        <table:table-row table:style-name="ro2" table:visibility="filter">
          <table:table-cell table:formula="of:=[.A49]+1" office:value-type="float" office:value="49" calcext:value-type="float">
            <text:p>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TION SPEAKS LOUDER THAN WORDS</text:p>
          </table:table-cell>
          <table:table-cell office:value-type="string" calcext:value-type="string">
            <text:p>02_February</text:p>
          </table:table-cell>
          <table:table-cell table:style-name="ce6" table:formula="of:=IF([.D50]&lt;&gt;&quot;&quot;;1;&quot;&quot;)" office:value-type="float" office:value="1" calcext:value-type="float">
            <text:p>1</text:p>
          </table:table-cell>
          <table:table-cell office:value-type="date" office:date-value="2024-02-22" calcext:value-type="date">
            <text:p>02/22/24</text:p>
          </table:table-cell>
          <table:table-cell office:value-type="string" calcext:value-type="string">
            <text:p>James 2:22</text:p>
          </table:table-cell>
          <table:table-cell table:style-name="ce15"/>
        </table:table-row>
        <table:table-row table:style-name="ro2" table:visibility="filter">
          <table:table-cell table:formula="of:=[.A50]+1" office:value-type="float" office:value="50" calcext:value-type="float">
            <text:p>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sting for Your Breakthrough!</text:p>
          </table:table-cell>
          <table:table-cell office:value-type="string" calcext:value-type="string">
            <text:p>03_Mar</text:p>
          </table:table-cell>
          <table:table-cell table:style-name="ce6" table:formula="of:=IF([.D51]&lt;&gt;&quot;&quot;;1;&quot;&quot;)" office:value-type="float" office:value="1" calcext:value-type="float">
            <text:p>1</text:p>
          </table:table-cell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??? - Matthew 6:16-18, FASTING, Lent 3/5</text:p>
          </table:table-cell>
          <table:table-cell/>
        </table:table-row>
        <table:table-row table:style-name="ro2" table:visibility="filter">
          <table:table-cell table:formula="of:=[.A51]+1" office:value-type="float" office:value="51" calcext:value-type="float">
            <text:p>0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Great is Your LOVE ❤️</text:p>
          </table:table-cell>
          <table:table-cell office:value-type="string" calcext:value-type="string">
            <text:p>03_Mar</text:p>
          </table:table-cell>
          <table:table-cell table:formula="of:=IF([.D52]&lt;&gt;&quot;&quot;;1;&quot;&quot;)" office:value-type="float" office:value="1" calcext:value-type="float">
            <text:p>1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1 Corinthians 13</text:p>
          </table:table-cell>
          <table:table-cell/>
        </table:table-row>
        <table:table-row table:style-name="ro2" table:visibility="filter">
          <table:table-cell table:formula="of:=[.A52]+1" office:value-type="float" office:value="52" calcext:value-type="float">
            <text:p>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Special Kind of Love</text:p>
          </table:table-cell>
          <table:table-cell office:value-type="string" calcext:value-type="string">
            <text:p>03_Mar</text:p>
          </table:table-cell>
          <table:table-cell table:style-name="ce6" table:formula="of:=IF([.D53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John 3:16</text:p>
          </table:table-cell>
          <table:table-cell table:style-name="ce15"/>
        </table:table-row>
        <table:table-row table:style-name="ro2" table:visibility="filter">
          <table:table-cell table:formula="of:=[.A53]+1" office:value-type="float" office:value="53" calcext:value-type="float">
            <text:p>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ween the Promise and the Blessing</text:p>
          </table:table-cell>
          <table:table-cell office:value-type="string" calcext:value-type="string">
            <text:p>03_Mar</text:p>
          </table:table-cell>
          <table:table-cell table:formula="of:=IF([.D54]&lt;&gt;&quot;&quot;;1;&quot;&quot;)" office:value-type="float" office:value="1" calcext:value-type="float">
            <text:p>1</text:p>
          </table:table-cell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t. Patrick’s Day (rainbow)</text:p>
          </table:table-cell>
          <table:table-cell table:style-name="ce15"/>
        </table:table-row>
        <table:table-row table:style-name="ro2" table:visibility="filter">
          <table:table-cell table:formula="of:=[.A54]+1" office:value-type="float" office:value="54" calcext:value-type="float">
            <text:p>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X IT JESUS</text:p>
          </table:table-cell>
          <table:table-cell office:value-type="string" calcext:value-type="string">
            <text:p>03_Mar</text:p>
          </table:table-cell>
          <table:table-cell table:formula="of:=IF([.D55]&lt;&gt;&quot;&quot;;1;&quot;&quot;)" office:value-type="float" office:value="1" calcext:value-type="float">
            <text:p>1</text:p>
          </table:table-cell>
          <table:table-cell office:value-type="date" office:date-value="2024-03-22" calcext:value-type="date">
            <text:p>03/22/24</text:p>
          </table:table-cell>
          <table:table-cell office:value-type="string" calcext:value-type="string">
            <text:p>Jeremiah 32:27</text:p>
          </table:table-cell>
          <table:table-cell/>
        </table:table-row>
        <table:table-row table:style-name="ro2" table:visibility="filter">
          <table:table-cell table:formula="of:=[.A55]+1" office:value-type="float" office:value="55" calcext:value-type="float">
            <text:p>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ll the Right prescription</text:p>
          </table:table-cell>
          <table:table-cell office:value-type="string" calcext:value-type="string">
            <text:p>03_Mar</text:p>
          </table:table-cell>
          <table:table-cell table:style-name="ce6" table:formula="of:=IF([.D56]&lt;&gt;&quot;&quot;;1;&quot;&quot;)" office:value-type="float" office:value="1" calcext:value-type="float">
            <text:p>1</text:p>
          </table:table-cell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Doctor’s Day</text:p>
          </table:table-cell>
          <table:table-cell/>
        </table:table-row>
        <table:table-row table:style-name="ro2" table:visibility="filter">
          <table:table-cell table:formula="of:=[.A56]+1" office:value-type="float" office:value="56" calcext:value-type="float">
            <text:p>0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e Season</text:p>
          </table:table-cell>
          <table:table-cell office:value-type="string" calcext:value-type="string">
            <text:p>03_Mar</text:p>
          </table:table-cell>
          <table:table-cell table:formula="of:=IF([.D57]&lt;&gt;&quot;&quot;;1;&quot;&quot;)" office:value-type="float" office:value="1" calcext:value-type="float">
            <text:p>1</text:p>
          </table:table-cell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??? - Change of seasons, Ecclesiastes 3:1, spring</text:p>
          </table:table-cell>
          <table:table-cell/>
        </table:table-row>
        <table:table-row table:style-name="ro2" table:visibility="filter">
          <table:table-cell table:formula="of:=[.A57]+1" office:value-type="float" office:value="57" calcext:value-type="float">
            <text:p>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courage Yourself </text:p>
          </table:table-cell>
          <table:table-cell office:value-type="string" calcext:value-type="string">
            <text:p>03_Mar</text:p>
          </table:table-cell>
          <table:table-cell table:formula="of:=IF([.D58]&lt;&gt;&quot;&quot;;1;&quot;&quot;)" office:value-type="float" office:value="1" calcext:value-type="float">
            <text:p>1</text:p>
          </table:table-cell>
          <table:table-cell office:value-type="date" office:date-value="2024-03-28" calcext:value-type="date">
            <text:p>03/28/24</text:p>
          </table:table-cell>
          <table:table-cell office:value-type="string" calcext:value-type="string">
            <text:p>??? - Mar 28, 19, Plandemic 15 days</text:p>
          </table:table-cell>
          <table:table-cell/>
        </table:table-row>
        <table:table-row table:style-name="ro2" table:visibility="filter">
          <table:table-cell table:formula="of:=[.A58]+1" office:value-type="float" office:value="58" calcext:value-type="float">
            <text:p>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th That Moves Mountains</text:p>
          </table:table-cell>
          <table:table-cell office:value-type="string" calcext:value-type="string">
            <text:p>03_Mar</text:p>
          </table:table-cell>
          <table:table-cell table:formula="of:=IF([.D59]&lt;&gt;&quot;&quot;;1;&quot;&quot;)" office:value-type="float" office:value="1" calcext:value-type="float">
            <text:p>1</text:p>
          </table:table-cell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??? - Matthew 17:20</text:p>
          </table:table-cell>
          <table:table-cell/>
        </table:table-row>
        <table:table-row table:style-name="ro2" table:visibility="filter">
          <table:table-cell table:formula="of:=[.A59]+1" office:value-type="float" office:value="59" calcext:value-type="float">
            <text:p>0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04_Apr</text:p>
          </table:table-cell>
          <table:table-cell table:style-name="ce6" table:formula="of:=IF([.D60]&lt;&gt;&quot;&quot;;1;&quot;&quot;)" office:value-type="float" office:value="1" calcext:value-type="float">
            <text:p>1</text:p>
          </table:table-cell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2 Timothy 4:1</text:p>
          </table:table-cell>
          <table:table-cell table:style-name="ce15"/>
        </table:table-row>
        <table:table-row table:style-name="ro2" table:visibility="filter">
          <table:table-cell table:formula="of:=[.A60]+1" office:value-type="float" office:value="60" calcext:value-type="float">
            <text:p>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I WANT IS YOU </text:p>
          </table:table-cell>
          <table:table-cell office:value-type="string" calcext:value-type="string">
            <text:p>04_Apr</text:p>
          </table:table-cell>
          <table:table-cell table:style-name="ce6" table:formula="of:=IF([.D61]&lt;&gt;&quot;&quot;;1;&quot;&quot;)" office:value-type="float" office:value="1" calcext:value-type="float">
            <text:p>1</text:p>
          </table:table-cell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James 4:8</text:p>
          </table:table-cell>
          <table:table-cell table:style-name="ce15"/>
        </table:table-row>
        <table:table-row table:style-name="ro2" table:visibility="filter">
          <table:table-cell table:formula="of:=[.A61]+1" office:value-type="float" office:value="61" calcext:value-type="float">
            <text:p>061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BETRAYAL WEDNESDAY</text:p>
          </table:table-cell>
          <table:table-cell office:value-type="string" calcext:value-type="string">
            <text:p>04_Apr</text:p>
          </table:table-cell>
          <table:table-cell table:formula="of:=IF([.D62]&lt;&gt;&quot;&quot;;1;&quot;&quot;)" office:value-type="float" office:value="1" calcext:value-type="float">
            <text:p>1</text:p>
          </table:table-cell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Betrayal Wed.</text:p>
          </table:table-cell>
          <table:table-cell/>
        </table:table-row>
        <table:table-row table:style-name="ro2">
          <table:table-cell table:formula="of:=[.A62]+1" office:value-type="float" office:value="62" calcext:value-type="float">
            <text:p>062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Maundy Thursday</text:p>
          </table:table-cell>
          <table:table-cell office:value-type="string" calcext:value-type="string">
            <text:p>04_Apr</text:p>
          </table:table-cell>
          <table:table-cell table:formula="of:=IF([.D63]&lt;&gt;&quot;&quot;;1;&quot;&quot;)" office:value-type="float" office:value="1" calcext:value-type="float">
            <text:p>1</text:p>
          </table:table-cell>
          <table:table-cell office:value-type="date" office:date-value="2024-04-17" calcext:value-type="date">
            <text:p>04/17/24</text:p>
          </table:table-cell>
          <table:table-cell table:number-columns-repeated="2"/>
        </table:table-row>
        <table:table-row table:style-name="ro2" table:visibility="filter">
          <table:table-cell table:formula="of:=[.A63]+1" office:value-type="float" office:value="63" calcext:value-type="float">
            <text:p>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ishing Strong</text:p>
          </table:table-cell>
          <table:table-cell office:value-type="string" calcext:value-type="string">
            <text:p>04_Apr</text:p>
          </table:table-cell>
          <table:table-cell table:formula="of:=IF([.D64]&lt;&gt;&quot;&quot;;1;&quot;&quot;)" office:value-type="float" office:value="1" calcext:value-type="float">
            <text:p>1</text:p>
          </table:table-cell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Boston Marathon</text:p>
          </table:table-cell>
          <table:table-cell/>
        </table:table-row>
        <table:table-row table:style-name="ro2" table:visibility="filter">
          <table:table-cell table:formula="of:=[.A64]+1" office:value-type="float" office:value="64" calcext:value-type="float">
            <text:p>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of My Good Days Outweigh My Bad Days</text:p>
          </table:table-cell>
          <table:table-cell office:value-type="string" calcext:value-type="string">
            <text:p>04_Apr</text:p>
          </table:table-cell>
          <table:table-cell table:style-name="ce6" table:formula="of:=IF([.D65]&lt;&gt;&quot;&quot;;1;&quot;&quot;)" office:value-type="float" office:value="1" calcext:value-type="float">
            <text:p>1</text:p>
          </table:table-cell>
          <table:table-cell office:value-type="date" office:date-value="2024-04-22" calcext:value-type="date">
            <text:p>04/22/24</text:p>
          </table:table-cell>
          <table:table-cell office:value-type="string" calcext:value-type="string">
            <text:p>Psalm 23:4</text:p>
          </table:table-cell>
          <table:table-cell table:style-name="ce15"/>
        </table:table-row>
        <table:table-row table:style-name="ro2" table:visibility="filter">
          <table:table-cell table:formula="of:=[.A65]+1" office:value-type="float" office:value="65" calcext:value-type="float">
            <text:p>065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Who's Your Mama</text:p>
          </table:table-cell>
          <table:table-cell office:value-type="string" calcext:value-type="string">
            <text:p>04_Apr</text:p>
          </table:table-cell>
          <table:table-cell table:formula="of:=IF([.D66]&lt;&gt;&quot;&quot;;1;&quot;&quot;)" office:value-type="float" office:value="1" calcext:value-type="float">
            <text:p>1</text:p>
          </table:table-cell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Galatians 4:23, sarah hagar</text:p>
          </table:table-cell>
          <table:table-cell/>
        </table:table-row>
        <table:table-row table:style-name="ro2" table:visibility="filter">
          <table:table-cell table:formula="of:=[.A66]+1" office:value-type="float" office:value="66" calcext:value-type="float">
            <text:p>0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LURE IS NOT AN OPTION</text:p>
          </table:table-cell>
          <table:table-cell office:value-type="string" calcext:value-type="string">
            <text:p>04_Apr</text:p>
          </table:table-cell>
          <table:table-cell table:formula="of:=IF([.D67]&lt;&gt;&quot;&quot;;1;&quot;&quot;)" office:value-type="float" office:value="1" calcext:value-type="float">
            <text:p>1</text:p>
          </table:table-cell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??? - Philippians 4:13</text:p>
          </table:table-cell>
          <table:table-cell/>
        </table:table-row>
        <table:table-row table:style-name="ro2" table:visibility="filter">
          <table:table-cell table:formula="of:=[.A67]+1" office:value-type="float" office:value="67" calcext:value-type="float">
            <text:p>0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OUT THE BOAT</text:p>
          </table:table-cell>
          <table:table-cell office:value-type="string" calcext:value-type="string">
            <text:p>04_Apr</text:p>
          </table:table-cell>
          <table:table-cell table:formula="of:=IF([.D68]&lt;&gt;&quot;&quot;;1;&quot;&quot;)" office:value-type="float" office:value="1" calcext:value-type="float">
            <text:p>1</text:p>
          </table:table-cell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??? - Matthew 4:22-</text:p>
          </table:table-cell>
          <table:table-cell/>
        </table:table-row>
        <table:table-row table:style-name="ro2" table:visibility="filter">
          <table:table-cell table:formula="of:=[.A68]+1" office:value-type="float" office:value="68" calcext:value-type="float">
            <text:p>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’T LOOK LIKE WHAT I’VE BEEN THROUGH-2.rtf</text:p>
          </table:table-cell>
          <table:table-cell office:value-type="string" calcext:value-type="string">
            <text:p>04_Apr</text:p>
          </table:table-cell>
          <table:table-cell table:formula="of:=IF([.D69]&lt;&gt;&quot;&quot;;1;&quot;&quot;)" office:value-type="float" office:value="1" calcext:value-type="float">
            <text:p>1</text:p>
          </table:table-cell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??? - Joseph</text:p>
          </table:table-cell>
          <table:table-cell/>
        </table:table-row>
        <table:table-row table:style-name="ro2" table:visibility="filter">
          <table:table-cell table:formula="of:=[.A69]+1" office:value-type="float" office:value="69" calcext:value-type="float">
            <text:p>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ed Hands of Service- A Tribute to Our Nurses</text:p>
          </table:table-cell>
          <table:table-cell office:value-type="string" calcext:value-type="string">
            <text:p>05_May</text:p>
          </table:table-cell>
          <table:table-cell table:formula="of:=IF([.D70]&lt;&gt;&quot;&quot;;1;&quot;&quot;)" office:value-type="float" office:value="1" calcext:value-type="float">
            <text:p>1</text:p>
          </table:table-cell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Nurse’s Day</text:p>
          </table:table-cell>
          <table:table-cell table:style-name="ce15"/>
        </table:table-row>
        <table:table-row table:style-name="ro2" table:visibility="filter">
          <table:table-cell table:formula="of:=[.A70]+1" office:value-type="float" office:value="70" calcext:value-type="float">
            <text:p>070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Prepared for YOUR Journey</text:p>
          </table:table-cell>
          <table:table-cell office:value-type="string" calcext:value-type="string">
            <text:p>05_May</text:p>
          </table:table-cell>
          <table:table-cell table:formula="of:=IF([.D71]&lt;&gt;&quot;&quot;;1;&quot;&quot;)" office:value-type="float" office:value="1" calcext:value-type="float">
            <text:p>1</text:p>
          </table:table-cell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Graduation Day</text:p>
          </table:table-cell>
          <table:table-cell/>
        </table:table-row>
        <table:table-row table:style-name="ro2" table:visibility="filter">
          <table:table-cell table:formula="of:=[.A71]+1" office:value-type="float" office:value="71" calcext:value-type="float">
            <text:p>071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HAPPY MOTHER’S DAY</text:p>
          </table:table-cell>
          <table:table-cell office:value-type="string" calcext:value-type="string">
            <text:p>05_May</text:p>
          </table:table-cell>
          <table:table-cell table:formula="of:=IF([.D72]&lt;&gt;&quot;&quot;;1;&quot;&quot;)" office:value-type="float" office:value="1" calcext:value-type="float">
            <text:p>1</text:p>
          </table:table-cell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Mother’s Day</text:p>
          </table:table-cell>
          <table:table-cell/>
        </table:table-row>
        <table:table-row table:style-name="ro2" table:visibility="filter">
          <table:table-cell table:formula="of:=[.A72]+1" office:value-type="float" office:value="72" calcext:value-type="float">
            <text:p>0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THESE BONES LIVE</text:p>
          </table:table-cell>
          <table:table-cell office:value-type="string" calcext:value-type="string">
            <text:p>05_May</text:p>
          </table:table-cell>
          <table:table-cell table:formula="of:=IF([.D73]&lt;&gt;&quot;&quot;;1;&quot;&quot;)" office:value-type="float" office:value="1" calcext:value-type="float">
            <text:p>1</text:p>
          </table:table-cell>
          <table:table-cell office:value-type="date" office:date-value="2024-05-14" calcext:value-type="date">
            <text:p>05/14/24</text:p>
          </table:table-cell>
          <table:table-cell office:value-type="string" calcext:value-type="string">
            <text:p>Israel Indep. Day</text:p>
          </table:table-cell>
          <table:table-cell/>
        </table:table-row>
        <table:table-row table:style-name="ro2" table:visibility="filter">
          <table:table-cell table:formula="of:=[.A73]+1" office:value-type="float" office:value="73" calcext:value-type="float">
            <text:p>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His Body</text:p>
          </table:table-cell>
          <table:table-cell office:value-type="string" calcext:value-type="string">
            <text:p>05_May</text:p>
          </table:table-cell>
          <table:table-cell table:formula="of:=IF([.D74]&lt;&gt;&quot;&quot;;1;&quot;&quot;)" office:value-type="float" office:value="1" calcext:value-type="float">
            <text:p>1</text:p>
          </table:table-cell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Armed Forces Day – Drill Sgt.</text:p>
          </table:table-cell>
          <table:table-cell/>
        </table:table-row>
        <table:table-row table:style-name="ro2" table:visibility="filter">
          <table:table-cell table:formula="of:=[.A74]+1" office:value-type="float" office:value="74" calcext:value-type="float">
            <text:p>074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THE ULTIMATE SACRIFICE</text:p>
          </table:table-cell>
          <table:table-cell office:value-type="string" calcext:value-type="string">
            <text:p>05_May</text:p>
          </table:table-cell>
          <table:table-cell table:formula="of:=IF([.D75]&lt;&gt;&quot;&quot;;1;&quot;&quot;)" office:value-type="float" office:value="1" calcext:value-type="float">
            <text:p>1</text:p>
          </table:table-cell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emorial Day</text:p>
          </table:table-cell>
          <table:table-cell/>
        </table:table-row>
        <table:table-row table:style-name="ro2" table:visibility="filter">
          <table:table-cell table:formula="of:=[.A75]+1" office:value-type="float" office:value="75" calcext:value-type="float">
            <text:p>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BEAR THE FAMILY RESEMBLANCE</text:p>
          </table:table-cell>
          <table:table-cell office:value-type="string" calcext:value-type="string">
            <text:p>05_May</text:p>
          </table:table-cell>
          <table:table-cell table:formula="of:=IF([.D76]&lt;&gt;&quot;&quot;;1;&quot;&quot;)" office:value-type="float" office:value="1" calcext:value-type="float">
            <text:p>1</text:p>
          </table:table-cell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??? - Matthew 5:43-48, fam resemblance</text:p>
          </table:table-cell>
          <table:table-cell/>
        </table:table-row>
        <table:table-row table:style-name="ro2" table:visibility="filter">
          <table:table-cell table:formula="of:=[.A76]+1" office:value-type="float" office:value="76" calcext:value-type="float">
            <text:p>076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The Fiery Results of Pentecost</text:p>
          </table:table-cell>
          <table:table-cell office:value-type="string" calcext:value-type="string">
            <text:p>06_Jun</text:p>
          </table:table-cell>
          <table:table-cell table:formula="of:=IF([.D77]&lt;&gt;&quot;&quot;;1;&quot;&quot;)" office:value-type="float" office:value="1" calcext:value-type="float">
            <text:p>1</text:p>
          </table:table-cell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Pentecost</text:p>
          </table:table-cell>
          <table:table-cell/>
        </table:table-row>
        <table:table-row table:style-name="ro2" table:visibility="filter">
          <table:table-cell table:formula="of:=[.A77]+1" office:value-type="float" office:value="77" calcext:value-type="float">
            <text:p>0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DRESSED</text:p>
          </table:table-cell>
          <table:table-cell office:value-type="string" calcext:value-type="string">
            <text:p>06_Jun</text:p>
          </table:table-cell>
          <table:table-cell table:formula="of:=IF([.D78]&lt;&gt;&quot;&quot;;1;&quot;&quot;)" office:value-type="float" office:value="1" calcext:value-type="float">
            <text:p>1</text:p>
          </table:table-cell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Eph 6:12, full armor</text:p>
          </table:table-cell>
          <table:table-cell/>
        </table:table-row>
        <table:table-row table:style-name="ro2" table:visibility="filter">
          <table:table-cell table:formula="of:=[.A78]+1" office:value-type="float" office:value="78" calcext:value-type="float">
            <text:p>078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EVERYDAY IS FATHER’S DAY</text:p>
          </table:table-cell>
          <table:table-cell office:value-type="string" calcext:value-type="string">
            <text:p>06_Jun</text:p>
          </table:table-cell>
          <table:table-cell table:formula="of:=IF([.D79]&lt;&gt;&quot;&quot;;1;&quot;&quot;)" office:value-type="float" office:value="1" calcext:value-type="float">
            <text:p>1</text:p>
          </table:table-cell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Father’s Day</text:p>
          </table:table-cell>
          <table:table-cell/>
        </table:table-row>
        <table:table-row table:style-name="ro2" table:visibility="filter">
          <table:table-cell table:formula="of:=[.A79]+1" office:value-type="float" office:value="79" calcext:value-type="float">
            <text:p>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ree Your Mind</text:p>
          </table:table-cell>
          <table:table-cell office:value-type="string" calcext:value-type="string">
            <text:p>06_Jun</text:p>
          </table:table-cell>
          <table:table-cell table:formula="of:=IF([.D80]&lt;&gt;&quot;&quot;;1;&quot;&quot;)" office:value-type="float" office:value="1" calcext:value-type="float">
            <text:p>1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??? - Forgive, move on</text:p>
          </table:table-cell>
          <table:table-cell/>
        </table:table-row>
        <table:table-row table:style-name="ro2" table:visibility="filter">
          <table:table-cell table:formula="of:=[.A80]+1" office:value-type="float" office:value="80" calcext:value-type="float">
            <text:p>080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HONORING OUR HERITAGE</text:p>
          </table:table-cell>
          <table:table-cell office:value-type="string" calcext:value-type="string">
            <text:p>06_Jun</text:p>
          </table:table-cell>
          <table:table-cell table:formula="of:=IF([.D81]&lt;&gt;&quot;&quot;;1;&quot;&quot;)" office:value-type="float" office:value="1" calcext:value-type="float">
            <text:p>1</text:p>
          </table:table-cell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Juneteenth</text:p>
          </table:table-cell>
          <table:table-cell/>
        </table:table-row>
        <table:table-row table:style-name="ro2">
          <table:table-cell table:formula="of:=[.A81]+1" office:value-type="float" office:value="81" calcext:value-type="float">
            <text:p>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Only A Test.odt</text:p>
          </table:table-cell>
          <table:table-cell office:value-type="string" calcext:value-type="string">
            <text:p>06_Jun</text:p>
          </table:table-cell>
          <table:table-cell table:formula="of:=IF([.D82]&lt;&gt;&quot;&quot;;1;&quot;&quot;)" office:value-type="float" office:value="1" calcext:value-type="float">
            <text:p>1</text:p>
          </table:table-cell>
          <table:table-cell office:value-type="date" office:date-value="2024-06-02" calcext:value-type="date">
            <text:p>06/02/24</text:p>
          </table:table-cell>
          <table:table-cell table:number-columns-repeated="2"/>
        </table:table-row>
        <table:table-row table:style-name="ro2" table:visibility="filter">
          <table:table-cell table:formula="of:=[.A82]+1" office:value-type="float" office:value="82" calcext:value-type="float">
            <text:p>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verlasting God</text:p>
          </table:table-cell>
          <table:table-cell office:value-type="string" calcext:value-type="string">
            <text:p>06_Jun</text:p>
          </table:table-cell>
          <table:table-cell table:formula="of:=IF([.D83]&lt;&gt;&quot;&quot;;1;&quot;&quot;)" office:value-type="float" office:value="1" calcext:value-type="float">
            <text:p>1</text:p>
          </table:table-cell>
          <table:table-cell office:value-type="date" office:date-value="2024-06-03" calcext:value-type="date">
            <text:p>06/03/24</text:p>
          </table:table-cell>
          <table:table-cell office:value-type="string" calcext:value-type="string">
            <text:p>??? - Shaking, earthquake</text:p>
          </table:table-cell>
          <table:table-cell/>
        </table:table-row>
        <table:table-row table:style-name="ro2" table:visibility="filter">
          <table:table-cell table:formula="of:=[.A83]+1" office:value-type="float" office:value="83" calcext:value-type="float">
            <text:p>0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djust Your Vision</text:p>
          </table:table-cell>
          <table:table-cell table:style-name="ce6" office:value-type="string" calcext:value-type="string">
            <text:p>07_July</text:p>
          </table:table-cell>
          <table:table-cell table:style-name="ce6" table:formula="of:=IF([.D84]&lt;&gt;&quot;&quot;;1;&quot;&quot;)" office:value-type="float" office:value="1" calcext:value-type="float">
            <text:p>1</text:p>
          </table:table-cell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Matthew 7:1</text:p>
          </table:table-cell>
          <table:table-cell table:style-name="ce15"/>
        </table:table-row>
        <table:table-row table:style-name="ro2" table:visibility="filter">
          <table:table-cell table:formula="of:=[.A84]+1" office:value-type="float" office:value="84" calcext:value-type="float">
            <text:p>084</text:p>
          </table:table-cell>
          <table:table-cell office:value-type="string" calcext:value-type="string">
            <text:p>.</text:p>
          </table:table-cell>
          <table:table-cell table:style-name="ce7" office:value-type="string" calcext:value-type="string">
            <text:p>Fruit Bearer</text:p>
          </table:table-cell>
          <table:table-cell office:value-type="string" calcext:value-type="string">
            <text:p>07_July</text:p>
          </table:table-cell>
          <table:table-cell table:formula="of:=IF([.D85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table:style-name="ce24" office:value-type="string" calcext:value-type="string">
            <text:p>Matt 7:20, fruit</text:p>
          </table:table-cell>
          <table:table-cell/>
        </table:table-row>
        <table:table-row table:style-name="ro2" table:visibility="filter">
          <table:table-cell table:formula="of:=[.A85]+1" office:value-type="float" office:value="85" calcext:value-type="float">
            <text:p>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ways Pray</text:p>
          </table:table-cell>
          <table:table-cell office:value-type="string" calcext:value-type="string">
            <text:p>08_Aug</text:p>
          </table:table-cell>
          <table:table-cell table:style-name="ce6" table:formula="of:=IF([.D86]&lt;&gt;&quot;&quot;;1;&quot;&quot;)" office:value-type="float" office:value="1" calcext:value-type="float">
            <text:p>1</text:p>
          </table:table-cell>
          <table:table-cell office:value-type="date" office:date-value="2024-08-01" calcext:value-type="date">
            <text:p>08/01/24</text:p>
          </table:table-cell>
          <table:table-cell office:value-type="string" calcext:value-type="string">
            <text:p>Luke 18:1</text:p>
          </table:table-cell>
          <table:table-cell table:style-name="ce15"/>
        </table:table-row>
        <table:table-row table:style-name="ro2" table:visibility="filter">
          <table:table-cell table:formula="of:=[.A86]+1" office:value-type="float" office:value="86" calcext:value-type="float">
            <text:p>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or Me and My House</text:p>
          </table:table-cell>
          <table:table-cell office:value-type="string" calcext:value-type="string">
            <text:p>08_Aug</text:p>
          </table:table-cell>
          <table:table-cell table:formula="of:=IF([.D87]&lt;&gt;&quot;&quot;;1;&quot;&quot;)" office:value-type="float" office:value="1" calcext:value-type="float">
            <text:p>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First Day of School</text:p>
          </table:table-cell>
          <table:table-cell/>
        </table:table-row>
        <table:table-row table:style-name="ro2" table:visibility="filter">
          <table:table-cell table:formula="of:=[.A87]+1" office:value-type="float" office:value="87" calcext:value-type="float">
            <text:p>087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EVERY STEP YOU TAKE</text:p>
          </table:table-cell>
          <table:table-cell office:value-type="string" calcext:value-type="string">
            <text:p>08_Aug</text:p>
          </table:table-cell>
          <table:table-cell table:formula="of:=IF([.D88]&lt;&gt;&quot;&quot;;1;&quot;&quot;)" office:value-type="float" office:value="1" calcext:value-type="float">
            <text:p>1</text:p>
          </table:table-cell>
          <table:table-cell office:value-type="date" office:date-value="2024-08-11" calcext:value-type="date">
            <text:p>08/11/24</text:p>
          </table:table-cell>
          <table:table-cell office:value-type="string" calcext:value-type="string">
            <text:p>Jr. Pastor Anniv, Brewton</text:p>
          </table:table-cell>
          <table:table-cell/>
        </table:table-row>
        <table:table-row table:style-name="ro2" table:visibility="filter">
          <table:table-cell table:formula="of:=[.A88]+1" office:value-type="float" office:value="88" calcext:value-type="float">
            <text:p>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W, GROW, PROSPER</text:p>
          </table:table-cell>
          <table:table-cell office:value-type="string" calcext:value-type="string">
            <text:p>08_Aug</text:p>
          </table:table-cell>
          <table:table-cell table:formula="of:=IF([.D89]&lt;&gt;&quot;&quot;;1;&quot;&quot;)" office:value-type="float" office:value="1" calcext:value-type="float">
            <text:p>1</text:p>
          </table:table-cell>
          <table:table-cell office:value-type="date" office:date-value="2024-08-22" calcext:value-type="date">
            <text:p>08/22/24</text:p>
          </table:table-cell>
          <table:table-cell office:value-type="string" calcext:value-type="string">
            <text:p>Genesis 8:22</text:p>
          </table:table-cell>
          <table:table-cell/>
        </table:table-row>
        <table:table-row table:style-name="ro2" table:visibility="filter">
          <table:table-cell table:formula="of:=[.A89]+1" office:value-type="float" office:value="89" calcext:value-type="float">
            <text:p>089</text:p>
          </table:table-cell>
          <table:table-cell office:value-type="string" calcext:value-type="string">
            <text:p>./[01] January</text:p>
          </table:table-cell>
          <table:table-cell office:value-type="string" calcext:value-type="string">
            <text:p>The Reality of the Dream</text:p>
          </table:table-cell>
          <table:table-cell office:value-type="string" calcext:value-type="string">
            <text:p>08_Aug</text:p>
          </table:table-cell>
          <table:table-cell table:formula="of:=IF([.D90]&lt;&gt;&quot;&quot;;1;&quot;&quot;)" office:value-type="float" office:value="1" calcext:value-type="float">
            <text:p>1</text:p>
          </table:table-cell>
          <table:table-cell office:value-type="date" office:date-value="2024-08-28" calcext:value-type="date">
            <text:p>08/28/24</text:p>
          </table:table-cell>
          <table:table-cell office:value-type="string" calcext:value-type="string">
            <text:p>MLK Dream Speech</text:p>
          </table:table-cell>
          <table:table-cell table:style-name="ce15"/>
        </table:table-row>
        <table:table-row table:style-name="ro2" table:visibility="filter">
          <table:table-cell table:formula="of:=[.A90]+1" office:value-type="float" office:value="90" calcext:value-type="float">
            <text:p>0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nding Strong</text:p>
          </table:table-cell>
          <table:table-cell office:value-type="string" calcext:value-type="string">
            <text:p>08_Aug</text:p>
          </table:table-cell>
          <table:table-cell table:formula="of:=IF([.D91]&lt;&gt;&quot;&quot;;1;&quot;&quot;)" office:value-type="float" office:value="1" calcext:value-type="float">
            <text:p>1</text:p>
          </table:table-cell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Romans 8:31 (??? Flag day?)</text:p>
          </table:table-cell>
          <table:table-cell/>
        </table:table-row>
        <table:table-row table:style-name="ro2" table:visibility="filter">
          <table:table-cell table:formula="of:=[.A91]+1" office:value-type="float" office:value="91" calcext:value-type="float">
            <text:p>091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Celebrating Labor Day and God's Blessings</text:p>
          </table:table-cell>
          <table:table-cell office:value-type="string" calcext:value-type="string">
            <text:p>09_Sep</text:p>
          </table:table-cell>
          <table:table-cell table:formula="of:=IF([.D92]&lt;&gt;&quot;&quot;;1;&quot;&quot;)" office:value-type="float" office:value="1" calcext:value-type="float">
            <text:p>1</text:p>
          </table:table-cell>
          <table:table-cell office:value-type="date" office:date-value="2024-09-01" calcext:value-type="date">
            <text:p>09/01/24</text:p>
          </table:table-cell>
          <table:table-cell table:style-name="ce8" office:value-type="string" calcext:value-type="string">
            <text:p>Labor Day</text:p>
          </table:table-cell>
          <table:table-cell/>
        </table:table-row>
        <table:table-row table:style-name="ro2" table:visibility="filter">
          <table:table-cell table:formula="of:=[.A92]+1" office:value-type="float" office:value="92" calcext:value-type="float">
            <text:p>092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E SHALL NOT FORGET</text:p>
          </table:table-cell>
          <table:table-cell office:value-type="string" calcext:value-type="string">
            <text:p>09_Sep</text:p>
          </table:table-cell>
          <table:table-cell table:formula="of:=IF([.D93]&lt;&gt;&quot;&quot;;1;&quot;&quot;)" office:value-type="float" office:value="1" calcext:value-type="float">
            <text:p>1</text:p>
          </table:table-cell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Patriot Day (9/11)</text:p>
          </table:table-cell>
          <table:table-cell/>
        </table:table-row>
        <table:table-row table:style-name="ro2" table:visibility="filter">
          <table:table-cell table:formula="of:=[.A93]+1" office:value-type="float" office:value="93" calcext:value-type="float">
            <text:p>093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E SHALL NOT FORGET II</text:p>
          </table:table-cell>
          <table:table-cell office:value-type="string" calcext:value-type="string">
            <text:p>09_Sep</text:p>
          </table:table-cell>
          <table:table-cell table:formula="of:=IF([.D94]&lt;&gt;&quot;&quot;;1;&quot;&quot;)" office:value-type="float" office:value="1" calcext:value-type="float">
            <text:p>1</text:p>
          </table:table-cell>
          <table:table-cell office:value-type="date" office:date-value="2024-09-12" calcext:value-type="date">
            <text:p>09/12/24</text:p>
          </table:table-cell>
          <table:table-cell office:value-type="string" calcext:value-type="string">
            <text:p>Day after 9/11</text:p>
          </table:table-cell>
          <table:table-cell/>
        </table:table-row>
        <table:table-row table:style-name="ro2" table:visibility="filter">
          <table:table-cell table:formula="of:=[.A94]+1" office:value-type="float" office:value="94" calcext:value-type="float">
            <text:p>0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ting Past Your Pain</text:p>
          </table:table-cell>
          <table:table-cell office:value-type="string" calcext:value-type="string">
            <text:p>09_Sep</text:p>
          </table:table-cell>
          <table:table-cell table:formula="of:=IF([.D95]&lt;&gt;&quot;&quot;;1;&quot;&quot;)" office:value-type="float" office:value="1" calcext:value-type="float">
            <text:p>1</text:p>
          </table:table-cell>
          <table:table-cell office:value-type="date" office:date-value="2024-09-02" calcext:value-type="date">
            <text:p>09/02/24</text:p>
          </table:table-cell>
          <table:table-cell office:value-type="string" calcext:value-type="string">
            <text:p>??? - 2 Samuel 9:5-8, mephib</text:p>
          </table:table-cell>
          <table:table-cell/>
        </table:table-row>
        <table:table-row table:style-name="ro2" table:visibility="filter">
          <table:table-cell table:formula="of:=[.A95]+1" office:value-type="float" office:value="95" calcext:value-type="float">
            <text:p>0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ulating Dorcas</text:p>
          </table:table-cell>
          <table:table-cell office:value-type="string" calcext:value-type="string">
            <text:p>09_Sep</text:p>
          </table:table-cell>
          <table:table-cell table:formula="of:=IF([.D96]&lt;&gt;&quot;&quot;;1;&quot;&quot;)" office:value-type="float" office:value="1" calcext:value-type="float">
            <text:p>1</text:p>
          </table:table-cell>
          <table:table-cell office:value-type="date" office:date-value="2024-09-03" calcext:value-type="date">
            <text:p>09/03/24</text:p>
          </table:table-cell>
          <table:table-cell office:value-type="string" calcext:value-type="string">
            <text:p>??? - Acts 9:36-37, dorcas, nightengale</text:p>
          </table:table-cell>
          <table:table-cell/>
        </table:table-row>
        <table:table-row table:style-name="ro2" table:visibility="filter">
          <table:table-cell table:formula="of:=[.A96]+1" office:value-type="float" office:value="96" calcext:value-type="float">
            <text:p>0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Tribute to the Shepherds of Knowledge Honoring Our Educators </text:p>
          </table:table-cell>
          <table:table-cell office:value-type="string" calcext:value-type="string">
            <text:p>10_Oct</text:p>
          </table:table-cell>
          <table:table-cell table:formula="of:=IF([.D97]&lt;&gt;&quot;&quot;;1;&quot;&quot;)" office:value-type="float" office:value="1" calcext:value-type="float">
            <text:p>1</text:p>
          </table:table-cell>
          <table:table-cell office:value-type="date" office:date-value="2024-10-05" calcext:value-type="date">
            <text:p>10/05/24</text:p>
          </table:table-cell>
          <table:table-cell office:value-type="string" calcext:value-type="string">
            <text:p>World Teacher’s Day</text:p>
          </table:table-cell>
          <table:table-cell table:style-name="ce15"/>
        </table:table-row>
        <table:table-row table:style-name="ro2" table:visibility="filter">
          <table:table-cell table:formula="of:=[.A97]+1" office:value-type="float" office:value="97" calcext:value-type="float">
            <text:p>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Mighty Fortress Is Our God</text:p>
          </table:table-cell>
          <table:table-cell office:value-type="string" calcext:value-type="string">
            <text:p>10_Oct</text:p>
          </table:table-cell>
          <table:table-cell table:style-name="ce6" table:formula="of:=IF([.D98]&lt;&gt;&quot;&quot;;1;&quot;&quot;)" office:value-type="float" office:value="1" calcext:value-type="float">
            <text:p>1</text:p>
          </table:table-cell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Hamas Attack</text:p>
          </table:table-cell>
          <table:table-cell table:style-name="ce15"/>
        </table:table-row>
        <table:table-row table:style-name="ro2" table:visibility="filter">
          <table:table-cell table:formula="of:=[.A98]+1" office:value-type="float" office:value="98" calcext:value-type="float">
            <text:p>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Man Who Desires After God</text:p>
          </table:table-cell>
          <table:table-cell office:value-type="string" calcext:value-type="string">
            <text:p>10_Oct</text:p>
          </table:table-cell>
          <table:table-cell table:style-name="ce6" table:formula="of:=IF([.D99]&lt;&gt;&quot;&quot;;1;&quot;&quot;)" office:value-type="float" office:value="1" calcext:value-type="float">
            <text:p>1</text:p>
          </table:table-cell>
          <table:table-cell office:value-type="date" office:date-value="2024-10-12" calcext:value-type="date">
            <text:p>10/12/24</text:p>
          </table:table-cell>
          <table:table-cell office:value-type="string" calcext:value-type="string">
            <text:p>Pastor Appreciation Day</text:p>
          </table:table-cell>
          <table:table-cell table:style-name="ce15"/>
        </table:table-row>
        <table:table-row table:style-name="ro2" table:visibility="filter">
          <table:table-cell table:formula="of:=[.A99]+1" office:value-type="float" office:value="99" calcext:value-type="float">
            <text:p>0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Up! A Spiritual Knockout</text:p>
          </table:table-cell>
          <table:table-cell office:value-type="string" calcext:value-type="string">
            <text:p>10_Oct</text:p>
          </table:table-cell>
          <table:table-cell table:style-name="ce6" table:formula="of:=IF([.D100]&lt;&gt;&quot;&quot;;1;&quot;&quot;)" office:value-type="float" office:value="1" calcext:value-type="float">
            <text:p>1</text:p>
          </table:table-cell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Halloween</text:p>
          </table:table-cell>
          <table:table-cell/>
        </table:table-row>
        <table:table-row table:style-name="ro2" table:visibility="filter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courage, energize, engage</text:p>
          </table:table-cell>
          <table:table-cell office:value-type="string" calcext:value-type="string">
            <text:p>10_Oct</text:p>
          </table:table-cell>
          <table:table-cell table:formula="of:=IF([.D101]&lt;&gt;&quot;&quot;;1;&quot;&quot;)" office:value-type="float" office:value="1" calcext:value-type="float">
            <text:p>1</text:p>
          </table:table-cell>
          <table:table-cell office:value-type="date" office:date-value="2024-10-24" calcext:value-type="date">
            <text:p>10/24/24</text:p>
          </table:table-cell>
          <table:table-cell office:value-type="string" calcext:value-type="string">
            <text:p>??? - Hebrews 10:24-25</text:p>
          </table:table-cell>
          <table:table-cell/>
        </table:table-row>
        <table:table-row table:style-name="ro2" table:visibility="filter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Postdated Praise</text:p>
          </table:table-cell>
          <table:table-cell office:value-type="string" calcext:value-type="string">
            <text:p>11_Nov</text:p>
          </table:table-cell>
          <table:table-cell table:style-name="ce6" table:formula="of:=IF([.D102]&lt;&gt;&quot;&quot;;1;&quot;&quot;)" office:value-type="float" office:value="1" calcext:value-type="float">
            <text:p>1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Hebrews 11:1</text:p>
          </table:table-cell>
          <table:table-cell table:style-name="ce16"/>
        </table:table-row>
        <table:table-row table:style-name="ro2" table:visibility="filter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Grace Is Sufficient</text:p>
          </table:table-cell>
          <table:table-cell office:value-type="string" calcext:value-type="string">
            <text:p>11_Nov</text:p>
          </table:table-cell>
          <table:table-cell table:formula="of:=IF([.D103]&lt;&gt;&quot;&quot;;1;&quot;&quot;)" office:value-type="float" office:value="1" calcext:value-type="float">
            <text:p>1</text:p>
          </table:table-cell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tl Grace Day</text:p>
          </table:table-cell>
          <table:table-cell/>
        </table:table-row>
        <table:table-row table:style-name="ro2" table:visibility="filter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Grace Is Sufficient II</text:p>
          </table:table-cell>
          <table:table-cell office:value-type="string" calcext:value-type="string">
            <text:p>11_Nov</text:p>
          </table:table-cell>
          <table:table-cell table:formula="of:=IF([.D104]&lt;&gt;&quot;&quot;;1;&quot;&quot;)" office:value-type="float" office:value="1" calcext:value-type="float">
            <text:p>1</text:p>
          </table:table-cell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11/10 – Day after grace day?</text:p>
          </table:table-cell>
          <table:table-cell/>
        </table:table-row>
        <table:table-row table:style-name="ro2" table:visibility="filter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ROM WORRY TO WORSHIP <text:s text:c="2"/></text:p>
          </table:table-cell>
          <table:table-cell office:value-type="string" calcext:value-type="string">
            <text:p>11_Nov</text:p>
          </table:table-cell>
          <table:table-cell table:formula="of:=IF([.D105]&lt;&gt;&quot;&quot;;1;&quot;&quot;)" office:value-type="float" office:value="1" calcext:value-type="float">
            <text:p>1</text:p>
          </table:table-cell>
          <table:table-cell office:value-type="date" office:date-value="2024-11-24" calcext:value-type="date">
            <text:p>11/24/24</text:p>
          </table:table-cell>
          <table:table-cell office:value-type="string" calcext:value-type="string">
            <text:p>??? - Thanksgiving</text:p>
          </table:table-cell>
          <table:table-cell/>
        </table:table-row>
        <table:table-row table:style-name="ro2" table:visibility="filter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JUST BE THANKFUL </text:p>
          </table:table-cell>
          <table:table-cell office:value-type="string" calcext:value-type="string">
            <text:p>11_Nov</text:p>
          </table:table-cell>
          <table:table-cell table:formula="of:=IF([.D106]&lt;&gt;&quot;&quot;;1;&quot;&quot;)" office:value-type="float" office:value="1" calcext:value-type="float">
            <text:p>1</text:p>
          </table:table-cell>
          <table:table-cell office:value-type="date" office:date-value="2024-11-26" calcext:value-type="date">
            <text:p>11/26/24</text:p>
          </table:table-cell>
          <table:table-cell office:value-type="string" calcext:value-type="string">
            <text:p>Day before Thanksgiving</text:p>
          </table:table-cell>
          <table:table-cell/>
        </table:table-row>
        <table:table-row table:style-name="ro2" table:visibility="filter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Happy Thanksgiving from my family to yours!</text:p>
          </table:table-cell>
          <table:table-cell office:value-type="string" calcext:value-type="string">
            <text:p>11_Nov</text:p>
          </table:table-cell>
          <table:table-cell table:formula="of:=IF([.D107]&lt;&gt;&quot;&quot;;1;&quot;&quot;)" office:value-type="float" office:value="1" calcext:value-type="float">
            <text:p>1</text:p>
          </table:table-cell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anksgiving</text:p>
          </table:table-cell>
          <table:table-cell/>
        </table:table-row>
        <table:table-row table:style-name="ro2" table:visibility="filter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 Free</text:p>
          </table:table-cell>
          <table:table-cell office:value-type="string" calcext:value-type="string">
            <text:p>11_Nov</text:p>
          </table:table-cell>
          <table:table-cell table:formula="of:=IF([.D108]&lt;&gt;&quot;&quot;;1;&quot;&quot;)" office:value-type="float" office:value="1" calcext:value-type="float">
            <text:p>1</text:p>
          </table:table-cell>
          <table:table-cell office:value-type="date" office:date-value="2024-05-07" calcext:value-type="date">
            <text:p>05/07/24</text:p>
          </table:table-cell>
          <table:table-cell office:value-type="string" calcext:value-type="string">
            <text:p>??? - 1 Peter 5:7, nov 6 (post-election)</text:p>
          </table:table-cell>
          <table:table-cell table:style-name="ce15"/>
        </table:table-row>
        <table:table-row table:style-name="ro2" table:visibility="filter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d You Another Limb to Climb On</text:p>
          </table:table-cell>
          <table:table-cell office:value-type="string" calcext:value-type="string">
            <text:p>11_Nov</text:p>
          </table:table-cell>
          <table:table-cell table:formula="of:=IF([.D109]&lt;&gt;&quot;&quot;;1;&quot;&quot;)" office:value-type="float" office:value="1" calcext:value-type="float">
            <text:p>1</text:p>
          </table:table-cell>
          <table:table-cell office:value-type="date" office:date-value="2024-11-06" calcext:value-type="date">
            <text:p>11/06/24</text:p>
          </table:table-cell>
          <table:table-cell office:value-type="string" calcext:value-type="string">
            <text:p>??? - November after election</text:p>
          </table:table-cell>
          <table:table-cell/>
        </table:table-row>
        <table:table-row table:style-name="ro2" table:visibility="filter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Christmas is Coming</text:p>
          </table:table-cell>
          <table:table-cell office:value-type="string" calcext:value-type="string">
            <text:p>12_Dec</text:p>
          </table:table-cell>
          <table:table-cell table:formula="of:=IF([.D110]&lt;&gt;&quot;&quot;;1;&quot;&quot;)" office:value-type="float" office:value="1" calcext:value-type="float">
            <text:p>1</text:p>
          </table:table-cell>
          <table:table-cell office:value-type="date" office:date-value="2024-12-01" calcext:value-type="date">
            <text:p>12/01/24</text:p>
          </table:table-cell>
          <table:table-cell table:style-name="ce4" office:value-type="string" calcext:value-type="string">
            <text:p>First of Dec</text:p>
          </table:table-cell>
          <table:table-cell/>
        </table:table-row>
        <table:table-row table:style-name="ro2" table:visibility="filter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Hope of Christmas</text:p>
          </table:table-cell>
          <table:table-cell office:value-type="string" calcext:value-type="string">
            <text:p>12_Dec</text:p>
          </table:table-cell>
          <table:table-cell table:formula="of:=IF([.D111]&lt;&gt;&quot;&quot;;1;&quot;&quot;)" office:value-type="float" office:value="1" calcext:value-type="float">
            <text:p>1</text:p>
          </table:table-cell>
          <table:table-cell office:value-type="date" office:date-value="2024-12-04" calcext:value-type="date">
            <text:p>12/04/24</text:p>
          </table:table-cell>
          <table:table-cell office:value-type="string" calcext:value-type="string">
            <text:p>Philippians 4</text:p>
          </table:table-cell>
          <table:table-cell/>
        </table:table-row>
        <table:table-row table:style-name="ro2" table:visibility="filter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VE IS ALL WE NEED</text:p>
          </table:table-cell>
          <table:table-cell office:value-type="string" calcext:value-type="string">
            <text:p>12_Dec</text:p>
          </table:table-cell>
          <table:table-cell table:formula="of:=IF([.D112]&lt;&gt;&quot;&quot;;1;&quot;&quot;)" office:value-type="float" office:value="1" calcext:value-type="float">
            <text:p>1</text:p>
          </table:table-cell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John Lennon Killed</text:p>
          </table:table-cell>
          <table:table-cell/>
        </table:table-row>
        <table:table-row table:style-name="ro2" table:visibility="filter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GIFT FROM GOD</text:p>
          </table:table-cell>
          <table:table-cell office:value-type="string" calcext:value-type="string">
            <text:p>12_Dec</text:p>
          </table:table-cell>
          <table:table-cell table:formula="of:=IF([.D113]&lt;&gt;&quot;&quot;;1;&quot;&quot;)" office:value-type="float" office:value="1" calcext:value-type="float">
            <text:p>1</text:p>
          </table:table-cell>
          <table:table-cell office:value-type="date" office:date-value="2024-12-14" calcext:value-type="date">
            <text:p>12/14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Are You Ready</text:p>
          </table:table-cell>
          <table:table-cell office:value-type="string" calcext:value-type="string">
            <text:p>12_Dec</text:p>
          </table:table-cell>
          <table:table-cell table:formula="of:=IF([.D114]&lt;&gt;&quot;&quot;;1;&quot;&quot;)" office:value-type="float" office:value="1" calcext:value-type="float">
            <text:p>1</text:p>
          </table:table-cell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Happy Birthday Jesus</text:p>
          </table:table-cell>
          <table:table-cell office:value-type="string" calcext:value-type="string">
            <text:p>12_Dec</text:p>
          </table:table-cell>
          <table:table-cell table:formula="of:=IF([.D115]&lt;&gt;&quot;&quot;;1;&quot;&quot;)" office:value-type="float" office:value="1" calcext:value-type="float">
            <text:p>1</text:p>
          </table:table-cell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Christmas Day</text:p>
          </table:table-cell>
          <table:table-cell/>
        </table:table-row>
        <table:table-row table:style-name="ro2" table:visibility="filter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Wait Is Over (CHRISTMAS SEASON)</text:p>
          </table:table-cell>
          <table:table-cell office:value-type="string" calcext:value-type="string">
            <text:p>12_Dec</text:p>
          </table:table-cell>
          <table:table-cell table:formula="of:=IF([.D116]&lt;&gt;&quot;&quot;;1;&quot;&quot;)" office:value-type="float" office:value="1" calcext:value-type="float">
            <text:p>1</text:p>
          </table:table-cell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Day after Xmas</text:p>
          </table:table-cell>
          <table:table-cell/>
        </table:table-row>
        <table:table-row table:style-name="ro2" table:visibility="filter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Christmas Reflection</text:p>
          </table:table-cell>
          <table:table-cell office:value-type="string" calcext:value-type="string">
            <text:p>12_Dec</text:p>
          </table:table-cell>
          <table:table-cell table:formula="of:=IF([.D117]&lt;&gt;&quot;&quot;;1;&quot;&quot;)" office:value-type="float" office:value="1" calcext:value-type="float">
            <text:p>1</text:p>
          </table:table-cell>
          <table:table-cell office:value-type="date" office:date-value="2024-12-28" calcext:value-type="date">
            <text:p>12/28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 table:visibility="filter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Time Is Coming</text:p>
          </table:table-cell>
          <table:table-cell office:value-type="string" calcext:value-type="string">
            <text:p>12_Dec</text:p>
          </table:table-cell>
          <table:table-cell table:formula="of:=IF([.D118]&lt;&gt;&quot;&quot;;1;&quot;&quot;)" office:value-type="float" office:value="1" calcext:value-type="float">
            <text:p>1</text:p>
          </table:table-cell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New Year’s Eve</text:p>
          </table:table-cell>
          <table:table-cell/>
        </table:table-row>
        <table:table-row table:style-name="ro2" table:visibility="filter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NOUGH GRACE</text:p>
          </table:table-cell>
          <table:table-cell office:value-type="string" calcext:value-type="string">
            <text:p>12_Dec</text:p>
          </table:table-cell>
          <table:table-cell table:formula="of:=IF([.D119]&lt;&gt;&quot;&quot;;1;&quot;&quot;)" office:value-type="float" office:value="1" calcext:value-type="float">
            <text:p>1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??? - 2 Corinthians 12:9</text:p>
          </table:table-cell>
          <table:table-cell/>
        </table:table-row>
        <table:table-row table:style-name="ro2" table:visibility="filter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to the Glory of God</text:p>
          </table:table-cell>
          <table:table-cell office:value-type="string" calcext:value-type="string">
            <text:p>02_February</text:p>
          </table:table-cell>
          <table:table-cell table:formula="of:=IF([.D120]&lt;&gt;&quot;&quot;;1;&quot;&quot;)" office:value-type="float" office:value="1" calcext:value-type="float">
            <text:p>1</text:p>
          </table:table-cell>
          <table:table-cell office:value-type="date" office:date-value="2024-02-16" calcext:value-type="date">
            <text:p>02/16/24</text:p>
          </table:table-cell>
          <table:table-cell office:value-type="string" calcext:value-type="string">
            <text:p>??? - Worship, I Cor. 10:31</text:p>
          </table:table-cell>
          <table:table-cell table:style-name="ce15"/>
        </table:table-row>
        <table:table-row table:style-name="ro2" table:visibility="filter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 UNFINISHED MASTERPIECE</text:p>
          </table:table-cell>
          <table:table-cell office:value-type="string" calcext:value-type="string">
            <text:p>02_February</text:p>
          </table:table-cell>
          <table:table-cell table:formula="of:=IF([.D121]&lt;&gt;&quot;&quot;;1;&quot;&quot;)" office:value-type="float" office:value="1" calcext:value-type="float">
            <text:p>1</text:p>
          </table:table-cell>
          <table:table-cell office:value-type="date" office:date-value="2024-02-18" calcext:value-type="date">
            <text:p>02/18/24</text:p>
          </table:table-cell>
          <table:table-cell office:value-type="string" calcext:value-type="string">
            <text:p>??? - Psalm 138:8, Philippians 1:6</text:p>
          </table:table-cell>
          <table:table-cell table:style-name="ce15"/>
        </table:table-row>
        <table:table-row table:style-name="ro2" table:visibility="filter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nointed to Prosper</text:p>
          </table:table-cell>
          <table:table-cell office:value-type="string" calcext:value-type="string">
            <text:p>02_February</text:p>
          </table:table-cell>
          <table:table-cell table:formula="of:=IF([.D122]&lt;&gt;&quot;&quot;;1;&quot;&quot;)" office:value-type="float" office:value="1" calcext:value-type="float">
            <text:p>1</text:p>
          </table:table-cell>
          <table:table-cell office:value-type="date" office:date-value="2024-02-19" calcext:value-type="date">
            <text:p>02/19/24</text:p>
          </table:table-cell>
          <table:table-cell office:value-type="string" calcext:value-type="string">
            <text:p>??? - Genesis 50:20</text:p>
          </table:table-cell>
          <table:table-cell table:style-name="ce15"/>
        </table:table-row>
        <table:table-row table:style-name="ro2" table:visibility="filter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 Strong and Courageous</text:p>
          </table:table-cell>
          <table:table-cell office:value-type="string" calcext:value-type="string">
            <text:p>02_February</text:p>
          </table:table-cell>
          <table:table-cell table:formula="of:=IF([.D123]&lt;&gt;&quot;&quot;;1;&quot;&quot;)" office:value-type="float" office:value="1" calcext:value-type="float">
            <text:p>1</text:p>
          </table:table-cell>
          <table:table-cell office:value-type="date" office:date-value="2024-02-20" calcext:value-type="date">
            <text:p>02/20/24</text:p>
          </table:table-cell>
          <table:table-cell office:value-type="string" calcext:value-type="string">
            <text:p>??? - Joshua 1:1-16</text:p>
          </table:table-cell>
          <table:table-cell table:style-name="ce15"/>
        </table:table-row>
        <table:table-row table:style-name="ro2" table:visibility="filter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 the Church</text:p>
          </table:table-cell>
          <table:table-cell/>
          <table:table-cell table:formula="of:=IF([.D124]&lt;&gt;&quot;&quot;;1;&quot;&quot;)">
            <text:p/>
          </table:table-cell>
          <table:table-cell office:value-type="date" office:date-value="2024-02-23" calcext:value-type="date">
            <text:p>02/23/24</text:p>
          </table:table-cell>
          <table:table-cell office:value-type="string" calcext:value-type="string">
            <text:p>??? - 1 Corinthians 12:12-20, Galatians 6:2</text:p>
          </table:table-cell>
          <table:table-cell table:style-name="ce15"/>
        </table:table-row>
        <table:table-row table:style-name="ro2" table:visibility="filter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INGS FROM GOD</text:p>
          </table:table-cell>
          <table:table-cell/>
          <table:table-cell table:formula="of:=IF([.D125]&lt;&gt;&quot;&quot;;1;&quot;&quot;)">
            <text:p/>
          </table:table-cell>
          <table:table-cell office:value-type="date" office:date-value="2024-02-24" calcext:value-type="date">
            <text:p>02/24/24</text:p>
          </table:table-cell>
          <table:table-cell office:value-type="string" calcext:value-type="string">
            <text:p>??? - Psalm 127:3-5, children, abortion</text:p>
          </table:table-cell>
          <table:table-cell table:style-name="ce15"/>
        </table:table-row>
        <table:table-row table:style-name="ro2" table:visibility="filter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hains of Unforgiveness</text:p>
          </table:table-cell>
          <table:table-cell/>
          <table:table-cell table:formula="of:=IF([.D126]&lt;&gt;&quot;&quot;;1;&quot;&quot;)">
            <text:p/>
          </table:table-cell>
          <table:table-cell office:value-type="date" office:date-value="2024-02-25" calcext:value-type="date">
            <text:p>02/25/24</text:p>
          </table:table-cell>
          <table:table-cell office:value-type="string" calcext:value-type="string">
            <text:p>??? - Luke 17:3-10, forgiveness</text:p>
          </table:table-cell>
          <table:table-cell table:style-name="ce15"/>
        </table:table-row>
        <table:table-row table:style-name="ro2" table:visibility="filter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urse</text:p>
          </table:table-cell>
          <table:table-cell/>
          <table:table-cell table:formula="of:=IF([.D127]&lt;&gt;&quot;&quot;;1;&quot;&quot;)">
            <text:p/>
          </table:table-cell>
          <table:table-cell office:value-type="date" office:date-value="2024-02-26" calcext:value-type="date">
            <text:p>02/26/24</text:p>
          </table:table-cell>
          <table:table-cell office:value-type="string" calcext:value-type="string">
            <text:p>??? - 1 Samuel 15:1-23, generational curses</text:p>
          </table:table-cell>
          <table:table-cell table:style-name="ce15"/>
        </table:table-row>
        <table:table-row table:style-name="ro2" table:visibility="filter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ick by Brick</text:p>
          </table:table-cell>
          <table:table-cell/>
          <table:table-cell table:formula="of:=IF([.D128]&lt;&gt;&quot;&quot;;1;&quot;&quot;)">
            <text:p/>
          </table:table-cell>
          <table:table-cell office:value-type="date" office:date-value="2024-02-27" calcext:value-type="date">
            <text:p>02/27/24</text:p>
          </table:table-cell>
          <table:table-cell office:value-type="string" calcext:value-type="string">
            <text:p>??? - Jeremiah 30:17, brick, healing</text:p>
          </table:table-cell>
          <table:table-cell table:style-name="ce15"/>
        </table:table-row>
        <table:table-row table:style-name="ro2" table:visibility="filter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oken</text:p>
          </table:table-cell>
          <table:table-cell/>
          <table:table-cell table:formula="of:=IF([.D129]&lt;&gt;&quot;&quot;;1;&quot;&quot;)">
            <text:p/>
          </table:table-cell>
          <table:table-cell office:value-type="date" office:date-value="2024-02-28" calcext:value-type="date">
            <text:p>02/28/24</text:p>
          </table:table-cell>
          <table:table-cell office:value-type="string" calcext:value-type="string">
            <text:p>??? - Psalm 34:18</text:p>
          </table:table-cell>
          <table:table-cell table:style-name="ce15"/>
        </table:table-row>
        <table:table-row table:style-name="ro2" table:visibility="filter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uilt To Last</text:p>
          </table:table-cell>
          <table:table-cell/>
          <table:table-cell table:formula="of:=IF([.D130]&lt;&gt;&quot;&quot;;1;&quot;&quot;)">
            <text:p/>
          </table:table-cell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??? - Matthew‬ 16‬:18‬-19</text:p>
          </table:table-cell>
          <table:table-cell table:style-name="ce15"/>
        </table:table-row>
        <table:table-row table:style-name="ro2" table:visibility="filter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I Get a Witness</text:p>
          </table:table-cell>
          <table:table-cell office:value-type="string" calcext:value-type="string">
            <text:p>03_Mar</text:p>
          </table:table-cell>
          <table:table-cell table:formula="of:=IF([.D131]&lt;&gt;&quot;&quot;;1;&quot;&quot;)"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office:value-type="string" calcext:value-type="string">
            <text:p>??? - Mark 16:15, </text:p>
          </table:table-cell>
          <table:table-cell table:style-name="ce15"/>
        </table:table-row>
        <table:table-row table:style-name="ro2" table:visibility="filter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't Stop Won't Stop</text:p>
          </table:table-cell>
          <table:table-cell/>
          <table:table-cell table:formula="of:=IF([.D132]&lt;&gt;&quot;&quot;;1;&quot;&quot;)">
            <text:p/>
          </table:table-cell>
          <table:table-cell office:value-type="date" office:date-value="2024-03-04" calcext:value-type="date">
            <text:p>03/04/24</text:p>
          </table:table-cell>
          <table:table-cell office:value-type="string" calcext:value-type="string">
            <text:p>??? - Nehemiah 6:1–3, wall</text:p>
          </table:table-cell>
          <table:table-cell/>
        </table:table-row>
        <table:table-row table:style-name="ro2" table:visibility="filter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hosen by God</text:p>
          </table:table-cell>
          <table:table-cell office:value-type="string" calcext:value-type="string">
            <text:p>03_Mar</text:p>
          </table:table-cell>
          <table:table-cell table:formula="of:=IF([.D133]&lt;&gt;&quot;&quot;;1;&quot;&quot;)" office:value-type="float" office:value="1" calcext:value-type="float">
            <text:p>1</text:p>
          </table:table-cell>
          <table:table-cell office:value-type="date" office:date-value="2024-03-06" calcext:value-type="date">
            <text:p>03/06/24</text:p>
          </table:table-cell>
          <table:table-cell office:value-type="string" calcext:value-type="string">
            <text:p>??? - Ephesians 1:4, chosen, royalty</text:p>
          </table:table-cell>
          <table:table-cell office:value-type="string" calcext:value-type="string">
            <text:p>4/21 – Chosen debuts</text:p>
          </table:table-cell>
        </table:table-row>
        <table:table-row table:style-name="ro2" table:visibility="filter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LEAN UP THE RESIDUE</text:p>
          </table:table-cell>
          <table:table-cell/>
          <table:table-cell table:formula="of:=IF([.D134]&lt;&gt;&quot;&quot;;1;&quot;&quot;)">
            <text:p/>
          </table:table-cell>
          <table:table-cell office:value-type="date" office:date-value="2024-03-07" calcext:value-type="date">
            <text:p>03/07/24</text:p>
          </table:table-cell>
          <table:table-cell office:value-type="string" calcext:value-type="string">
            <text:p>??? - Hebrews 12:15, bitter root, church hurt</text:p>
          </table:table-cell>
          <table:table-cell/>
        </table:table-row>
        <table:table-row table:style-name="ro2" table:visibility="filter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maged Goods</text:p>
          </table:table-cell>
          <table:table-cell/>
          <table:table-cell table:formula="of:=IF([.D135]&lt;&gt;&quot;&quot;;1;&quot;&quot;)">
            <text:p/>
          </table:table-cell>
          <table:table-cell office:value-type="date" office:date-value="2024-03-08" calcext:value-type="date">
            <text:p>03/08/24</text:p>
          </table:table-cell>
          <table:table-cell office:value-type="string" calcext:value-type="string">
            <text:p>??? - 2 Samuel 9:7-8, mephibosheth</text:p>
          </table:table-cell>
          <table:table-cell/>
        </table:table-row>
        <table:table-row table:style-name="ro2" table:visibility="filter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 ONE -PRAY FOR ME </text:p>
          </table:table-cell>
          <table:table-cell/>
          <table:table-cell table:formula="of:=IF([.D136]&lt;&gt;&quot;&quot;;1;&quot;&quot;)">
            <text:p/>
          </table:table-cell>
          <table:table-cell office:value-type="date" office:date-value="2024-03-09" calcext:value-type="date">
            <text:p>03/09/24</text:p>
          </table:table-cell>
          <table:table-cell office:value-type="string" calcext:value-type="string">
            <text:p>??? - James 5:16, Ephesians 6:18</text:p>
          </table:table-cell>
          <table:table-cell/>
        </table:table-row>
        <table:table-row table:style-name="ro2" table:visibility="filter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ALING WITH THAT FEELING, “I DON’T MEASURE UP</text:p>
          </table:table-cell>
          <table:table-cell/>
          <table:table-cell table:formula="of:=IF([.D137]&lt;&gt;&quot;&quot;;1;&quot;&quot;)">
            <text:p/>
          </table:table-cell>
          <table:table-cell office:value-type="date" office:date-value="2024-03-11" calcext:value-type="date">
            <text:p>03/11/24</text:p>
          </table:table-cell>
          <table:table-cell office:value-type="string" calcext:value-type="string">
            <text:p>??? - Exodus 4:10-11, inadequacy</text:p>
          </table:table-cell>
          <table:table-cell/>
        </table:table-row>
        <table:table-row table:style-name="ro2" table:visibility="filter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Over</text:p>
          </table:table-cell>
          <table:table-cell/>
          <table:table-cell table:formula="of:=IF([.D138]&lt;&gt;&quot;&quot;;1;&quot;&quot;)">
            <text:p/>
          </table:table-cell>
          <table:table-cell office:value-type="date" office:date-value="2024-03-12" calcext:value-type="date">
            <text:p>03/12/24</text:p>
          </table:table-cell>
          <table:table-cell office:value-type="string" calcext:value-type="string">
            <text:p>??? - Lamentations 3:22-23, Rom 8:28</text:p>
          </table:table-cell>
          <table:table-cell/>
        </table:table-row>
        <table:table-row table:style-name="ro2" table:visibility="filter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STILL LOVE ME LIKE YOU USED TO</text:p>
          </table:table-cell>
          <table:table-cell office:value-type="string" calcext:value-type="string">
            <text:p>03_Mar</text:p>
          </table:table-cell>
          <table:table-cell table:formula="of:=IF([.D139]&lt;&gt;&quot;&quot;;1;&quot;&quot;)" office:value-type="float" office:value="1" calcext:value-type="float">
            <text:p>1</text:p>
          </table:table-cell>
          <table:table-cell office:value-type="date" office:date-value="2024-03-14" calcext:value-type="date">
            <text:p>03/14/24</text:p>
          </table:table-cell>
          <table:table-cell office:value-type="string" calcext:value-type="string">
            <text:p>??? - Recommit to Jesus</text:p>
          </table:table-cell>
          <table:table-cell/>
        </table:table-row>
        <table:table-row table:style-name="ro2" table:visibility="filter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WANT TO BE HEALED</text:p>
          </table:table-cell>
          <table:table-cell/>
          <table:table-cell table:formula="of:=IF([.D140]&lt;&gt;&quot;&quot;;1;&quot;&quot;)">
            <text:p/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??? - John 5:1-15</text:p>
          </table:table-cell>
          <table:table-cell/>
        </table:table-row>
        <table:table-row table:style-name="ro2" table:visibility="filter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n’t Trouble Yourself</text:p>
          </table:table-cell>
          <table:table-cell office:value-type="string" calcext:value-type="string">
            <text:p>03_Mar</text:p>
          </table:table-cell>
          <table:table-cell table:formula="of:=IF([.D141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??? - John 14:1</text:p>
          </table:table-cell>
          <table:table-cell/>
        </table:table-row>
        <table:table-row table:style-name="ro2" table:visibility="filter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n’t Worry, Your Heart</text:p>
          </table:table-cell>
          <table:table-cell office:value-type="string" calcext:value-type="string">
            <text:p>03_Mar</text:p>
          </table:table-cell>
          <table:table-cell table:formula="of:=IF([.D142]&lt;&gt;&quot;&quot;;1;&quot;&quot;)" office:value-type="float" office:value="1" calcext:value-type="float">
            <text:p>1</text:p>
          </table:table-cell>
          <table:table-cell office:value-type="date" office:date-value="2024-03-18" calcext:value-type="date">
            <text:p>03/18/24</text:p>
          </table:table-cell>
          <table:table-cell office:value-type="string" calcext:value-type="string">
            <text:p>??? - John 14:1-7</text:p>
          </table:table-cell>
          <table:table-cell/>
        </table:table-row>
        <table:table-row table:style-name="ro2" table:visibility="filter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mp Your Baggage and Lighten Your Load!</text:p>
          </table:table-cell>
          <table:table-cell office:value-type="string" calcext:value-type="string">
            <text:p>03_Mar</text:p>
          </table:table-cell>
          <table:table-cell table:formula="of:=IF([.D143]&lt;&gt;&quot;&quot;;1;&quot;&quot;)" office:value-type="float" office:value="1" calcext:value-type="float">
            <text:p>1</text:p>
          </table:table-cell>
          <table:table-cell office:value-type="date" office:date-value="2024-03-19" calcext:value-type="date">
            <text:p>03/19/24</text:p>
          </table:table-cell>
          <table:table-cell office:value-type="string" calcext:value-type="string">
            <text:p>??? - Job 42:10, unforgiveness, baggage</text:p>
          </table:table-cell>
          <table:table-cell/>
        </table:table-row>
        <table:table-row table:style-name="ro2" table:visibility="filter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l-Roi The God Who Sees Us</text:p>
          </table:table-cell>
          <table:table-cell/>
          <table:table-cell table:formula="of:=IF([.D144]&lt;&gt;&quot;&quot;;1;&quot;&quot;)">
            <text:p/>
          </table:table-cell>
          <table:table-cell office:value-type="date" office:date-value="2024-03-21" calcext:value-type="date">
            <text:p>03/21/24</text:p>
          </table:table-cell>
          <table:table-cell office:value-type="string" calcext:value-type="string">
            <text:p>??? - Genesis 16:13</text:p>
          </table:table-cell>
          <table:table-cell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PROVIDENCE</text:p>
          </table:table-cell>
          <table:table-cell office:value-type="string" calcext:value-type="string">
            <text:p>03_Mar</text:p>
          </table:table-cell>
          <table:table-cell table:formula="of:=IF([.D145]&lt;&gt;&quot;&quot;;1;&quot;&quot;)" office:value-type="float" office:value="1" calcext:value-type="float">
            <text:p>1</text:p>
          </table:table-cell>
          <table:table-cell office:value-type="date" office:date-value="2024-03-24" calcext:value-type="date">
            <text:p>03/24/24</text:p>
          </table:table-cell>
          <table:table-cell table:number-columns-repeated="2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OD FOR YOU</text:p>
          </table:table-cell>
          <table:table-cell office:value-type="string" calcext:value-type="string">
            <text:p>03_Mar</text:p>
          </table:table-cell>
          <table:table-cell table:formula="of:=IF([.D146]&lt;&gt;&quot;&quot;;1;&quot;&quot;)" office:value-type="float" office:value="1" calcext:value-type="float">
            <text:p>1</text:p>
          </table:table-cell>
          <table:table-cell office:value-type="date" office:date-value="2024-03-25" calcext:value-type="date">
            <text:p>03/25/24</text:p>
          </table:table-cell>
          <table:table-cell table:number-columns-repeated="2"/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od God Almighty</text:p>
          </table:table-cell>
          <table:table-cell office:value-type="string" calcext:value-type="string">
            <text:p>03_Mar</text:p>
          </table:table-cell>
          <table:table-cell table:formula="of:=IF([.D147]&lt;&gt;&quot;&quot;;1;&quot;&quot;)" office:value-type="float" office:value="1" calcext:value-type="float">
            <text:p>1</text:p>
          </table:table-cell>
          <table:table-cell office:value-type="date" office:date-value="2024-03-26" calcext:value-type="date">
            <text:p>03/26/24</text:p>
          </table:table-cell>
          <table:table-cell table:number-columns-repeated="2"/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t Milk</text:p>
          </table:table-cell>
          <table:table-cell office:value-type="string" calcext:value-type="string">
            <text:p>03_Mar</text:p>
          </table:table-cell>
          <table:table-cell table:formula="of:=IF([.D148]&lt;&gt;&quot;&quot;;1;&quot;&quot;)" office:value-type="float" office:value="1" calcext:value-type="float">
            <text:p>1</text:p>
          </table:table-cell>
          <table:table-cell office:value-type="date" office:date-value="2024-03-27" calcext:value-type="date">
            <text:p>03/27/24</text:p>
          </table:table-cell>
          <table:table-cell table:number-columns-repeated="2"/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EAT IS THY FAITHFULLNESS</text:p>
          </table:table-cell>
          <table:table-cell office:value-type="string" calcext:value-type="string">
            <text:p>03_Mar</text:p>
          </table:table-cell>
          <table:table-cell table:formula="of:=IF([.D149]&lt;&gt;&quot;&quot;;1;&quot;&quot;)" office:value-type="float" office:value="1" calcext:value-type="float">
            <text:p>1</text:p>
          </table:table-cell>
          <table:table-cell office:value-type="date" office:date-value="2024-03-29" calcext:value-type="date">
            <text:p>03/29/24</text:p>
          </table:table-cell>
          <table:table-cell table:number-columns-repeated="2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OWING THROUGH YOUR PAIN</text:p>
          </table:table-cell>
          <table:table-cell office:value-type="string" calcext:value-type="string">
            <text:p>03_Mar</text:p>
          </table:table-cell>
          <table:table-cell table:formula="of:=IF([.D150]&lt;&gt;&quot;&quot;;1;&quot;&quot;)" office:value-type="float" office:value="1" calcext:value-type="float">
            <text:p>1</text:p>
          </table:table-cell>
          <table:table-cell office:value-type="date" office:date-value="2024-03-31" calcext:value-type="date">
            <text:p>03/31/24</text:p>
          </table:table-cell>
          <table:table-cell table:number-columns-repeated="2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andling the Truth</text:p>
          </table:table-cell>
          <table:table-cell office:value-type="string" calcext:value-type="string">
            <text:p>04_Apr</text:p>
          </table:table-cell>
          <table:table-cell table:formula="of:=IF([.D151]&lt;&gt;&quot;&quot;;1;&quot;&quot;)" office:value-type="float" office:value="1" calcext:value-type="float">
            <text:p>1</text:p>
          </table:table-cell>
          <table:table-cell office:value-type="date" office:date-value="2024-04-02" calcext:value-type="date">
            <text:p>04/02/24</text:p>
          </table:table-cell>
          <table:table-cell table:number-columns-repeated="2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Happy Father’s Day</text:p>
          </table:table-cell>
          <table:table-cell office:value-type="string" calcext:value-type="string">
            <text:p>04_Apr</text:p>
          </table:table-cell>
          <table:table-cell table:formula="of:=IF([.D152]&lt;&gt;&quot;&quot;;1;&quot;&quot;)" office:value-type="float" office:value="1" calcext:value-type="float">
            <text:p>1</text:p>
          </table:table-cell>
          <table:table-cell office:value-type="date" office:date-value="2024-04-03" calcext:value-type="date">
            <text:p>04/03/24</text:p>
          </table:table-cell>
          <table:table-cell table:number-columns-repeated="2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./[07] July</text:p>
          </table:table-cell>
          <table:table-cell office:value-type="string" calcext:value-type="string">
            <text:p>HAPPY INDEPENDENCE DAY</text:p>
          </table:table-cell>
          <table:table-cell office:value-type="string" calcext:value-type="string">
            <text:p>04_Apr</text:p>
          </table:table-cell>
          <table:table-cell table:formula="of:=IF([.D153]&lt;&gt;&quot;&quot;;1;&quot;&quot;)" office:value-type="float" office:value="1" calcext:value-type="float">
            <text:p>1</text:p>
          </table:table-cell>
          <table:table-cell office:value-type="date" office:date-value="2024-04-04" calcext:value-type="date">
            <text:p>04/04/24</text:p>
          </table:table-cell>
          <table:table-cell table:number-columns-repeated="2"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./[03] March</text:p>
          </table:table-cell>
          <table:table-cell office:value-type="string" calcext:value-type="string">
            <text:p>Happy Saint Patrick's Day</text:p>
          </table:table-cell>
          <table:table-cell office:value-type="string" calcext:value-type="string">
            <text:p>04_Apr</text:p>
          </table:table-cell>
          <table:table-cell table:formula="of:=IF([.D154]&lt;&gt;&quot;&quot;;1;&quot;&quot;)" office:value-type="float" office:value="1" calcext:value-type="float">
            <text:p>1</text:p>
          </table:table-cell>
          <table:table-cell office:value-type="date" office:date-value="2024-04-05" calcext:value-type="date">
            <text:p>04/05/24</text:p>
          </table:table-cell>
          <table:table-cell table:number-columns-repeated="2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HOLDS MY HAND</text:p>
          </table:table-cell>
          <table:table-cell office:value-type="string" calcext:value-type="string">
            <text:p>04_Apr</text:p>
          </table:table-cell>
          <table:table-cell table:formula="of:=IF([.D155]&lt;&gt;&quot;&quot;;1;&quot;&quot;)" office:value-type="float" office:value="1" calcext:value-type="float">
            <text:p>1</text:p>
          </table:table-cell>
          <table:table-cell office:value-type="date" office:date-value="2024-04-06" calcext:value-type="date">
            <text:p>04/06/24</text:p>
          </table:table-cell>
          <table:table-cell table:number-columns-repeated="2"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Knows Our Needs</text:p>
          </table:table-cell>
          <table:table-cell office:value-type="string" calcext:value-type="string">
            <text:p>04_Apr</text:p>
          </table:table-cell>
          <table:table-cell table:formula="of:=IF([.D156]&lt;&gt;&quot;&quot;;1;&quot;&quot;)" office:value-type="float" office:value="1" calcext:value-type="float">
            <text:p>1</text:p>
          </table:table-cell>
          <table:table-cell office:value-type="date" office:date-value="2024-04-07" calcext:value-type="date">
            <text:p>04/07/24</text:p>
          </table:table-cell>
          <table:table-cell table:number-columns-repeated="2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DE A WAY</text:p>
          </table:table-cell>
          <table:table-cell office:value-type="string" calcext:value-type="string">
            <text:p>04_Apr</text:p>
          </table:table-cell>
          <table:table-cell table:formula="of:=IF([.D157]&lt;&gt;&quot;&quot;;1;&quot;&quot;)" office:value-type="float" office:value="1" calcext:value-type="float">
            <text:p>1</text:p>
          </table:table-cell>
          <table:table-cell office:value-type="date" office:date-value="2024-04-09" calcext:value-type="date">
            <text:p>04/09/24</text:p>
          </table:table-cell>
          <table:table-cell table:number-columns-repeated="2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Y NOT COME WHEN YOU WANT HIM</text:p>
          </table:table-cell>
          <table:table-cell office:value-type="string" calcext:value-type="string">
            <text:p>04_Apr</text:p>
          </table:table-cell>
          <table:table-cell table:formula="of:=IF([.D158]&lt;&gt;&quot;&quot;;1;&quot;&quot;)" office:value-type="float" office:value="1" calcext:value-type="float">
            <text:p>1</text:p>
          </table:table-cell>
          <table:table-cell office:value-type="date" office:date-value="2024-04-11" calcext:value-type="date">
            <text:p>04/11/24</text:p>
          </table:table-cell>
          <table:table-cell table:number-columns-repeated="2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Really Loves Me</text:p>
          </table:table-cell>
          <table:table-cell office:value-type="string" calcext:value-type="string">
            <text:p>04_Apr</text:p>
          </table:table-cell>
          <table:table-cell table:formula="of:=IF([.D159]&lt;&gt;&quot;&quot;;1;&quot;&quot;)" office:value-type="float" office:value="1" calcext:value-type="float">
            <text:p>1</text:p>
          </table:table-cell>
          <table:table-cell office:value-type="date" office:date-value="2024-04-12" calcext:value-type="date">
            <text:p>04/12/24</text:p>
          </table:table-cell>
          <table:table-cell table:number-columns-repeated="2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TOUCHED ME</text:p>
          </table:table-cell>
          <table:table-cell office:value-type="string" calcext:value-type="string">
            <text:p>04_Apr</text:p>
          </table:table-cell>
          <table:table-cell table:formula="of:=IF([.D160]&lt;&gt;&quot;&quot;;1;&quot;&quot;)" office:value-type="float" office:value="1" calcext:value-type="float">
            <text:p>1</text:p>
          </table:table-cell>
          <table:table-cell office:value-type="date" office:date-value="2024-04-14" calcext:value-type="date">
            <text:p>04/14/24</text:p>
          </table:table-cell>
          <table:table-cell table:number-columns-repeated="2"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ILL NEVER PUT MORE ON YOU, THAT YOU CAN BEAR</text:p>
          </table:table-cell>
          <table:table-cell office:value-type="string" calcext:value-type="string">
            <text:p>04_Apr</text:p>
          </table:table-cell>
          <table:table-cell table:formula="of:=IF([.D161]&lt;&gt;&quot;&quot;;1;&quot;&quot;)" office:value-type="float" office:value="1" calcext:value-type="float">
            <text:p>1</text:p>
          </table:table-cell>
          <table:table-cell office:value-type="date" office:date-value="2024-04-15" calcext:value-type="date">
            <text:p>04/15/24</text:p>
          </table:table-cell>
          <table:table-cell table:number-columns-repeated="2"/>
        </table:table-row>
        <table:table-row table:style-name="ro2" table:visibility="filter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.</text:p>
          </table:table-cell>
          <table:table-cell table:style-name="ce10" office:value-type="string" calcext:value-type="string">
            <text:p>He's Preparing Me</text:p>
          </table:table-cell>
          <table:table-cell office:value-type="string" calcext:value-type="string">
            <text:p>04_Apr</text:p>
          </table:table-cell>
          <table:table-cell table:formula="of:=IF([.D162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table:style-name="ce10" office:value-type="string" calcext:value-type="string">
            <text:p>#TARGET</text:p>
          </table:table-cell>
          <table:table-cell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AN ON-TIME GOD</text:p>
          </table:table-cell>
          <table:table-cell office:value-type="string" calcext:value-type="string">
            <text:p>04_Apr</text:p>
          </table:table-cell>
          <table:table-cell table:formula="of:=IF([.D163]&lt;&gt;&quot;&quot;;1;&quot;&quot;)" office:value-type="float" office:value="1" calcext:value-type="float">
            <text:p>1</text:p>
          </table:table-cell>
          <table:table-cell office:value-type="date" office:date-value="2024-04-25" calcext:value-type="date">
            <text:p>04/25/24</text:p>
          </table:table-cell>
          <table:table-cell table:number-columns-repeated="2"/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IN THE VALLEY</text:p>
          </table:table-cell>
          <table:table-cell office:value-type="string" calcext:value-type="string">
            <text:p>04_Apr</text:p>
          </table:table-cell>
          <table:table-cell table:formula="of:=IF([.D164]&lt;&gt;&quot;&quot;;1;&quot;&quot;)" office:value-type="float" office:value="1" calcext:value-type="float">
            <text:p>1</text:p>
          </table:table-cell>
          <table:table-cell office:value-type="date" office:date-value="2024-04-26" calcext:value-type="date">
            <text:p>04/26/24</text:p>
          </table:table-cell>
          <table:table-cell table:number-columns-repeated="2"/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MY FRIEND</text:p>
          </table:table-cell>
          <table:table-cell office:value-type="string" calcext:value-type="string">
            <text:p>04_Apr</text:p>
          </table:table-cell>
          <table:table-cell table:formula="of:=IF([.D165]&lt;&gt;&quot;&quot;;1;&quot;&quot;)" office:value-type="float" office:value="1" calcext:value-type="float">
            <text:p>1</text:p>
          </table:table-cell>
          <table:table-cell office:value-type="date" office:date-value="2024-04-27" calcext:value-type="date">
            <text:p>04/27/24</text:p>
          </table:table-cell>
          <table:table-cell table:number-columns-repeated="2"/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Sweet I Know</text:p>
          </table:table-cell>
          <table:table-cell office:value-type="string" calcext:value-type="string">
            <text:p>04_Apr</text:p>
          </table:table-cell>
          <table:table-cell table:formula="of:=IF([.D166]&lt;&gt;&quot;&quot;;1;&quot;&quot;)" office:value-type="float" office:value="1" calcext:value-type="float">
            <text:p>1</text:p>
          </table:table-cell>
          <table:table-cell office:value-type="date" office:date-value="2024-04-28" calcext:value-type="date">
            <text:p>04/28/24</text:p>
          </table:table-cell>
          <table:table-cell table:number-columns-repeated="2"/>
        </table:table-row>
        <table:table-row table:style-name="ro2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aling From Within</text:p>
          </table:table-cell>
          <table:table-cell office:value-type="string" calcext:value-type="string">
            <text:p>04_Apr</text:p>
          </table:table-cell>
          <table:table-cell table:formula="of:=IF([.D167]&lt;&gt;&quot;&quot;;1;&quot;&quot;)" office:value-type="float" office:value="1" calcext:value-type="float">
            <text:p>1</text:p>
          </table:table-cell>
          <table:table-cell office:value-type="date" office:date-value="2024-04-29" calcext:value-type="date">
            <text:p>04/29/24</text:p>
          </table:table-cell>
          <table:table-cell table:number-columns-repeated="2"/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lp WANTED</text:p>
          </table:table-cell>
          <table:table-cell office:value-type="string" calcext:value-type="string">
            <text:p>04_Apr</text:p>
          </table:table-cell>
          <table:table-cell table:formula="of:=IF([.D168]&lt;&gt;&quot;&quot;;1;&quot;&quot;)" office:value-type="float" office:value="1" calcext:value-type="float">
            <text:p>1</text:p>
          </table:table-cell>
          <table:table-cell office:value-type="date" office:date-value="2024-04-30" calcext:value-type="date">
            <text:p>04/30/24</text:p>
          </table:table-cell>
          <table:table-cell table:number-columns-repeated="2"/>
        </table:table-row>
        <table:table-row table:style-name="ro2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PERFECT TIMING</text:p>
          </table:table-cell>
          <table:table-cell office:value-type="string" calcext:value-type="string">
            <text:p>05_May</text:p>
          </table:table-cell>
          <table:table-cell table:formula="of:=IF([.D169]&lt;&gt;&quot;&quot;;1;&quot;&quot;)" office:value-type="float" office:value="1" calcext:value-type="float">
            <text:p>1</text:p>
          </table:table-cell>
          <table:table-cell office:value-type="date" office:date-value="2024-05-02" calcext:value-type="date">
            <text:p>05/02/24</text:p>
          </table:table-cell>
          <table:table-cell table:number-columns-repeated="2"/>
        </table:table-row>
        <table:table-row table:style-name="ro2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to Deal with Bitterness</text:p>
          </table:table-cell>
          <table:table-cell office:value-type="string" calcext:value-type="string">
            <text:p>05_May</text:p>
          </table:table-cell>
          <table:table-cell table:formula="of:=IF([.D170]&lt;&gt;&quot;&quot;;1;&quot;&quot;)" office:value-type="float" office:value="1" calcext:value-type="float">
            <text:p>1</text:p>
          </table:table-cell>
          <table:table-cell office:value-type="date" office:date-value="2024-05-03" calcext:value-type="date">
            <text:p>05/03/24</text:p>
          </table:table-cell>
          <table:table-cell table:number-columns-repeated="2"/>
        </table:table-row>
        <table:table-row table:style-name="ro2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TO HANDLE WHAT’S HANDLING YOU</text:p>
          </table:table-cell>
          <table:table-cell office:value-type="string" calcext:value-type="string">
            <text:p>05_May</text:p>
          </table:table-cell>
          <table:table-cell table:formula="of:=IF([.D171]&lt;&gt;&quot;&quot;;1;&quot;&quot;)" office:value-type="float" office:value="1" calcext:value-type="float">
            <text:p>1</text:p>
          </table:table-cell>
          <table:table-cell office:value-type="date" office:date-value="2024-05-05" calcext:value-type="date">
            <text:p>05/05/24</text:p>
          </table:table-cell>
          <table:table-cell table:number-columns-repeated="2"/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UMBLE YOUR PRIDE</text:p>
          </table:table-cell>
          <table:table-cell office:value-type="string" calcext:value-type="string">
            <text:p>05_May</text:p>
          </table:table-cell>
          <table:table-cell table:formula="of:=IF([.D172]&lt;&gt;&quot;&quot;;1;&quot;&quot;)" office:value-type="float" office:value="1" calcext:value-type="float">
            <text:p>1</text:p>
          </table:table-cell>
          <table:table-cell office:value-type="date" office:date-value="2024-05-09" calcext:value-type="date">
            <text:p>05/09/24</text:p>
          </table:table-cell>
          <table:table-cell table:number-columns-repeated="2"/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BUILDING FOR A LIFETIME </text:p>
          </table:table-cell>
          <table:table-cell office:value-type="string" calcext:value-type="string">
            <text:p>05_May</text:p>
          </table:table-cell>
          <table:table-cell table:formula="of:=IF([.D173]&lt;&gt;&quot;&quot;;1;&quot;&quot;)" office:value-type="float" office:value="1" calcext:value-type="float">
            <text:p>1</text:p>
          </table:table-cell>
          <table:table-cell office:value-type="date" office:date-value="2024-05-10" calcext:value-type="date">
            <text:p>05/10/24</text:p>
          </table:table-cell>
          <table:table-cell table:number-columns-repeated="2"/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SO BLESSED</text:p>
          </table:table-cell>
          <table:table-cell office:value-type="string" calcext:value-type="string">
            <text:p>05_May</text:p>
          </table:table-cell>
          <table:table-cell table:formula="of:=IF([.D174]&lt;&gt;&quot;&quot;;1;&quot;&quot;)" office:value-type="float" office:value="1" calcext:value-type="float">
            <text:p>1</text:p>
          </table:table-cell>
          <table:table-cell office:value-type="date" office:date-value="2024-05-12" calcext:value-type="date">
            <text:p>05/12/24</text:p>
          </table:table-cell>
          <table:table-cell table:number-columns-repeated="2"/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So Grateful</text:p>
          </table:table-cell>
          <table:table-cell office:value-type="string" calcext:value-type="string">
            <text:p>05_May</text:p>
          </table:table-cell>
          <table:table-cell table:formula="of:=IF([.D175]&lt;&gt;&quot;&quot;;1;&quot;&quot;)" office:value-type="float" office:value="1" calcext:value-type="float">
            <text:p>1</text:p>
          </table:table-cell>
          <table:table-cell office:value-type="date" office:date-value="2024-05-13" calcext:value-type="date">
            <text:p>05/13/24</text:p>
          </table:table-cell>
          <table:table-cell table:number-columns-repeated="2"/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BELIEVE I’L RUN ON!</text:p>
          </table:table-cell>
          <table:table-cell office:value-type="string" calcext:value-type="string">
            <text:p>05_May</text:p>
          </table:table-cell>
          <table:table-cell table:formula="of:=IF([.D176]&lt;&gt;&quot;&quot;;1;&quot;&quot;)" office:value-type="float" office:value="1" calcext:value-type="float">
            <text:p>1</text:p>
          </table:table-cell>
          <table:table-cell office:value-type="date" office:date-value="2024-05-18" calcext:value-type="date">
            <text:p>05/18/24</text:p>
          </table:table-cell>
          <table:table-cell table:number-columns-repeated="2"/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CAN DO</text:p>
          </table:table-cell>
          <table:table-cell office:value-type="string" calcext:value-type="string">
            <text:p>05_May</text:p>
          </table:table-cell>
          <table:table-cell table:formula="of:=IF([.D177]&lt;&gt;&quot;&quot;;1;&quot;&quot;)" office:value-type="float" office:value="1" calcext:value-type="float">
            <text:p>1</text:p>
          </table:table-cell>
          <table:table-cell office:value-type="date" office:date-value="2024-05-19" calcext:value-type="date">
            <text:p>05/19/24</text:p>
          </table:table-cell>
          <table:table-cell table:number-columns-repeated="2"/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ECIDED TO MAKE JESUS MY CHOICE</text:p>
          </table:table-cell>
          <table:table-cell office:value-type="string" calcext:value-type="string">
            <text:p>05_May</text:p>
          </table:table-cell>
          <table:table-cell table:formula="of:=IF([.D178]&lt;&gt;&quot;&quot;;1;&quot;&quot;)" office:value-type="float" office:value="1" calcext:value-type="float">
            <text:p>1</text:p>
          </table:table-cell>
          <table:table-cell office:value-type="date" office:date-value="2024-05-20" calcext:value-type="date">
            <text:p>05/20/24</text:p>
          </table:table-cell>
          <table:table-cell table:number-columns-repeated="2"/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't Live There Anymore</text:p>
          </table:table-cell>
          <table:table-cell office:value-type="string" calcext:value-type="string">
            <text:p>05_May</text:p>
          </table:table-cell>
          <table:table-cell table:formula="of:=IF([.D179]&lt;&gt;&quot;&quot;;1;&quot;&quot;)" office:value-type="float" office:value="1" calcext:value-type="float">
            <text:p>1</text:p>
          </table:table-cell>
          <table:table-cell office:value-type="date" office:date-value="2024-05-21" calcext:value-type="date">
            <text:p>05/21/24</text:p>
          </table:table-cell>
          <table:table-cell table:number-columns-repeated="2"/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FORGIVE YOU</text:p>
          </table:table-cell>
          <table:table-cell office:value-type="string" calcext:value-type="string">
            <text:p>05_May</text:p>
          </table:table-cell>
          <table:table-cell table:formula="of:=IF([.D180]&lt;&gt;&quot;&quot;;1;&quot;&quot;)" office:value-type="float" office:value="1" calcext:value-type="float">
            <text:p>1</text:p>
          </table:table-cell>
          <table:table-cell office:value-type="date" office:date-value="2024-05-22" calcext:value-type="date">
            <text:p>05/22/24</text:p>
          </table:table-cell>
          <table:table-cell table:number-columns-repeated="2"/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Issues</text:p>
          </table:table-cell>
          <table:table-cell office:value-type="string" calcext:value-type="string">
            <text:p>05_May</text:p>
          </table:table-cell>
          <table:table-cell table:formula="of:=IF([.D181]&lt;&gt;&quot;&quot;;1;&quot;&quot;)" office:value-type="float" office:value="1" calcext:value-type="float">
            <text:p>1</text:p>
          </table:table-cell>
          <table:table-cell office:value-type="date" office:date-value="2024-05-23" calcext:value-type="date">
            <text:p>05/23/24</text:p>
          </table:table-cell>
          <table:table-cell table:number-columns-repeated="2"/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SOME GOOD NEWS</text:p>
          </table:table-cell>
          <table:table-cell office:value-type="string" calcext:value-type="string">
            <text:p>05_May</text:p>
          </table:table-cell>
          <table:table-cell table:formula="of:=IF([.D182]&lt;&gt;&quot;&quot;;1;&quot;&quot;)" office:value-type="float" office:value="1" calcext:value-type="float">
            <text:p>1</text:p>
          </table:table-cell>
          <table:table-cell office:value-type="date" office:date-value="2024-05-24" calcext:value-type="date">
            <text:p>05/24/24</text:p>
          </table:table-cell>
          <table:table-cell table:number-columns-repeated="2"/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to Press On</text:p>
          </table:table-cell>
          <table:table-cell office:value-type="string" calcext:value-type="string">
            <text:p>05_May</text:p>
          </table:table-cell>
          <table:table-cell table:formula="of:=IF([.D183]&lt;&gt;&quot;&quot;;1;&quot;&quot;)" office:value-type="float" office:value="1" calcext:value-type="float">
            <text:p>1</text:p>
          </table:table-cell>
          <table:table-cell office:value-type="date" office:date-value="2024-05-25" calcext:value-type="date">
            <text:p>05/25/24</text:p>
          </table:table-cell>
          <table:table-cell table:number-columns-repeated="2"/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TA PRAY</text:p>
          </table:table-cell>
          <table:table-cell office:value-type="string" calcext:value-type="string">
            <text:p>05_May</text:p>
          </table:table-cell>
          <table:table-cell table:formula="of:=IF([.D184]&lt;&gt;&quot;&quot;;1;&quot;&quot;)" office:value-type="float" office:value="1" calcext:value-type="float">
            <text:p>1</text:p>
          </table:table-cell>
          <table:table-cell office:value-type="date" office:date-value="2024-05-27" calcext:value-type="date">
            <text:p>05/27/24</text:p>
          </table:table-cell>
          <table:table-cell table:number-columns-repeated="2"/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HAVE SEEN THE LORD</text:p>
          </table:table-cell>
          <table:table-cell office:value-type="string" calcext:value-type="string">
            <text:p>05_May</text:p>
          </table:table-cell>
          <table:table-cell table:formula="of:=IF([.D185]&lt;&gt;&quot;&quot;;1;&quot;&quot;)" office:value-type="float" office:value="1" calcext:value-type="float">
            <text:p>1</text:p>
          </table:table-cell>
          <table:table-cell office:value-type="date" office:date-value="2024-05-28" calcext:value-type="date">
            <text:p>05/28/24</text:p>
          </table:table-cell>
          <table:table-cell table:number-columns-repeated="2"/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Know I've Been Changed</text:p>
          </table:table-cell>
          <table:table-cell office:value-type="string" calcext:value-type="string">
            <text:p>05_May</text:p>
          </table:table-cell>
          <table:table-cell table:formula="of:=IF([.D186]&lt;&gt;&quot;&quot;;1;&quot;&quot;)" office:value-type="float" office:value="1" calcext:value-type="float">
            <text:p>1</text:p>
          </table:table-cell>
          <table:table-cell office:value-type="date" office:date-value="2024-05-29" calcext:value-type="date">
            <text:p>05/29/24</text:p>
          </table:table-cell>
          <table:table-cell table:number-columns-repeated="2"/>
        </table:table-row>
        <table:table-row table:style-name="ro2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MAY Be DOWN BUT I'M NOT OUT copy</text:p>
          </table:table-cell>
          <table:table-cell office:value-type="string" calcext:value-type="string">
            <text:p>05_May</text:p>
          </table:table-cell>
          <table:table-cell table:formula="of:=IF([.D187]&lt;&gt;&quot;&quot;;1;&quot;&quot;)" office:value-type="float" office:value="1" calcext:value-type="float">
            <text:p>1</text:p>
          </table:table-cell>
          <table:table-cell office:value-type="date" office:date-value="2024-05-30" calcext:value-type="date">
            <text:p>05/30/24</text:p>
          </table:table-cell>
          <table:table-cell table:number-columns-repeated="2"/>
        </table:table-row>
        <table:table-row table:style-name="ro2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HEE</text:p>
          </table:table-cell>
          <table:table-cell office:value-type="string" calcext:value-type="string">
            <text:p>05_May</text:p>
          </table:table-cell>
          <table:table-cell table:formula="of:=IF([.D188]&lt;&gt;&quot;&quot;;1;&quot;&quot;)" office:value-type="float" office:value="1" calcext:value-type="float">
            <text:p>1</text:p>
          </table:table-cell>
          <table:table-cell office:value-type="date" office:date-value="2024-05-31" calcext:value-type="date">
            <text:p>05/31/24</text:p>
          </table:table-cell>
          <table:table-cell table:number-columns-repeated="2"/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O PRAY</text:p>
          </table:table-cell>
          <table:table-cell office:value-type="string" calcext:value-type="string">
            <text:p>06_Jun</text:p>
          </table:table-cell>
          <table:table-cell table:formula="of:=IF([.D189]&lt;&gt;&quot;&quot;;1;&quot;&quot;)" office:value-type="float" office:value="1" calcext:value-type="float">
            <text:p>1</text:p>
          </table:table-cell>
          <table:table-cell office:value-type="date" office:date-value="2024-06-04" calcext:value-type="date">
            <text:p>06/04/24</text:p>
          </table:table-cell>
          <table:table-cell table:number-columns-repeated="2"/>
        </table:table-row>
        <table:table-row table:style-name="ro2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YOU</text:p>
          </table:table-cell>
          <table:table-cell office:value-type="string" calcext:value-type="string">
            <text:p>06_Jun</text:p>
          </table:table-cell>
          <table:table-cell table:formula="of:=IF([.D190]&lt;&gt;&quot;&quot;;1;&quot;&quot;)" office:value-type="float" office:value="1" calcext:value-type="float">
            <text:p>1</text:p>
          </table:table-cell>
          <table:table-cell office:value-type="date" office:date-value="2024-06-05" calcext:value-type="date">
            <text:p>06/05/24</text:p>
          </table:table-cell>
          <table:table-cell table:number-columns-repeated="2"/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Shall Live and Not Die</text:p>
          </table:table-cell>
          <table:table-cell office:value-type="string" calcext:value-type="string">
            <text:p>06_Jun</text:p>
          </table:table-cell>
          <table:table-cell table:formula="of:=IF([.D191]&lt;&gt;&quot;&quot;;1;&quot;&quot;)" office:value-type="float" office:value="1" calcext:value-type="float">
            <text:p>1</text:p>
          </table:table-cell>
          <table:table-cell office:value-type="date" office:date-value="2024-06-06" calcext:value-type="date">
            <text:p>06/06/24</text:p>
          </table:table-cell>
          <table:table-cell table:number-columns-repeated="2"/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06_Jun</text:p>
          </table:table-cell>
          <table:table-cell table:formula="of:=IF([.D192]&lt;&gt;&quot;&quot;;1;&quot;&quot;)" office:value-type="float" office:value="1" calcext:value-type="float">
            <text:p>1</text:p>
          </table:table-cell>
          <table:table-cell office:value-type="date" office:date-value="2024-06-07" calcext:value-type="date">
            <text:p>06/07/24</text:p>
          </table:table-cell>
          <table:table-cell table:number-columns-repeated="2"/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HIM </text:p>
          </table:table-cell>
          <table:table-cell office:value-type="string" calcext:value-type="string">
            <text:p>06_Jun</text:p>
          </table:table-cell>
          <table:table-cell table:formula="of:=IF([.D193]&lt;&gt;&quot;&quot;;1;&quot;&quot;)" office:value-type="float" office:value="1" calcext:value-type="float">
            <text:p>1</text:p>
          </table:table-cell>
          <table:table-cell office:value-type="date" office:date-value="2024-06-09" calcext:value-type="date">
            <text:p>06/09/24</text:p>
          </table:table-cell>
          <table:table-cell table:number-columns-repeated="2"/>
        </table:table-row>
        <table:table-row table:style-name="ro2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You</text:p>
          </table:table-cell>
          <table:table-cell office:value-type="string" calcext:value-type="string">
            <text:p>06_Jun</text:p>
          </table:table-cell>
          <table:table-cell table:formula="of:=IF([.D194]&lt;&gt;&quot;&quot;;1;&quot;&quot;)" office:value-type="float" office:value="1" calcext:value-type="float">
            <text:p>1</text:p>
          </table:table-cell>
          <table:table-cell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Coming Out</text:p>
          </table:table-cell>
          <table:table-cell office:value-type="string" calcext:value-type="string">
            <text:p>06_Jun</text:p>
          </table:table-cell>
          <table:table-cell table:formula="of:=IF([.D195]&lt;&gt;&quot;&quot;;1;&quot;&quot;)" office:value-type="float" office:value="1" calcext:value-type="float">
            <text:p>1</text:p>
          </table:table-cell>
          <table:table-cell office:value-type="date" office:date-value="2024-06-11" calcext:value-type="date">
            <text:p>06/11/24</text:p>
          </table:table-cell>
          <table:table-cell table:number-columns-repeated="2"/>
        </table:table-row>
        <table:table-row table:style-name="ro2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Still Standing</text:p>
          </table:table-cell>
          <table:table-cell office:value-type="string" calcext:value-type="string">
            <text:p>06_Jun</text:p>
          </table:table-cell>
          <table:table-cell table:formula="of:=IF([.D196]&lt;&gt;&quot;&quot;;1;&quot;&quot;)" office:value-type="float" office:value="1" calcext:value-type="float">
            <text:p>1</text:p>
          </table:table-cell>
          <table:table-cell office:value-type="date" office:date-value="2024-06-14" calcext:value-type="date">
            <text:p>06/14/24</text:p>
          </table:table-cell>
          <table:table-cell table:number-columns-repeated="2"/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BOUND TO PRAISE YOU</text:p>
          </table:table-cell>
          <table:table-cell office:value-type="string" calcext:value-type="string">
            <text:p>06_Jun</text:p>
          </table:table-cell>
          <table:table-cell table:formula="of:=IF([.D197]&lt;&gt;&quot;&quot;;1;&quot;&quot;)" office:value-type="float" office:value="1" calcext:value-type="float">
            <text:p>1</text:p>
          </table:table-cell>
          <table:table-cell office:value-type="date" office:date-value="2024-06-16" calcext:value-type="date">
            <text:p>06/16/24</text:p>
          </table:table-cell>
          <table:table-cell table:number-columns-repeated="2"/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in His Hands</text:p>
          </table:table-cell>
          <table:table-cell office:value-type="string" calcext:value-type="string">
            <text:p>06_Jun</text:p>
          </table:table-cell>
          <table:table-cell table:formula="of:=IF([.D198]&lt;&gt;&quot;&quot;;1;&quot;&quot;)" office:value-type="float" office:value="1" calcext:value-type="float">
            <text:p>1</text:p>
          </table:table-cell>
          <table:table-cell office:value-type="date" office:date-value="2024-06-17" calcext:value-type="date">
            <text:p>06/17/24</text:p>
          </table:table-cell>
          <table:table-cell table:number-columns-repeated="2"/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TOO CLOSE TO STOP NOW</text:p>
          </table:table-cell>
          <table:table-cell office:value-type="string" calcext:value-type="string">
            <text:p>06_Jun</text:p>
          </table:table-cell>
          <table:table-cell table:formula="of:=IF([.D199]&lt;&gt;&quot;&quot;;1;&quot;&quot;)" office:value-type="float" office:value="1" calcext:value-type="float">
            <text:p>1</text:p>
          </table:table-cell>
          <table:table-cell office:value-type="date" office:date-value="2024-06-21" calcext:value-type="date">
            <text:p>06/21/24</text:p>
          </table:table-cell>
          <table:table-cell table:number-columns-repeated="2"/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f God be for us!</text:p>
          </table:table-cell>
          <table:table-cell office:value-type="string" calcext:value-type="string">
            <text:p>06_Jun</text:p>
          </table:table-cell>
          <table:table-cell table:formula="of:=IF([.D200]&lt;&gt;&quot;&quot;;1;&quot;&quot;)" office:value-type="float" office:value="1" calcext:value-type="float">
            <text:p>1</text:p>
          </table:table-cell>
          <table:table-cell office:value-type="date" office:date-value="2024-06-22" calcext:value-type="date">
            <text:p>06/22/24</text:p>
          </table:table-cell>
          <table:table-cell table:number-columns-repeated="2"/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MY FATHER'S HOUSE</text:p>
          </table:table-cell>
          <table:table-cell office:value-type="string" calcext:value-type="string">
            <text:p>06_Jun</text:p>
          </table:table-cell>
          <table:table-cell table:formula="of:=IF([.D201]&lt;&gt;&quot;&quot;;1;&quot;&quot;)" office:value-type="float" office:value="1" calcext:value-type="float">
            <text:p>1</text:p>
          </table:table-cell>
          <table:table-cell office:value-type="date" office:date-value="2024-06-23" calcext:value-type="date">
            <text:p>06/23/24</text:p>
          </table:table-cell>
          <table:table-cell table:number-columns-repeated="2"/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IN MY FATHER’S HOUSE II</text:p>
          </table:table-cell>
          <table:table-cell office:value-type="string" calcext:value-type="string">
            <text:p>06_Jun</text:p>
          </table:table-cell>
          <table:table-cell table:formula="of:=IF([.D202]&lt;&gt;&quot;&quot;;1;&quot;&quot;)" office:value-type="float" office:value="1" calcext:value-type="float">
            <text:p>1</text:p>
          </table:table-cell>
          <table:table-cell office:value-type="date" office:date-value="2024-06-24" calcext:value-type="date">
            <text:p>06/24/24</text:p>
          </table:table-cell>
          <table:table-cell table:number-columns-repeated="2"/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Middle of It</text:p>
          </table:table-cell>
          <table:table-cell office:value-type="string" calcext:value-type="string">
            <text:p>06_Jun</text:p>
          </table:table-cell>
          <table:table-cell table:formula="of:=IF([.D203]&lt;&gt;&quot;&quot;;1;&quot;&quot;)" office:value-type="float" office:value="1" calcext:value-type="float">
            <text:p>1</text:p>
          </table:table-cell>
          <table:table-cell office:value-type="date" office:date-value="2024-06-25" calcext:value-type="date">
            <text:p>06/25/24</text:p>
          </table:table-cell>
          <table:table-cell table:number-columns-repeated="2"/>
        </table:table-row>
        <table:table-row table:style-name="ro2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Midnight Hour</text:p>
          </table:table-cell>
          <table:table-cell office:value-type="string" calcext:value-type="string">
            <text:p>06_Jun</text:p>
          </table:table-cell>
          <table:table-cell table:formula="of:=IF([.D204]&lt;&gt;&quot;&quot;;1;&quot;&quot;)" office:value-type="float" office:value="1" calcext:value-type="float">
            <text:p>1</text:p>
          </table:table-cell>
          <table:table-cell office:value-type="date" office:date-value="2024-06-26" calcext:value-type="date">
            <text:p>06/26/24</text:p>
          </table:table-cell>
          <table:table-cell table:number-columns-repeated="2"/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 THE RIGHT POSITION</text:p>
          </table:table-cell>
          <table:table-cell office:value-type="string" calcext:value-type="string">
            <text:p>06_Jun</text:p>
          </table:table-cell>
          <table:table-cell table:formula="of:=IF([.D205]&lt;&gt;&quot;&quot;;1;&quot;&quot;)" office:value-type="float" office:value="1" calcext:value-type="float">
            <text:p>1</text:p>
          </table:table-cell>
          <table:table-cell office:value-type="date" office:date-value="2024-06-27" calcext:value-type="date">
            <text:p>06/27/24</text:p>
          </table:table-cell>
          <table:table-cell table:number-columns-repeated="2"/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sanity vs Christianity</text:p>
          </table:table-cell>
          <table:table-cell office:value-type="string" calcext:value-type="string">
            <text:p>06_Jun</text:p>
          </table:table-cell>
          <table:table-cell table:formula="of:=IF([.D206]&lt;&gt;&quot;&quot;;1;&quot;&quot;)" office:value-type="float" office:value="1" calcext:value-type="float">
            <text:p>1</text:p>
          </table:table-cell>
          <table:table-cell office:value-type="date" office:date-value="2024-06-28" calcext:value-type="date">
            <text:p>06/28/24</text:p>
          </table:table-cell>
          <table:table-cell table:number-columns-repeated="2"/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NVITE HIM IN YOUR DAY</text:p>
          </table:table-cell>
          <table:table-cell office:value-type="string" calcext:value-type="string">
            <text:p>06_Jun</text:p>
          </table:table-cell>
          <table:table-cell table:formula="of:=IF([.D207]&lt;&gt;&quot;&quot;;1;&quot;&quot;)" office:value-type="float" office:value="1" calcext:value-type="float">
            <text:p>1</text:p>
          </table:table-cell>
          <table:table-cell office:value-type="date" office:date-value="2024-06-29" calcext:value-type="date">
            <text:p>06/29/24</text:p>
          </table:table-cell>
          <table:table-cell table:number-columns-repeated="2"/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AIN'T OVER YET</text:p>
          </table:table-cell>
          <table:table-cell office:value-type="string" calcext:value-type="string">
            <text:p>06_Jun</text:p>
          </table:table-cell>
          <table:table-cell table:formula="of:=IF([.D208]&lt;&gt;&quot;&quot;;1;&quot;&quot;)" office:value-type="float" office:value="1" calcext:value-type="float">
            <text:p>1</text:p>
          </table:table-cell>
          <table:table-cell office:value-type="date" office:date-value="2024-06-30" calcext:value-type="date">
            <text:p>06/30/24</text:p>
          </table:table-cell>
          <table:table-cell table:number-columns-repeated="2"/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SPREADS LIKE CANCER</text:p>
          </table:table-cell>
          <table:table-cell office:value-type="string" calcext:value-type="string">
            <text:p>07_July</text:p>
          </table:table-cell>
          <table:table-cell table:formula="of:=IF([.D209]&lt;&gt;&quot;&quot;;1;&quot;&quot;)" office:value-type="float" office:value="1" calcext:value-type="float">
            <text:p>1</text:p>
          </table:table-cell>
          <table:table-cell office:value-type="date" office:date-value="2024-07-02" calcext:value-type="date">
            <text:p>07/02/24</text:p>
          </table:table-cell>
          <table:table-cell table:number-columns-repeated="2"/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 WONT WORK</text:p>
          </table:table-cell>
          <table:table-cell office:value-type="string" calcext:value-type="string">
            <text:p>07_July</text:p>
          </table:table-cell>
          <table:table-cell table:formula="of:=IF([.D210]&lt;&gt;&quot;&quot;;1;&quot;&quot;)" office:value-type="float" office:value="1" calcext:value-type="float">
            <text:p>1</text:p>
          </table:table-cell>
          <table:table-cell office:value-type="date" office:date-value="2024-07-03" calcext:value-type="date">
            <text:p>07/03/24</text:p>
          </table:table-cell>
          <table:table-cell table:number-columns-repeated="2"/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ALL GOOD</text:p>
          </table:table-cell>
          <table:table-cell office:value-type="string" calcext:value-type="string">
            <text:p>07_July</text:p>
          </table:table-cell>
          <table:table-cell table:formula="of:=IF([.D211]&lt;&gt;&quot;&quot;;1;&quot;&quot;)" office:value-type="float" office:value="1" calcext:value-type="float">
            <text:p>1</text:p>
          </table:table-cell>
          <table:table-cell office:value-type="date" office:date-value="2024-07-04" calcext:value-type="date">
            <text:p>07/04/24</text:p>
          </table:table-cell>
          <table:table-cell table:number-columns-repeated="2"/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!</text:p>
          </table:table-cell>
          <table:table-cell office:value-type="string" calcext:value-type="string">
            <text:p>07_July</text:p>
          </table:table-cell>
          <table:table-cell table:formula="of:=IF([.D212]&lt;&gt;&quot;&quot;;1;&quot;&quot;)" office:value-type="float" office:value="1" calcext:value-type="float">
            <text:p>1</text:p>
          </table:table-cell>
          <table:table-cell office:value-type="date" office:date-value="2024-07-05" calcext:value-type="date">
            <text:p>07/05/24</text:p>
          </table:table-cell>
          <table:table-cell table:number-columns-repeated="2"/>
        </table:table-row>
        <table:table-row table:style-name="ro2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IN YOUR MIND</text:p>
          </table:table-cell>
          <table:table-cell office:value-type="string" calcext:value-type="string">
            <text:p>07_July</text:p>
          </table:table-cell>
          <table:table-cell table:formula="of:=IF([.D213]&lt;&gt;&quot;&quot;;1;&quot;&quot;)" office:value-type="float" office:value="1" calcext:value-type="float">
            <text:p>1</text:p>
          </table:table-cell>
          <table:table-cell office:value-type="date" office:date-value="2024-07-06" calcext:value-type="date">
            <text:p>07/06/24</text:p>
          </table:table-cell>
          <table:table-cell table:number-columns-repeated="2"/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Not Your Fight</text:p>
          </table:table-cell>
          <table:table-cell office:value-type="string" calcext:value-type="string">
            <text:p>07_July</text:p>
          </table:table-cell>
          <table:table-cell table:formula="of:=IF([.D214]&lt;&gt;&quot;&quot;;1;&quot;&quot;)" office:value-type="float" office:value="1" calcext:value-type="float">
            <text:p>1</text:p>
          </table:table-cell>
          <table:table-cell office:value-type="date" office:date-value="2024-07-07" calcext:value-type="date">
            <text:p>07/07/24</text:p>
          </table:table-cell>
          <table:table-cell table:number-columns-repeated="2"/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Your Turn</text:p>
          </table:table-cell>
          <table:table-cell office:value-type="string" calcext:value-type="string">
            <text:p>07_July</text:p>
          </table:table-cell>
          <table:table-cell table:formula="of:=IF([.D215]&lt;&gt;&quot;&quot;;1;&quot;&quot;)" office:value-type="float" office:value="1" calcext:value-type="float">
            <text:p>1</text:p>
          </table:table-cell>
          <table:table-cell office:value-type="date" office:date-value="2024-07-08" calcext:value-type="date">
            <text:p>07/08/24</text:p>
          </table:table-cell>
          <table:table-cell table:number-columns-repeated="2"/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’s in the valley</text:p>
          </table:table-cell>
          <table:table-cell office:value-type="string" calcext:value-type="string">
            <text:p>07_July</text:p>
          </table:table-cell>
          <table:table-cell table:formula="of:=IF([.D216]&lt;&gt;&quot;&quot;;1;&quot;&quot;)" office:value-type="float" office:value="1" calcext:value-type="float">
            <text:p>1</text:p>
          </table:table-cell>
          <table:table-cell office:value-type="date" office:date-value="2024-07-09" calcext:value-type="date">
            <text:p>07/09/24</text:p>
          </table:table-cell>
          <table:table-cell table:number-columns-repeated="2"/>
        </table:table-row>
        <table:table-row table:style-name="ro2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’s Not Over Yet</text:p>
          </table:table-cell>
          <table:table-cell office:value-type="string" calcext:value-type="string">
            <text:p>07_July</text:p>
          </table:table-cell>
          <table:table-cell table:formula="of:=IF([.D217]&lt;&gt;&quot;&quot;;1;&quot;&quot;)" office:value-type="float" office:value="1" calcext:value-type="float">
            <text:p>1</text:p>
          </table:table-cell>
          <table:table-cell office:value-type="date" office:date-value="2024-07-10" calcext:value-type="date">
            <text:p>07/10/24</text:p>
          </table:table-cell>
          <table:table-cell table:number-columns-repeated="2"/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ALL GOD</text:p>
          </table:table-cell>
          <table:table-cell office:value-type="string" calcext:value-type="string">
            <text:p>07_July</text:p>
          </table:table-cell>
          <table:table-cell table:formula="of:=IF([.D218]&lt;&gt;&quot;&quot;;1;&quot;&quot;)" office:value-type="float" office:value="1" calcext:value-type="float">
            <text:p>1</text:p>
          </table:table-cell>
          <table:table-cell office:value-type="date" office:date-value="2024-07-11" calcext:value-type="date">
            <text:p>07/11/24</text:p>
          </table:table-cell>
          <table:table-cell table:number-columns-repeated="2"/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</text:p>
          </table:table-cell>
          <table:table-cell office:value-type="string" calcext:value-type="string">
            <text:p>07_July</text:p>
          </table:table-cell>
          <table:table-cell table:formula="of:=IF([.D219]&lt;&gt;&quot;&quot;;1;&quot;&quot;)" office:value-type="float" office:value="1" calcext:value-type="float">
            <text:p>1</text:p>
          </table:table-cell>
          <table:table-cell office:value-type="date" office:date-value="2024-07-12" calcext:value-type="date">
            <text:p>07/12/24</text:p>
          </table:table-cell>
          <table:table-cell table:number-columns-repeated="2"/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R PRAISE</text:p>
          </table:table-cell>
          <table:table-cell office:value-type="string" calcext:value-type="string">
            <text:p>07_July</text:p>
          </table:table-cell>
          <table:table-cell table:formula="of:=IF([.D220]&lt;&gt;&quot;&quot;;1;&quot;&quot;)" office:value-type="float" office:value="1" calcext:value-type="float">
            <text:p>1</text:p>
          </table:table-cell>
          <table:table-cell office:value-type="date" office:date-value="2024-07-13" calcext:value-type="date">
            <text:p>07/13/24</text:p>
          </table:table-cell>
          <table:table-cell table:number-columns-repeated="2"/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ITS SATURDAY, BUT SUNDAY IS COMING</text:p>
          </table:table-cell>
          <table:table-cell office:value-type="string" calcext:value-type="string">
            <text:p>07_July</text:p>
          </table:table-cell>
          <table:table-cell table:formula="of:=IF([.D221]&lt;&gt;&quot;&quot;;1;&quot;&quot;)" office:value-type="float" office:value="1" calcext:value-type="float">
            <text:p>1</text:p>
          </table:table-cell>
          <table:table-cell office:value-type="date" office:date-value="2024-07-14" calcext:value-type="date">
            <text:p>07/14/24</text:p>
          </table:table-cell>
          <table:table-cell table:number-columns-repeated="2"/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WHO DO GOD SAY THAT I AM!</text:p>
          </table:table-cell>
          <table:table-cell office:value-type="string" calcext:value-type="string">
            <text:p>07_July</text:p>
          </table:table-cell>
          <table:table-cell table:formula="of:=IF([.D222]&lt;&gt;&quot;&quot;;1;&quot;&quot;)" office:value-type="float" office:value="1" calcext:value-type="float">
            <text:p>1</text:p>
          </table:table-cell>
          <table:table-cell office:value-type="date" office:date-value="2024-07-15" calcext:value-type="date">
            <text:p>07/15/24</text:p>
          </table:table-cell>
          <table:table-cell table:number-columns-repeated="2"/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WORTH SAVING</text:p>
          </table:table-cell>
          <table:table-cell office:value-type="string" calcext:value-type="string">
            <text:p>07_July</text:p>
          </table:table-cell>
          <table:table-cell table:formula="of:=IF([.D223]&lt;&gt;&quot;&quot;;1;&quot;&quot;)" office:value-type="float" office:value="1" calcext:value-type="float">
            <text:p>1</text:p>
          </table:table-cell>
          <table:table-cell office:value-type="date" office:date-value="2024-07-16" calcext:value-type="date">
            <text:p>07/16/24</text:p>
          </table:table-cell>
          <table:table-cell table:number-columns-repeated="2"/>
        </table:table-row>
        <table:table-row table:style-name="ro3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Saves</text:p>
          </table:table-cell>
          <table:table-cell office:value-type="string" calcext:value-type="string">
            <text:p>07_July</text:p>
          </table:table-cell>
          <table:table-cell table:formula="of:=IF([.D224]&lt;&gt;&quot;&quot;;1;&quot;&quot;)" office:value-type="float" office:value="1" calcext:value-type="float">
            <text:p>1</text:p>
          </table:table-cell>
          <table:table-cell office:value-type="date" office:date-value="2024-07-17" calcext:value-type="date">
            <text:p>07/17/24</text:p>
          </table:table-cell>
          <table:table-cell table:number-columns-repeated="2"/>
        </table:table-row>
        <table:table-row table:style-name="ro3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LITTLE BIT </text:p>
          </table:table-cell>
          <table:table-cell office:value-type="string" calcext:value-type="string">
            <text:p>07_July</text:p>
          </table:table-cell>
          <table:table-cell table:formula="of:=IF([.D225]&lt;&gt;&quot;&quot;;1;&quot;&quot;)" office:value-type="float" office:value="1" calcext:value-type="float">
            <text:p>1</text:p>
          </table:table-cell>
          <table:table-cell office:value-type="date" office:date-value="2024-07-18" calcext:value-type="date">
            <text:p>07/18/24</text:p>
          </table:table-cell>
          <table:table-cell table:number-columns-repeated="2"/>
        </table:table-row>
        <table:table-row table:style-name="ro3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TOUCH</text:p>
          </table:table-cell>
          <table:table-cell office:value-type="string" calcext:value-type="string">
            <text:p>07_July</text:p>
          </table:table-cell>
          <table:table-cell table:formula="of:=IF([.D226]&lt;&gt;&quot;&quot;;1;&quot;&quot;)" office:value-type="float" office:value="1" calcext:value-type="float">
            <text:p>1</text:p>
          </table:table-cell>
          <table:table-cell office:value-type="date" office:date-value="2024-07-19" calcext:value-type="date">
            <text:p>07/19/24</text:p>
          </table:table-cell>
          <table:table-cell table:number-columns-repeated="2"/>
        </table:table-row>
        <table:table-row table:style-name="ro3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Can't Quit </text:p>
          </table:table-cell>
          <table:table-cell office:value-type="string" calcext:value-type="string">
            <text:p>07_July</text:p>
          </table:table-cell>
          <table:table-cell table:formula="of:=IF([.D227]&lt;&gt;&quot;&quot;;1;&quot;&quot;)" office:value-type="float" office:value="1" calcext:value-type="float">
            <text:p>1</text:p>
          </table:table-cell>
          <table:table-cell office:value-type="date" office:date-value="2024-07-21" calcext:value-type="date">
            <text:p>07/21/24</text:p>
          </table:table-cell>
          <table:table-cell table:number-columns-repeated="2"/>
        </table:table-row>
        <table:table-row table:style-name="ro3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GIVE ME JESUS</text:p>
          </table:table-cell>
          <table:table-cell office:value-type="string" calcext:value-type="string">
            <text:p>07_July</text:p>
          </table:table-cell>
          <table:table-cell table:formula="of:=IF([.D228]&lt;&gt;&quot;&quot;;1;&quot;&quot;)" office:value-type="float" office:value="1" calcext:value-type="float">
            <text:p>1</text:p>
          </table:table-cell>
          <table:table-cell office:value-type="date" office:date-value="2024-07-22" calcext:value-type="date">
            <text:p>07/22/24</text:p>
          </table:table-cell>
          <table:table-cell table:number-columns-repeated="2"/>
        </table:table-row>
        <table:table-row table:style-name="ro3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Hold On</text:p>
          </table:table-cell>
          <table:table-cell office:value-type="string" calcext:value-type="string">
            <text:p>07_July</text:p>
          </table:table-cell>
          <table:table-cell table:formula="of:=IF([.D229]&lt;&gt;&quot;&quot;;1;&quot;&quot;)" office:value-type="float" office:value="1" calcext:value-type="float">
            <text:p>1</text:p>
          </table:table-cell>
          <table:table-cell office:value-type="date" office:date-value="2024-07-23" calcext:value-type="date">
            <text:p>07/23/24</text:p>
          </table:table-cell>
          <table:table-cell table:number-columns-repeated="2"/>
        </table:table-row>
        <table:table-row table:style-name="ro3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NOW YOUR WORTH</text:p>
          </table:table-cell>
          <table:table-cell office:value-type="string" calcext:value-type="string">
            <text:p>07_July</text:p>
          </table:table-cell>
          <table:table-cell table:formula="of:=IF([.D230]&lt;&gt;&quot;&quot;;1;&quot;&quot;)" office:value-type="float" office:value="1" calcext:value-type="float">
            <text:p>1</text:p>
          </table:table-cell>
          <table:table-cell office:value-type="date" office:date-value="2024-07-24" calcext:value-type="date">
            <text:p>07/24/24</text:p>
          </table:table-cell>
          <table:table-cell table:number-columns-repeated="2"/>
        </table:table-row>
        <table:table-row table:style-name="ro3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YING A SOLID FOUNDATION</text:p>
          </table:table-cell>
          <table:table-cell office:value-type="string" calcext:value-type="string">
            <text:p>07_July</text:p>
          </table:table-cell>
          <table:table-cell table:formula="of:=IF([.D231]&lt;&gt;&quot;&quot;;1;&quot;&quot;)" office:value-type="float" office:value="1" calcext:value-type="float">
            <text:p>1</text:p>
          </table:table-cell>
          <table:table-cell office:value-type="date" office:date-value="2024-07-25" calcext:value-type="date">
            <text:p>07/25/24</text:p>
          </table:table-cell>
          <table:table-cell table:number-columns-repeated="2"/>
        </table:table-row>
        <table:table-row table:style-name="ro3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GOD DELIVER YOU FROM YOUR PAST</text:p>
          </table:table-cell>
          <table:table-cell office:value-type="string" calcext:value-type="string">
            <text:p>07_July</text:p>
          </table:table-cell>
          <table:table-cell table:formula="of:=IF([.D232]&lt;&gt;&quot;&quot;;1;&quot;&quot;)" office:value-type="float" office:value="1" calcext:value-type="float">
            <text:p>1</text:p>
          </table:table-cell>
          <table:table-cell office:value-type="date" office:date-value="2024-07-26" calcext:value-type="date">
            <text:p>07/26/24</text:p>
          </table:table-cell>
          <table:table-cell table:number-columns-repeated="2"/>
        </table:table-row>
        <table:table-row table:style-name="ro3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IT GO</text:p>
          </table:table-cell>
          <table:table-cell office:value-type="string" calcext:value-type="string">
            <text:p>07_July</text:p>
          </table:table-cell>
          <table:table-cell table:formula="of:=IF([.D233]&lt;&gt;&quot;&quot;;1;&quot;&quot;)" office:value-type="float" office:value="1" calcext:value-type="float">
            <text:p>1</text:p>
          </table:table-cell>
          <table:table-cell office:value-type="date" office:date-value="2024-07-27" calcext:value-type="date">
            <text:p>07/27/24</text:p>
          </table:table-cell>
          <table:table-cell table:number-columns-repeated="2"/>
        </table:table-row>
        <table:table-row table:style-name="ro3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IT SHINE</text:p>
          </table:table-cell>
          <table:table-cell office:value-type="string" calcext:value-type="string">
            <text:p>07_July</text:p>
          </table:table-cell>
          <table:table-cell table:formula="of:=IF([.D234]&lt;&gt;&quot;&quot;;1;&quot;&quot;)" office:value-type="float" office:value="1" calcext:value-type="float">
            <text:p>1</text:p>
          </table:table-cell>
          <table:table-cell office:value-type="date" office:date-value="2024-07-28" calcext:value-type="date">
            <text:p>07/28/24</text:p>
          </table:table-cell>
          <table:table-cell table:number-columns-repeated="2"/>
        </table:table-row>
        <table:table-row table:style-name="ro3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the Church Say Amen</text:p>
          </table:table-cell>
          <table:table-cell office:value-type="string" calcext:value-type="string">
            <text:p>07_July</text:p>
          </table:table-cell>
          <table:table-cell table:formula="of:=IF([.D235]&lt;&gt;&quot;&quot;;1;&quot;&quot;)" office:value-type="float" office:value="1" calcext:value-type="float">
            <text:p>1</text:p>
          </table:table-cell>
          <table:table-cell office:value-type="date" office:date-value="2024-07-29" calcext:value-type="date">
            <text:p>07/29/24</text:p>
          </table:table-cell>
          <table:table-cell table:number-columns-repeated="2"/>
        </table:table-row>
        <table:table-row table:style-name="ro3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THE CHURCH STAND UP</text:p>
          </table:table-cell>
          <table:table-cell office:value-type="string" calcext:value-type="string">
            <text:p>07_July</text:p>
          </table:table-cell>
          <table:table-cell table:formula="of:=IF([.D236]&lt;&gt;&quot;&quot;;1;&quot;&quot;)" office:value-type="float" office:value="1" calcext:value-type="float">
            <text:p>1</text:p>
          </table:table-cell>
          <table:table-cell office:value-type="date" office:date-value="2024-07-31" calcext:value-type="date">
            <text:p>07/31/24</text:p>
          </table:table-cell>
          <table:table-cell table:number-columns-repeated="2"/>
        </table:table-row>
        <table:table-row table:style-name="ro3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US GO INTO THE HOUSE OF THE LORD</text:p>
          </table:table-cell>
          <table:table-cell office:value-type="string" calcext:value-type="string">
            <text:p>08_Aug</text:p>
          </table:table-cell>
          <table:table-cell table:formula="of:=IF([.D237]&lt;&gt;&quot;&quot;;1;&quot;&quot;)" office:value-type="float" office:value="1" calcext:value-type="float">
            <text:p>1</text:p>
          </table:table-cell>
          <table:table-cell office:value-type="date" office:date-value="2024-08-03" calcext:value-type="date">
            <text:p>08/03/24</text:p>
          </table:table-cell>
          <table:table-cell table:number-columns-repeated="2"/>
        </table:table-row>
        <table:table-row table:style-name="ro3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et Together</text:p>
          </table:table-cell>
          <table:table-cell office:value-type="string" calcext:value-type="string">
            <text:p>08_Aug</text:p>
          </table:table-cell>
          <table:table-cell table:formula="of:=IF([.D238]&lt;&gt;&quot;&quot;;1;&quot;&quot;)" office:value-type="float" office:value="1" calcext:value-type="float">
            <text:p>1</text:p>
          </table:table-cell>
          <table:table-cell office:value-type="date" office:date-value="2024-08-04" calcext:value-type="date">
            <text:p>08/04/24</text:p>
          </table:table-cell>
          <table:table-cell table:number-columns-repeated="2"/>
        </table:table-row>
        <table:table-row table:style-name="ro3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On</text:p>
          </table:table-cell>
          <table:table-cell office:value-type="string" calcext:value-type="string">
            <text:p>08_Aug</text:p>
          </table:table-cell>
          <table:table-cell table:formula="of:=IF([.D239]&lt;&gt;&quot;&quot;;1;&quot;&quot;)" office:value-type="float" office:value="1" calcext:value-type="float">
            <text:p>1</text:p>
          </table:table-cell>
          <table:table-cell office:value-type="date" office:date-value="2024-08-05" calcext:value-type="date">
            <text:p>08/05/24</text:p>
          </table:table-cell>
          <table:table-cell table:number-columns-repeated="2"/>
        </table:table-row>
        <table:table-row table:style-name="ro3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TO SUNDAY SCHOOL</text:p>
          </table:table-cell>
          <table:table-cell office:value-type="string" calcext:value-type="string">
            <text:p>08_Aug</text:p>
          </table:table-cell>
          <table:table-cell table:formula="of:=IF([.D240]&lt;&gt;&quot;&quot;;1;&quot;&quot;)" office:value-type="float" office:value="1" calcext:value-type="float">
            <text:p>1</text:p>
          </table:table-cell>
          <table:table-cell office:value-type="date" office:date-value="2024-08-06" calcext:value-type="date">
            <text:p>08/06/24</text:p>
          </table:table-cell>
          <table:table-cell table:number-columns-repeated="2"/>
        </table:table-row>
        <table:table-row table:style-name="ro3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S GO BACK TO CHURCH</text:p>
          </table:table-cell>
          <table:table-cell office:value-type="string" calcext:value-type="string">
            <text:p>08_Aug</text:p>
          </table:table-cell>
          <table:table-cell table:formula="of:=IF([.D241]&lt;&gt;&quot;&quot;;1;&quot;&quot;)" office:value-type="float" office:value="1" calcext:value-type="float">
            <text:p>1</text:p>
          </table:table-cell>
          <table:table-cell office:value-type="date" office:date-value="2024-08-07" calcext:value-type="date">
            <text:p>08/07/24</text:p>
          </table:table-cell>
          <table:table-cell table:number-columns-repeated="2"/>
        </table:table-row>
        <table:table-row table:style-name="ro3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VING ON PURPOSE</text:p>
          </table:table-cell>
          <table:table-cell office:value-type="string" calcext:value-type="string">
            <text:p>08_Aug</text:p>
          </table:table-cell>
          <table:table-cell table:formula="of:=IF([.D242]&lt;&gt;&quot;&quot;;1;&quot;&quot;)" office:value-type="float" office:value="1" calcext:value-type="float">
            <text:p>1</text:p>
          </table:table-cell>
          <table:table-cell office:value-type="date" office:date-value="2024-08-08" calcext:value-type="date">
            <text:p>08/08/24</text:p>
          </table:table-cell>
          <table:table-cell table:number-columns-repeated="2"/>
        </table:table-row>
        <table:table-row table:style-name="ro3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08_Aug</text:p>
          </table:table-cell>
          <table:table-cell table:formula="of:=IF([.D243]&lt;&gt;&quot;&quot;;1;&quot;&quot;)" office:value-type="float" office:value="1" calcext:value-type="float">
            <text:p>1</text:p>
          </table:table-cell>
          <table:table-cell office:value-type="date" office:date-value="2024-08-09" calcext:value-type="date">
            <text:p>08/09/24</text:p>
          </table:table-cell>
          <table:table-cell table:number-columns-repeated="2"/>
        </table:table-row>
        <table:table-row table:style-name="ro3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IN THE MIRROR</text:p>
          </table:table-cell>
          <table:table-cell office:value-type="string" calcext:value-type="string">
            <text:p>08_Aug</text:p>
          </table:table-cell>
          <table:table-cell table:formula="of:=IF([.D244]&lt;&gt;&quot;&quot;;1;&quot;&quot;)" office:value-type="float" office:value="1" calcext:value-type="float">
            <text:p>1</text:p>
          </table:table-cell>
          <table:table-cell office:value-type="date" office:date-value="2024-08-10" calcext:value-type="date">
            <text:p>08/10/24</text:p>
          </table:table-cell>
          <table:table-cell table:number-columns-repeated="2"/>
        </table:table-row>
        <table:table-row table:style-name="ro3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in the Right Direction</text:p>
          </table:table-cell>
          <table:table-cell office:value-type="string" calcext:value-type="string">
            <text:p>08_Aug</text:p>
          </table:table-cell>
          <table:table-cell table:formula="of:=IF([.D245]&lt;&gt;&quot;&quot;;1;&quot;&quot;)" office:value-type="float" office:value="1" calcext:value-type="float">
            <text:p>1</text:p>
          </table:table-cell>
          <table:table-cell office:value-type="date" office:date-value="2024-08-12" calcext:value-type="date">
            <text:p>08/12/24</text:p>
          </table:table-cell>
          <table:table-cell table:number-columns-repeated="2"/>
        </table:table-row>
        <table:table-row table:style-name="ro3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Up When Life Has Got You Down</text:p>
          </table:table-cell>
          <table:table-cell office:value-type="string" calcext:value-type="string">
            <text:p>08_Aug</text:p>
          </table:table-cell>
          <table:table-cell table:formula="of:=IF([.D246]&lt;&gt;&quot;&quot;;1;&quot;&quot;)" office:value-type="float" office:value="1" calcext:value-type="float">
            <text:p>1</text:p>
          </table:table-cell>
          <table:table-cell office:value-type="date" office:date-value="2024-08-13" calcext:value-type="date">
            <text:p>08/13/24</text:p>
          </table:table-cell>
          <table:table-cell table:number-columns-repeated="2"/>
        </table:table-row>
        <table:table-row table:style-name="ro3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OKING UP WHEN LIFE HAVE YOU DOWN</text:p>
          </table:table-cell>
          <table:table-cell office:value-type="string" calcext:value-type="string">
            <text:p>08_Aug</text:p>
          </table:table-cell>
          <table:table-cell table:formula="of:=IF([.D247]&lt;&gt;&quot;&quot;;1;&quot;&quot;)" office:value-type="float" office:value="1" calcext:value-type="float">
            <text:p>1</text:p>
          </table:table-cell>
          <table:table-cell office:value-type="date" office:date-value="2024-08-14" calcext:value-type="date">
            <text:p>08/14/24</text:p>
          </table:table-cell>
          <table:table-cell table:number-columns-repeated="2"/>
        </table:table-row>
        <table:table-row table:style-name="ro3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RD, I need you to breathe on me</text:p>
          </table:table-cell>
          <table:table-cell office:value-type="string" calcext:value-type="string">
            <text:p>08_Aug</text:p>
          </table:table-cell>
          <table:table-cell table:formula="of:=IF([.D248]&lt;&gt;&quot;&quot;;1;&quot;&quot;)" office:value-type="float" office:value="1" calcext:value-type="float">
            <text:p>1</text:p>
          </table:table-cell>
          <table:table-cell office:value-type="date" office:date-value="2024-08-15" calcext:value-type="date">
            <text:p>08/15/24</text:p>
          </table:table-cell>
          <table:table-cell table:number-columns-repeated="2"/>
        </table:table-row>
        <table:table-row table:style-name="ro3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ove Lifted Me</text:p>
          </table:table-cell>
          <table:table-cell office:value-type="string" calcext:value-type="string">
            <text:p>08_Aug</text:p>
          </table:table-cell>
          <table:table-cell table:formula="of:=IF([.D249]&lt;&gt;&quot;&quot;;1;&quot;&quot;)" office:value-type="float" office:value="1" calcext:value-type="float">
            <text:p>1</text:p>
          </table:table-cell>
          <table:table-cell office:value-type="date" office:date-value="2024-08-16" calcext:value-type="date">
            <text:p>08/16/24</text:p>
          </table:table-cell>
          <table:table-cell table:number-columns-repeated="2"/>
        </table:table-row>
        <table:table-row table:style-name="ro3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N UP</text:p>
          </table:table-cell>
          <table:table-cell office:value-type="string" calcext:value-type="string">
            <text:p>08_Aug</text:p>
          </table:table-cell>
          <table:table-cell table:formula="of:=IF([.D250]&lt;&gt;&quot;&quot;;1;&quot;&quot;)" office:value-type="float" office:value="1" calcext:value-type="float">
            <text:p>1</text:p>
          </table:table-cell>
          <table:table-cell office:value-type="date" office:date-value="2024-08-17" calcext:value-type="date">
            <text:p>08/17/24</text:p>
          </table:table-cell>
          <table:table-cell table:number-columns-repeated="2"/>
        </table:table-row>
        <table:table-row table:style-name="ro3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nd Your WORDS</text:p>
          </table:table-cell>
          <table:table-cell office:value-type="string" calcext:value-type="string">
            <text:p>08_Aug</text:p>
          </table:table-cell>
          <table:table-cell table:formula="of:=IF([.D251]&lt;&gt;&quot;&quot;;1;&quot;&quot;)" office:value-type="float" office:value="1" calcext:value-type="float">
            <text:p>1</text:p>
          </table:table-cell>
          <table:table-cell office:value-type="date" office:date-value="2024-08-18" calcext:value-type="date">
            <text:p>08/18/24</text:p>
          </table:table-cell>
          <table:table-cell table:number-columns-repeated="2"/>
        </table:table-row>
        <table:table-row table:style-name="ro3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ving from Prayer to Praise</text:p>
          </table:table-cell>
          <table:table-cell office:value-type="string" calcext:value-type="string">
            <text:p>08_Aug</text:p>
          </table:table-cell>
          <table:table-cell table:formula="of:=IF([.D252]&lt;&gt;&quot;&quot;;1;&quot;&quot;)" office:value-type="float" office:value="1" calcext:value-type="float">
            <text:p>1</text:p>
          </table:table-cell>
          <table:table-cell office:value-type="date" office:date-value="2024-08-19" calcext:value-type="date">
            <text:p>08/19/24</text:p>
          </table:table-cell>
          <table:table-cell table:number-columns-repeated="2"/>
        </table:table-row>
        <table:table-row table:style-name="ro3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Jireh</text:p>
          </table:table-cell>
          <table:table-cell office:value-type="string" calcext:value-type="string">
            <text:p>08_Aug</text:p>
          </table:table-cell>
          <table:table-cell table:formula="of:=IF([.D253]&lt;&gt;&quot;&quot;;1;&quot;&quot;)" office:value-type="float" office:value="1" calcext:value-type="float">
            <text:p>1</text:p>
          </table:table-cell>
          <table:table-cell office:value-type="date" office:date-value="2024-08-20" calcext:value-type="date">
            <text:p>08/20/24</text:p>
          </table:table-cell>
          <table:table-cell table:number-columns-repeated="2"/>
        </table:table-row>
        <table:table-row table:style-name="ro3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ourney Keeper</text:p>
          </table:table-cell>
          <table:table-cell office:value-type="string" calcext:value-type="string">
            <text:p>08_Aug</text:p>
          </table:table-cell>
          <table:table-cell table:formula="of:=IF([.D254]&lt;&gt;&quot;&quot;;1;&quot;&quot;)" office:value-type="float" office:value="1" calcext:value-type="float">
            <text:p>1</text:p>
          </table:table-cell>
          <table:table-cell office:value-type="date" office:date-value="2024-08-21" calcext:value-type="date">
            <text:p>08/21/24</text:p>
          </table:table-cell>
          <table:table-cell table:number-columns-repeated="2"/>
        </table:table-row>
        <table:table-row table:style-name="ro3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ECRET PLACE </text:p>
          </table:table-cell>
          <table:table-cell office:value-type="string" calcext:value-type="string">
            <text:p>08_Aug</text:p>
          </table:table-cell>
          <table:table-cell table:formula="of:=IF([.D255]&lt;&gt;&quot;&quot;;1;&quot;&quot;)" office:value-type="float" office:value="1" calcext:value-type="float">
            <text:p>1</text:p>
          </table:table-cell>
          <table:table-cell office:value-type="date" office:date-value="2024-08-23" calcext:value-type="date">
            <text:p>08/23/24</text:p>
          </table:table-cell>
          <table:table-cell table:number-columns-repeated="2"/>
        </table:table-row>
        <table:table-row table:style-name="ro3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UNSHINE on a Cloudy Day</text:p>
          </table:table-cell>
          <table:table-cell office:value-type="string" calcext:value-type="string">
            <text:p>08_Aug</text:p>
          </table:table-cell>
          <table:table-cell table:formula="of:=IF([.D256]&lt;&gt;&quot;&quot;;1;&quot;&quot;)" office:value-type="float" office:value="1" calcext:value-type="float">
            <text:p>1</text:p>
          </table:table-cell>
          <table:table-cell office:value-type="date" office:date-value="2024-08-24" calcext:value-type="date">
            <text:p>08/24/24</text:p>
          </table:table-cell>
          <table:table-cell table:number-columns-repeated="2"/>
        </table:table-row>
        <table:table-row table:style-name="ro3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DOING GOOD</text:p>
          </table:table-cell>
          <table:table-cell office:value-type="string" calcext:value-type="string">
            <text:p>08_Aug</text:p>
          </table:table-cell>
          <table:table-cell table:formula="of:=IF([.D257]&lt;&gt;&quot;&quot;;1;&quot;&quot;)" office:value-type="float" office:value="1" calcext:value-type="float">
            <text:p>1</text:p>
          </table:table-cell>
          <table:table-cell office:value-type="date" office:date-value="2024-08-25" calcext:value-type="date">
            <text:p>08/25/24</text:p>
          </table:table-cell>
          <table:table-cell table:number-columns-repeated="2"/>
        </table:table-row>
        <table:table-row table:style-name="ro3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YOUR DREAM</text:p>
          </table:table-cell>
          <table:table-cell office:value-type="string" calcext:value-type="string">
            <text:p>08_Aug</text:p>
          </table:table-cell>
          <table:table-cell table:formula="of:=IF([.D258]&lt;&gt;&quot;&quot;;1;&quot;&quot;)" office:value-type="float" office:value="1" calcext:value-type="float">
            <text:p>1</text:p>
          </table:table-cell>
          <table:table-cell office:value-type="date" office:date-value="2024-08-26" calcext:value-type="date">
            <text:p>08/26/24</text:p>
          </table:table-cell>
          <table:table-cell table:number-columns-repeated="2"/>
        </table:table-row>
        <table:table-row table:style-name="ro3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SURRENDER, NEVER RETREAT</text:p>
          </table:table-cell>
          <table:table-cell office:value-type="string" calcext:value-type="string">
            <text:p>08_Aug</text:p>
          </table:table-cell>
          <table:table-cell table:formula="of:=IF([.D259]&lt;&gt;&quot;&quot;;1;&quot;&quot;)" office:value-type="float" office:value="1" calcext:value-type="float">
            <text:p>1</text:p>
          </table:table-cell>
          <table:table-cell office:value-type="date" office:date-value="2024-08-27" calcext:value-type="date">
            <text:p>08/27/24</text:p>
          </table:table-cell>
          <table:table-cell table:number-columns-repeated="2"/>
        </table:table-row>
        <table:table-row table:style-name="ro3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 Jesus No Peace Know Jesus Know Peace</text:p>
          </table:table-cell>
          <table:table-cell office:value-type="string" calcext:value-type="string">
            <text:p>08_Aug</text:p>
          </table:table-cell>
          <table:table-cell table:formula="of:=IF([.D260]&lt;&gt;&quot;&quot;;1;&quot;&quot;)" office:value-type="float" office:value="1" calcext:value-type="float">
            <text:p>1</text:p>
          </table:table-cell>
          <table:table-cell office:value-type="date" office:date-value="2024-08-29" calcext:value-type="date">
            <text:p>08/29/24</text:p>
          </table:table-cell>
          <table:table-cell table:number-columns-repeated="2"/>
        </table:table-row>
        <table:table-row table:style-name="ro3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 WEAPON FORMED AGAINST US WILL WORK AGAINST US</text:p>
          </table:table-cell>
          <table:table-cell office:value-type="string" calcext:value-type="string">
            <text:p>08_Aug</text:p>
          </table:table-cell>
          <table:table-cell table:formula="of:=IF([.D261]&lt;&gt;&quot;&quot;;1;&quot;&quot;)" office:value-type="float" office:value="1" calcext:value-type="float">
            <text:p>1</text:p>
          </table:table-cell>
          <table:table-cell office:value-type="date" office:date-value="2024-08-30" calcext:value-type="date">
            <text:p>08/30/24</text:p>
          </table:table-cell>
          <table:table-cell table:number-columns-repeated="2"/>
        </table:table-row>
        <table:table-row table:style-name="ro3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BODY GREATER THAN YOU</text:p>
          </table:table-cell>
          <table:table-cell office:value-type="string" calcext:value-type="string">
            <text:p>09_Sep</text:p>
          </table:table-cell>
          <table:table-cell table:formula="of:=IF([.D262]&lt;&gt;&quot;&quot;;1;&quot;&quot;)" office:value-type="float" office:value="1" calcext:value-type="float">
            <text:p>1</text:p>
          </table:table-cell>
          <table:table-cell office:value-type="date" office:date-value="2024-09-04" calcext:value-type="date">
            <text:p>09/04/24</text:p>
          </table:table-cell>
          <table:table-cell table:number-columns-repeated="2"/>
        </table:table-row>
        <table:table-row table:style-name="ro3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 Taste and See</text:p>
          </table:table-cell>
          <table:table-cell office:value-type="string" calcext:value-type="string">
            <text:p>09_Sep</text:p>
          </table:table-cell>
          <table:table-cell table:formula="of:=IF([.D263]&lt;&gt;&quot;&quot;;1;&quot;&quot;)" office:value-type="float" office:value="1" calcext:value-type="float">
            <text:p>1</text:p>
          </table:table-cell>
          <table:table-cell office:value-type="date" office:date-value="2024-09-05" calcext:value-type="date">
            <text:p>09/05/24</text:p>
          </table:table-cell>
          <table:table-cell table:number-columns-repeated="2"/>
        </table:table-row>
        <table:table-row table:style-name="ro3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ost Dated Praise-Trusting in God's Promises</text:p>
          </table:table-cell>
          <table:table-cell office:value-type="string" calcext:value-type="string">
            <text:p>09_Sep</text:p>
          </table:table-cell>
          <table:table-cell table:formula="of:=IF([.D264]&lt;&gt;&quot;&quot;;1;&quot;&quot;)" office:value-type="float" office:value="1" calcext:value-type="float">
            <text:p>1</text:p>
          </table:table-cell>
          <table:table-cell office:value-type="date" office:date-value="2024-09-06" calcext:value-type="date">
            <text:p>09/06/24</text:p>
          </table:table-cell>
          <table:table-cell table:number-columns-repeated="2"/>
        </table:table-row>
        <table:table-row table:style-name="ro3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Him</text:p>
          </table:table-cell>
          <table:table-cell office:value-type="string" calcext:value-type="string">
            <text:p>09_Sep</text:p>
          </table:table-cell>
          <table:table-cell table:formula="of:=IF([.D265]&lt;&gt;&quot;&quot;;1;&quot;&quot;)" office:value-type="float" office:value="1" calcext:value-type="float">
            <text:p>1</text:p>
          </table:table-cell>
          <table:table-cell office:value-type="date" office:date-value="2024-09-08" calcext:value-type="date">
            <text:p>09/08/24</text:p>
          </table:table-cell>
          <table:table-cell table:number-columns-repeated="2"/>
        </table:table-row>
        <table:table-row table:style-name="ro3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Is What I Do</text:p>
          </table:table-cell>
          <table:table-cell office:value-type="string" calcext:value-type="string">
            <text:p>09_Sep</text:p>
          </table:table-cell>
          <table:table-cell table:formula="of:=IF([.D266]&lt;&gt;&quot;&quot;;1;&quot;&quot;)" office:value-type="float" office:value="1" calcext:value-type="float">
            <text:p>1</text:p>
          </table:table-cell>
          <table:table-cell office:value-type="date" office:date-value="2024-09-09" calcext:value-type="date">
            <text:p>09/09/24</text:p>
          </table:table-cell>
          <table:table-cell table:number-columns-repeated="2"/>
        </table:table-row>
        <table:table-row table:style-name="ro3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ise Worthy God</text:p>
          </table:table-cell>
          <table:table-cell office:value-type="string" calcext:value-type="string">
            <text:p>09_Sep</text:p>
          </table:table-cell>
          <table:table-cell table:formula="of:=IF([.D267]&lt;&gt;&quot;&quot;;1;&quot;&quot;)" office:value-type="float" office:value="1" calcext:value-type="float">
            <text:p>1</text:p>
          </table:table-cell>
          <table:table-cell office:value-type="date" office:date-value="2024-09-10" calcext:value-type="date">
            <text:p>09/10/24</text:p>
          </table:table-cell>
          <table:table-cell table:number-columns-repeated="2"/>
        </table:table-row>
        <table:table-row table:style-name="ro3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CHANGES THINGS</text:p>
          </table:table-cell>
          <table:table-cell office:value-type="string" calcext:value-type="string">
            <text:p>09_Sep</text:p>
          </table:table-cell>
          <table:table-cell table:formula="of:=IF([.D268]&lt;&gt;&quot;&quot;;1;&quot;&quot;)" office:value-type="float" office:value="1" calcext:value-type="float">
            <text:p>1</text:p>
          </table:table-cell>
          <table:table-cell office:value-type="date" office:date-value="2024-09-13" calcext:value-type="date">
            <text:p>09/13/24</text:p>
          </table:table-cell>
          <table:table-cell table:number-columns-repeated="2"/>
        </table:table-row>
        <table:table-row table:style-name="ro3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TIME</text:p>
          </table:table-cell>
          <table:table-cell office:value-type="string" calcext:value-type="string">
            <text:p>09_Sep</text:p>
          </table:table-cell>
          <table:table-cell table:formula="of:=IF([.D269]&lt;&gt;&quot;&quot;;1;&quot;&quot;)" office:value-type="float" office:value="1" calcext:value-type="float">
            <text:p>1</text:p>
          </table:table-cell>
          <table:table-cell office:value-type="date" office:date-value="2024-09-14" calcext:value-type="date">
            <text:p>09/14/24</text:p>
          </table:table-cell>
          <table:table-cell table:number-columns-repeated="2"/>
        </table:table-row>
        <table:table-row table:style-name="ro3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MISE KEEPER</text:p>
          </table:table-cell>
          <table:table-cell office:value-type="string" calcext:value-type="string">
            <text:p>09_Sep</text:p>
          </table:table-cell>
          <table:table-cell table:formula="of:=IF([.D270]&lt;&gt;&quot;&quot;;1;&quot;&quot;)" office:value-type="float" office:value="1" calcext:value-type="float">
            <text:p>1</text:p>
          </table:table-cell>
          <table:table-cell office:value-type="date" office:date-value="2024-09-15" calcext:value-type="date">
            <text:p>09/15/24</text:p>
          </table:table-cell>
          <table:table-cell table:number-columns-repeated="2"/>
        </table:table-row>
        <table:table-row table:style-name="ro3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PER PREPARATION TO START THE DAY</text:p>
          </table:table-cell>
          <table:table-cell office:value-type="string" calcext:value-type="string">
            <text:p>09_Sep</text:p>
          </table:table-cell>
          <table:table-cell table:formula="of:=IF([.D271]&lt;&gt;&quot;&quot;;1;&quot;&quot;)" office:value-type="float" office:value="1" calcext:value-type="float">
            <text:p>1</text:p>
          </table:table-cell>
          <table:table-cell office:value-type="date" office:date-value="2024-09-16" calcext:value-type="date">
            <text:p>09/16/24</text:p>
          </table:table-cell>
          <table:table-cell table:number-columns-repeated="2"/>
        </table:table-row>
        <table:table-row table:style-name="ro3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ut A Praise With Our Prayer</text:p>
          </table:table-cell>
          <table:table-cell office:value-type="string" calcext:value-type="string">
            <text:p>09_Sep</text:p>
          </table:table-cell>
          <table:table-cell table:formula="of:=IF([.D272]&lt;&gt;&quot;&quot;;1;&quot;&quot;)" office:value-type="float" office:value="1" calcext:value-type="float">
            <text:p>1</text:p>
          </table:table-cell>
          <table:table-cell office:value-type="date" office:date-value="2024-09-17" calcext:value-type="date">
            <text:p>09/17/24</text:p>
          </table:table-cell>
          <table:table-cell table:number-columns-repeated="2"/>
        </table:table-row>
        <table:table-row table:style-name="ro3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claim Your Purpose</text:p>
          </table:table-cell>
          <table:table-cell office:value-type="string" calcext:value-type="string">
            <text:p>09_Sep</text:p>
          </table:table-cell>
          <table:table-cell table:formula="of:=IF([.D273]&lt;&gt;&quot;&quot;;1;&quot;&quot;)" office:value-type="float" office:value="1" calcext:value-type="float">
            <text:p>1</text:p>
          </table:table-cell>
          <table:table-cell office:value-type="date" office:date-value="2024-09-18" calcext:value-type="date">
            <text:p>09/18/24</text:p>
          </table:table-cell>
          <table:table-cell table:number-columns-repeated="2"/>
        </table:table-row>
        <table:table-row table:style-name="ro3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focusing for 2024</text:p>
          </table:table-cell>
          <table:table-cell office:value-type="string" calcext:value-type="string">
            <text:p>09_Sep</text:p>
          </table:table-cell>
          <table:table-cell table:formula="of:=IF([.D274]&lt;&gt;&quot;&quot;;1;&quot;&quot;)" office:value-type="float" office:value="1" calcext:value-type="float">
            <text:p>1</text:p>
          </table:table-cell>
          <table:table-cell office:value-type="date" office:date-value="2024-09-19" calcext:value-type="date">
            <text:p>09/19/24</text:p>
          </table:table-cell>
          <table:table-cell table:number-columns-repeated="2"/>
        </table:table-row>
        <table:table-row table:style-name="ro3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LEASE Your PAST</text:p>
          </table:table-cell>
          <table:table-cell office:value-type="string" calcext:value-type="string">
            <text:p>09_Sep</text:p>
          </table:table-cell>
          <table:table-cell table:formula="of:=IF([.D275]&lt;&gt;&quot;&quot;;1;&quot;&quot;)" office:value-type="float" office:value="1" calcext:value-type="float">
            <text:p>1</text:p>
          </table:table-cell>
          <table:table-cell office:value-type="date" office:date-value="2024-09-20" calcext:value-type="date">
            <text:p>09/20/24</text:p>
          </table:table-cell>
          <table:table-cell table:number-columns-repeated="2"/>
        </table:table-row>
        <table:table-row table:style-name="ro3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STORATION OF BROKEN FOUNDATIONS</text:p>
          </table:table-cell>
          <table:table-cell office:value-type="string" calcext:value-type="string">
            <text:p>09_Sep</text:p>
          </table:table-cell>
          <table:table-cell table:formula="of:=IF([.D276]&lt;&gt;&quot;&quot;;1;&quot;&quot;)" office:value-type="float" office:value="1" calcext:value-type="float">
            <text:p>1</text:p>
          </table:table-cell>
          <table:table-cell office:value-type="date" office:date-value="2024-09-21" calcext:value-type="date">
            <text:p>09/21/24</text:p>
          </table:table-cell>
          <table:table-cell table:number-columns-repeated="2"/>
        </table:table-row>
        <table:table-row table:style-name="ro3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STS ON GOD'S PROMISE</text:p>
          </table:table-cell>
          <table:table-cell office:value-type="string" calcext:value-type="string">
            <text:p>09_Sep</text:p>
          </table:table-cell>
          <table:table-cell table:formula="of:=IF([.D277]&lt;&gt;&quot;&quot;;1;&quot;&quot;)" office:value-type="float" office:value="1" calcext:value-type="float">
            <text:p>1</text:p>
          </table:table-cell>
          <table:table-cell office:value-type="date" office:date-value="2024-09-22" calcext:value-type="date">
            <text:p>09/22/24</text:p>
          </table:table-cell>
          <table:table-cell table:number-columns-repeated="2"/>
        </table:table-row>
        <table:table-row table:style-name="ro3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ooted And Built Up For Maximum Impact </text:p>
          </table:table-cell>
          <table:table-cell office:value-type="string" calcext:value-type="string">
            <text:p>09_Sep</text:p>
          </table:table-cell>
          <table:table-cell table:formula="of:=IF([.D278]&lt;&gt;&quot;&quot;;1;&quot;&quot;)" office:value-type="float" office:value="1" calcext:value-type="float">
            <text:p>1</text:p>
          </table:table-cell>
          <table:table-cell office:value-type="date" office:date-value="2024-09-23" calcext:value-type="date">
            <text:p>09/23/24</text:p>
          </table:table-cell>
          <table:table-cell table:number-columns-repeated="2"/>
        </table:table-row>
        <table:table-row table:style-name="ro3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ubbing People the Right Way</text:p>
          </table:table-cell>
          <table:table-cell office:value-type="string" calcext:value-type="string">
            <text:p>09_Sep</text:p>
          </table:table-cell>
          <table:table-cell table:formula="of:=IF([.D279]&lt;&gt;&quot;&quot;;1;&quot;&quot;)" office:value-type="float" office:value="1" calcext:value-type="float">
            <text:p>1</text:p>
          </table:table-cell>
          <table:table-cell office:value-type="date" office:date-value="2024-09-24" calcext:value-type="date">
            <text:p>09/24/24</text:p>
          </table:table-cell>
          <table:table-cell table:number-columns-repeated="2"/>
        </table:table-row>
        <table:table-row table:style-name="ro3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ECURE YOUR INSECURITIES</text:p>
          </table:table-cell>
          <table:table-cell office:value-type="string" calcext:value-type="string">
            <text:p>09_Sep</text:p>
          </table:table-cell>
          <table:table-cell table:formula="of:=IF([.D280]&lt;&gt;&quot;&quot;;1;&quot;&quot;)" office:value-type="float" office:value="1" calcext:value-type="float">
            <text:p>1</text:p>
          </table:table-cell>
          <table:table-cell office:value-type="date" office:date-value="2024-09-25" calcext:value-type="date">
            <text:p>09/25/24</text:p>
          </table:table-cell>
          <table:table-cell table:number-columns-repeated="2"/>
        </table:table-row>
        <table:table-row table:style-name="ro3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how Me Your Glory</text:p>
          </table:table-cell>
          <table:table-cell office:value-type="string" calcext:value-type="string">
            <text:p>09_Sep</text:p>
          </table:table-cell>
          <table:table-cell table:formula="of:=IF([.D281]&lt;&gt;&quot;&quot;;1;&quot;&quot;)" office:value-type="float" office:value="1" calcext:value-type="float">
            <text:p>1</text:p>
          </table:table-cell>
          <table:table-cell office:value-type="date" office:date-value="2024-09-26" calcext:value-type="date">
            <text:p>09/26/24</text:p>
          </table:table-cell>
          <table:table-cell table:number-columns-repeated="2"/>
        </table:table-row>
        <table:table-row table:style-name="ro3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ce I laid my burden down</text:p>
          </table:table-cell>
          <table:table-cell office:value-type="string" calcext:value-type="string">
            <text:p>09_Sep</text:p>
          </table:table-cell>
          <table:table-cell table:formula="of:=IF([.D282]&lt;&gt;&quot;&quot;;1;&quot;&quot;)" office:value-type="float" office:value="1" calcext:value-type="float">
            <text:p>1</text:p>
          </table:table-cell>
          <table:table-cell office:value-type="date" office:date-value="2024-09-27" calcext:value-type="date">
            <text:p>09/27/24</text:p>
          </table:table-cell>
          <table:table-cell table:number-columns-repeated="2"/>
        </table:table-row>
        <table:table-row table:style-name="ro3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mething About That Name</text:p>
          </table:table-cell>
          <table:table-cell office:value-type="string" calcext:value-type="string">
            <text:p>09_Sep</text:p>
          </table:table-cell>
          <table:table-cell table:formula="of:=IF([.D283]&lt;&gt;&quot;&quot;;1;&quot;&quot;)" office:value-type="float" office:value="1" calcext:value-type="float">
            <text:p>1</text:p>
          </table:table-cell>
          <table:table-cell office:value-type="date" office:date-value="2024-09-28" calcext:value-type="date">
            <text:p>09/28/24</text:p>
          </table:table-cell>
          <table:table-cell table:number-columns-repeated="2"/>
        </table:table-row>
        <table:table-row table:style-name="ro3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owing Seeds of Success in Seasons of Struggle</text:p>
          </table:table-cell>
          <table:table-cell office:value-type="string" calcext:value-type="string">
            <text:p>09_Sep</text:p>
          </table:table-cell>
          <table:table-cell table:formula="of:=IF([.D284]&lt;&gt;&quot;&quot;;1;&quot;&quot;)" office:value-type="float" office:value="1" calcext:value-type="float">
            <text:p>1</text:p>
          </table:table-cell>
          <table:table-cell office:value-type="date" office:date-value="2024-09-29" calcext:value-type="date">
            <text:p>09/29/24</text:p>
          </table:table-cell>
          <table:table-cell table:number-columns-repeated="2"/>
        </table:table-row>
        <table:table-row table:style-name="ro3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EAK THE TRUTH</text:p>
          </table:table-cell>
          <table:table-cell office:value-type="string" calcext:value-type="string">
            <text:p>09_Sep</text:p>
          </table:table-cell>
          <table:table-cell table:formula="of:=IF([.D285]&lt;&gt;&quot;&quot;;1;&quot;&quot;)" office:value-type="float" office:value="1" calcext:value-type="float">
            <text:p>1</text:p>
          </table:table-cell>
          <table:table-cell office:value-type="date" office:date-value="2024-09-30" calcext:value-type="date">
            <text:p>09/30/24</text:p>
          </table:table-cell>
          <table:table-cell table:number-columns-repeated="2"/>
        </table:table-row>
        <table:table-row table:style-name="ro3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EAK TO THE ROCK</text:p>
          </table:table-cell>
          <table:table-cell office:value-type="string" calcext:value-type="string">
            <text:p>10_Oct</text:p>
          </table:table-cell>
          <table:table-cell table:formula="of:=IF([.D286]&lt;&gt;&quot;&quot;;1;&quot;&quot;)" office:value-type="float" office:value="1" calcext:value-type="float">
            <text:p>1</text:p>
          </table:table-cell>
          <table:table-cell office:value-type="date" office:date-value="2024-10-01" calcext:value-type="date">
            <text:p>10/01/24</text:p>
          </table:table-cell>
          <table:table-cell table:number-columns-repeated="2"/>
        </table:table-row>
        <table:table-row table:style-name="ro3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iritual Exercise - Waiting on the Lord</text:p>
          </table:table-cell>
          <table:table-cell office:value-type="string" calcext:value-type="string">
            <text:p>10_Oct</text:p>
          </table:table-cell>
          <table:table-cell table:formula="of:=IF([.D287]&lt;&gt;&quot;&quot;;1;&quot;&quot;)" office:value-type="float" office:value="1" calcext:value-type="float">
            <text:p>1</text:p>
          </table:table-cell>
          <table:table-cell office:value-type="date" office:date-value="2024-10-02" calcext:value-type="date">
            <text:p>10/02/24</text:p>
          </table:table-cell>
          <table:table-cell table:number-columns-repeated="2"/>
        </table:table-row>
        <table:table-row table:style-name="ro3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Y CONNECTED TO THE SOURCE <text:s/></text:p>
          </table:table-cell>
          <table:table-cell office:value-type="string" calcext:value-type="string">
            <text:p>10_Oct</text:p>
          </table:table-cell>
          <table:table-cell table:formula="of:=IF([.D288]&lt;&gt;&quot;&quot;;1;&quot;&quot;)" office:value-type="float" office:value="1" calcext:value-type="float">
            <text:p>1</text:p>
          </table:table-cell>
          <table:table-cell office:value-type="date" office:date-value="2024-10-03" calcext:value-type="date">
            <text:p>10/03/24</text:p>
          </table:table-cell>
          <table:table-cell table:number-columns-repeated="2"/>
        </table:table-row>
        <table:table-row table:style-name="ro3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ying in Good Character</text:p>
          </table:table-cell>
          <table:table-cell office:value-type="string" calcext:value-type="string">
            <text:p>10_Oct</text:p>
          </table:table-cell>
          <table:table-cell table:formula="of:=IF([.D289]&lt;&gt;&quot;&quot;;1;&quot;&quot;)" office:value-type="float" office:value="1" calcext:value-type="float">
            <text:p>1</text:p>
          </table:table-cell>
          <table:table-cell office:value-type="date" office:date-value="2024-10-04" calcext:value-type="date">
            <text:p>10/04/24</text:p>
          </table:table-cell>
          <table:table-cell table:number-columns-repeated="2"/>
        </table:table-row>
        <table:table-row table:style-name="ro3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weep Around Your Own Front Door</text:p>
          </table:table-cell>
          <table:table-cell office:value-type="string" calcext:value-type="string">
            <text:p>10_Oct</text:p>
          </table:table-cell>
          <table:table-cell table:formula="of:=IF([.D290]&lt;&gt;&quot;&quot;;1;&quot;&quot;)" office:value-type="float" office:value="1" calcext:value-type="float">
            <text:p>1</text:p>
          </table:table-cell>
          <table:table-cell office:value-type="date" office:date-value="2024-10-06" calcext:value-type="date">
            <text:p>10/06/24</text:p>
          </table:table-cell>
          <table:table-cell table:number-columns-repeated="2"/>
        </table:table-row>
        <table:table-row table:style-name="ro3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ke a Stand</text:p>
          </table:table-cell>
          <table:table-cell office:value-type="string" calcext:value-type="string">
            <text:p>10_Oct</text:p>
          </table:table-cell>
          <table:table-cell table:formula="of:=IF([.D291]&lt;&gt;&quot;&quot;;1;&quot;&quot;)" office:value-type="float" office:value="1" calcext:value-type="float">
            <text:p>1</text:p>
          </table:table-cell>
          <table:table-cell office:value-type="date" office:date-value="2024-10-08" calcext:value-type="date">
            <text:p>10/08/24</text:p>
          </table:table-cell>
          <table:table-cell table:number-columns-repeated="2"/>
        </table:table-row>
        <table:table-row table:style-name="ro3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ell the Truth</text:p>
          </table:table-cell>
          <table:table-cell office:value-type="string" calcext:value-type="string">
            <text:p>10_Oct</text:p>
          </table:table-cell>
          <table:table-cell table:formula="of:=IF([.D292]&lt;&gt;&quot;&quot;;1;&quot;&quot;)" office:value-type="float" office:value="1" calcext:value-type="float">
            <text:p>1</text:p>
          </table:table-cell>
          <table:table-cell office:value-type="date" office:date-value="2024-10-09" calcext:value-type="date">
            <text:p>10/09/24</text:p>
          </table:table-cell>
          <table:table-cell table:number-columns-repeated="2"/>
        </table:table-row>
        <table:table-row table:style-name="ro3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NK GOD I AM SAVED</text:p>
          </table:table-cell>
          <table:table-cell office:value-type="string" calcext:value-type="string">
            <text:p>10_Oct</text:p>
          </table:table-cell>
          <table:table-cell table:formula="of:=IF([.D293]&lt;&gt;&quot;&quot;;1;&quot;&quot;)" office:value-type="float" office:value="1" calcext:value-type="float">
            <text:p>1</text:p>
          </table:table-cell>
          <table:table-cell office:value-type="date" office:date-value="2024-10-10" calcext:value-type="date">
            <text:p>10/10/24</text:p>
          </table:table-cell>
          <table:table-cell table:number-columns-repeated="2"/>
        </table:table-row>
        <table:table-row table:style-name="ro3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10_Oct</text:p>
          </table:table-cell>
          <table:table-cell table:formula="of:=IF([.D294]&lt;&gt;&quot;&quot;;1;&quot;&quot;)" office:value-type="float" office:value="1" calcext:value-type="float">
            <text:p>1</text:p>
          </table:table-cell>
          <table:table-cell office:value-type="date" office:date-value="2024-10-11" calcext:value-type="date">
            <text:p>10/11/24</text:p>
          </table:table-cell>
          <table:table-cell table:number-columns-repeated="2"/>
        </table:table-row>
        <table:table-row table:style-name="ro3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AT'S LOVE</text:p>
          </table:table-cell>
          <table:table-cell office:value-type="string" calcext:value-type="string">
            <text:p>10_Oct</text:p>
          </table:table-cell>
          <table:table-cell table:formula="of:=IF([.D295]&lt;&gt;&quot;&quot;;1;&quot;&quot;)" office:value-type="float" office:value="1" calcext:value-type="float">
            <text:p>1</text:p>
          </table:table-cell>
          <table:table-cell office:value-type="date" office:date-value="2024-10-13" calcext:value-type="date">
            <text:p>10/13/24</text:p>
          </table:table-cell>
          <table:table-cell table:number-columns-repeated="2"/>
        </table:table-row>
        <table:table-row table:style-name="ro3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est Is Yet to Come</text:p>
          </table:table-cell>
          <table:table-cell office:value-type="string" calcext:value-type="string">
            <text:p>10_Oct</text:p>
          </table:table-cell>
          <table:table-cell table:formula="of:=IF([.D296]&lt;&gt;&quot;&quot;;1;&quot;&quot;)" office:value-type="float" office:value="1" calcext:value-type="float">
            <text:p>1</text:p>
          </table:table-cell>
          <table:table-cell office:value-type="date" office:date-value="2024-10-14" calcext:value-type="date">
            <text:p>10/14/24</text:p>
          </table:table-cell>
          <table:table-cell table:number-columns-repeated="2"/>
        </table:table-row>
        <table:table-row table:style-name="ro3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LOOD OF THE LAMB</text:p>
          </table:table-cell>
          <table:table-cell office:value-type="string" calcext:value-type="string">
            <text:p>10_Oct</text:p>
          </table:table-cell>
          <table:table-cell table:formula="of:=IF([.D297]&lt;&gt;&quot;&quot;;1;&quot;&quot;)" office:value-type="float" office:value="1" calcext:value-type="float">
            <text:p>1</text:p>
          </table:table-cell>
          <table:table-cell office:value-type="date" office:date-value="2024-10-15" calcext:value-type="date">
            <text:p>10/15/24</text:p>
          </table:table-cell>
          <table:table-cell table:number-columns-repeated="2"/>
        </table:table-row>
        <table:table-row table:style-name="ro3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READ OF LIFE</text:p>
          </table:table-cell>
          <table:table-cell office:value-type="string" calcext:value-type="string">
            <text:p>10_Oct</text:p>
          </table:table-cell>
          <table:table-cell table:formula="of:=IF([.D298]&lt;&gt;&quot;&quot;;1;&quot;&quot;)" office:value-type="float" office:value="1" calcext:value-type="float">
            <text:p>1</text:p>
          </table:table-cell>
          <table:table-cell office:value-type="date" office:date-value="2024-10-16" calcext:value-type="date">
            <text:p>10/16/24</text:p>
          </table:table-cell>
          <table:table-cell table:number-columns-repeated="2"/>
        </table:table-row>
        <table:table-row table:style-name="ro3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hange Maker</text:p>
          </table:table-cell>
          <table:table-cell office:value-type="string" calcext:value-type="string">
            <text:p>10_Oct</text:p>
          </table:table-cell>
          <table:table-cell table:formula="of:=IF([.D299]&lt;&gt;&quot;&quot;;1;&quot;&quot;)" office:value-type="float" office:value="1" calcext:value-type="float">
            <text:p>1</text:p>
          </table:table-cell>
          <table:table-cell office:value-type="date" office:date-value="2024-10-17" calcext:value-type="date">
            <text:p>10/17/24</text:p>
          </table:table-cell>
          <table:table-cell table:number-columns-repeated="2"/>
        </table:table-row>
        <table:table-row table:style-name="ro3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HOICE IS YOURS</text:p>
          </table:table-cell>
          <table:table-cell office:value-type="string" calcext:value-type="string">
            <text:p>10_Oct</text:p>
          </table:table-cell>
          <table:table-cell table:formula="of:=IF([.D300]&lt;&gt;&quot;&quot;;1;&quot;&quot;)" office:value-type="float" office:value="1" calcext:value-type="float">
            <text:p>1</text:p>
          </table:table-cell>
          <table:table-cell office:value-type="date" office:date-value="2024-10-18" calcext:value-type="date">
            <text:p>10/18/24</text:p>
          </table:table-cell>
          <table:table-cell table:number-columns-repeated="2"/>
        </table:table-row>
        <table:table-row table:style-name="ro3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loser I Get to You</text:p>
          </table:table-cell>
          <table:table-cell office:value-type="string" calcext:value-type="string">
            <text:p>10_Oct</text:p>
          </table:table-cell>
          <table:table-cell table:formula="of:=IF([.D301]&lt;&gt;&quot;&quot;;1;&quot;&quot;)" office:value-type="float" office:value="1" calcext:value-type="float">
            <text:p>1</text:p>
          </table:table-cell>
          <table:table-cell office:value-type="date" office:date-value="2024-10-19" calcext:value-type="date">
            <text:p>10/19/24</text:p>
          </table:table-cell>
          <table:table-cell table:number-columns-repeated="2"/>
        </table:table-row>
        <table:table-row table:style-name="ro3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COST OF DOING WHAT'S RIGHT</text:p>
          </table:table-cell>
          <table:table-cell office:value-type="string" calcext:value-type="string">
            <text:p>10_Oct</text:p>
          </table:table-cell>
          <table:table-cell table:formula="of:=IF([.D302]&lt;&gt;&quot;&quot;;1;&quot;&quot;)" office:value-type="float" office:value="1" calcext:value-type="float">
            <text:p>1</text:p>
          </table:table-cell>
          <table:table-cell office:value-type="date" office:date-value="2024-10-20" calcext:value-type="date">
            <text:p>10/20/24</text:p>
          </table:table-cell>
          <table:table-cell table:number-columns-repeated="2"/>
        </table:table-row>
        <table:table-row table:style-name="ro3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Door is open</text:p>
          </table:table-cell>
          <table:table-cell office:value-type="string" calcext:value-type="string">
            <text:p>10_Oct</text:p>
          </table:table-cell>
          <table:table-cell table:formula="of:=IF([.D303]&lt;&gt;&quot;&quot;;1;&quot;&quot;)" office:value-type="float" office:value="1" calcext:value-type="float">
            <text:p>1</text:p>
          </table:table-cell>
          <table:table-cell office:value-type="date" office:date-value="2024-10-21" calcext:value-type="date">
            <text:p>10/21/24</text:p>
          </table:table-cell>
          <table:table-cell table:number-columns-repeated="2"/>
        </table:table-row>
        <table:table-row table:style-name="ro3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Enemy Within</text:p>
          </table:table-cell>
          <table:table-cell office:value-type="string" calcext:value-type="string">
            <text:p>10_Oct</text:p>
          </table:table-cell>
          <table:table-cell table:formula="of:=IF([.D304]&lt;&gt;&quot;&quot;;1;&quot;&quot;)" office:value-type="float" office:value="1" calcext:value-type="float">
            <text:p>1</text:p>
          </table:table-cell>
          <table:table-cell office:value-type="date" office:date-value="2024-10-22" calcext:value-type="date">
            <text:p>10/22/24</text:p>
          </table:table-cell>
          <table:table-cell table:number-columns-repeated="2"/>
        </table:table-row>
        <table:table-row table:style-name="ro3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fruit no one wants to eat</text:p>
          </table:table-cell>
          <table:table-cell office:value-type="string" calcext:value-type="string">
            <text:p>10_Oct</text:p>
          </table:table-cell>
          <table:table-cell table:formula="of:=IF([.D305]&lt;&gt;&quot;&quot;;1;&quot;&quot;)" office:value-type="float" office:value="1" calcext:value-type="float">
            <text:p>1</text:p>
          </table:table-cell>
          <table:table-cell office:value-type="date" office:date-value="2024-10-23" calcext:value-type="date">
            <text:p>10/23/24</text:p>
          </table:table-cell>
          <table:table-cell table:number-columns-repeated="2"/>
        </table:table-row>
        <table:table-row table:style-name="ro3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egacy Lives On</text:p>
          </table:table-cell>
          <table:table-cell office:value-type="string" calcext:value-type="string">
            <text:p>10_Oct</text:p>
          </table:table-cell>
          <table:table-cell table:formula="of:=IF([.D306]&lt;&gt;&quot;&quot;;1;&quot;&quot;)" office:value-type="float" office:value="1" calcext:value-type="float">
            <text:p>1</text:p>
          </table:table-cell>
          <table:table-cell office:value-type="date" office:date-value="2024-10-25" calcext:value-type="date">
            <text:p>10/25/24</text:p>
          </table:table-cell>
          <table:table-cell table:number-columns-repeated="2"/>
        </table:table-row>
        <table:table-row table:style-name="ro3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IVING LEGACY</text:p>
          </table:table-cell>
          <table:table-cell office:value-type="string" calcext:value-type="string">
            <text:p>10_Oct</text:p>
          </table:table-cell>
          <table:table-cell table:formula="of:=IF([.D307]&lt;&gt;&quot;&quot;;1;&quot;&quot;)" office:value-type="float" office:value="1" calcext:value-type="float">
            <text:p>1</text:p>
          </table:table-cell>
          <table:table-cell office:value-type="date" office:date-value="2024-10-26" calcext:value-type="date">
            <text:p>10/26/24</text:p>
          </table:table-cell>
          <table:table-cell table:number-columns-repeated="2"/>
        </table:table-row>
        <table:table-row table:style-name="ro3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LORD IS ON MY SIDE</text:p>
          </table:table-cell>
          <table:table-cell office:value-type="string" calcext:value-type="string">
            <text:p>10_Oct</text:p>
          </table:table-cell>
          <table:table-cell table:formula="of:=IF([.D308]&lt;&gt;&quot;&quot;;1;&quot;&quot;)" office:value-type="float" office:value="1" calcext:value-type="float">
            <text:p>1</text:p>
          </table:table-cell>
          <table:table-cell office:value-type="date" office:date-value="2024-10-27" calcext:value-type="date">
            <text:p>10/27/24</text:p>
          </table:table-cell>
          <table:table-cell table:number-columns-repeated="2"/>
        </table:table-row>
        <table:table-row table:style-name="ro3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eace of God</text:p>
          </table:table-cell>
          <table:table-cell office:value-type="string" calcext:value-type="string">
            <text:p>10_Oct</text:p>
          </table:table-cell>
          <table:table-cell table:formula="of:=IF([.D309]&lt;&gt;&quot;&quot;;1;&quot;&quot;)" office:value-type="float" office:value="1" calcext:value-type="float">
            <text:p>1</text:p>
          </table:table-cell>
          <table:table-cell office:value-type="date" office:date-value="2024-10-28" calcext:value-type="date">
            <text:p>10/28/24</text:p>
          </table:table-cell>
          <table:table-cell table:number-columns-repeated="2"/>
        </table:table-row>
        <table:table-row table:style-name="ro3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YOUR THOUGHTS</text:p>
          </table:table-cell>
          <table:table-cell office:value-type="string" calcext:value-type="string">
            <text:p>10_Oct</text:p>
          </table:table-cell>
          <table:table-cell table:formula="of:=IF([.D310]&lt;&gt;&quot;&quot;;1;&quot;&quot;)" office:value-type="float" office:value="1" calcext:value-type="float">
            <text:p>1</text:p>
          </table:table-cell>
          <table:table-cell office:value-type="date" office:date-value="2024-10-29" calcext:value-type="date">
            <text:p>10/29/24</text:p>
          </table:table-cell>
          <table:table-cell table:number-columns-repeated="2"/>
        </table:table-row>
        <table:table-row table:style-name="ro3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Right Attitude</text:p>
          </table:table-cell>
          <table:table-cell office:value-type="string" calcext:value-type="string">
            <text:p>10_Oct</text:p>
          </table:table-cell>
          <table:table-cell table:formula="of:=IF([.D311]&lt;&gt;&quot;&quot;;1;&quot;&quot;)" office:value-type="float" office:value="1" calcext:value-type="float">
            <text:p>1</text:p>
          </table:table-cell>
          <table:table-cell office:value-type="date" office:date-value="2024-10-30" calcext:value-type="date">
            <text:p>10/30/24</text:p>
          </table:table-cell>
          <table:table-cell table:number-columns-repeated="2"/>
        </table:table-row>
        <table:table-row table:style-name="ro3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</text:p>
          </table:table-cell>
          <table:table-cell office:value-type="string" calcext:value-type="string">
            <text:p>11_Nov</text:p>
          </table:table-cell>
          <table:table-cell table:formula="of:=IF([.D312]&lt;&gt;&quot;&quot;;1;&quot;&quot;)" office:value-type="float" office:value="1" calcext:value-type="float">
            <text:p>1</text:p>
          </table:table-cell>
          <table:table-cell office:value-type="date" office:date-value="2024-11-02" calcext:value-type="date">
            <text:p>11/02/24</text:p>
          </table:table-cell>
          <table:table-cell table:number-columns-repeated="2"/>
        </table:table-row>
        <table:table-row table:style-name="ro3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 II</text:p>
          </table:table-cell>
          <table:table-cell office:value-type="string" calcext:value-type="string">
            <text:p>11_Nov</text:p>
          </table:table-cell>
          <table:table-cell table:formula="of:=IF([.D313]&lt;&gt;&quot;&quot;;1;&quot;&quot;)" office:value-type="float" office:value="1" calcext:value-type="float">
            <text:p>1</text:p>
          </table:table-cell>
          <table:table-cell office:value-type="date" office:date-value="2024-11-03" calcext:value-type="date">
            <text:p>11/03/24</text:p>
          </table:table-cell>
          <table:table-cell table:number-columns-repeated="2"/>
        </table:table-row>
        <table:table-row table:style-name="ro3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pirit of Desperation</text:p>
          </table:table-cell>
          <table:table-cell office:value-type="string" calcext:value-type="string">
            <text:p>11_Nov</text:p>
          </table:table-cell>
          <table:table-cell table:formula="of:=IF([.D314]&lt;&gt;&quot;&quot;;1;&quot;&quot;)" office:value-type="float" office:value="1" calcext:value-type="float">
            <text:p>1</text:p>
          </table:table-cell>
          <table:table-cell office:value-type="date" office:date-value="2024-11-04" calcext:value-type="date">
            <text:p>11/04/24</text:p>
          </table:table-cell>
          <table:table-cell table:number-columns-repeated="2"/>
        </table:table-row>
        <table:table-row table:style-name="ro3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torm is Passing Over</text:p>
          </table:table-cell>
          <table:table-cell office:value-type="string" calcext:value-type="string">
            <text:p>11_Nov</text:p>
          </table:table-cell>
          <table:table-cell table:formula="of:=IF([.D315]&lt;&gt;&quot;&quot;;1;&quot;&quot;)" office:value-type="float" office:value="1" calcext:value-type="float">
            <text:p>1</text:p>
          </table:table-cell>
          <table:table-cell office:value-type="date" office:date-value="2024-11-05" calcext:value-type="date">
            <text:p>11/05/24</text:p>
          </table:table-cell>
          <table:table-cell table:number-columns-repeated="2"/>
        </table:table-row>
        <table:table-row table:style-name="ro3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nk on These Things</text:p>
          </table:table-cell>
          <table:table-cell office:value-type="string" calcext:value-type="string">
            <text:p>11_Nov</text:p>
          </table:table-cell>
          <table:table-cell table:formula="of:=IF([.D316]&lt;&gt;&quot;&quot;;1;&quot;&quot;)" office:value-type="float" office:value="1" calcext:value-type="float">
            <text:p>1</text:p>
          </table:table-cell>
          <table:table-cell office:value-type="date" office:date-value="2024-11-07" calcext:value-type="date">
            <text:p>11/07/24</text:p>
          </table:table-cell>
          <table:table-cell table:number-columns-repeated="2"/>
        </table:table-row>
        <table:table-row table:style-name="ro3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Cup is Poison</text:p>
          </table:table-cell>
          <table:table-cell office:value-type="string" calcext:value-type="string">
            <text:p>11_Nov</text:p>
          </table:table-cell>
          <table:table-cell table:formula="of:=IF([.D317]&lt;&gt;&quot;&quot;;1;&quot;&quot;)" office:value-type="float" office:value="1" calcext:value-type="float">
            <text:p>1</text:p>
          </table:table-cell>
          <table:table-cell office:value-type="date" office:date-value="2024-11-08" calcext:value-type="date">
            <text:p>11/08/24</text:p>
          </table:table-cell>
          <table:table-cell table:number-columns-repeated="2"/>
        </table:table-row>
        <table:table-row table:style-name="ro3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ONE THING I KNOW</text:p>
          </table:table-cell>
          <table:table-cell office:value-type="string" calcext:value-type="string">
            <text:p>11_Nov</text:p>
          </table:table-cell>
          <table:table-cell table:formula="of:=IF([.D318]&lt;&gt;&quot;&quot;;1;&quot;&quot;)" office:value-type="float" office:value="1" calcext:value-type="float">
            <text:p>1</text:p>
          </table:table-cell>
          <table:table-cell office:value-type="date" office:date-value="2024-11-11" calcext:value-type="date">
            <text:p>11/11/24</text:p>
          </table:table-cell>
          <table:table-cell table:number-columns-repeated="2"/>
        </table:table-row>
        <table:table-row table:style-name="ro3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the day that the Lord has made! </text:p>
          </table:table-cell>
          <table:table-cell office:value-type="string" calcext:value-type="string">
            <text:p>11_Nov</text:p>
          </table:table-cell>
          <table:table-cell table:formula="of:=IF([.D319]&lt;&gt;&quot;&quot;;1;&quot;&quot;)" office:value-type="float" office:value="1" calcext:value-type="float">
            <text:p>1</text:p>
          </table:table-cell>
          <table:table-cell office:value-type="date" office:date-value="2024-11-12" calcext:value-type="date">
            <text:p>11/12/24</text:p>
          </table:table-cell>
          <table:table-cell table:number-columns-repeated="2"/>
        </table:table-row>
        <table:table-row table:style-name="ro3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TIME NEXT YEAR</text:p>
          </table:table-cell>
          <table:table-cell office:value-type="string" calcext:value-type="string">
            <text:p>11_Nov</text:p>
          </table:table-cell>
          <table:table-cell table:formula="of:=IF([.D320]&lt;&gt;&quot;&quot;;1;&quot;&quot;)" office:value-type="float" office:value="1" calcext:value-type="float">
            <text:p>1</text:p>
          </table:table-cell>
          <table:table-cell office:value-type="date" office:date-value="2024-11-13" calcext:value-type="date">
            <text:p>11/13/24</text:p>
          </table:table-cell>
          <table:table-cell table:number-columns-repeated="2"/>
        </table:table-row>
        <table:table-row table:style-name="ro3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Y WILL BE DONE</text:p>
          </table:table-cell>
          <table:table-cell office:value-type="string" calcext:value-type="string">
            <text:p>11_Nov</text:p>
          </table:table-cell>
          <table:table-cell table:formula="of:=IF([.D321]&lt;&gt;&quot;&quot;;1;&quot;&quot;)" office:value-type="float" office:value="1" calcext:value-type="float">
            <text:p>1</text:p>
          </table:table-cell>
          <table:table-cell office:value-type="date" office:date-value="2024-11-14" calcext:value-type="date">
            <text:p>11/14/24</text:p>
          </table:table-cell>
          <table:table-cell table:number-columns-repeated="2"/>
        </table:table-row>
        <table:table-row table:style-name="ro3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RUST THE PROCESS</text:p>
          </table:table-cell>
          <table:table-cell office:value-type="string" calcext:value-type="string">
            <text:p>11_Nov</text:p>
          </table:table-cell>
          <table:table-cell table:formula="of:=IF([.D322]&lt;&gt;&quot;&quot;;1;&quot;&quot;)" office:value-type="float" office:value="1" calcext:value-type="float">
            <text:p>1</text:p>
          </table:table-cell>
          <table:table-cell office:value-type="date" office:date-value="2024-11-15" calcext:value-type="date">
            <text:p>11/15/24</text:p>
          </table:table-cell>
          <table:table-cell table:number-columns-repeated="2"/>
        </table:table-row>
        <table:table-row table:style-name="ro3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BRIDLE TONGUE</text:p>
          </table:table-cell>
          <table:table-cell office:value-type="string" calcext:value-type="string">
            <text:p>11_Nov</text:p>
          </table:table-cell>
          <table:table-cell table:formula="of:=IF([.D323]&lt;&gt;&quot;&quot;;1;&quot;&quot;)" office:value-type="float" office:value="1" calcext:value-type="float">
            <text:p>1</text:p>
          </table:table-cell>
          <table:table-cell office:value-type="date" office:date-value="2024-11-16" calcext:value-type="date">
            <text:p>11/16/24</text:p>
          </table:table-cell>
          <table:table-cell table:number-columns-repeated="2"/>
        </table:table-row>
        <table:table-row table:style-name="ro3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CONDITIONAL PRAISE</text:p>
          </table:table-cell>
          <table:table-cell office:value-type="string" calcext:value-type="string">
            <text:p>11_Nov</text:p>
          </table:table-cell>
          <table:table-cell table:formula="of:=IF([.D324]&lt;&gt;&quot;&quot;;1;&quot;&quot;)" office:value-type="float" office:value="1" calcext:value-type="float">
            <text:p>1</text:p>
          </table:table-cell>
          <table:table-cell office:value-type="date" office:date-value="2024-11-17" calcext:value-type="date">
            <text:p>11/17/24</text:p>
          </table:table-cell>
          <table:table-cell table:number-columns-repeated="2"/>
        </table:table-row>
        <table:table-row table:style-name="ro3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ED IN THE STRENGTH OF LOVE</text:p>
          </table:table-cell>
          <table:table-cell office:value-type="string" calcext:value-type="string">
            <text:p>11_Nov</text:p>
          </table:table-cell>
          <table:table-cell table:formula="of:=IF([.D325]&lt;&gt;&quot;&quot;;1;&quot;&quot;)" office:value-type="float" office:value="1" calcext:value-type="float">
            <text:p>1</text:p>
          </table:table-cell>
          <table:table-cell office:value-type="date" office:date-value="2024-11-18" calcext:value-type="date">
            <text:p>11/18/24</text:p>
          </table:table-cell>
          <table:table-cell table:number-columns-repeated="2"/>
        </table:table-row>
        <table:table-row table:style-name="ro3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NITED WE WILL STAND</text:p>
          </table:table-cell>
          <table:table-cell office:value-type="string" calcext:value-type="string">
            <text:p>11_Nov</text:p>
          </table:table-cell>
          <table:table-cell table:formula="of:=IF([.D326]&lt;&gt;&quot;&quot;;1;&quot;&quot;)" office:value-type="float" office:value="1" calcext:value-type="float">
            <text:p>1</text:p>
          </table:table-cell>
          <table:table-cell office:value-type="date" office:date-value="2024-11-19" calcext:value-type="date">
            <text:p>11/19/24</text:p>
          </table:table-cell>
          <table:table-cell table:number-columns-repeated="2"/>
        </table:table-row>
        <table:table-row table:style-name="ro3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se Your Keys</text:p>
          </table:table-cell>
          <table:table-cell office:value-type="string" calcext:value-type="string">
            <text:p>11_Nov</text:p>
          </table:table-cell>
          <table:table-cell table:formula="of:=IF([.D327]&lt;&gt;&quot;&quot;;1;&quot;&quot;)" office:value-type="float" office:value="1" calcext:value-type="float">
            <text:p>1</text:p>
          </table:table-cell>
          <table:table-cell office:value-type="date" office:date-value="2024-11-20" calcext:value-type="date">
            <text:p>11/20/24</text:p>
          </table:table-cell>
          <table:table-cell table:number-columns-repeated="2"/>
        </table:table-row>
        <table:table-row table:style-name="ro3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alking in Wisdom</text:p>
          </table:table-cell>
          <table:table-cell office:value-type="string" calcext:value-type="string">
            <text:p>11_Nov</text:p>
          </table:table-cell>
          <table:table-cell table:formula="of:=IF([.D328]&lt;&gt;&quot;&quot;;1;&quot;&quot;)" office:value-type="float" office:value="1" calcext:value-type="float">
            <text:p>1</text:p>
          </table:table-cell>
          <table:table-cell office:value-type="date" office:date-value="2024-11-21" calcext:value-type="date">
            <text:p>11/21/24</text:p>
          </table:table-cell>
          <table:table-cell table:number-columns-repeated="2"/>
        </table:table-row>
        <table:table-row table:style-name="ro3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atch Your Mouth</text:p>
          </table:table-cell>
          <table:table-cell office:value-type="string" calcext:value-type="string">
            <text:p>11_Nov</text:p>
          </table:table-cell>
          <table:table-cell table:formula="of:=IF([.D329]&lt;&gt;&quot;&quot;;1;&quot;&quot;)" office:value-type="float" office:value="1" calcext:value-type="float">
            <text:p>1</text:p>
          </table:table-cell>
          <table:table-cell office:value-type="date" office:date-value="2024-11-22" calcext:value-type="date">
            <text:p>11/22/24</text:p>
          </table:table-cell>
          <table:table-cell table:number-columns-repeated="2"/>
        </table:table-row>
        <table:table-row table:style-name="ro3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e Are All Going To Need Some Help</text:p>
          </table:table-cell>
          <table:table-cell office:value-type="string" calcext:value-type="string">
            <text:p>11_Nov</text:p>
          </table:table-cell>
          <table:table-cell table:formula="of:=IF([.D330]&lt;&gt;&quot;&quot;;1;&quot;&quot;)" office:value-type="float" office:value="1" calcext:value-type="float">
            <text:p>1</text:p>
          </table:table-cell>
          <table:table-cell office:value-type="date" office:date-value="2024-11-23" calcext:value-type="date">
            <text:p>11/23/24</text:p>
          </table:table-cell>
          <table:table-cell table:number-columns-repeated="2"/>
        </table:table-row>
        <table:table-row table:style-name="ro3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DO YOU DO WHEN YOU HAVE DONE ALL YOU CAN</text:p>
          </table:table-cell>
          <table:table-cell office:value-type="string" calcext:value-type="string">
            <text:p>11_Nov</text:p>
          </table:table-cell>
          <table:table-cell table:formula="of:=IF([.D331]&lt;&gt;&quot;&quot;;1;&quot;&quot;)" office:value-type="float" office:value="1" calcext:value-type="float">
            <text:p>1</text:p>
          </table:table-cell>
          <table:table-cell office:value-type="date" office:date-value="2024-11-25" calcext:value-type="date">
            <text:p>11/25/24</text:p>
          </table:table-cell>
          <table:table-cell table:number-columns-repeated="2"/>
        </table:table-row>
        <table:table-row table:style-name="ro3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HAPPENS WHEN YOU PRAY FOR OTHERS</text:p>
          </table:table-cell>
          <table:table-cell office:value-type="string" calcext:value-type="string">
            <text:p>11_Nov</text:p>
          </table:table-cell>
          <table:table-cell table:formula="of:=IF([.D332]&lt;&gt;&quot;&quot;;1;&quot;&quot;)" office:value-type="float" office:value="1" calcext:value-type="float">
            <text:p>1</text:p>
          </table:table-cell>
          <table:table-cell office:value-type="date" office:date-value="2024-11-28" calcext:value-type="date">
            <text:p>11/28/24</text:p>
          </table:table-cell>
          <table:table-cell table:number-columns-repeated="2"/>
        </table:table-row>
        <table:table-row table:style-name="ro3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IS YOUR EXCUSE</text:p>
          </table:table-cell>
          <table:table-cell office:value-type="string" calcext:value-type="string">
            <text:p>11_Nov</text:p>
          </table:table-cell>
          <table:table-cell table:formula="of:=IF([.D333]&lt;&gt;&quot;&quot;;1;&quot;&quot;)" office:value-type="float" office:value="1" calcext:value-type="float">
            <text:p>1</text:p>
          </table:table-cell>
          <table:table-cell office:value-type="date" office:date-value="2024-11-29" calcext:value-type="date">
            <text:p>11/29/24</text:p>
          </table:table-cell>
          <table:table-cell table:number-columns-repeated="2"/>
        </table:table-row>
        <table:table-row table:style-name="ro3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Is Your Motive</text:p>
          </table:table-cell>
          <table:table-cell office:value-type="string" calcext:value-type="string">
            <text:p>11_Nov</text:p>
          </table:table-cell>
          <table:table-cell table:formula="of:=IF([.D334]&lt;&gt;&quot;&quot;;1;&quot;&quot;)" office:value-type="float" office:value="1" calcext:value-type="float">
            <text:p>1</text:p>
          </table:table-cell>
          <table:table-cell office:value-type="date" office:date-value="2024-11-30" calcext:value-type="date">
            <text:p>11/30/24</text:p>
          </table:table-cell>
          <table:table-cell table:number-columns-repeated="2"/>
        </table:table-row>
        <table:table-row table:style-name="ro3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's Your Motivation</text:p>
          </table:table-cell>
          <table:table-cell office:value-type="string" calcext:value-type="string">
            <text:p>12_Dec</text:p>
          </table:table-cell>
          <table:table-cell table:formula="of:=IF([.D335]&lt;&gt;&quot;&quot;;1;&quot;&quot;)" office:value-type="float" office:value="1" calcext:value-type="float">
            <text:p>1</text:p>
          </table:table-cell>
          <table:table-cell office:value-type="date" office:date-value="2024-12-02" calcext:value-type="date">
            <text:p>12/02/24</text:p>
          </table:table-cell>
          <table:table-cell table:number-columns-repeated="2"/>
        </table:table-row>
        <table:table-row table:style-name="ro3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WHAT’S SO GOOD ABOUT IT</text:p>
          </table:table-cell>
          <table:table-cell office:value-type="string" calcext:value-type="string">
            <text:p>12_Dec</text:p>
          </table:table-cell>
          <table:table-cell table:formula="of:=IF([.D336]&lt;&gt;&quot;&quot;;1;&quot;&quot;)" office:value-type="float" office:value="1" calcext:value-type="float">
            <text:p>1</text:p>
          </table:table-cell>
          <table:table-cell office:value-type="date" office:date-value="2024-12-03" calcext:value-type="date">
            <text:p>12/03/24</text:p>
          </table:table-cell>
          <table:table-cell table:number-columns-repeated="2"/>
        </table:table-row>
        <table:table-row table:style-name="ro3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ALL GOD’S CHILDREN GET TOGETHER</text:p>
          </table:table-cell>
          <table:table-cell office:value-type="string" calcext:value-type="string">
            <text:p>12_Dec</text:p>
          </table:table-cell>
          <table:table-cell table:formula="of:=IF([.D337]&lt;&gt;&quot;&quot;;1;&quot;&quot;)" office:value-type="float" office:value="1" calcext:value-type="float">
            <text:p>1</text:p>
          </table:table-cell>
          <table:table-cell office:value-type="date" office:date-value="2024-12-05" calcext:value-type="date">
            <text:p>12/05/24</text:p>
          </table:table-cell>
          <table:table-cell table:number-columns-repeated="2"/>
        </table:table-row>
        <table:table-row table:style-name="ro3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It Seems Like All Hope Is Gone</text:p>
          </table:table-cell>
          <table:table-cell office:value-type="string" calcext:value-type="string">
            <text:p>12_Dec</text:p>
          </table:table-cell>
          <table:table-cell table:formula="of:=IF([.D338]&lt;&gt;&quot;&quot;;1;&quot;&quot;)" office:value-type="float" office:value="1" calcext:value-type="float">
            <text:p>1</text:p>
          </table:table-cell>
          <table:table-cell office:value-type="date" office:date-value="2024-12-06" calcext:value-type="date">
            <text:p>12/06/24</text:p>
          </table:table-cell>
          <table:table-cell table:number-columns-repeated="2"/>
        </table:table-row>
        <table:table-row table:style-name="ro3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JESUS IS IN THE HOUSE</text:p>
          </table:table-cell>
          <table:table-cell office:value-type="string" calcext:value-type="string">
            <text:p>12_Dec</text:p>
          </table:table-cell>
          <table:table-cell table:formula="of:=IF([.D339]&lt;&gt;&quot;&quot;;1;&quot;&quot;)" office:value-type="float" office:value="1" calcext:value-type="float">
            <text:p>1</text:p>
          </table:table-cell>
          <table:table-cell office:value-type="date" office:date-value="2024-12-10" calcext:value-type="date">
            <text:p>12/10/24</text:p>
          </table:table-cell>
          <table:table-cell table:number-columns-repeated="2"/>
        </table:table-row>
        <table:table-row table:style-name="ro3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the Church Prays</text:p>
          </table:table-cell>
          <table:table-cell office:value-type="string" calcext:value-type="string">
            <text:p>12_Dec</text:p>
          </table:table-cell>
          <table:table-cell table:formula="of:=IF([.D340]&lt;&gt;&quot;&quot;;1;&quot;&quot;)" office:value-type="float" office:value="1" calcext:value-type="float">
            <text:p>1</text:p>
          </table:table-cell>
          <table:table-cell office:value-type="date" office:date-value="2024-12-11" calcext:value-type="date">
            <text:p>12/11/24</text:p>
          </table:table-cell>
          <table:table-cell table:number-columns-repeated="2"/>
        </table:table-row>
        <table:table-row table:style-name="ro3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Your Enemies Make You Stronger</text:p>
          </table:table-cell>
          <table:table-cell office:value-type="string" calcext:value-type="string">
            <text:p>12_Dec</text:p>
          </table:table-cell>
          <table:table-cell table:formula="of:=IF([.D341]&lt;&gt;&quot;&quot;;1;&quot;&quot;)" office:value-type="float" office:value="1" calcext:value-type="float">
            <text:p>1</text:p>
          </table:table-cell>
          <table:table-cell office:value-type="date" office:date-value="2024-12-12" calcext:value-type="date">
            <text:p>12/12/24</text:p>
          </table:table-cell>
          <table:table-cell table:number-columns-repeated="2"/>
        </table:table-row>
        <table:table-row table:style-name="ro3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EVER YOU CALL ME</text:p>
          </table:table-cell>
          <table:table-cell office:value-type="string" calcext:value-type="string">
            <text:p>12_Dec</text:p>
          </table:table-cell>
          <table:table-cell table:formula="of:=IF([.D342]&lt;&gt;&quot;&quot;;1;&quot;&quot;)" office:value-type="float" office:value="1" calcext:value-type="float">
            <text:p>1</text:p>
          </table:table-cell>
          <table:table-cell office:value-type="date" office:date-value="2024-12-16" calcext:value-type="date">
            <text:p>12/16/24</text:p>
          </table:table-cell>
          <table:table-cell table:number-columns-repeated="2"/>
        </table:table-row>
        <table:table-row table:style-name="ro3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Are You Going</text:p>
          </table:table-cell>
          <table:table-cell office:value-type="string" calcext:value-type="string">
            <text:p>12_Dec</text:p>
          </table:table-cell>
          <table:table-cell table:formula="of:=IF([.D343]&lt;&gt;&quot;&quot;;1;&quot;&quot;)" office:value-type="float" office:value="1" calcext:value-type="float">
            <text:p>1</text:p>
          </table:table-cell>
          <table:table-cell office:value-type="date" office:date-value="2024-12-17" calcext:value-type="date">
            <text:p>12/17/24</text:p>
          </table:table-cell>
          <table:table-cell table:number-columns-repeated="2"/>
        </table:table-row>
        <table:table-row table:style-name="ro3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 AM WEAK, HE IS STRONG</text:p>
          </table:table-cell>
          <table:table-cell office:value-type="string" calcext:value-type="string">
            <text:p>12_Dec</text:p>
          </table:table-cell>
          <table:table-cell table:formula="of:=IF([.D344]&lt;&gt;&quot;&quot;;1;&quot;&quot;)" office:value-type="float" office:value="1" calcext:value-type="float">
            <text:p>1</text:p>
          </table:table-cell>
          <table:table-cell office:value-type="date" office:date-value="2024-12-18" calcext:value-type="date">
            <text:p>12/18/24</text:p>
          </table:table-cell>
          <table:table-cell table:number-columns-repeated="2"/>
        </table:table-row>
        <table:table-row table:style-name="ro3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S THE LOVE</text:p>
          </table:table-cell>
          <table:table-cell office:value-type="string" calcext:value-type="string">
            <text:p>12_Dec</text:p>
          </table:table-cell>
          <table:table-cell table:formula="of:=IF([.D345]&lt;&gt;&quot;&quot;;1;&quot;&quot;)" office:value-type="float" office:value="1" calcext:value-type="float">
            <text:p>1</text:p>
          </table:table-cell>
          <table:table-cell office:value-type="date" office:date-value="2024-12-19" calcext:value-type="date">
            <text:p>12/19/24</text:p>
          </table:table-cell>
          <table:table-cell table:number-columns-repeated="2"/>
        </table:table-row>
        <table:table-row table:style-name="ro3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is Your Faith</text:p>
          </table:table-cell>
          <table:table-cell office:value-type="string" calcext:value-type="string">
            <text:p>12_Dec</text:p>
          </table:table-cell>
          <table:table-cell table:formula="of:=IF([.D346]&lt;&gt;&quot;&quot;;1;&quot;&quot;)" office:value-type="float" office:value="1" calcext:value-type="float">
            <text:p>1</text:p>
          </table:table-cell>
          <table:table-cell office:value-type="date" office:date-value="2024-12-20" calcext:value-type="date">
            <text:p>12/20/24</text:p>
          </table:table-cell>
          <table:table-cell table:number-columns-repeated="2"/>
        </table:table-row>
        <table:table-row table:style-name="ro3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ILL I GO</text:p>
          </table:table-cell>
          <table:table-cell office:value-type="string" calcext:value-type="string">
            <text:p>12_Dec</text:p>
          </table:table-cell>
          <table:table-cell table:formula="of:=IF([.D347]&lt;&gt;&quot;&quot;;1;&quot;&quot;)" office:value-type="float" office:value="1" calcext:value-type="float">
            <text:p>1</text:p>
          </table:table-cell>
          <table:table-cell office:value-type="date" office:date-value="2024-12-21" calcext:value-type="date">
            <text:p>12/21/24</text:p>
          </table:table-cell>
          <table:table-cell table:number-columns-repeated="2"/>
        </table:table-row>
        <table:table-row table:style-name="ro3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AM I</text:p>
          </table:table-cell>
          <table:table-cell office:value-type="string" calcext:value-type="string">
            <text:p>12_Dec</text:p>
          </table:table-cell>
          <table:table-cell table:formula="of:=IF([.D348]&lt;&gt;&quot;&quot;;1;&quot;&quot;)" office:value-type="float" office:value="1" calcext:value-type="float">
            <text:p>1</text:p>
          </table:table-cell>
          <table:table-cell office:value-type="date" office:date-value="2024-12-23" calcext:value-type="date">
            <text:p>12/23/24</text:p>
          </table:table-cell>
          <table:table-cell table:number-columns-repeated="2"/>
        </table:table-row>
        <table:table-row table:style-name="ro3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WHO DO YOU BELIEVE </text:p>
          </table:table-cell>
          <table:table-cell office:value-type="string" calcext:value-type="string">
            <text:p>12_Dec</text:p>
          </table:table-cell>
          <table:table-cell table:formula="of:=IF([.D349]&lt;&gt;&quot;&quot;;1;&quot;&quot;)" office:value-type="float" office:value="1" calcext:value-type="float">
            <text:p>1</text:p>
          </table:table-cell>
          <table:table-cell office:value-type="date" office:date-value="2024-12-24" calcext:value-type="date">
            <text:p>12/24/24</text:p>
          </table:table-cell>
          <table:table-cell table:number-columns-repeated="2"/>
        </table:table-row>
        <table:table-row table:style-name="ro3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Is He To You</text:p>
          </table:table-cell>
          <table:table-cell office:value-type="string" calcext:value-type="string">
            <text:p>12_Dec</text:p>
          </table:table-cell>
          <table:table-cell table:formula="of:=IF([.D350]&lt;&gt;&quot;&quot;;1;&quot;&quot;)" office:value-type="float" office:value="1" calcext:value-type="float">
            <text:p>1</text:p>
          </table:table-cell>
          <table:table-cell office:value-type="date" office:date-value="2024-12-27" calcext:value-type="date">
            <text:p>12/27/24</text:p>
          </table:table-cell>
          <table:table-cell table:number-columns-repeated="2"/>
        </table:table-row>
        <table:table-row table:style-name="ro3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se Your Daddy</text:p>
          </table:table-cell>
          <table:table-cell office:value-type="string" calcext:value-type="string">
            <text:p>12_Dec</text:p>
          </table:table-cell>
          <table:table-cell table:formula="of:=IF([.D351]&lt;&gt;&quot;&quot;;1;&quot;&quot;)" office:value-type="float" office:value="1" calcext:value-type="float">
            <text:p>1</text:p>
          </table:table-cell>
          <table:table-cell office:value-type="date" office:date-value="2024-12-29" calcext:value-type="date">
            <text:p>12/29/24</text:p>
          </table:table-cell>
          <table:table-cell table:number-columns-repeated="2"/>
        </table:table-row>
        <table:table-row table:style-name="ro3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ISE MEN AND WOMAN SEEK HIM</text:p>
          </table:table-cell>
          <table:table-cell office:value-type="string" calcext:value-type="string">
            <text:p>12_Dec</text:p>
          </table:table-cell>
          <table:table-cell table:formula="of:=IF([.D352]&lt;&gt;&quot;&quot;;1;&quot;&quot;)" office:value-type="float" office:value="1" calcext:value-type="float">
            <text:p>1</text:p>
          </table:table-cell>
          <table:table-cell office:value-type="date" office:date-value="2024-12-30" calcext:value-type="date">
            <text:p>12/30/24</text:p>
          </table:table-cell>
          <table:table-cell table:number-columns-repeated="2"/>
        </table:table-row>
        <table:table-row table:style-name="ro3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ITH LOVE AND KINDNESS</text:p>
          </table:table-cell>
          <table:table-cell/>
          <table:table-cell table:formula="of:=IF([.D353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ON’T HE DO IT</text:p>
          </table:table-cell>
          <table:table-cell/>
          <table:table-cell table:formula="of:=IF([.D354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ork In Progress</text:p>
          </table:table-cell>
          <table:table-cell/>
          <table:table-cell table:formula="of:=IF([.D355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ES, JESUS LOVES ME</text:p>
          </table:table-cell>
          <table:table-cell/>
          <table:table-cell table:formula="of:=IF([.D356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lready Have What You Need</text:p>
          </table:table-cell>
          <table:table-cell/>
          <table:table-cell table:formula="of:=IF([.D357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RE HEALED(BREAST CANCER AWARENESS)</text:p>
          </table:table-cell>
          <table:table-cell/>
          <table:table-cell table:formula="of:=IF([.D358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CAN COUNT ME</text:p>
          </table:table-cell>
          <table:table-cell/>
          <table:table-cell table:formula="of:=IF([.D359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Can Do It</text:p>
          </table:table-cell>
          <table:table-cell/>
          <table:table-cell table:formula="of:=IF([.D360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DON’T KNOW ME</text:p>
          </table:table-cell>
          <table:table-cell/>
          <table:table-cell table:formula="of:=IF([.D361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MATTER TO GOD</text:p>
          </table:table-cell>
          <table:table-cell/>
          <table:table-cell table:formula="of:=IF([.D362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R BEST IS YET TO COME</text:p>
          </table:table-cell>
          <table:table-cell/>
          <table:table-cell table:formula="of:=IF([.D363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R GIFT WILL MAKE ROOM FOR YOU</text:p>
          </table:table-cell>
          <table:table-cell/>
          <table:table-cell table:formula="of:=IF([.D364]&lt;&gt;&quot;&quot;;1;&quot;&quot;)">
            <text:p/>
          </table:table-cell>
          <table:table-cell table:number-columns-repeated="3"/>
        </table:table-row>
        <table:table-row table:style-name="ro3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.</text:p>
          </table:table-cell>
          <table:table-cell table:style-name="Default"/>
          <table:table-cell/>
          <table:table-cell table:formula="of:=IF([.D365]&lt;&gt;&quot;&quot;;1;&quot;&quot;)">
            <text:p/>
          </table:table-cell>
          <table:table-cell table:number-columns-repeated="3"/>
        </table:table-row>
        <calcext:conditional-formats>
          <calcext:conditional-format calcext:target-range-address="REMAINDER.B2:REMAINDER.G162 REMAINDER.F163:REMAINDER.G365 REMAINDER.B351:REMAINDER.B365 REMAINDER.C351:REMAINDER.C364 REMAINDER.D336:REMAINDER.E365 REMAINDER.B163:REMAINDER.E335 REMAINDER.B336:REMAINDER.C350">
            <calcext:condition calcext:apply-style-name="Good" calcext:value="formula-is(DAY([.$F2])=1)" calcext:base-cell-address="REMAINDER.B2"/>
            <calcext:condition calcext:apply-style-name="Accent 3" calcext:value="formula-is(ISEVEN(MONTH([.$F3])))" calcext:base-cell-address="REMAINDER.B2"/>
          </calcext:conditional-format>
        </calcext:conditional-formats>
      </table:table>
      <table:table table:name="MAIN" table:style-name="ta1">
        <office:forms form:automatic-focus="false" form:apply-design-mode="false"/>
        <table:table-column table:style-name="co1" table:default-cell-style-name="ce12"/>
        <table:table-column table:style-name="co2" table:visibility="collapse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2"/>
        <table:table-column table:style-name="co7" table:default-cell-style-name="ce31"/>
        <table:table-column table:style-name="co8" table:default-cell-style-name="ce15"/>
        <table:table-row table:style-name="ro1">
          <table:table-cell table:style-name="ce11" office:value-type="string" calcext:value-type="string">
            <text:p>IDX</text:p>
          </table:table-cell>
          <table:table-cell table:style-name="ce11" office:value-type="string" calcext:value-type="string">
            <text:p>Directory</text:p>
          </table:table-cell>
          <table:table-cell table:style-name="ce11" office:value-type="string" calcext:value-type="string">
            <text:p>Post Title</text:p>
          </table:table-cell>
          <table:table-cell table:style-name="ce11" office:value-type="string" calcext:value-type="string">
            <text:p>Month</text:p>
          </table:table-cell>
          <table:table-cell table:style-name="ce11" office:value-type="string" calcext:value-type="string">
            <office:annotation draw:style-name="gr1" draw:text-style-name="P2" svg:width="1.1413in" svg:height="0.7083in" svg:x="5.1717in" svg:y="0in" draw:caption-point-x="-0.2402in" draw:caption-point-y="0.0039in">
              <dc:date>2024-10-29T00:00:00</dc:date>
              <text:p text:style-name="P1"><text:span text:style-name="T1">This is for the pivot table. We set to one if month not empty</text:span></text:p>
            </office:annotation>
            <text:p>Count</text:p>
          </table:table-cell>
          <table:table-cell table:style-name="ce11" office:value-type="string" calcext:value-type="string">
            <text:p>2025 Date</text:p>
          </table:table-cell>
          <table:table-cell table:style-name="ce33" office:value-type="string" calcext:value-type="string">
            <text:p>2025 Holiday / Assoc.</text:p>
          </table:table-cell>
          <table:table-cell table:style-name="ce11" office:value-type="string" calcext:value-type="string">
            <text:p>INDD Created</text:p>
          </table:table-cell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LOOK AT THE BEGINNING-THE BOOK OF GENESIS</text:p>
          </table:table-cell>
          <table:table-cell office:value-type="string" calcext:value-type="string">
            <text:p>01_January</text:p>
          </table:table-cell>
          <table:table-cell table:formula="of:=IF([.D2]&lt;&gt;&quot;&quot;;1;&quot;&quot;)" office:value-type="float" office:value="1" calcext:value-type="float">
            <text:p>1</text:p>
          </table:table-cell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New Year’s Day</text:p>
          </table:table-cell>
          <table:table-cell/>
        </table:table-row>
        <table:table-row table:style-name="ro2">
          <table:table-cell table:formula="of:=[.A2]+1" office:value-type="float" office:value="2" calcext:value-type="float">
            <text:p>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BRAND NEW DAY</text:p>
          </table:table-cell>
          <table:table-cell office:value-type="string" calcext:value-type="string">
            <text:p>01_January</text:p>
          </table:table-cell>
          <table:table-cell table:formula="of:=IF([.D3]&lt;&gt;&quot;&quot;;1;&quot;&quot;)" office:value-type="float" office:value="1" calcext:value-type="float">
            <text:p>1</text:p>
          </table:table-cell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??? - Jan first week</text:p>
          </table:table-cell>
          <table:table-cell/>
        </table:table-row>
        <table:table-row table:style-name="ro2">
          <table:table-cell table:formula="of:=[.A3]+1" office:value-type="float" office:value="3" calcext:value-type="float">
            <text:p>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mpowered TO BEGIN</text:p>
          </table:table-cell>
          <table:table-cell office:value-type="string" calcext:value-type="string">
            <text:p>01_January</text:p>
          </table:table-cell>
          <table:table-cell table:formula="of:=IF([.D4]&lt;&gt;&quot;&quot;;1;&quot;&quot;)" office:value-type="float" office:value="1" calcext:value-type="float">
            <text:p>1</text:p>
          </table:table-cell>
          <table:table-cell office:value-type="date" office:date-value="2024-01-03" calcext:value-type="date">
            <text:p>01/03/24</text:p>
          </table:table-cell>
          <table:table-cell office:value-type="string" calcext:value-type="string">
            <text:p>??? - Jan first week</text:p>
          </table:table-cell>
          <table:table-cell table:style-name="Default"/>
        </table:table-row>
        <table:table-row table:style-name="ro2">
          <table:table-cell table:formula="of:=[.A4]+1" office:value-type="float" office:value="4" calcext:value-type="float">
            <text:p>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LITTLE LIGHT OF MINE</text:p>
          </table:table-cell>
          <table:table-cell office:value-type="string" calcext:value-type="string">
            <text:p>01_January</text:p>
          </table:table-cell>
          <table:table-cell table:formula="of:=IF([.D5]&lt;&gt;&quot;&quot;;1;&quot;&quot;)" office:value-type="float" office:value="1" calcext:value-type="float">
            <text:p>1</text:p>
          </table:table-cell>
          <table:table-cell office:value-type="date" office:date-value="2024-01-04" calcext:value-type="date">
            <text:p>01/04/24</text:p>
          </table:table-cell>
          <table:table-cell/>
          <table:table-cell table:style-name="Default"/>
        </table:table-row>
        <table:table-row table:style-name="ro2">
          <table:table-cell table:formula="of:=[.A5]+1" office:value-type="float" office:value="5" calcext:value-type="float">
            <text:p>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1_January</text:p>
          </table:table-cell>
          <table:table-cell table:formula="of:=IF([.D6]&lt;&gt;&quot;&quot;;1;&quot;&quot;)" office:value-type="float" office:value="1" calcext:value-type="float">
            <text:p>1</text:p>
          </table:table-cell>
          <table:table-cell office:value-type="date" office:date-value="2024-01-05" calcext:value-type="date">
            <text:p>01/05/24</text:p>
          </table:table-cell>
          <table:table-cell/>
          <table:table-cell table:style-name="Default"/>
        </table:table-row>
        <table:table-row table:style-name="ro2">
          <table:table-cell table:formula="of:=[.A6]+1" office:value-type="float" office:value="6" calcext:value-type="float">
            <text:p>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1_January</text:p>
          </table:table-cell>
          <table:table-cell table:formula="of:=IF([.D7]&lt;&gt;&quot;&quot;;1;&quot;&quot;)" office:value-type="float" office:value="1" calcext:value-type="float">
            <text:p>1</text:p>
          </table:table-cell>
          <table:table-cell office:value-type="date" office:date-value="2024-01-06" calcext:value-type="date">
            <text:p>01/06/24</text:p>
          </table:table-cell>
          <table:table-cell/>
          <table:table-cell table:style-name="Default"/>
        </table:table-row>
        <table:table-row table:style-name="ro2">
          <table:table-cell table:formula="of:=[.A7]+1" office:value-type="float" office:value="7" calcext:value-type="float">
            <text:p>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oy Unspeakable</text:p>
          </table:table-cell>
          <table:table-cell office:value-type="string" calcext:value-type="string">
            <text:p>01_January</text:p>
          </table:table-cell>
          <table:table-cell table:formula="of:=IF([.D8]&lt;&gt;&quot;&quot;;1;&quot;&quot;)" office:value-type="float" office:value="1" calcext:value-type="float">
            <text:p>1</text:p>
          </table:table-cell>
          <table:table-cell office:value-type="date" office:date-value="2024-01-07" calcext:value-type="date">
            <text:p>01/07/24</text:p>
          </table:table-cell>
          <table:table-cell/>
          <table:table-cell table:style-name="Default"/>
        </table:table-row>
        <table:table-row table:style-name="ro2">
          <table:table-cell table:formula="of:=[.A8]+1" office:value-type="float" office:value="8" calcext:value-type="float">
            <text:p>008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E GOT UP</text:p>
          </table:table-cell>
          <table:table-cell office:value-type="string" calcext:value-type="string">
            <text:p>01_January</text:p>
          </table:table-cell>
          <table:table-cell table:formula="of:=IF([.D9]&lt;&gt;&quot;&quot;;1;&quot;&quot;)" office:value-type="float" office:value="1" calcext:value-type="float">
            <text:p>1</text:p>
          </table:table-cell>
          <table:table-cell office:value-type="date" office:date-value="2024-01-08" calcext:value-type="date">
            <text:p>01/08/24</text:p>
          </table:table-cell>
          <table:table-cell/>
          <table:table-cell table:style-name="Default"/>
        </table:table-row>
        <table:table-row table:style-name="ro2">
          <table:table-cell table:formula="of:=[.A9]+1" office:value-type="float" office:value="9" calcext:value-type="float">
            <text:p>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IFTING EACH OTHER UP</text:p>
          </table:table-cell>
          <table:table-cell office:value-type="string" calcext:value-type="string">
            <text:p>01_January</text:p>
          </table:table-cell>
          <table:table-cell table:formula="of:=IF([.D10]&lt;&gt;&quot;&quot;;1;&quot;&quot;)" office:value-type="float" office:value="1" calcext:value-type="float">
            <text:p>1</text:p>
          </table:table-cell>
          <table:table-cell office:value-type="date" office:date-value="2024-01-09" calcext:value-type="date">
            <text:p>01/09/24</text:p>
          </table:table-cell>
          <table:table-cell/>
          <table:table-cell table:style-name="Default"/>
        </table:table-row>
        <table:table-row table:style-name="ro2">
          <table:table-cell table:formula="of:=[.A10]+1" office:value-type="float" office:value="10" calcext:value-type="float">
            <text:p>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01_January</text:p>
          </table:table-cell>
          <table:table-cell table:formula="of:=IF([.D11]&lt;&gt;&quot;&quot;;1;&quot;&quot;)" office:value-type="float" office:value="1" calcext:value-type="float">
            <text:p>1</text:p>
          </table:table-cell>
          <table:table-cell office:value-type="date" office:date-value="2024-01-10" calcext:value-type="date">
            <text:p>01/10/24</text:p>
          </table:table-cell>
          <table:table-cell/>
          <table:table-cell table:style-name="Default"/>
        </table:table-row>
        <table:table-row table:style-name="ro2">
          <table:table-cell table:formula="of:=[.A11]+1" office:value-type="float" office:value="11" calcext:value-type="float">
            <text:p>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ehovah Nissi</text:p>
          </table:table-cell>
          <table:table-cell office:value-type="string" calcext:value-type="string">
            <text:p>01_January</text:p>
          </table:table-cell>
          <table:table-cell table:formula="of:=IF([.D12]&lt;&gt;&quot;&quot;;1;&quot;&quot;)" office:value-type="float" office:value="1" calcext:value-type="float">
            <text:p>1</text:p>
          </table:table-cell>
          <table:table-cell office:value-type="date" office:date-value="2024-01-11" calcext:value-type="date">
            <text:p>01/11/24</text:p>
          </table:table-cell>
          <table:table-cell/>
          <table:table-cell table:style-name="Default"/>
        </table:table-row>
        <table:table-row table:style-name="ro2">
          <table:table-cell table:formula="of:=[.A12]+1" office:value-type="float" office:value="12" calcext:value-type="float">
            <text:p>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BROUGHT ME</text:p>
          </table:table-cell>
          <table:table-cell office:value-type="string" calcext:value-type="string">
            <text:p>01_January</text:p>
          </table:table-cell>
          <table:table-cell table:formula="of:=IF([.D13]&lt;&gt;&quot;&quot;;1;&quot;&quot;)" office:value-type="float" office:value="1" calcext:value-type="float">
            <text:p>1</text:p>
          </table:table-cell>
          <table:table-cell office:value-type="date" office:date-value="2024-01-12" calcext:value-type="date">
            <text:p>01/12/24</text:p>
          </table:table-cell>
          <table:table-cell/>
          <table:table-cell table:style-name="Default"/>
        </table:table-row>
        <table:table-row table:style-name="ro2">
          <table:table-cell table:formula="of:=[.A13]+1" office:value-type="float" office:value="13" calcext:value-type="float">
            <text:p>013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HOSANNA! HOSANNA! </text:p>
          </table:table-cell>
          <table:table-cell office:value-type="string" calcext:value-type="string">
            <text:p>01_January</text:p>
          </table:table-cell>
          <table:table-cell table:formula="of:=IF([.D14]&lt;&gt;&quot;&quot;;1;&quot;&quot;)" office:value-type="float" office:value="1" calcext:value-type="float">
            <text:p>1</text:p>
          </table:table-cell>
          <table:table-cell office:value-type="date" office:date-value="2024-01-13" calcext:value-type="date">
            <text:p>01/13/24</text:p>
          </table:table-cell>
          <table:table-cell/>
          <table:table-cell table:style-name="Default"/>
        </table:table-row>
        <table:table-row table:style-name="ro2">
          <table:table-cell table:formula="of:=[.A14]+1" office:value-type="float" office:value="14" calcext:value-type="float">
            <text:p>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esus Is the Best Thing That Ever Happened to Me</text:p>
          </table:table-cell>
          <table:table-cell office:value-type="string" calcext:value-type="string">
            <text:p>01_January</text:p>
          </table:table-cell>
          <table:table-cell table:formula="of:=IF([.D15]&lt;&gt;&quot;&quot;;1;&quot;&quot;)" office:value-type="float" office:value="1" calcext:value-type="float">
            <text:p>1</text:p>
          </table:table-cell>
          <table:table-cell office:value-type="date" office:date-value="2024-01-14" calcext:value-type="date">
            <text:p>01/14/24</text:p>
          </table:table-cell>
          <table:table-cell/>
          <table:table-cell table:style-name="Default"/>
        </table:table-row>
        <table:table-row table:style-name="ro2">
          <table:table-cell table:formula="of:=[.A15]+1" office:value-type="float" office:value="15" calcext:value-type="float">
            <text:p>0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MY FAULT</text:p>
          </table:table-cell>
          <table:table-cell office:value-type="string" calcext:value-type="string">
            <text:p>01_January</text:p>
          </table:table-cell>
          <table:table-cell table:formula="of:=IF([.D16]&lt;&gt;&quot;&quot;;1;&quot;&quot;)" office:value-type="float" office:value="1" calcext:value-type="float">
            <text:p>1</text:p>
          </table:table-cell>
          <table:table-cell office:value-type="date" office:date-value="2024-01-15" calcext:value-type="date">
            <text:p>01/15/24</text:p>
          </table:table-cell>
          <table:table-cell/>
          <table:table-cell table:style-name="Default"/>
        </table:table-row>
        <table:table-row table:style-name="ro2">
          <table:table-cell table:formula="of:=[.A16]+1" office:value-type="float" office:value="16" calcext:value-type="float">
            <text:p>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op and Smell the Roses</text:p>
          </table:table-cell>
          <table:table-cell office:value-type="string" calcext:value-type="string">
            <text:p>01_January</text:p>
          </table:table-cell>
          <table:table-cell table:formula="of:=IF([.D17]&lt;&gt;&quot;&quot;;1;&quot;&quot;)" office:value-type="float" office:value="1" calcext:value-type="float">
            <text:p>1</text:p>
          </table:table-cell>
          <table:table-cell office:value-type="date" office:date-value="2024-01-16" calcext:value-type="date">
            <text:p>01/16/24</text:p>
          </table:table-cell>
          <table:table-cell/>
          <table:table-cell table:style-name="Default"/>
        </table:table-row>
        <table:table-row table:style-name="ro2">
          <table:table-cell table:formula="of:=[.A17]+1" office:value-type="float" office:value="17" calcext:value-type="float">
            <text:p>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1_January</text:p>
          </table:table-cell>
          <table:table-cell table:formula="of:=IF([.D18]&lt;&gt;&quot;&quot;;1;&quot;&quot;)" office:value-type="float" office:value="1" calcext:value-type="float">
            <text:p>1</text:p>
          </table:table-cell>
          <table:table-cell office:value-type="date" office:date-value="2024-01-17" calcext:value-type="date">
            <text:p>01/17/24</text:p>
          </table:table-cell>
          <table:table-cell/>
          <table:table-cell table:style-name="Default"/>
        </table:table-row>
        <table:table-row table:style-name="ro2">
          <table:table-cell table:formula="of:=[.A18]+1" office:value-type="float" office:value="18" calcext:value-type="float">
            <text:p>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1_January</text:p>
          </table:table-cell>
          <table:table-cell table:formula="of:=IF([.D19]&lt;&gt;&quot;&quot;;1;&quot;&quot;)" office:value-type="float" office:value="1" calcext:value-type="float">
            <text:p>1</text:p>
          </table:table-cell>
          <table:table-cell office:value-type="date" office:date-value="2024-01-18" calcext:value-type="date">
            <text:p>01/18/24</text:p>
          </table:table-cell>
          <table:table-cell/>
          <table:table-cell table:style-name="Default"/>
        </table:table-row>
        <table:table-row table:style-name="ro2">
          <table:table-cell table:formula="of:=[.A19]+1" office:value-type="float" office:value="19" calcext:value-type="float">
            <text:p>0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1_January</text:p>
          </table:table-cell>
          <table:table-cell table:formula="of:=IF([.D20]&lt;&gt;&quot;&quot;;1;&quot;&quot;)" office:value-type="float" office:value="1" calcext:value-type="float">
            <text:p>1</text:p>
          </table:table-cell>
          <table:table-cell office:value-type="date" office:date-value="2024-01-19" calcext:value-type="date">
            <text:p>01/19/24</text:p>
          </table:table-cell>
          <table:table-cell/>
          <table:table-cell table:style-name="Default"/>
        </table:table-row>
        <table:table-row table:style-name="ro2">
          <table:table-cell table:formula="of:=[.A20]+1" office:value-type="float" office:value="20" calcext:value-type="float">
            <text:p>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ENGEANCE IS MINE</text:p>
          </table:table-cell>
          <table:table-cell office:value-type="string" calcext:value-type="string">
            <text:p>01_January</text:p>
          </table:table-cell>
          <table:table-cell table:formula="of:=IF([.D21]&lt;&gt;&quot;&quot;;1;&quot;&quot;)" office:value-type="float" office:value="1" calcext:value-type="float">
            <text:p>1</text:p>
          </table:table-cell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LK Day</text:p>
          </table:table-cell>
          <table:table-cell table:style-name="Default"/>
        </table:table-row>
        <table:table-row table:style-name="ro2">
          <table:table-cell table:formula="of:=[.A21]+1" office:value-type="float" office:value="21" calcext:value-type="float">
            <text:p>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Power of Forgiveness</text:p>
          </table:table-cell>
          <table:table-cell office:value-type="string" calcext:value-type="string">
            <text:p>01_January</text:p>
          </table:table-cell>
          <table:table-cell table:formula="of:=IF([.D22]&lt;&gt;&quot;&quot;;1;&quot;&quot;)" office:value-type="float" office:value="1" calcext:value-type="float">
            <text:p>1</text:p>
          </table:table-cell>
          <table:table-cell office:value-type="date" office:date-value="2024-01-21" calcext:value-type="date">
            <text:p>01/21/24</text:p>
          </table:table-cell>
          <table:table-cell office:value-type="string" calcext:value-type="string">
            <text:p>Matthew 18:21</text:p>
          </table:table-cell>
          <table:table-cell table:style-name="Default"/>
        </table:table-row>
        <table:table-row table:style-name="ro2">
          <table:table-cell table:formula="of:=[.A22]+1" office:value-type="float" office:value="22" calcext:value-type="float">
            <text:p>0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Is Coming</text:p>
          </table:table-cell>
          <table:table-cell office:value-type="string" calcext:value-type="string">
            <text:p>01_January</text:p>
          </table:table-cell>
          <table:table-cell table:formula="of:=IF([.D23]&lt;&gt;&quot;&quot;;1;&quot;&quot;)" office:value-type="float" office:value="1" calcext:value-type="float">
            <text:p>1</text:p>
          </table:table-cell>
          <table:table-cell office:value-type="date" office:date-value="2024-01-22" calcext:value-type="date">
            <text:p>01/22/24</text:p>
          </table:table-cell>
          <table:table-cell/>
          <table:table-cell table:style-name="Default"/>
        </table:table-row>
        <table:table-row table:style-name="ro2">
          <table:table-cell table:formula="of:=[.A23]+1" office:value-type="float" office:value="23" calcext:value-type="float">
            <text:p>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rning with Nancy</text:p>
          </table:table-cell>
          <table:table-cell office:value-type="string" calcext:value-type="string">
            <text:p>01_January</text:p>
          </table:table-cell>
          <table:table-cell table:formula="of:=IF([.D24]&lt;&gt;&quot;&quot;;1;&quot;&quot;)" office:value-type="float" office:value="1" calcext:value-type="float">
            <text:p>1</text:p>
          </table:table-cell>
          <table:table-cell office:value-type="date" office:date-value="2024-01-23" calcext:value-type="date">
            <text:p>01/23/24</text:p>
          </table:table-cell>
          <table:table-cell/>
          <table:table-cell table:style-name="Default"/>
        </table:table-row>
        <table:table-row table:style-name="ro2">
          <table:table-cell table:formula="of:=[.A24]+1" office:value-type="float" office:value="24" calcext:value-type="float">
            <text:p>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is Unmerited Favor</text:p>
          </table:table-cell>
          <table:table-cell office:value-type="string" calcext:value-type="string">
            <text:p>01_January</text:p>
          </table:table-cell>
          <table:table-cell table:formula="of:=IF([.D25]&lt;&gt;&quot;&quot;;1;&quot;&quot;)" office:value-type="float" office:value="1" calcext:value-type="float">
            <text:p>1</text:p>
          </table:table-cell>
          <table:table-cell office:value-type="date" office:date-value="2024-01-24" calcext:value-type="date">
            <text:p>01/24/24</text:p>
          </table:table-cell>
          <table:table-cell table:style-name="ce32" office:value-type="date" office:date-value="2024-01-24" calcext:value-type="date">
            <text:p>01/24/24</text:p>
          </table:table-cell>
          <table:table-cell table:style-name="Default"/>
        </table:table-row>
        <table:table-row table:style-name="ro2">
          <table:table-cell table:formula="of:=[.A25]+1" office:value-type="float" office:value="25" calcext:value-type="float">
            <text:p>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G A NEW SONG</text:p>
          </table:table-cell>
          <table:table-cell office:value-type="string" calcext:value-type="string">
            <text:p>01_January</text:p>
          </table:table-cell>
          <table:table-cell table:formula="of:=IF([.D26]&lt;&gt;&quot;&quot;;1;&quot;&quot;)" office:value-type="float" office:value="1" calcext:value-type="float">
            <text:p>1</text:p>
          </table:table-cell>
          <table:table-cell office:value-type="date" office:date-value="2024-01-25" calcext:value-type="date">
            <text:p>01/25/24</text:p>
          </table:table-cell>
          <table:table-cell/>
          <table:table-cell table:style-name="Default"/>
        </table:table-row>
        <table:table-row table:style-name="ro2">
          <table:table-cell table:formula="of:=[.A26]+1" office:value-type="float" office:value="26" calcext:value-type="float">
            <text:p>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LOVE YOU</text:p>
          </table:table-cell>
          <table:table-cell office:value-type="string" calcext:value-type="string">
            <text:p>01_January</text:p>
          </table:table-cell>
          <table:table-cell table:formula="of:=IF([.D27]&lt;&gt;&quot;&quot;;1;&quot;&quot;)" office:value-type="float" office:value="1" calcext:value-type="float">
            <text:p>1</text:p>
          </table:table-cell>
          <table:table-cell office:value-type="date" office:date-value="2024-01-26" calcext:value-type="date">
            <text:p>01/26/24</text:p>
          </table:table-cell>
          <table:table-cell/>
          <table:table-cell table:style-name="Default"/>
        </table:table-row>
        <table:table-row table:style-name="ro2">
          <table:table-cell table:formula="of:=[.A27]+1" office:value-type="float" office:value="27" calcext:value-type="float">
            <text:p>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’S SIDE ARE YOU ON</text:p>
          </table:table-cell>
          <table:table-cell office:value-type="string" calcext:value-type="string">
            <text:p>01_January</text:p>
          </table:table-cell>
          <table:table-cell table:formula="of:=IF([.D28]&lt;&gt;&quot;&quot;;1;&quot;&quot;)" office:value-type="float" office:value="1" calcext:value-type="float">
            <text:p>1</text:p>
          </table:table-cell>
          <table:table-cell office:value-type="date" office:date-value="2024-01-27" calcext:value-type="date">
            <text:p>01/27/24</text:p>
          </table:table-cell>
          <table:table-cell/>
          <table:table-cell table:style-name="Default"/>
        </table:table-row>
        <table:table-row table:style-name="ro2">
          <table:table-cell table:formula="of:=[.A28]+1" office:value-type="float" office:value="28" calcext:value-type="float">
            <text:p>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1_January</text:p>
          </table:table-cell>
          <table:table-cell table:formula="of:=IF([.D29]&lt;&gt;&quot;&quot;;1;&quot;&quot;)" office:value-type="float" office:value="1" calcext:value-type="float">
            <text:p>1</text:p>
          </table:table-cell>
          <table:table-cell office:value-type="date" office:date-value="2024-01-28" calcext:value-type="date">
            <text:p>01/28/24</text:p>
          </table:table-cell>
          <table:table-cell/>
          <table:table-cell table:style-name="Default"/>
        </table:table-row>
        <table:table-row table:style-name="ro2">
          <table:table-cell table:formula="of:=[.A29]+1" office:value-type="float" office:value="29" calcext:value-type="float">
            <text:p>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ll NEVER LEAVE YOU!</text:p>
          </table:table-cell>
          <table:table-cell office:value-type="string" calcext:value-type="string">
            <text:p>01_January</text:p>
          </table:table-cell>
          <table:table-cell table:formula="of:=IF([.D30]&lt;&gt;&quot;&quot;;1;&quot;&quot;)" office:value-type="float" office:value="1" calcext:value-type="float">
            <text:p>1</text:p>
          </table:table-cell>
          <table:table-cell office:value-type="date" office:date-value="2024-01-29" calcext:value-type="date">
            <text:p>01/29/24</text:p>
          </table:table-cell>
          <table:table-cell/>
          <table:table-cell table:style-name="Default"/>
        </table:table-row>
        <table:table-row table:style-name="ro2">
          <table:table-cell table:formula="of:=[.A30]+1" office:value-type="float" office:value="30" calcext:value-type="float">
            <text:p>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y That Wait</text:p>
          </table:table-cell>
          <table:table-cell office:value-type="string" calcext:value-type="string">
            <text:p>01_January</text:p>
          </table:table-cell>
          <table:table-cell table:formula="of:=IF([.D31]&lt;&gt;&quot;&quot;;1;&quot;&quot;)" office:value-type="float" office:value="1" calcext:value-type="float">
            <text:p>1</text:p>
          </table:table-cell>
          <table:table-cell office:value-type="date" office:date-value="2024-01-30" calcext:value-type="date">
            <text:p>01/30/24</text:p>
          </table:table-cell>
          <table:table-cell/>
          <table:table-cell table:style-name="Default"/>
        </table:table-row>
        <table:table-row table:style-name="ro2">
          <table:table-cell table:formula="of:=[.A31]+1" office:value-type="float" office:value="31" calcext:value-type="float">
            <text:p>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art it with a Praise</text:p>
          </table:table-cell>
          <table:table-cell office:value-type="string" calcext:value-type="string">
            <text:p>01_January</text:p>
          </table:table-cell>
          <table:table-cell table:formula="of:=IF([.D32]&lt;&gt;&quot;&quot;;1;&quot;&quot;)" office:value-type="float" office:value="1" calcext:value-type="float">
            <text:p>1</text:p>
          </table:table-cell>
          <table:table-cell office:value-type="date" office:date-value="2024-01-31" calcext:value-type="date">
            <text:p>01/31/24</text:p>
          </table:table-cell>
          <table:table-cell/>
          <table:table-cell table:style-name="Default"/>
        </table:table-row>
        <table:table-row table:style-name="ro2">
          <table:table-cell table:formula="of:=[.A32]+1" office:value-type="float" office:value="32" calcext:value-type="float">
            <text:p>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in't God Good</text:p>
          </table:table-cell>
          <table:table-cell office:value-type="string" calcext:value-type="string">
            <text:p>02_February</text:p>
          </table:table-cell>
          <table:table-cell table:formula="of:=IF([.D33]&lt;&gt;&quot;&quot;;1;&quot;&quot;)" office:value-type="float" office:value="1" calcext:value-type="float">
            <text:p>1</text:p>
          </table:table-cell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>
          <table:table-cell table:formula="of:=[.A33]+1" office:value-type="float" office:value="33" calcext:value-type="float">
            <text:p>0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WAS THERE ALL THE TIME</text:p>
          </table:table-cell>
          <table:table-cell office:value-type="string" calcext:value-type="string">
            <text:p>02_February</text:p>
          </table:table-cell>
          <table:table-cell table:formula="of:=IF([.D34]&lt;&gt;&quot;&quot;;1;&quot;&quot;)" office:value-type="float" office:value="1" calcext:value-type="float">
            <text:p>1</text:p>
          </table:table-cell>
          <table:table-cell office:value-type="date" office:date-value="2024-02-02" calcext:value-type="date">
            <text:p>02/02/24</text:p>
          </table:table-cell>
          <table:table-cell table:number-columns-repeated="2"/>
        </table:table-row>
        <table:table-row table:style-name="ro2">
          <table:table-cell table:formula="of:=[.A34]+1" office:value-type="float" office:value="34" calcext:value-type="float">
            <text:p>0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 Is</text:p>
          </table:table-cell>
          <table:table-cell office:value-type="string" calcext:value-type="string">
            <text:p>02_February</text:p>
          </table:table-cell>
          <table:table-cell table:formula="of:=IF([.D35]&lt;&gt;&quot;&quot;;1;&quot;&quot;)" office:value-type="float" office:value="1" calcext:value-type="float">
            <text:p>1</text:p>
          </table:table-cell>
          <table:table-cell office:value-type="date" office:date-value="2024-02-03" calcext:value-type="date">
            <text:p>02/03/24</text:p>
          </table:table-cell>
          <table:table-cell office:value-type="string" calcext:value-type="string">
            <text:p>??? - Psalm 23, fear, death</text:p>
          </table:table-cell>
          <table:table-cell/>
        </table:table-row>
        <table:table-row table:style-name="ro2">
          <table:table-cell table:formula="of:=[.A35]+1" office:value-type="float" office:value="35" calcext:value-type="float">
            <text:p>0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Back Up!</text:p>
          </table:table-cell>
          <table:table-cell office:value-type="string" calcext:value-type="string">
            <text:p>02_February</text:p>
          </table:table-cell>
          <table:table-cell table:formula="of:=IF([.D36]&lt;&gt;&quot;&quot;;1;&quot;&quot;)" office:value-type="float" office:value="1" calcext:value-type="float">
            <text:p>1</text:p>
          </table:table-cell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??? - Proverbs 24:16</text:p>
          </table:table-cell>
          <table:table-cell/>
        </table:table-row>
        <table:table-row table:style-name="ro2">
          <table:table-cell table:formula="of:=[.A36]+1" office:value-type="float" office:value="36" calcext:value-type="float">
            <text:p>03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I'M GOING TO SING THIS SONG</text:p>
          </table:table-cell>
          <table:table-cell office:value-type="string" calcext:value-type="string">
            <text:p>02_February</text:p>
          </table:table-cell>
          <table:table-cell table:formula="of:=IF([.D37]&lt;&gt;&quot;&quot;;1;&quot;&quot;)" office:value-type="float" office:value="1" calcext:value-type="float">
            <text:p>1</text:p>
          </table:table-cell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2">
          <table:table-cell table:formula="of:=[.A37]+1" office:value-type="float" office:value="37" calcext:value-type="float">
            <text:p>037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Rise and Shine</text:p>
          </table:table-cell>
          <table:table-cell office:value-type="string" calcext:value-type="string">
            <text:p>02_February</text:p>
          </table:table-cell>
          <table:table-cell table:formula="of:=IF([.D38]&lt;&gt;&quot;&quot;;1;&quot;&quot;)" office:value-type="float" office:value="1" calcext:value-type="float">
            <text:p>1</text:p>
          </table:table-cell>
          <table:table-cell office:value-type="date" office:date-value="2024-02-06" calcext:value-type="date">
            <text:p>02/06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2">
          <table:table-cell table:formula="of:=[.A38]+1" office:value-type="float" office:value="38" calcext:value-type="float">
            <text:p>038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The Lord Has Done Great Things For Me</text:p>
          </table:table-cell>
          <table:table-cell office:value-type="string" calcext:value-type="string">
            <text:p>02_February</text:p>
          </table:table-cell>
          <table:table-cell table:formula="of:=IF([.D39]&lt;&gt;&quot;&quot;;1;&quot;&quot;)" office:value-type="float" office:value="1" calcext:value-type="float">
            <text:p>1</text:p>
          </table:table-cell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??? - Black hist</text:p>
          </table:table-cell>
          <table:table-cell/>
        </table:table-row>
        <table:table-row table:style-name="ro2">
          <table:table-cell table:formula="of:=[.A39]+1" office:value-type="float" office:value="39" calcext:value-type="float">
            <text:p>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RE YOU STRESSED BY LIFE</text:p>
          </table:table-cell>
          <table:table-cell office:value-type="string" calcext:value-type="string">
            <text:p>02_February</text:p>
          </table:table-cell>
          <table:table-cell table:formula="of:=IF([.D40]&lt;&gt;&quot;&quot;;1;&quot;&quot;)" office:value-type="float" office:value="1" calcext:value-type="float">
            <text:p>1</text:p>
          </table:table-cell>
          <table:table-cell office:value-type="date" office:date-value="2024-02-08" calcext:value-type="date">
            <text:p>02/08/24</text:p>
          </table:table-cell>
          <table:table-cell office:value-type="string" calcext:value-type="string">
            <text:p>??? - Acts 27</text:p>
          </table:table-cell>
          <table:table-cell/>
        </table:table-row>
        <table:table-row table:style-name="ro2">
          <table:table-cell table:formula="of:=[.A40]+1" office:value-type="float" office:value="40" calcext:value-type="float">
            <text:p>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41]&lt;&gt;&quot;&quot;;1;&quot;&quot;)" office:value-type="float" office:value="1" calcext:value-type="float">
            <text:p>1</text:p>
          </table:table-cell>
          <table:table-cell office:value-type="date" office:date-value="2024-02-09" calcext:value-type="date">
            <text:p>02/09/24</text:p>
          </table:table-cell>
          <table:table-cell table:number-columns-repeated="2"/>
        </table:table-row>
        <table:table-row table:style-name="ro2">
          <table:table-cell table:formula="of:=[.A41]+1" office:value-type="float" office:value="41" calcext:value-type="float">
            <text:p>041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Birthday Nancy</text:p>
          </table:table-cell>
          <table:table-cell office:value-type="string" calcext:value-type="string">
            <text:p>02_February</text:p>
          </table:table-cell>
          <table:table-cell table:formula="of:=IF([.D42]&lt;&gt;&quot;&quot;;1;&quot;&quot;)" office:value-type="float" office:value="1" calcext:value-type="float">
            <text:p>1</text:p>
          </table:table-cell>
          <table:table-cell office:value-type="date" office:date-value="2024-02-10" calcext:value-type="date">
            <text:p>02/10/24</text:p>
          </table:table-cell>
          <table:table-cell office:value-type="string" calcext:value-type="string">
            <text:p>Nancy’s Birthday</text:p>
          </table:table-cell>
          <table:table-cell/>
        </table:table-row>
        <table:table-row table:style-name="ro2">
          <table:table-cell table:formula="of:=[.A42]+1" office:value-type="float" office:value="42" calcext:value-type="float">
            <text:p>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AT WILL YOU LEAVE BEHIND</text:p>
          </table:table-cell>
          <table:table-cell office:value-type="string" calcext:value-type="string">
            <text:p>02_February</text:p>
          </table:table-cell>
          <table:table-cell table:formula="of:=IF([.D43]&lt;&gt;&quot;&quot;;1;&quot;&quot;)" office:value-type="float" office:value="1" calcext:value-type="float">
            <text:p>1</text:p>
          </table:table-cell>
          <table:table-cell office:value-type="date" office:date-value="2024-02-11" calcext:value-type="date">
            <text:p>02/11/24</text:p>
          </table:table-cell>
          <table:table-cell table:number-columns-repeated="2"/>
        </table:table-row>
        <table:table-row table:style-name="ro2">
          <table:table-cell table:formula="of:=[.A43]+1" office:value-type="float" office:value="43" calcext:value-type="float">
            <text:p>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DIED AND MADE YOU JUDGE</text:p>
          </table:table-cell>
          <table:table-cell office:value-type="string" calcext:value-type="string">
            <text:p>02_February</text:p>
          </table:table-cell>
          <table:table-cell table:formula="of:=IF([.D44]&lt;&gt;&quot;&quot;;1;&quot;&quot;)" office:value-type="float" office:value="1" calcext:value-type="float">
            <text:p>1</text:p>
          </table:table-cell>
          <table:table-cell office:value-type="date" office:date-value="2024-02-12" calcext:value-type="date">
            <text:p>02/12/24</text:p>
          </table:table-cell>
          <table:table-cell table:number-columns-repeated="2"/>
        </table:table-row>
        <table:table-row table:style-name="ro2">
          <table:table-cell table:formula="of:=[.A44]+1" office:value-type="float" office:value="44" calcext:value-type="float">
            <text:p>0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oo Body</text:p>
          </table:table-cell>
          <table:table-cell office:value-type="string" calcext:value-type="string">
            <text:p>02_February</text:p>
          </table:table-cell>
          <table:table-cell table:formula="of:=IF([.D45]&lt;&gt;&quot;&quot;;1;&quot;&quot;)" office:value-type="float" office:value="1" calcext:value-type="float">
            <text:p>1</text:p>
          </table:table-cell>
          <table:table-cell office:value-type="date" office:date-value="2024-02-13" calcext:value-type="date">
            <text:p>02/13/24</text:p>
          </table:table-cell>
          <table:table-cell table:number-columns-repeated="2"/>
        </table:table-row>
        <table:table-row table:style-name="ro2">
          <table:table-cell table:formula="of:=[.A45]+1" office:value-type="float" office:value="45" calcext:value-type="float">
            <text:p>045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HAPPY VALENTINE DAY</text:p>
          </table:table-cell>
          <table:table-cell office:value-type="string" calcext:value-type="string">
            <text:p>02_February</text:p>
          </table:table-cell>
          <table:table-cell table:formula="of:=IF([.D46]&lt;&gt;&quot;&quot;;1;&quot;&quot;)" office:value-type="float" office:value="1" calcext:value-type="float">
            <text:p>1</text:p>
          </table:table-cell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Valentines Day</text:p>
          </table:table-cell>
          <table:table-cell/>
        </table:table-row>
        <table:table-row table:style-name="ro2">
          <table:table-cell table:formula="of:=[.A46]+1" office:value-type="float" office:value="46" calcext:value-type="float">
            <text:p>046</text:p>
          </table:table-cell>
          <table:table-cell office:value-type="string" calcext:value-type="string">
            <text:p>./[02] February</text:p>
          </table:table-cell>
          <table:table-cell office:value-type="string" calcext:value-type="string">
            <text:p>Finding Strength in Our Struggles</text:p>
          </table:table-cell>
          <table:table-cell office:value-type="string" calcext:value-type="string">
            <text:p>02_February</text:p>
          </table:table-cell>
          <table:table-cell table:formula="of:=IF([.D47]&lt;&gt;&quot;&quot;;1;&quot;&quot;)" office:value-type="float" office:value="1" calcext:value-type="float">
            <text:p>1</text:p>
          </table:table-cell>
          <table:table-cell office:value-type="date" office:date-value="2024-02-15" calcext:value-type="date">
            <text:p>02/15/24</text:p>
          </table:table-cell>
          <table:table-cell office:value-type="string" calcext:value-type="string">
            <text:p>Exodus 15:2</text:p>
          </table:table-cell>
          <table:table-cell/>
        </table:table-row>
        <table:table-row table:style-name="ro2">
          <table:table-cell table:formula="of:=[.A47]+1" office:value-type="float" office:value="47" calcext:value-type="float">
            <text:p>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HAVE SEEN THE LORD</text:p>
          </table:table-cell>
          <table:table-cell office:value-type="string" calcext:value-type="string">
            <text:p>02_February</text:p>
          </table:table-cell>
          <table:table-cell table:formula="of:=IF([.D48]&lt;&gt;&quot;&quot;;1;&quot;&quot;)" office:value-type="float" office:value="1" calcext:value-type="float">
            <text:p>1</text:p>
          </table:table-cell>
          <table:table-cell office:value-type="date" office:date-value="2024-02-16" calcext:value-type="date">
            <text:p>02/16/24</text:p>
          </table:table-cell>
          <table:table-cell table:number-columns-repeated="2"/>
        </table:table-row>
        <table:table-row table:style-name="ro2">
          <table:table-cell table:formula="of:=[.A48]+1" office:value-type="float" office:value="48" calcext:value-type="float">
            <text:p>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’s a King in You</text:p>
          </table:table-cell>
          <table:table-cell office:value-type="string" calcext:value-type="string">
            <text:p>02_February</text:p>
          </table:table-cell>
          <table:table-cell table:formula="of:=IF([.D49]&lt;&gt;&quot;&quot;;1;&quot;&quot;)" office:value-type="float" office:value="1" calcext:value-type="float">
            <text:p>1</text:p>
          </table:table-cell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Presidents Day</text:p>
          </table:table-cell>
          <table:table-cell/>
        </table:table-row>
        <table:table-row table:style-name="ro2">
          <table:table-cell table:formula="of:=[.A49]+1" office:value-type="float" office:value="49" calcext:value-type="float">
            <text:p>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ROWING THROUGH YOUR PAIN</text:p>
          </table:table-cell>
          <table:table-cell office:value-type="string" calcext:value-type="string">
            <text:p>02_February</text:p>
          </table:table-cell>
          <table:table-cell table:formula="of:=IF([.D50]&lt;&gt;&quot;&quot;;1;&quot;&quot;)" office:value-type="float" office:value="1" calcext:value-type="float">
            <text:p>1</text:p>
          </table:table-cell>
          <table:table-cell office:value-type="date" office:date-value="2024-02-18" calcext:value-type="date">
            <text:p>02/18/24</text:p>
          </table:table-cell>
          <table:table-cell table:number-columns-repeated="2"/>
        </table:table-row>
        <table:table-row table:style-name="ro2">
          <table:table-cell table:formula="of:=[.A50]+1" office:value-type="float" office:value="50" calcext:value-type="float">
            <text:p>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 YOUR LIGHT SHINE</text:p>
          </table:table-cell>
          <table:table-cell office:value-type="string" calcext:value-type="string">
            <text:p>02_February</text:p>
          </table:table-cell>
          <table:table-cell table:formula="of:=IF([.D51]&lt;&gt;&quot;&quot;;1;&quot;&quot;)" office:value-type="float" office:value="1" calcext:value-type="float">
            <text:p>1</text:p>
          </table:table-cell>
          <table:table-cell office:value-type="date" office:date-value="2024-02-19" calcext:value-type="date">
            <text:p>02/19/24</text:p>
          </table:table-cell>
          <table:table-cell table:number-columns-repeated="2"/>
        </table:table-row>
        <table:table-row table:style-name="ro2">
          <table:table-cell table:formula="of:=[.A51]+1" office:value-type="float" office:value="51" calcext:value-type="float">
            <text:p>0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S IN YOU</text:p>
          </table:table-cell>
          <table:table-cell office:value-type="string" calcext:value-type="string">
            <text:p>02_February</text:p>
          </table:table-cell>
          <table:table-cell table:formula="of:=IF([.D52]&lt;&gt;&quot;&quot;;1;&quot;&quot;)" office:value-type="float" office:value="1" calcext:value-type="float">
            <text:p>1</text:p>
          </table:table-cell>
          <table:table-cell office:value-type="date" office:date-value="2024-02-20" calcext:value-type="date">
            <text:p>02/20/24</text:p>
          </table:table-cell>
          <table:table-cell table:number-columns-repeated="2"/>
        </table:table-row>
        <table:table-row table:style-name="ro2">
          <table:table-cell table:formula="of:=[.A52]+1" office:value-type="float" office:value="52" calcext:value-type="float">
            <text:p>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YOU HANDLE THE TRUTH</text:p>
          </table:table-cell>
          <table:table-cell office:value-type="string" calcext:value-type="string">
            <text:p>02_February</text:p>
          </table:table-cell>
          <table:table-cell table:formula="of:=IF([.D53]&lt;&gt;&quot;&quot;;1;&quot;&quot;)" office:value-type="float" office:value="1" calcext:value-type="float">
            <text:p>1</text:p>
          </table:table-cell>
          <table:table-cell office:value-type="date" office:date-value="2024-02-21" calcext:value-type="date">
            <text:p>02/21/24</text:p>
          </table:table-cell>
          <table:table-cell office:value-type="string" calcext:value-type="string">
            <text:p>Truth Social Anniv</text:p>
          </table:table-cell>
          <table:table-cell/>
        </table:table-row>
        <table:table-row table:style-name="ro2">
          <table:table-cell table:formula="of:=[.A53]+1" office:value-type="float" office:value="53" calcext:value-type="float">
            <text:p>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TION SPEAKS LOUDER THAN WORDS</text:p>
          </table:table-cell>
          <table:table-cell office:value-type="string" calcext:value-type="string">
            <text:p>02_February</text:p>
          </table:table-cell>
          <table:table-cell table:formula="of:=IF([.D54]&lt;&gt;&quot;&quot;;1;&quot;&quot;)" office:value-type="float" office:value="1" calcext:value-type="float">
            <text:p>1</text:p>
          </table:table-cell>
          <table:table-cell office:value-type="date" office:date-value="2024-02-22" calcext:value-type="date">
            <text:p>02/22/24</text:p>
          </table:table-cell>
          <table:table-cell office:value-type="string" calcext:value-type="string">
            <text:p>James 2:22</text:p>
          </table:table-cell>
          <table:table-cell/>
        </table:table-row>
        <table:table-row table:style-name="ro2">
          <table:table-cell table:formula="of:=[.A54]+1" office:value-type="float" office:value="54" calcext:value-type="float">
            <text:p>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ARE HEALED(BREAST CANCER AWARENESS)</text:p>
          </table:table-cell>
          <table:table-cell office:value-type="string" calcext:value-type="string">
            <text:p>02_February</text:p>
          </table:table-cell>
          <table:table-cell table:formula="of:=IF([.D55]&lt;&gt;&quot;&quot;;1;&quot;&quot;)" office:value-type="float" office:value="1" calcext:value-type="float">
            <text:p>1</text:p>
          </table:table-cell>
          <table:table-cell office:value-type="date" office:date-value="2024-02-23" calcext:value-type="date">
            <text:p>02/23/24</text:p>
          </table:table-cell>
          <table:table-cell table:number-columns-repeated="2"/>
        </table:table-row>
        <table:table-row table:style-name="ro2">
          <table:table-cell table:formula="of:=[.A55]+1" office:value-type="float" office:value="55" calcext:value-type="float">
            <text:p>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ET’S GO TO SUNDAY SCHOOL</text:p>
          </table:table-cell>
          <table:table-cell office:value-type="string" calcext:value-type="string">
            <text:p>02_February</text:p>
          </table:table-cell>
          <table:table-cell table:formula="of:=IF([.D56]&lt;&gt;&quot;&quot;;1;&quot;&quot;)" office:value-type="float" office:value="1" calcext:value-type="float">
            <text:p>1</text:p>
          </table:table-cell>
          <table:table-cell office:value-type="date" office:date-value="2024-02-24" calcext:value-type="date">
            <text:p>02/24/24</text:p>
          </table:table-cell>
          <table:table-cell table:number-columns-repeated="2"/>
        </table:table-row>
        <table:table-row table:style-name="ro2">
          <table:table-cell table:formula="of:=[.A56]+1" office:value-type="float" office:value="56" calcext:value-type="float">
            <text:p>0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Y WILL BE DONE</text:p>
          </table:table-cell>
          <table:table-cell office:value-type="string" calcext:value-type="string">
            <text:p>02_February</text:p>
          </table:table-cell>
          <table:table-cell table:formula="of:=IF([.D57]&lt;&gt;&quot;&quot;;1;&quot;&quot;)" office:value-type="float" office:value="1" calcext:value-type="float">
            <text:p>1</text:p>
          </table:table-cell>
          <table:table-cell office:value-type="date" office:date-value="2024-02-25" calcext:value-type="date">
            <text:p>02/25/24</text:p>
          </table:table-cell>
          <table:table-cell table:number-columns-repeated="2"/>
        </table:table-row>
        <table:table-row table:style-name="ro2">
          <table:table-cell table:formula="of:=[.A57]+1" office:value-type="float" office:value="57" calcext:value-type="float">
            <text:p>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YOU MATTER TO GOD</text:p>
          </table:table-cell>
          <table:table-cell office:value-type="string" calcext:value-type="string">
            <text:p>02_February</text:p>
          </table:table-cell>
          <table:table-cell table:formula="of:=IF([.D58]&lt;&gt;&quot;&quot;;1;&quot;&quot;)" office:value-type="float" office:value="1" calcext:value-type="float">
            <text:p>1</text:p>
          </table:table-cell>
          <table:table-cell office:value-type="date" office:date-value="2024-02-26" calcext:value-type="date">
            <text:p>02/26/24</text:p>
          </table:table-cell>
          <table:table-cell table:number-columns-repeated="2"/>
        </table:table-row>
        <table:table-row table:style-name="ro2">
          <table:table-cell table:formula="of:=[.A58]+1" office:value-type="float" office:value="58" calcext:value-type="float">
            <text:p>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AM BUILDING FOR A LIFETIME </text:p>
          </table:table-cell>
          <table:table-cell office:value-type="string" calcext:value-type="string">
            <text:p>02_February</text:p>
          </table:table-cell>
          <table:table-cell table:formula="of:=IF([.D59]&lt;&gt;&quot;&quot;;1;&quot;&quot;)" office:value-type="float" office:value="1" calcext:value-type="float">
            <text:p>1</text:p>
          </table:table-cell>
          <table:table-cell office:value-type="date" office:date-value="2024-02-27" calcext:value-type="date">
            <text:p>02/27/24</text:p>
          </table:table-cell>
          <table:table-cell table:number-columns-repeated="2"/>
        </table:table-row>
        <table:table-row table:style-name="ro2">
          <table:table-cell table:formula="of:=[.A59]+1" office:value-type="float" office:value="59" calcext:value-type="float">
            <text:p>0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NEED THEE</text:p>
          </table:table-cell>
          <table:table-cell office:value-type="string" calcext:value-type="string">
            <text:p>02_February</text:p>
          </table:table-cell>
          <table:table-cell table:formula="of:=IF([.D60]&lt;&gt;&quot;&quot;;1;&quot;&quot;)" office:value-type="float" office:value="1" calcext:value-type="float">
            <text:p>1</text:p>
          </table:table-cell>
          <table:table-cell office:value-type="date" office:date-value="2024-02-28" calcext:value-type="date">
            <text:p>02/28/24</text:p>
          </table:table-cell>
          <table:table-cell table:number-columns-repeated="2"/>
        </table:table-row>
        <table:table-row table:style-name="ro2">
          <table:table-cell table:formula="of:=[.A60]+1" office:value-type="float" office:value="60" calcext:value-type="float">
            <text:p>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ue Season</text:p>
          </table:table-cell>
          <table:table-cell office:value-type="string" calcext:value-type="string">
            <text:p>03_March</text:p>
          </table:table-cell>
          <table:table-cell table:formula="of:=IF([.D61]&lt;&gt;&quot;&quot;;1;&quot;&quot;)" office:value-type="float" office:value="1" calcext:value-type="float">
            <text:p>1</text:p>
          </table:table-cell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??? - Change of seasons, Ecclesiastes 3:1, spring</text:p>
          </table:table-cell>
          <table:table-cell/>
        </table:table-row>
        <table:table-row table:style-name="ro2">
          <table:table-cell table:formula="of:=[.A61]+1" office:value-type="float" office:value="61" calcext:value-type="float">
            <text:p>0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ut A Praise With Our Prayer</text:p>
          </table:table-cell>
          <table:table-cell office:value-type="string" calcext:value-type="string">
            <text:p>03_March</text:p>
          </table:table-cell>
          <table:table-cell table:formula="of:=IF([.D62]&lt;&gt;&quot;&quot;;1;&quot;&quot;)" office:value-type="float" office:value="1" calcext:value-type="float">
            <text:p>1</text:p>
          </table:table-cell>
          <table:table-cell office:value-type="date" office:date-value="2024-03-02" calcext:value-type="date">
            <text:p>03/02/24</text:p>
          </table:table-cell>
          <table:table-cell table:number-columns-repeated="2"/>
        </table:table-row>
        <table:table-row table:style-name="ro2">
          <table:table-cell table:formula="of:=[.A62]+1" office:value-type="float" office:value="62" calcext:value-type="float">
            <text:p>0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NLY THE STRONG SURVIVE</text:p>
          </table:table-cell>
          <table:table-cell office:value-type="string" calcext:value-type="string">
            <text:p>03_March</text:p>
          </table:table-cell>
          <table:table-cell table:formula="of:=IF([.D63]&lt;&gt;&quot;&quot;;1;&quot;&quot;)" office:value-type="float" office:value="1" calcext:value-type="float">
            <text:p>1</text:p>
          </table:table-cell>
          <table:table-cell office:value-type="date" office:date-value="2024-03-03" calcext:value-type="date">
            <text:p>03/03/24</text:p>
          </table:table-cell>
          <table:table-cell table:number-columns-repeated="2"/>
        </table:table-row>
        <table:table-row table:style-name="ro2">
          <table:table-cell table:formula="of:=[.A63]+1" office:value-type="float" office:value="63" calcext:value-type="float">
            <text:p>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ind Your WORDS</text:p>
          </table:table-cell>
          <table:table-cell office:value-type="string" calcext:value-type="string">
            <text:p>03_March</text:p>
          </table:table-cell>
          <table:table-cell table:formula="of:=IF([.D64]&lt;&gt;&quot;&quot;;1;&quot;&quot;)" office:value-type="float" office:value="1" calcext:value-type="float">
            <text:p>1</text:p>
          </table:table-cell>
          <table:table-cell office:value-type="date" office:date-value="2024-03-04" calcext:value-type="date">
            <text:p>03/04/24</text:p>
          </table:table-cell>
          <table:table-cell table:number-columns-repeated="2"/>
        </table:table-row>
        <table:table-row table:style-name="ro2">
          <table:table-cell table:formula="of:=[.A64]+1" office:value-type="float" office:value="64" calcext:value-type="float">
            <text:p>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sting for Your Breakthrough!</text:p>
          </table:table-cell>
          <table:table-cell office:value-type="string" calcext:value-type="string">
            <text:p>03_March</text:p>
          </table:table-cell>
          <table:table-cell table:formula="of:=IF([.D65]&lt;&gt;&quot;&quot;;1;&quot;&quot;)" office:value-type="float" office:value="1" calcext:value-type="float">
            <text:p>1</text:p>
          </table:table-cell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??? - Matthew 6:16-18, FASTING, Lent 3/5</text:p>
          </table:table-cell>
          <table:table-cell/>
        </table:table-row>
        <table:table-row table:style-name="ro2">
          <table:table-cell table:formula="of:=[.A65]+1" office:value-type="float" office:value="65" calcext:value-type="float">
            <text:p>065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LET US GO INTO THE HOUSE OF THE LORD</text:p>
          </table:table-cell>
          <table:table-cell office:value-type="string" calcext:value-type="string">
            <text:p>03_March</text:p>
          </table:table-cell>
          <table:table-cell table:formula="of:=IF([.D66]&lt;&gt;&quot;&quot;;1;&quot;&quot;)" office:value-type="float" office:value="1" calcext:value-type="float">
            <text:p>1</text:p>
          </table:table-cell>
          <table:table-cell office:value-type="date" office:date-value="2024-03-06" calcext:value-type="date">
            <text:p>03/06/24</text:p>
          </table:table-cell>
          <table:table-cell table:number-columns-repeated="2"/>
        </table:table-row>
        <table:table-row table:style-name="ro2">
          <table:table-cell table:formula="of:=[.A66]+1" office:value-type="float" office:value="66" calcext:value-type="float">
            <text:p>066</text:p>
          </table:table-cell>
          <table:table-cell office:value-type="string" calcext:value-type="string">
            <text:p>./[04] April</text:p>
          </table:table-cell>
          <table:table-cell office:value-type="string" calcext:value-type="string">
            <text:p>THE BLOOD OF THE LAMB</text:p>
          </table:table-cell>
          <table:table-cell office:value-type="string" calcext:value-type="string">
            <text:p>03_March</text:p>
          </table:table-cell>
          <table:table-cell table:formula="of:=IF([.D67]&lt;&gt;&quot;&quot;;1;&quot;&quot;)" office:value-type="float" office:value="1" calcext:value-type="float">
            <text:p>1</text:p>
          </table:table-cell>
          <table:table-cell office:value-type="date" office:date-value="2024-03-07" calcext:value-type="date">
            <text:p>03/07/24</text:p>
          </table:table-cell>
          <table:table-cell table:number-columns-repeated="2"/>
        </table:table-row>
        <table:table-row table:style-name="ro2">
          <table:table-cell table:formula="of:=[.A67]+1" office:value-type="float" office:value="67" calcext:value-type="float">
            <text:p>0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Journey Keeper</text:p>
          </table:table-cell>
          <table:table-cell office:value-type="string" calcext:value-type="string">
            <text:p>03_March</text:p>
          </table:table-cell>
          <table:table-cell table:formula="of:=IF([.D68]&lt;&gt;&quot;&quot;;1;&quot;&quot;)" office:value-type="float" office:value="1" calcext:value-type="float">
            <text:p>1</text:p>
          </table:table-cell>
          <table:table-cell office:value-type="date" office:date-value="2024-03-08" calcext:value-type="date">
            <text:p>03/08/24</text:p>
          </table:table-cell>
          <table:table-cell table:number-columns-repeated="2"/>
        </table:table-row>
        <table:table-row table:style-name="ro2">
          <table:table-cell table:formula="of:=[.A68]+1" office:value-type="float" office:value="68" calcext:value-type="float">
            <text:p>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Same God</text:p>
          </table:table-cell>
          <table:table-cell office:value-type="string" calcext:value-type="string">
            <text:p>03_March</text:p>
          </table:table-cell>
          <table:table-cell table:formula="of:=IF([.D69]&lt;&gt;&quot;&quot;;1;&quot;&quot;)" office:value-type="float" office:value="1" calcext:value-type="float">
            <text:p>1</text:p>
          </table:table-cell>
          <table:table-cell office:value-type="date" office:date-value="2024-03-09" calcext:value-type="date">
            <text:p>03/09/24</text:p>
          </table:table-cell>
          <table:table-cell table:number-columns-repeated="2"/>
        </table:table-row>
        <table:table-row table:style-name="ro2">
          <table:table-cell table:formula="of:=[.A69]+1" office:value-type="float" office:value="69" calcext:value-type="float">
            <text:p>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reaking the Chains of Unforgiveness</text:p>
          </table:table-cell>
          <table:table-cell office:value-type="string" calcext:value-type="string">
            <text:p>03_March</text:p>
          </table:table-cell>
          <table:table-cell table:formula="of:=IF([.D70]&lt;&gt;&quot;&quot;;1;&quot;&quot;)" office:value-type="float" office:value="1" calcext:value-type="float">
            <text:p>1</text:p>
          </table:table-cell>
          <table:table-cell office:value-type="date" office:date-value="2024-03-10" calcext:value-type="date">
            <text:p>03/10/24</text:p>
          </table:table-cell>
          <table:table-cell office:value-type="string" calcext:value-type="string">
            <text:p>??? - Luke 17:3-10, forgiveness</text:p>
          </table:table-cell>
          <table:table-cell/>
        </table:table-row>
        <table:table-row table:style-name="ro2">
          <table:table-cell table:formula="of:=[.A70]+1" office:value-type="float" office:value="70" calcext:value-type="float">
            <text:p>0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ince I laid my burden down</text:p>
          </table:table-cell>
          <table:table-cell office:value-type="string" calcext:value-type="string">
            <text:p>03_March</text:p>
          </table:table-cell>
          <table:table-cell table:formula="of:=IF([.D71]&lt;&gt;&quot;&quot;;1;&quot;&quot;)" office:value-type="float" office:value="1" calcext:value-type="float">
            <text:p>1</text:p>
          </table:table-cell>
          <table:table-cell office:value-type="date" office:date-value="2024-03-11" calcext:value-type="date">
            <text:p>03/11/24</text:p>
          </table:table-cell>
          <table:table-cell table:number-columns-repeated="2"/>
        </table:table-row>
        <table:table-row table:style-name="ro2">
          <table:table-cell table:formula="of:=[.A71]+1" office:value-type="float" office:value="71" calcext:value-type="float">
            <text:p>071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03_March</text:p>
          </table:table-cell>
          <table:table-cell table:formula="of:=IF([.D72]&lt;&gt;&quot;&quot;;1;&quot;&quot;)" office:value-type="float" office:value="1" calcext:value-type="float">
            <text:p>1</text:p>
          </table:table-cell>
          <table:table-cell office:value-type="date" office:date-value="2024-03-12" calcext:value-type="date">
            <text:p>03/12/24</text:p>
          </table:table-cell>
          <table:table-cell table:number-columns-repeated="2"/>
        </table:table-row>
        <table:table-row table:style-name="ro2">
          <table:table-cell table:formula="of:=[.A72]+1" office:value-type="float" office:value="72" calcext:value-type="float">
            <text:p>0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ow Great is Your LOVE ❤️</text:p>
          </table:table-cell>
          <table:table-cell office:value-type="string" calcext:value-type="string">
            <text:p>03_March</text:p>
          </table:table-cell>
          <table:table-cell table:formula="of:=IF([.D73]&lt;&gt;&quot;&quot;;1;&quot;&quot;)" office:value-type="float" office:value="1" calcext:value-type="float">
            <text:p>1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1 Corinthians 13</text:p>
          </table:table-cell>
          <table:table-cell/>
        </table:table-row>
        <table:table-row table:style-name="ro2">
          <table:table-cell table:formula="of:=[.A73]+1" office:value-type="float" office:value="73" calcext:value-type="float">
            <text:p>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AYER CHANGES THINGS</text:p>
          </table:table-cell>
          <table:table-cell office:value-type="string" calcext:value-type="string">
            <text:p>03_March</text:p>
          </table:table-cell>
          <table:table-cell table:formula="of:=IF([.D74]&lt;&gt;&quot;&quot;;1;&quot;&quot;)" office:value-type="float" office:value="1" calcext:value-type="float">
            <text:p>1</text:p>
          </table:table-cell>
          <table:table-cell office:value-type="date" office:date-value="2024-03-14" calcext:value-type="date">
            <text:p>03/14/24</text:p>
          </table:table-cell>
          <table:table-cell table:number-columns-repeated="2"/>
        </table:table-row>
        <table:table-row table:style-name="ro2">
          <table:table-cell table:formula="of:=[.A74]+1" office:value-type="float" office:value="74" calcext:value-type="float">
            <text:p>0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A TOUCH</text:p>
          </table:table-cell>
          <table:table-cell office:value-type="string" calcext:value-type="string">
            <text:p>03_March</text:p>
          </table:table-cell>
          <table:table-cell table:formula="of:=IF([.D75]&lt;&gt;&quot;&quot;;1;&quot;&quot;)" office:value-type="float" office:value="1" calcext:value-type="float">
            <text:p>1</text:p>
          </table:table-cell>
          <table:table-cell office:value-type="date" office:date-value="2024-03-15" calcext:value-type="date">
            <text:p>03/15/24</text:p>
          </table:table-cell>
          <table:table-cell table:number-columns-repeated="2"/>
        </table:table-row>
        <table:table-row table:style-name="ro2">
          <table:table-cell table:formula="of:=[.A75]+1" office:value-type="float" office:value="75" calcext:value-type="float">
            <text:p>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 Special Kind of Love</text:p>
          </table:table-cell>
          <table:table-cell office:value-type="string" calcext:value-type="string">
            <text:p>03_March</text:p>
          </table:table-cell>
          <table:table-cell table:formula="of:=IF([.D76]&lt;&gt;&quot;&quot;;1;&quot;&quot;)" office:value-type="float" office:value="1" calcext:value-type="float">
            <text:p>1</text:p>
          </table:table-cell>
          <table:table-cell office:value-type="date" office:date-value="2024-03-16" calcext:value-type="date">
            <text:p>03/16/24</text:p>
          </table:table-cell>
          <table:table-cell office:value-type="string" calcext:value-type="string">
            <text:p>John 3:16</text:p>
          </table:table-cell>
          <table:table-cell/>
        </table:table-row>
        <table:table-row table:style-name="ro2">
          <table:table-cell table:formula="of:=[.A76]+1" office:value-type="float" office:value="76" calcext:value-type="float">
            <text:p>0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ween the Promise and the Blessing</text:p>
          </table:table-cell>
          <table:table-cell office:value-type="string" calcext:value-type="string">
            <text:p>03_March</text:p>
          </table:table-cell>
          <table:table-cell table:formula="of:=IF([.D77]&lt;&gt;&quot;&quot;;1;&quot;&quot;)" office:value-type="float" office:value="1" calcext:value-type="float">
            <text:p>1</text:p>
          </table:table-cell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t. Patrick’s Day (rainbow)</text:p>
          </table:table-cell>
          <table:table-cell/>
        </table:table-row>
        <table:table-row table:style-name="ro2">
          <table:table-cell table:formula="of:=[.A77]+1" office:value-type="float" office:value="77" calcext:value-type="float">
            <text:p>077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HUMBLE YOUR PRIDE</text:p>
          </table:table-cell>
          <table:table-cell office:value-type="string" calcext:value-type="string">
            <text:p>03_March</text:p>
          </table:table-cell>
          <table:table-cell table:formula="of:=IF([.D78]&lt;&gt;&quot;&quot;;1;&quot;&quot;)" office:value-type="float" office:value="1" calcext:value-type="float">
            <text:p>1</text:p>
          </table:table-cell>
          <table:table-cell office:value-type="date" office:date-value="2024-03-18" calcext:value-type="date">
            <text:p>03/18/24</text:p>
          </table:table-cell>
          <table:table-cell table:number-columns-repeated="2"/>
        </table:table-row>
        <table:table-row table:style-name="ro2">
          <table:table-cell table:formula="of:=[.A78]+1" office:value-type="float" office:value="78" calcext:value-type="float">
            <text:p>078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We Are All Going To Need Some Help</text:p>
          </table:table-cell>
          <table:table-cell office:value-type="string" calcext:value-type="string">
            <text:p>03_March</text:p>
          </table:table-cell>
          <table:table-cell table:formula="of:=IF([.D79]&lt;&gt;&quot;&quot;;1;&quot;&quot;)" office:value-type="float" office:value="1" calcext:value-type="float">
            <text:p>1</text:p>
          </table:table-cell>
          <table:table-cell office:value-type="date" office:date-value="2024-03-19" calcext:value-type="date">
            <text:p>03/19/24</text:p>
          </table:table-cell>
          <table:table-cell table:number-columns-repeated="2"/>
        </table:table-row>
        <table:table-row table:style-name="ro2">
          <table:table-cell table:formula="of:=[.A79]+1" office:value-type="float" office:value="79" calcext:value-type="float">
            <text:p>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aith That Moves Mountains</text:p>
          </table:table-cell>
          <table:table-cell office:value-type="string" calcext:value-type="string">
            <text:p>03_March</text:p>
          </table:table-cell>
          <table:table-cell table:formula="of:=IF([.D80]&lt;&gt;&quot;&quot;;1;&quot;&quot;)" office:value-type="float" office:value="1" calcext:value-type="float">
            <text:p>1</text:p>
          </table:table-cell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??? - Matthew 17:20</text:p>
          </table:table-cell>
          <table:table-cell/>
        </table:table-row>
        <table:table-row table:style-name="ro2">
          <table:table-cell table:formula="of:=[.A80]+1" office:value-type="float" office:value="80" calcext:value-type="float">
            <text:p>0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 BREAD OF LIFE</text:p>
          </table:table-cell>
          <table:table-cell office:value-type="string" calcext:value-type="string">
            <text:p>03_March</text:p>
          </table:table-cell>
          <table:table-cell table:formula="of:=IF([.D81]&lt;&gt;&quot;&quot;;1;&quot;&quot;)" office:value-type="float" office:value="1" calcext:value-type="float">
            <text:p>1</text:p>
          </table:table-cell>
          <table:table-cell office:value-type="date" office:date-value="2024-03-21" calcext:value-type="date">
            <text:p>03/21/24</text:p>
          </table:table-cell>
          <table:table-cell table:number-columns-repeated="2"/>
        </table:table-row>
        <table:table-row table:style-name="ro2">
          <table:table-cell table:formula="of:=[.A81]+1" office:value-type="float" office:value="81" calcext:value-type="float">
            <text:p>0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X IT JESUS</text:p>
          </table:table-cell>
          <table:table-cell office:value-type="string" calcext:value-type="string">
            <text:p>03_March</text:p>
          </table:table-cell>
          <table:table-cell table:formula="of:=IF([.D82]&lt;&gt;&quot;&quot;;1;&quot;&quot;)" office:value-type="float" office:value="1" calcext:value-type="float">
            <text:p>1</text:p>
          </table:table-cell>
          <table:table-cell office:value-type="date" office:date-value="2024-03-22" calcext:value-type="date">
            <text:p>03/22/24</text:p>
          </table:table-cell>
          <table:table-cell office:value-type="string" calcext:value-type="string">
            <text:p>Jeremiah 32:27</text:p>
          </table:table-cell>
          <table:table-cell/>
        </table:table-row>
        <table:table-row table:style-name="ro2">
          <table:table-cell table:formula="of:=[.A82]+1" office:value-type="float" office:value="82" calcext:value-type="float">
            <text:p>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Over</text:p>
          </table:table-cell>
          <table:table-cell office:value-type="string" calcext:value-type="string">
            <text:p>03_March</text:p>
          </table:table-cell>
          <table:table-cell table:formula="of:=IF([.D83]&lt;&gt;&quot;&quot;;1;&quot;&quot;)" office:value-type="float" office:value="1" calcext:value-type="float">
            <text:p>1</text:p>
          </table:table-cell>
          <table:table-cell office:value-type="date" office:date-value="2024-03-23" calcext:value-type="date">
            <text:p>03/23/24</text:p>
          </table:table-cell>
          <table:table-cell office:value-type="string" calcext:value-type="string">
            <text:p>??? - Lamentations 3:22-23, Rom 8:28</text:p>
          </table:table-cell>
          <table:table-cell/>
        </table:table-row>
        <table:table-row table:style-name="ro2">
          <table:table-cell table:formula="of:=[.A83]+1" office:value-type="float" office:value="83" calcext:value-type="float">
            <text:p>083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I’M TOO CLOSE TO STOP NOW</text:p>
          </table:table-cell>
          <table:table-cell office:value-type="string" calcext:value-type="string">
            <text:p>03_March</text:p>
          </table:table-cell>
          <table:table-cell table:formula="of:=IF([.D84]&lt;&gt;&quot;&quot;;1;&quot;&quot;)" office:value-type="float" office:value="1" calcext:value-type="float">
            <text:p>1</text:p>
          </table:table-cell>
          <table:table-cell office:value-type="date" office:date-value="2024-03-24" calcext:value-type="date">
            <text:p>03/24/24</text:p>
          </table:table-cell>
          <table:table-cell table:number-columns-repeated="2"/>
        </table:table-row>
        <table:table-row table:style-name="ro2">
          <table:table-cell table:formula="of:=[.A84]+1" office:value-type="float" office:value="84" calcext:value-type="float">
            <text:p>0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YOUR DREAM</text:p>
          </table:table-cell>
          <table:table-cell office:value-type="string" calcext:value-type="string">
            <text:p>03_March</text:p>
          </table:table-cell>
          <table:table-cell table:formula="of:=IF([.D85]&lt;&gt;&quot;&quot;;1;&quot;&quot;)" office:value-type="float" office:value="1" calcext:value-type="float">
            <text:p>1</text:p>
          </table:table-cell>
          <table:table-cell office:value-type="date" office:date-value="2024-03-25" calcext:value-type="date">
            <text:p>03/25/24</text:p>
          </table:table-cell>
          <table:table-cell table:number-columns-repeated="2"/>
        </table:table-row>
        <table:table-row table:style-name="ro2">
          <table:table-cell table:formula="of:=[.A85]+1" office:value-type="float" office:value="85" calcext:value-type="float">
            <text:p>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Y SECRET PLACE </text:p>
          </table:table-cell>
          <table:table-cell office:value-type="string" calcext:value-type="string">
            <text:p>03_March</text:p>
          </table:table-cell>
          <table:table-cell table:formula="of:=IF([.D86]&lt;&gt;&quot;&quot;;1;&quot;&quot;)" office:value-type="float" office:value="1" calcext:value-type="float">
            <text:p>1</text:p>
          </table:table-cell>
          <table:table-cell office:value-type="date" office:date-value="2024-03-26" calcext:value-type="date">
            <text:p>03/26/24</text:p>
          </table:table-cell>
          <table:table-cell table:number-columns-repeated="2"/>
        </table:table-row>
        <table:table-row table:style-name="ro2">
          <table:table-cell table:formula="of:=[.A86]+1" office:value-type="float" office:value="86" calcext:value-type="float">
            <text:p>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03_March</text:p>
          </table:table-cell>
          <table:table-cell table:formula="of:=IF([.D87]&lt;&gt;&quot;&quot;;1;&quot;&quot;)" office:value-type="float" office:value="1" calcext:value-type="float">
            <text:p>1</text:p>
          </table:table-cell>
          <table:table-cell office:value-type="date" office:date-value="2024-03-27" calcext:value-type="date">
            <text:p>03/27/24</text:p>
          </table:table-cell>
          <table:table-cell table:number-columns-repeated="2"/>
        </table:table-row>
        <table:table-row table:style-name="ro2">
          <table:table-cell table:formula="of:=[.A87]+1" office:value-type="float" office:value="87" calcext:value-type="float">
            <text:p>087</text:p>
          </table:table-cell>
          <table:table-cell office:value-type="string" calcext:value-type="string">
            <text:p>./[05] May</text:p>
          </table:table-cell>
          <table:table-cell office:value-type="string" calcext:value-type="string">
            <text:p>Encourage Yourself </text:p>
          </table:table-cell>
          <table:table-cell office:value-type="string" calcext:value-type="string">
            <text:p>03_March</text:p>
          </table:table-cell>
          <table:table-cell table:formula="of:=IF([.D88]&lt;&gt;&quot;&quot;;1;&quot;&quot;)" office:value-type="float" office:value="1" calcext:value-type="float">
            <text:p>1</text:p>
          </table:table-cell>
          <table:table-cell office:value-type="date" office:date-value="2024-03-28" calcext:value-type="date">
            <text:p>03/28/24</text:p>
          </table:table-cell>
          <table:table-cell office:value-type="string" calcext:value-type="string">
            <text:p>??? - Mar 28, 19, Plandemic 15 days</text:p>
          </table:table-cell>
          <table:table-cell/>
        </table:table-row>
        <table:table-row table:style-name="ro2">
          <table:table-cell table:formula="of:=[.A88]+1" office:value-type="float" office:value="88" calcext:value-type="float">
            <text:p>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N ALL GOD’S CHILDREN GET TOGETHER</text:p>
          </table:table-cell>
          <table:table-cell office:value-type="string" calcext:value-type="string">
            <text:p>03_March</text:p>
          </table:table-cell>
          <table:table-cell table:formula="of:=IF([.D89]&lt;&gt;&quot;&quot;;1;&quot;&quot;)" office:value-type="float" office:value="1" calcext:value-type="float">
            <text:p>1</text:p>
          </table:table-cell>
          <table:table-cell office:value-type="date" office:date-value="2024-03-29" calcext:value-type="date">
            <text:p>03/29/24</text:p>
          </table:table-cell>
          <table:table-cell table:number-columns-repeated="2"/>
        </table:table-row>
        <table:table-row table:style-name="ro2">
          <table:table-cell table:formula="of:=[.A89]+1" office:value-type="float" office:value="89" calcext:value-type="float">
            <text:p>0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ll the Right prescription</text:p>
          </table:table-cell>
          <table:table-cell office:value-type="string" calcext:value-type="string">
            <text:p>03_March</text:p>
          </table:table-cell>
          <table:table-cell table:formula="of:=IF([.D90]&lt;&gt;&quot;&quot;;1;&quot;&quot;)" office:value-type="float" office:value="1" calcext:value-type="float">
            <text:p>1</text:p>
          </table:table-cell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Doctor’s Day</text:p>
          </table:table-cell>
          <table:table-cell/>
        </table:table-row>
        <table:table-row table:style-name="ro2">
          <table:table-cell table:formula="of:=[.A90]+1" office:value-type="float" office:value="90" calcext:value-type="float">
            <text:p>090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I NEED TO PRAY</text:p>
          </table:table-cell>
          <table:table-cell office:value-type="string" calcext:value-type="string">
            <text:p>03_March</text:p>
          </table:table-cell>
          <table:table-cell table:formula="of:=IF([.D91]&lt;&gt;&quot;&quot;;1;&quot;&quot;)" office:value-type="float" office:value="1" calcext:value-type="float">
            <text:p>1</text:p>
          </table:table-cell>
          <table:table-cell office:value-type="date" office:date-value="2024-03-31" calcext:value-type="date">
            <text:p>03/31/24</text:p>
          </table:table-cell>
          <table:table-cell table:number-columns-repeated="2"/>
        </table:table-row>
        <table:table-row table:style-name="ro2">
          <table:table-cell table:formula="of:=[.A91]+1" office:value-type="float" office:value="91" calcext:value-type="float">
            <text:p>0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04_April</text:p>
          </table:table-cell>
          <table:table-cell table:formula="of:=IF([.D92]&lt;&gt;&quot;&quot;;1;&quot;&quot;)" office:value-type="float" office:value="1" calcext:value-type="float">
            <text:p>1</text:p>
          </table:table-cell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2 Timothy 4:1</text:p>
          </table:table-cell>
          <table:table-cell/>
        </table:table-row>
        <table:table-row table:style-name="ro2">
          <table:table-cell table:formula="of:=[.A92]+1" office:value-type="float" office:value="92" calcext:value-type="float">
            <text:p>092</text:p>
          </table:table-cell>
          <table:table-cell office:value-type="string" calcext:value-type="string">
            <text:p>./[06] June</text:p>
          </table:table-cell>
          <table:table-cell office:value-type="string" calcext:value-type="string">
            <text:p>UNITED IN THE STRENGTH OF LOVE</text:p>
          </table:table-cell>
          <table:table-cell office:value-type="string" calcext:value-type="string">
            <text:p>04_April</text:p>
          </table:table-cell>
          <table:table-cell table:formula="of:=IF([.D93]&lt;&gt;&quot;&quot;;1;&quot;&quot;)" office:value-type="float" office:value="1" calcext:value-type="float">
            <text:p>1</text:p>
          </table:table-cell>
          <table:table-cell office:value-type="date" office:date-value="2024-04-02" calcext:value-type="date">
            <text:p>04/02/24</text:p>
          </table:table-cell>
          <table:table-cell table:number-columns-repeated="2"/>
        </table:table-row>
        <table:table-row table:style-name="ro2">
          <table:table-cell table:formula="of:=[.A93]+1" office:value-type="float" office:value="93" calcext:value-type="float">
            <text:p>0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Not Your Fight</text:p>
          </table:table-cell>
          <table:table-cell office:value-type="string" calcext:value-type="string">
            <text:p>04_April</text:p>
          </table:table-cell>
          <table:table-cell table:formula="of:=IF([.D94]&lt;&gt;&quot;&quot;;1;&quot;&quot;)" office:value-type="float" office:value="1" calcext:value-type="float">
            <text:p>1</text:p>
          </table:table-cell>
          <table:table-cell office:value-type="date" office:date-value="2024-04-03" calcext:value-type="date">
            <text:p>04/03/24</text:p>
          </table:table-cell>
          <table:table-cell table:number-columns-repeated="2"/>
        </table:table-row>
        <table:table-row table:style-name="ro2">
          <table:table-cell table:formula="of:=[.A94]+1" office:value-type="float" office:value="94" calcext:value-type="float">
            <text:p>0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Can't Quit </text:p>
          </table:table-cell>
          <table:table-cell office:value-type="string" calcext:value-type="string">
            <text:p>04_April</text:p>
          </table:table-cell>
          <table:table-cell table:formula="of:=IF([.D95]&lt;&gt;&quot;&quot;;1;&quot;&quot;)" office:value-type="float" office:value="1" calcext:value-type="float">
            <text:p>1</text:p>
          </table:table-cell>
          <table:table-cell office:value-type="date" office:date-value="2024-04-04" calcext:value-type="date">
            <text:p>04/04/24</text:p>
          </table:table-cell>
          <table:table-cell table:number-columns-repeated="2"/>
        </table:table-row>
        <table:table-row table:style-name="ro2">
          <table:table-cell table:formula="of:=[.A95]+1" office:value-type="float" office:value="95" calcext:value-type="float">
            <text:p>0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Will Praise You</text:p>
          </table:table-cell>
          <table:table-cell office:value-type="string" calcext:value-type="string">
            <text:p>04_April</text:p>
          </table:table-cell>
          <table:table-cell table:formula="of:=IF([.D96]&lt;&gt;&quot;&quot;;1;&quot;&quot;)" office:value-type="float" office:value="1" calcext:value-type="float">
            <text:p>1</text:p>
          </table:table-cell>
          <table:table-cell office:value-type="date" office:date-value="2024-04-05" calcext:value-type="date">
            <text:p>04/05/24</text:p>
          </table:table-cell>
          <table:table-cell table:number-columns-repeated="2"/>
        </table:table-row>
        <table:table-row table:style-name="ro2">
          <table:table-cell table:formula="of:=[.A96]+1" office:value-type="float" office:value="96" calcext:value-type="float">
            <text:p>0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ONE THING I KNOW</text:p>
          </table:table-cell>
          <table:table-cell office:value-type="string" calcext:value-type="string">
            <text:p>04_April</text:p>
          </table:table-cell>
          <table:table-cell table:formula="of:=IF([.D97]&lt;&gt;&quot;&quot;;1;&quot;&quot;)" office:value-type="float" office:value="1" calcext:value-type="float">
            <text:p>1</text:p>
          </table:table-cell>
          <table:table-cell office:value-type="date" office:date-value="2024-04-06" calcext:value-type="date">
            <text:p>04/06/24</text:p>
          </table:table-cell>
          <table:table-cell table:number-columns-repeated="2"/>
        </table:table-row>
        <table:table-row table:style-name="ro2">
          <table:table-cell table:formula="of:=[.A97]+1" office:value-type="float" office:value="97" calcext:value-type="float">
            <text:p>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 MADE A WAY</text:p>
          </table:table-cell>
          <table:table-cell office:value-type="string" calcext:value-type="string">
            <text:p>04_April</text:p>
          </table:table-cell>
          <table:table-cell table:formula="of:=IF([.D98]&lt;&gt;&quot;&quot;;1;&quot;&quot;)" office:value-type="float" office:value="1" calcext:value-type="float">
            <text:p>1</text:p>
          </table:table-cell>
          <table:table-cell office:value-type="date" office:date-value="2024-04-07" calcext:value-type="date">
            <text:p>04/07/24</text:p>
          </table:table-cell>
          <table:table-cell table:number-columns-repeated="2"/>
        </table:table-row>
        <table:table-row table:style-name="ro2">
          <table:table-cell table:formula="of:=[.A98]+1" office:value-type="float" office:value="98" calcext:value-type="float">
            <text:p>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I WANT IS YOU </text:p>
          </table:table-cell>
          <table:table-cell office:value-type="string" calcext:value-type="string">
            <text:p>04_April</text:p>
          </table:table-cell>
          <table:table-cell table:formula="of:=IF([.D99]&lt;&gt;&quot;&quot;;1;&quot;&quot;)" office:value-type="float" office:value="1" calcext:value-type="float">
            <text:p>1</text:p>
          </table:table-cell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James 4:8</text:p>
          </table:table-cell>
          <table:table-cell/>
        </table:table-row>
        <table:table-row table:style-name="ro2">
          <table:table-cell table:formula="of:=[.A99]+1" office:value-type="float" office:value="99" calcext:value-type="float">
            <text:p>099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Where Are You Going</text:p>
          </table:table-cell>
          <table:table-cell office:value-type="string" calcext:value-type="string">
            <text:p>04_April</text:p>
          </table:table-cell>
          <table:table-cell table:formula="of:=IF([.D100]&lt;&gt;&quot;&quot;;1;&quot;&quot;)" office:value-type="float" office:value="1" calcext:value-type="float">
            <text:p>1</text:p>
          </table:table-cell>
          <table:table-cell office:value-type="date" office:date-value="2024-04-09" calcext:value-type="date">
            <text:p>04/09/24</text:p>
          </table:table-cell>
          <table:table-cell table:number-columns-repeated="2"/>
        </table:table-row>
        <table:table-row table:style-name="ro2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EALING WITH THAT FEELING, “I DON’T MEASURE UP</text:p>
          </table:table-cell>
          <table:table-cell office:value-type="string" calcext:value-type="string">
            <text:p>04_April</text:p>
          </table:table-cell>
          <table:table-cell table:formula="of:=IF([.D101]&lt;&gt;&quot;&quot;;1;&quot;&quot;)" office:value-type="float" office:value="1" calcext:value-type="float">
            <text:p>1</text:p>
          </table:table-cell>
          <table:table-cell office:value-type="date" office:date-value="2024-04-10" calcext:value-type="date">
            <text:p>04/10/24</text:p>
          </table:table-cell>
          <table:table-cell office:value-type="string" calcext:value-type="string">
            <text:p>??? - Exodus 4:10-11, inadequacy</text:p>
          </table:table-cell>
          <table:table-cell/>
        </table:table-row>
        <table:table-row table:style-name="ro2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./[01] January</text:p>
          </table:table-cell>
          <table:table-cell office:value-type="string" calcext:value-type="string">
            <text:p>Watch Your Mouth</text:p>
          </table:table-cell>
          <table:table-cell office:value-type="string" calcext:value-type="string">
            <text:p>04_April</text:p>
          </table:table-cell>
          <table:table-cell table:formula="of:=IF([.D102]&lt;&gt;&quot;&quot;;1;&quot;&quot;)" office:value-type="float" office:value="1" calcext:value-type="float">
            <text:p>1</text:p>
          </table:table-cell>
          <table:table-cell office:value-type="date" office:date-value="2024-04-11" calcext:value-type="date">
            <text:p>04/11/24</text:p>
          </table:table-cell>
          <table:table-cell table:number-columns-repeated="2"/>
        </table:table-row>
        <table:table-row table:style-name="ro2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ere is Hope</text:p>
          </table:table-cell>
          <table:table-cell office:value-type="string" calcext:value-type="string">
            <text:p>04_April</text:p>
          </table:table-cell>
          <table:table-cell table:formula="of:=IF([.D103]&lt;&gt;&quot;&quot;;1;&quot;&quot;)" office:value-type="float" office:value="1" calcext:value-type="float">
            <text:p>1</text:p>
          </table:table-cell>
          <table:table-cell office:value-type="date" office:date-value="2024-04-12" calcext:value-type="date">
            <text:p>04/12/24</text:p>
          </table:table-cell>
          <table:table-cell table:number-columns-repeated="2"/>
        </table:table-row>
        <table:table-row table:style-name="ro2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FAILURE IS NOT AN OPTION</text:p>
          </table:table-cell>
          <table:table-cell office:value-type="string" calcext:value-type="string">
            <text:p>04_April</text:p>
          </table:table-cell>
          <table:table-cell table:formula="of:=IF([.D104]&lt;&gt;&quot;&quot;;1;&quot;&quot;)" office:value-type="float" office:value="1" calcext:value-type="float">
            <text:p>1</text:p>
          </table:table-cell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??? - Philippians 4:13</text:p>
          </table:table-cell>
          <table:table-cell/>
        </table:table-row>
        <table:table-row table:style-name="ro2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Use Your Keys</text:p>
          </table:table-cell>
          <table:table-cell office:value-type="string" calcext:value-type="string">
            <text:p>04_April</text:p>
          </table:table-cell>
          <table:table-cell table:formula="of:=IF([.D105]&lt;&gt;&quot;&quot;;1;&quot;&quot;)" office:value-type="float" office:value="1" calcext:value-type="float">
            <text:p>1</text:p>
          </table:table-cell>
          <table:table-cell office:value-type="date" office:date-value="2024-04-14" calcext:value-type="date">
            <text:p>04/14/24</text:p>
          </table:table-cell>
          <table:table-cell table:number-columns-repeated="2"/>
        </table:table-row>
        <table:table-row table:style-name="ro2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GOT SOME GOOD NEWS</text:p>
          </table:table-cell>
          <table:table-cell office:value-type="string" calcext:value-type="string">
            <text:p>04_April</text:p>
          </table:table-cell>
          <table:table-cell table:formula="of:=IF([.D106]&lt;&gt;&quot;&quot;;1;&quot;&quot;)" office:value-type="float" office:value="1" calcext:value-type="float">
            <text:p>1</text:p>
          </table:table-cell>
          <table:table-cell office:value-type="date" office:date-value="2024-04-15" calcext:value-type="date">
            <text:p>04/15/24</text:p>
          </table:table-cell>
          <table:table-cell table:number-columns-repeated="2"/>
        </table:table-row>
        <table:table-row table:style-name="ro2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ETRAYAL WEDNESDAY</text:p>
          </table:table-cell>
          <table:table-cell office:value-type="string" calcext:value-type="string">
            <text:p>04_April</text:p>
          </table:table-cell>
          <table:table-cell table:formula="of:=IF([.D107]&lt;&gt;&quot;&quot;;1;&quot;&quot;)" office:value-type="float" office:value="1" calcext:value-type="float">
            <text:p>1</text:p>
          </table:table-cell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Betrayal Wed.</text:p>
          </table:table-cell>
          <table:table-cell/>
        </table:table-row>
        <table:table-row table:style-name="ro2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Maundy Thursday</text:p>
          </table:table-cell>
          <table:table-cell office:value-type="string" calcext:value-type="string">
            <text:p>04_April</text:p>
          </table:table-cell>
          <table:table-cell table:formula="of:=IF([.D108]&lt;&gt;&quot;&quot;;1;&quot;&quot;)" office:value-type="float" office:value="1" calcext:value-type="float">
            <text:p>1</text:p>
          </table:table-cell>
          <table:table-cell office:value-type="date" office:date-value="2024-04-17" calcext:value-type="date">
            <text:p>04/17/24</text:p>
          </table:table-cell>
          <table:table-cell table:number-columns-repeated="2"/>
        </table:table-row>
        <table:table-row table:style-name="ro2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./[09] September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04_April</text:p>
          </table:table-cell>
          <table:table-cell table:formula="of:=IF([.D109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??? - Psalm 34:18</text:p>
          </table:table-cell>
          <table:table-cell/>
        </table:table-row>
        <table:table-row table:style-name="ro2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OULD I BE WITHOUT GRACE</text:p>
          </table:table-cell>
          <table:table-cell office:value-type="string" calcext:value-type="string">
            <text:p>04_April</text:p>
          </table:table-cell>
          <table:table-cell table:formula="of:=IF([.D110]&lt;&gt;&quot;&quot;;1;&quot;&quot;)" office:value-type="float" office:value="1" calcext:value-type="float">
            <text:p>1</text:p>
          </table:table-cell>
          <table:table-cell office:value-type="date" office:date-value="2024-04-18" calcext:value-type="date">
            <text:p>04/18/24</text:p>
          </table:table-cell>
          <table:table-cell table:number-columns-repeated="2"/>
        </table:table-row>
        <table:table-row table:style-name="ro2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DON’T LOOK LIKE WHAT I’VE BEEN THROUGH-2.rtf</text:p>
          </table:table-cell>
          <table:table-cell office:value-type="string" calcext:value-type="string">
            <text:p>04_April</text:p>
          </table:table-cell>
          <table:table-cell table:formula="of:=IF([.D111]&lt;&gt;&quot;&quot;;1;&quot;&quot;)" office:value-type="float" office:value="1" calcext:value-type="float">
            <text:p>1</text:p>
          </table:table-cell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??? - Joseph</text:p>
          </table:table-cell>
          <table:table-cell/>
        </table:table-row>
        <table:table-row table:style-name="ro2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Finishing Strong</text:p>
          </table:table-cell>
          <table:table-cell office:value-type="string" calcext:value-type="string">
            <text:p>04_April</text:p>
          </table:table-cell>
          <table:table-cell table:formula="of:=IF([.D112]&lt;&gt;&quot;&quot;;1;&quot;&quot;)" office:value-type="float" office:value="1" calcext:value-type="float">
            <text:p>1</text:p>
          </table:table-cell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Boston Marathon</text:p>
          </table:table-cell>
          <table:table-cell/>
        </table:table-row>
        <table:table-row table:style-name="ro2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ll of My Good Days Outweigh My Bad Days</text:p>
          </table:table-cell>
          <table:table-cell office:value-type="string" calcext:value-type="string">
            <text:p>04_April</text:p>
          </table:table-cell>
          <table:table-cell table:formula="of:=IF([.D113]&lt;&gt;&quot;&quot;;1;&quot;&quot;)" office:value-type="float" office:value="1" calcext:value-type="float">
            <text:p>1</text:p>
          </table:table-cell>
          <table:table-cell office:value-type="date" office:date-value="2024-04-22" calcext:value-type="date">
            <text:p>04/22/24</text:p>
          </table:table-cell>
          <table:table-cell office:value-type="string" calcext:value-type="string">
            <text:p>Psalm 23:4</text:p>
          </table:table-cell>
          <table:table-cell/>
        </table:table-row>
        <table:table-row table:style-name="ro2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's Your Mama</text:p>
          </table:table-cell>
          <table:table-cell office:value-type="string" calcext:value-type="string">
            <text:p>04_April</text:p>
          </table:table-cell>
          <table:table-cell table:formula="of:=IF([.D114]&lt;&gt;&quot;&quot;;1;&quot;&quot;)" office:value-type="float" office:value="1" calcext:value-type="float">
            <text:p>1</text:p>
          </table:table-cell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Galatians 4:23, sarah hagar</text:p>
          </table:table-cell>
          <table:table-cell/>
        </table:table-row>
        <table:table-row table:style-name="ro2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ET OUT THE BOAT</text:p>
          </table:table-cell>
          <table:table-cell office:value-type="string" calcext:value-type="string">
            <text:p>04_April</text:p>
          </table:table-cell>
          <table:table-cell table:formula="of:=IF([.D115]&lt;&gt;&quot;&quot;;1;&quot;&quot;)" office:value-type="float" office:value="1" calcext:value-type="float">
            <text:p>1</text:p>
          </table:table-cell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??? - Matthew 4:22-</text:p>
          </table:table-cell>
          <table:table-cell/>
        </table:table-row>
        <table:table-row table:style-name="ro2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EVER GIVE UP ON DOING GOOD</text:p>
          </table:table-cell>
          <table:table-cell office:value-type="string" calcext:value-type="string">
            <text:p>04_April</text:p>
          </table:table-cell>
          <table:table-cell table:formula="of:=IF([.D116]&lt;&gt;&quot;&quot;;1;&quot;&quot;)" office:value-type="float" office:value="1" calcext:value-type="float">
            <text:p>1</text:p>
          </table:table-cell>
          <table:table-cell office:value-type="date" office:date-value="2024-04-25" calcext:value-type="date">
            <text:p>04/25/24</text:p>
          </table:table-cell>
          <table:table-cell table:number-columns-repeated="2"/>
        </table:table-row>
        <table:table-row table:style-name="ro2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 Shall Live and Not Die</text:p>
          </table:table-cell>
          <table:table-cell office:value-type="string" calcext:value-type="string">
            <text:p>04_April</text:p>
          </table:table-cell>
          <table:table-cell table:formula="of:=IF([.D117]&lt;&gt;&quot;&quot;;1;&quot;&quot;)" office:value-type="float" office:value="1" calcext:value-type="float">
            <text:p>1</text:p>
          </table:table-cell>
          <table:table-cell office:value-type="date" office:date-value="2024-04-26" calcext:value-type="date">
            <text:p>04/26/24</text:p>
          </table:table-cell>
          <table:table-cell table:number-columns-repeated="2"/>
        </table:table-row>
        <table:table-row table:style-name="ro2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'm Still Standing</text:p>
          </table:table-cell>
          <table:table-cell office:value-type="string" calcext:value-type="string">
            <text:p>04_April</text:p>
          </table:table-cell>
          <table:table-cell table:formula="of:=IF([.D118]&lt;&gt;&quot;&quot;;1;&quot;&quot;)" office:value-type="float" office:value="1" calcext:value-type="float">
            <text:p>1</text:p>
          </table:table-cell>
          <table:table-cell office:value-type="date" office:date-value="2024-04-27" calcext:value-type="date">
            <text:p>04/27/24</text:p>
          </table:table-cell>
          <table:table-cell table:number-columns-repeated="2"/>
        </table:table-row>
        <table:table-row table:style-name="ro2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AYING A SOLID FOUNDATION</text:p>
          </table:table-cell>
          <table:table-cell office:value-type="string" calcext:value-type="string">
            <text:p>04_April</text:p>
          </table:table-cell>
          <table:table-cell table:formula="of:=IF([.D119]&lt;&gt;&quot;&quot;;1;&quot;&quot;)" office:value-type="float" office:value="1" calcext:value-type="float">
            <text:p>1</text:p>
          </table:table-cell>
          <table:table-cell office:value-type="date" office:date-value="2024-04-28" calcext:value-type="date">
            <text:p>04/28/24</text:p>
          </table:table-cell>
          <table:table-cell table:number-columns-repeated="2"/>
        </table:table-row>
        <table:table-row table:style-name="ro2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LETS GO BACK TO CHURCH</text:p>
          </table:table-cell>
          <table:table-cell office:value-type="string" calcext:value-type="string">
            <text:p>04_April</text:p>
          </table:table-cell>
          <table:table-cell table:formula="of:=IF([.D120]&lt;&gt;&quot;&quot;;1;&quot;&quot;)" office:value-type="float" office:value="1" calcext:value-type="float">
            <text:p>1</text:p>
          </table:table-cell>
          <table:table-cell office:value-type="date" office:date-value="2024-04-29" calcext:value-type="date">
            <text:p>04/29/24</text:p>
          </table:table-cell>
          <table:table-cell table:number-columns-repeated="2"/>
        </table:table-row>
        <table:table-row table:style-name="ro2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./[11] November</text:p>
          </table:table-cell>
          <table:table-cell office:value-type="string" calcext:value-type="string">
            <text:p>Rooted And Built Up For Maximum Impact </text:p>
          </table:table-cell>
          <table:table-cell office:value-type="string" calcext:value-type="string">
            <text:p>04_April</text:p>
          </table:table-cell>
          <table:table-cell table:formula="of:=IF([.D121]&lt;&gt;&quot;&quot;;1;&quot;&quot;)" office:value-type="float" office:value="1" calcext:value-type="float">
            <text:p>1</text:p>
          </table:table-cell>
          <table:table-cell office:value-type="date" office:date-value="2024-04-30" calcext:value-type="date">
            <text:p>04/30/24</text:p>
          </table:table-cell>
          <table:table-cell table:number-columns-repeated="2"/>
        </table:table-row>
        <table:table-row table:style-name="ro2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Breaking the Curse</text:p>
          </table:table-cell>
          <table:table-cell office:value-type="string" calcext:value-type="string">
            <text:p>05_May</text:p>
          </table:table-cell>
          <table:table-cell table:formula="of:=IF([.D122]&lt;&gt;&quot;&quot;;1;&quot;&quot;)" office:value-type="float" office:value="1" calcext:value-type="float">
            <text:p>1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??? - 1 Samuel 15:1-23, generational curses</text:p>
          </table:table-cell>
          <table:table-cell/>
        </table:table-row>
        <table:table-row table:style-name="ro2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WON’T HE DO IT</text:p>
          </table:table-cell>
          <table:table-cell office:value-type="string" calcext:value-type="string">
            <text:p>05_May</text:p>
          </table:table-cell>
          <table:table-cell table:formula="of:=IF([.D123]&lt;&gt;&quot;&quot;;1;&quot;&quot;)" office:value-type="float" office:value="1" calcext:value-type="float">
            <text:p>1</text:p>
          </table:table-cell>
          <table:table-cell office:value-type="date" office:date-value="2024-05-02" calcext:value-type="date">
            <text:p>05/02/24</text:p>
          </table:table-cell>
          <table:table-cell table:number-columns-repeated="2"/>
        </table:table-row>
        <table:table-row table:style-name="ro2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in His Hands</text:p>
          </table:table-cell>
          <table:table-cell office:value-type="string" calcext:value-type="string">
            <text:p>05_May</text:p>
          </table:table-cell>
          <table:table-cell table:formula="of:=IF([.D124]&lt;&gt;&quot;&quot;;1;&quot;&quot;)" office:value-type="float" office:value="1" calcext:value-type="float">
            <text:p>1</text:p>
          </table:table-cell>
          <table:table-cell office:value-type="date" office:date-value="2024-05-03" calcext:value-type="date">
            <text:p>05/03/24</text:p>
          </table:table-cell>
          <table:table-cell table:number-columns-repeated="2"/>
        </table:table-row>
        <table:table-row table:style-name="ro2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BEAR THE FAMILY RESEMBLANCE</text:p>
          </table:table-cell>
          <table:table-cell office:value-type="string" calcext:value-type="string">
            <text:p>05_May</text:p>
          </table:table-cell>
          <table:table-cell table:formula="of:=IF([.D125]&lt;&gt;&quot;&quot;;1;&quot;&quot;)" office:value-type="float" office:value="1" calcext:value-type="float">
            <text:p>1</text:p>
          </table:table-cell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??? - Matthew 5:43-48, fam resemblance</text:p>
          </table:table-cell>
          <table:table-cell/>
        </table:table-row>
        <table:table-row table:style-name="ro2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his is the day that the Lord has made! </text:p>
          </table:table-cell>
          <table:table-cell office:value-type="string" calcext:value-type="string">
            <text:p>05_May</text:p>
          </table:table-cell>
          <table:table-cell table:formula="of:=IF([.D126]&lt;&gt;&quot;&quot;;1;&quot;&quot;)" office:value-type="float" office:value="1" calcext:value-type="float">
            <text:p>1</text:p>
          </table:table-cell>
          <table:table-cell office:value-type="date" office:date-value="2024-05-05" calcext:value-type="date">
            <text:p>05/05/24</text:p>
          </table:table-cell>
          <table:table-cell table:number-columns-repeated="2"/>
        </table:table-row>
        <table:table-row table:style-name="ro2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lessed Hands of Service- A Tribute to Our Nurses</text:p>
          </table:table-cell>
          <table:table-cell office:value-type="string" calcext:value-type="string">
            <text:p>05_May</text:p>
          </table:table-cell>
          <table:table-cell table:formula="of:=IF([.D127]&lt;&gt;&quot;&quot;;1;&quot;&quot;)" office:value-type="float" office:value="1" calcext:value-type="float">
            <text:p>1</text:p>
          </table:table-cell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Nurse’s Day</text:p>
          </table:table-cell>
          <table:table-cell/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Break Free</text:p>
          </table:table-cell>
          <table:table-cell office:value-type="string" calcext:value-type="string">
            <text:p>05_May</text:p>
          </table:table-cell>
          <table:table-cell table:formula="of:=IF([.D128]&lt;&gt;&quot;&quot;;1;&quot;&quot;)" office:value-type="float" office:value="1" calcext:value-type="float">
            <text:p>1</text:p>
          </table:table-cell>
          <table:table-cell office:value-type="date" office:date-value="2024-05-07" calcext:value-type="date">
            <text:p>05/07/24</text:p>
          </table:table-cell>
          <table:table-cell office:value-type="string" calcext:value-type="string">
            <text:p>??? - 1 Peter 5:7, nov 6 (post-election)</text:p>
          </table:table-cell>
          <table:table-cell/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epared for YOUR Journey</text:p>
          </table:table-cell>
          <table:table-cell office:value-type="string" calcext:value-type="string">
            <text:p>05_May</text:p>
          </table:table-cell>
          <table:table-cell table:formula="of:=IF([.D129]&lt;&gt;&quot;&quot;;1;&quot;&quot;)" office:value-type="float" office:value="1" calcext:value-type="float">
            <text:p>1</text:p>
          </table:table-cell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Graduation Day</text:p>
          </table:table-cell>
          <table:table-cell/>
        </table:table-row>
        <table:table-row table:style-name="ro2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THE LORD IS ON MY SIDE</text:p>
          </table:table-cell>
          <table:table-cell office:value-type="string" calcext:value-type="string">
            <text:p>05_May</text:p>
          </table:table-cell>
          <table:table-cell table:formula="of:=IF([.D130]&lt;&gt;&quot;&quot;;1;&quot;&quot;)" office:value-type="float" office:value="1" calcext:value-type="float">
            <text:p>1</text:p>
          </table:table-cell>
          <table:table-cell office:value-type="date" office:date-value="2024-05-09" calcext:value-type="date">
            <text:p>05/09/24</text:p>
          </table:table-cell>
          <table:table-cell table:number-columns-repeated="2"/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Keep Pressing On</text:p>
          </table:table-cell>
          <table:table-cell office:value-type="string" calcext:value-type="string">
            <text:p>05_May</text:p>
          </table:table-cell>
          <table:table-cell table:formula="of:=IF([.D131]&lt;&gt;&quot;&quot;;1;&quot;&quot;)" office:value-type="float" office:value="1" calcext:value-type="float">
            <text:p>1</text:p>
          </table:table-cell>
          <table:table-cell office:value-type="date" office:date-value="2024-05-10" calcext:value-type="date">
            <text:p>05/10/24</text:p>
          </table:table-cell>
          <table:table-cell table:number-columns-repeated="2"/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HAPPY MOTHER’S DAY</text:p>
          </table:table-cell>
          <table:table-cell office:value-type="string" calcext:value-type="string">
            <text:p>05_May</text:p>
          </table:table-cell>
          <table:table-cell table:formula="of:=IF([.D132]&lt;&gt;&quot;&quot;;1;&quot;&quot;)" office:value-type="float" office:value="1" calcext:value-type="float">
            <text:p>1</text:p>
          </table:table-cell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Mother’s Day</text:p>
          </table:table-cell>
          <table:table-cell/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./[12] December</text:p>
          </table:table-cell>
          <table:table-cell office:value-type="string" calcext:value-type="string">
            <text:p>NOBODY GREATER THAN YOU</text:p>
          </table:table-cell>
          <table:table-cell office:value-type="string" calcext:value-type="string">
            <text:p>05_May</text:p>
          </table:table-cell>
          <table:table-cell table:formula="of:=IF([.D133]&lt;&gt;&quot;&quot;;1;&quot;&quot;)" office:value-type="float" office:value="1" calcext:value-type="float">
            <text:p>1</text:p>
          </table:table-cell>
          <table:table-cell office:value-type="date" office:date-value="2024-05-12" calcext:value-type="date">
            <text:p>05/12/24</text:p>
          </table:table-cell>
          <table:table-cell table:number-columns-repeated="2"/>
        </table:table-row>
        <table:table-row table:style-name="ro2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oving from Prayer to Praise</text:p>
          </table:table-cell>
          <table:table-cell office:value-type="string" calcext:value-type="string">
            <text:p>05_May</text:p>
          </table:table-cell>
          <table:table-cell table:formula="of:=IF([.D134]&lt;&gt;&quot;&quot;;1;&quot;&quot;)" office:value-type="float" office:value="1" calcext:value-type="float">
            <text:p>1</text:p>
          </table:table-cell>
          <table:table-cell office:value-type="date" office:date-value="2024-05-13" calcext:value-type="date">
            <text:p>05/13/24</text:p>
          </table:table-cell>
          <table:table-cell table:number-columns-repeated="2"/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N THESE BONES LIVE</text:p>
          </table:table-cell>
          <table:table-cell office:value-type="string" calcext:value-type="string">
            <text:p>05_May</text:p>
          </table:table-cell>
          <table:table-cell table:formula="of:=IF([.D135]&lt;&gt;&quot;&quot;;1;&quot;&quot;)" office:value-type="float" office:value="1" calcext:value-type="float">
            <text:p>1</text:p>
          </table:table-cell>
          <table:table-cell office:value-type="date" office:date-value="2024-05-14" calcext:value-type="date">
            <text:p>05/14/24</text:p>
          </table:table-cell>
          <table:table-cell office:value-type="string" calcext:value-type="string">
            <text:p>Israel Indep. Day</text:p>
          </table:table-cell>
          <table:table-cell/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O YOU WANT TO BE HEALED</text:p>
          </table:table-cell>
          <table:table-cell office:value-type="string" calcext:value-type="string">
            <text:p>05_May</text:p>
          </table:table-cell>
          <table:table-cell table:formula="of:=IF([.D136]&lt;&gt;&quot;&quot;;1;&quot;&quot;)" office:value-type="float" office:value="1" calcext:value-type="float">
            <text:p>1</text:p>
          </table:table-cell>
          <table:table-cell office:value-type="date" office:date-value="2024-05-15" calcext:value-type="date">
            <text:p>05/15/24</text:p>
          </table:table-cell>
          <table:table-cell office:value-type="string" calcext:value-type="string">
            <text:p>??? - John 5:1-15</text:p>
          </table:table-cell>
          <table:table-cell/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AY ONE -PRAY FOR ME </text:p>
          </table:table-cell>
          <table:table-cell office:value-type="string" calcext:value-type="string">
            <text:p>05_May</text:p>
          </table:table-cell>
          <table:table-cell table:formula="of:=IF([.D137]&lt;&gt;&quot;&quot;;1;&quot;&quot;)" office:value-type="float" office:value="1" calcext:value-type="float">
            <text:p>1</text:p>
          </table:table-cell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??? - James 5:16, Ephesians 6:18</text:p>
          </table:table-cell>
          <table:table-cell/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t's His Body</text:p>
          </table:table-cell>
          <table:table-cell office:value-type="string" calcext:value-type="string">
            <text:p>05_May</text:p>
          </table:table-cell>
          <table:table-cell table:formula="of:=IF([.D138]&lt;&gt;&quot;&quot;;1;&quot;&quot;)" office:value-type="float" office:value="1" calcext:value-type="float">
            <text:p>1</text:p>
          </table:table-cell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Armed Forces Day – Drill Sgt.</text:p>
          </table:table-cell>
          <table:table-cell/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ERE WILL I GO</text:p>
          </table:table-cell>
          <table:table-cell office:value-type="string" calcext:value-type="string">
            <text:p>05_May</text:p>
          </table:table-cell>
          <table:table-cell table:formula="of:=IF([.D139]&lt;&gt;&quot;&quot;;1;&quot;&quot;)" office:value-type="float" office:value="1" calcext:value-type="float">
            <text:p>1</text:p>
          </table:table-cell>
          <table:table-cell office:value-type="date" office:date-value="2024-05-18" calcext:value-type="date">
            <text:p>05/18/24</text:p>
          </table:table-cell>
          <table:table-cell table:number-columns-repeated="2"/>
        </table:table-row>
        <table:table-row table:style-name="ro2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ho Is He To You</text:p>
          </table:table-cell>
          <table:table-cell office:value-type="string" calcext:value-type="string">
            <text:p>05_May</text:p>
          </table:table-cell>
          <table:table-cell table:formula="of:=IF([.D140]&lt;&gt;&quot;&quot;;1;&quot;&quot;)" office:value-type="float" office:value="1" calcext:value-type="float">
            <text:p>1</text:p>
          </table:table-cell>
          <table:table-cell office:value-type="date" office:date-value="2024-05-19" calcext:value-type="date">
            <text:p>05/19/24</text:p>
          </table:table-cell>
          <table:table-cell table:number-columns-repeated="2"/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OD'S PROVIDENCE</text:p>
          </table:table-cell>
          <table:table-cell office:value-type="string" calcext:value-type="string">
            <text:p>05_May</text:p>
          </table:table-cell>
          <table:table-cell table:formula="of:=IF([.D141]&lt;&gt;&quot;&quot;;1;&quot;&quot;)" office:value-type="float" office:value="1" calcext:value-type="float">
            <text:p>1</text:p>
          </table:table-cell>
          <table:table-cell office:value-type="date" office:date-value="2024-05-20" calcext:value-type="date">
            <text:p>05/20/24</text:p>
          </table:table-cell>
          <table:table-cell table:number-columns-repeated="2"/>
        </table:table-row>
        <table:table-row table:style-name="ro2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PER PREPARATION TO START THE DAY</text:p>
          </table:table-cell>
          <table:table-cell office:value-type="string" calcext:value-type="string">
            <text:p>05_May</text:p>
          </table:table-cell>
          <table:table-cell table:formula="of:=IF([.D142]&lt;&gt;&quot;&quot;;1;&quot;&quot;)" office:value-type="float" office:value="1" calcext:value-type="float">
            <text:p>1</text:p>
          </table:table-cell>
          <table:table-cell office:value-type="date" office:date-value="2024-05-21" calcext:value-type="date">
            <text:p>05/21/24</text:p>
          </table:table-cell>
          <table:table-cell table:number-columns-repeated="2"/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Just Hold On</text:p>
          </table:table-cell>
          <table:table-cell office:value-type="string" calcext:value-type="string">
            <text:p>05_May</text:p>
          </table:table-cell>
          <table:table-cell table:formula="of:=IF([.D143]&lt;&gt;&quot;&quot;;1;&quot;&quot;)" office:value-type="float" office:value="1" calcext:value-type="float">
            <text:p>1</text:p>
          </table:table-cell>
          <table:table-cell office:value-type="date" office:date-value="2024-05-22" calcext:value-type="date">
            <text:p>05/22/24</text:p>
          </table:table-cell>
          <table:table-cell table:number-columns-repeated="2"/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HE’S AN ON-TIME GOD</text:p>
          </table:table-cell>
          <table:table-cell office:value-type="string" calcext:value-type="string">
            <text:p>05_May</text:p>
          </table:table-cell>
          <table:table-cell table:formula="of:=IF([.D144]&lt;&gt;&quot;&quot;;1;&quot;&quot;)" office:value-type="float" office:value="1" calcext:value-type="float">
            <text:p>1</text:p>
          </table:table-cell>
          <table:table-cell office:value-type="date" office:date-value="2024-05-23" calcext:value-type="date">
            <text:p>05/23/24</text:p>
          </table:table-cell>
          <table:table-cell table:number-columns-repeated="2"/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’M BOUND TO PRAISE YOU</text:p>
          </table:table-cell>
          <table:table-cell office:value-type="string" calcext:value-type="string">
            <text:p>05_May</text:p>
          </table:table-cell>
          <table:table-cell table:formula="of:=IF([.D145]&lt;&gt;&quot;&quot;;1;&quot;&quot;)" office:value-type="float" office:value="1" calcext:value-type="float">
            <text:p>1</text:p>
          </table:table-cell>
          <table:table-cell office:value-type="date" office:date-value="2024-05-24" calcext:value-type="date">
            <text:p>05/24/24</text:p>
          </table:table-cell>
          <table:table-cell table:number-columns-repeated="2"/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/>
          <table:table-cell office:value-type="string" calcext:value-type="string">
            <text:p>HIS PERFECT TIMING</text:p>
          </table:table-cell>
          <table:table-cell office:value-type="string" calcext:value-type="string">
            <text:p>05_May</text:p>
          </table:table-cell>
          <table:table-cell table:formula="of:=IF([.D146]&lt;&gt;&quot;&quot;;1;&quot;&quot;)" office:value-type="float" office:value="1" calcext:value-type="float">
            <text:p>1</text:p>
          </table:table-cell>
          <table:table-cell office:value-type="date" office:date-value="2024-05-25" calcext:value-type="date">
            <text:p>05/25/24</text:p>
          </table:table-cell>
          <table:table-cell table:number-columns-repeated="2"/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/>
          <table:table-cell office:value-type="string" calcext:value-type="string">
            <text:p>THE ULTIMATE SACRIFICE</text:p>
          </table:table-cell>
          <table:table-cell office:value-type="string" calcext:value-type="string">
            <text:p>05_May</text:p>
          </table:table-cell>
          <table:table-cell table:formula="of:=IF([.D147]&lt;&gt;&quot;&quot;;1;&quot;&quot;)" office:value-type="float" office:value="1" calcext:value-type="float">
            <text:p>1</text:p>
          </table:table-cell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emorial Day</text:p>
          </table:table-cell>
          <table:table-cell/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/>
          <table:table-cell office:value-type="string" calcext:value-type="string">
            <text:p>Nooo Body</text:p>
          </table:table-cell>
          <table:table-cell office:value-type="string" calcext:value-type="string">
            <text:p>05_May</text:p>
          </table:table-cell>
          <table:table-cell table:formula="of:=IF([.D148]&lt;&gt;&quot;&quot;;1;&quot;&quot;)" office:value-type="float" office:value="1" calcext:value-type="float">
            <text:p>1</text:p>
          </table:table-cell>
          <table:table-cell office:value-type="date" office:date-value="2024-05-27" calcext:value-type="date">
            <text:p>05/27/24</text:p>
          </table:table-cell>
          <table:table-cell table:number-columns-repeated="2"/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/>
          <table:table-cell office:value-type="string" calcext:value-type="string">
            <text:p>UNCONDITIONAL PRAISE</text:p>
          </table:table-cell>
          <table:table-cell office:value-type="string" calcext:value-type="string">
            <text:p>05_May</text:p>
          </table:table-cell>
          <table:table-cell table:formula="of:=IF([.D149]&lt;&gt;&quot;&quot;;1;&quot;&quot;)" office:value-type="float" office:value="1" calcext:value-type="float">
            <text:p>1</text:p>
          </table:table-cell>
          <table:table-cell office:value-type="date" office:date-value="2024-05-28" calcext:value-type="date">
            <text:p>05/28/24</text:p>
          </table:table-cell>
          <table:table-cell table:number-columns-repeated="2"/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/>
          <table:table-cell office:value-type="string" calcext:value-type="string">
            <text:p>Morning Is Coming</text:p>
          </table:table-cell>
          <table:table-cell office:value-type="string" calcext:value-type="string">
            <text:p>05_May</text:p>
          </table:table-cell>
          <table:table-cell table:formula="of:=IF([.D150]&lt;&gt;&quot;&quot;;1;&quot;&quot;)" office:value-type="float" office:value="1" calcext:value-type="float">
            <text:p>1</text:p>
          </table:table-cell>
          <table:table-cell office:value-type="date" office:date-value="2024-05-29" calcext:value-type="date">
            <text:p>05/29/24</text:p>
          </table:table-cell>
          <table:table-cell table:number-columns-repeated="2"/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/>
          <table:table-cell office:value-type="string" calcext:value-type="string">
            <text:p>I LOVE YOU</text:p>
          </table:table-cell>
          <table:table-cell office:value-type="string" calcext:value-type="string">
            <text:p>05_May</text:p>
          </table:table-cell>
          <table:table-cell table:formula="of:=IF([.D151]&lt;&gt;&quot;&quot;;1;&quot;&quot;)" office:value-type="float" office:value="1" calcext:value-type="float">
            <text:p>1</text:p>
          </table:table-cell>
          <table:table-cell office:value-type="date" office:date-value="2024-05-30" calcext:value-type="date">
            <text:p>05/30/24</text:p>
          </table:table-cell>
          <table:table-cell table:number-columns-repeated="2"/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/>
          <table:table-cell office:value-type="string" calcext:value-type="string">
            <text:p>Insanity vs Christianity</text:p>
          </table:table-cell>
          <table:table-cell office:value-type="string" calcext:value-type="string">
            <text:p>05_May</text:p>
          </table:table-cell>
          <table:table-cell table:formula="of:=IF([.D152]&lt;&gt;&quot;&quot;;1;&quot;&quot;)" office:value-type="float" office:value="1" calcext:value-type="float">
            <text:p>1</text:p>
          </table:table-cell>
          <table:table-cell office:value-type="date" office:date-value="2024-05-31" calcext:value-type="date">
            <text:p>05/31/24</text:p>
          </table:table-cell>
          <table:table-cell table:number-columns-repeated="2"/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/>
          <table:table-cell office:value-type="string" calcext:value-type="string">
            <text:p>Can't Stop Won't Stop</text:p>
          </table:table-cell>
          <table:table-cell office:value-type="string" calcext:value-type="string">
            <text:p>06_June</text:p>
          </table:table-cell>
          <table:table-cell table:formula="of:=IF([.D153]&lt;&gt;&quot;&quot;;1;&quot;&quot;)" office:value-type="float" office:value="1" calcext:value-type="float">
            <text:p>1</text:p>
          </table:table-cell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??? - Nehemiah 6:1–3, wall</text:p>
          </table:table-cell>
          <table:table-cell/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/>
          <table:table-cell office:value-type="string" calcext:value-type="string">
            <text:p>It's Only A Test.odt</text:p>
          </table:table-cell>
          <table:table-cell office:value-type="string" calcext:value-type="string">
            <text:p>06_June</text:p>
          </table:table-cell>
          <table:table-cell table:formula="of:=IF([.D154]&lt;&gt;&quot;&quot;;1;&quot;&quot;)" office:value-type="float" office:value="1" calcext:value-type="float">
            <text:p>1</text:p>
          </table:table-cell>
          <table:table-cell office:value-type="date" office:date-value="2024-06-02" calcext:value-type="date">
            <text:p>06/02/24</text:p>
          </table:table-cell>
          <table:table-cell table:number-columns-repeated="2"/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/>
          <table:table-cell office:value-type="string" calcext:value-type="string">
            <text:p>Everlasting God</text:p>
          </table:table-cell>
          <table:table-cell office:value-type="string" calcext:value-type="string">
            <text:p>06_June</text:p>
          </table:table-cell>
          <table:table-cell table:formula="of:=IF([.D155]&lt;&gt;&quot;&quot;;1;&quot;&quot;)" office:value-type="float" office:value="1" calcext:value-type="float">
            <text:p>1</text:p>
          </table:table-cell>
          <table:table-cell office:value-type="date" office:date-value="2024-06-03" calcext:value-type="date">
            <text:p>06/03/24</text:p>
          </table:table-cell>
          <table:table-cell office:value-type="string" calcext:value-type="string">
            <text:p>??? - Shaking, earthquake</text:p>
          </table:table-cell>
          <table:table-cell/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/>
          <table:table-cell office:value-type="string" calcext:value-type="string">
            <text:p>THANK YOU</text:p>
          </table:table-cell>
          <table:table-cell office:value-type="string" calcext:value-type="string">
            <text:p>06_June</text:p>
          </table:table-cell>
          <table:table-cell table:formula="of:=IF([.D156]&lt;&gt;&quot;&quot;;1;&quot;&quot;)" office:value-type="float" office:value="1" calcext:value-type="float">
            <text:p>1</text:p>
          </table:table-cell>
          <table:table-cell office:value-type="date" office:date-value="2024-06-04" calcext:value-type="date">
            <text:p>06/04/24</text:p>
          </table:table-cell>
          <table:table-cell table:number-columns-repeated="2"/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/>
          <table:table-cell office:value-type="string" calcext:value-type="string">
            <text:p>I Am So Grateful</text:p>
          </table:table-cell>
          <table:table-cell office:value-type="string" calcext:value-type="string">
            <text:p>06_June</text:p>
          </table:table-cell>
          <table:table-cell table:formula="of:=IF([.D157]&lt;&gt;&quot;&quot;;1;&quot;&quot;)" office:value-type="float" office:value="1" calcext:value-type="float">
            <text:p>1</text:p>
          </table:table-cell>
          <table:table-cell office:value-type="date" office:date-value="2024-06-05" calcext:value-type="date">
            <text:p>06/05/24</text:p>
          </table:table-cell>
          <table:table-cell table:number-columns-repeated="2"/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/>
          <table:table-cell office:value-type="string" calcext:value-type="string">
            <text:p>SECURE YOUR INSECURITIES</text:p>
          </table:table-cell>
          <table:table-cell office:value-type="string" calcext:value-type="string">
            <text:p>06_June</text:p>
          </table:table-cell>
          <table:table-cell table:formula="of:=IF([.D158]&lt;&gt;&quot;&quot;;1;&quot;&quot;)" office:value-type="float" office:value="1" calcext:value-type="float">
            <text:p>1</text:p>
          </table:table-cell>
          <table:table-cell office:value-type="date" office:date-value="2024-06-06" calcext:value-type="date">
            <text:p>06/06/24</text:p>
          </table:table-cell>
          <table:table-cell table:number-columns-repeated="2"/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/>
          <table:table-cell office:value-type="string" calcext:value-type="string">
            <text:p>HE HOLDS MY HAND</text:p>
          </table:table-cell>
          <table:table-cell office:value-type="string" calcext:value-type="string">
            <text:p>06_June</text:p>
          </table:table-cell>
          <table:table-cell table:formula="of:=IF([.D159]&lt;&gt;&quot;&quot;;1;&quot;&quot;)" office:value-type="float" office:value="1" calcext:value-type="float">
            <text:p>1</text:p>
          </table:table-cell>
          <table:table-cell office:value-type="date" office:date-value="2024-06-07" calcext:value-type="date">
            <text:p>06/07/24</text:p>
          </table:table-cell>
          <table:table-cell table:number-columns-repeated="2"/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/>
          <table:table-cell office:value-type="string" calcext:value-type="string">
            <text:p>The Fiery Results of Pentecost</text:p>
          </table:table-cell>
          <table:table-cell office:value-type="string" calcext:value-type="string">
            <text:p>06_June</text:p>
          </table:table-cell>
          <table:table-cell table:formula="of:=IF([.D160]&lt;&gt;&quot;&quot;;1;&quot;&quot;)" office:value-type="float" office:value="1" calcext:value-type="float">
            <text:p>1</text:p>
          </table:table-cell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Pentecost</text:p>
          </table:table-cell>
          <table:table-cell/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/>
          <table:table-cell office:value-type="string" calcext:value-type="string">
            <text:p>WITH LOVE AND KINDNESS</text:p>
          </table:table-cell>
          <table:table-cell office:value-type="string" calcext:value-type="string">
            <text:p>06_June</text:p>
          </table:table-cell>
          <table:table-cell table:formula="of:=IF([.D161]&lt;&gt;&quot;&quot;;1;&quot;&quot;)" office:value-type="float" office:value="1" calcext:value-type="float">
            <text:p>1</text:p>
          </table:table-cell>
          <table:table-cell office:value-type="date" office:date-value="2024-06-09" calcext:value-type="date">
            <text:p>06/09/24</text:p>
          </table:table-cell>
          <table:table-cell table:number-columns-repeated="2"/>
        </table:table-row>
        <table:table-row table:style-name="ro2">
          <table:table-cell table:formula="of:=[.A161]+1" office:value-type="float" office:value="161" calcext:value-type="float">
            <text:p>161</text:p>
          </table:table-cell>
          <table:table-cell/>
          <table:table-cell office:value-type="string" calcext:value-type="string">
            <text:p>IT'S FOR MY GOOD!</text:p>
          </table:table-cell>
          <table:table-cell office:value-type="string" calcext:value-type="string">
            <text:p>06_June</text:p>
          </table:table-cell>
          <table:table-cell table:formula="of:=IF([.D162]&lt;&gt;&quot;&quot;;1;&quot;&quot;)" office:value-type="float" office:value="1" calcext:value-type="float">
            <text:p>1</text:p>
          </table:table-cell>
          <table:table-cell office:value-type="date" office:date-value="2024-06-10" calcext:value-type="date">
            <text:p>06/10/24</text:p>
          </table:table-cell>
          <table:table-cell table:number-columns-repeated="2"/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/>
          <table:table-cell office:value-type="string" calcext:value-type="string">
            <text:p>Let the Church Say Amen</text:p>
          </table:table-cell>
          <table:table-cell office:value-type="string" calcext:value-type="string">
            <text:p>06_June</text:p>
          </table:table-cell>
          <table:table-cell table:formula="of:=IF([.D163]&lt;&gt;&quot;&quot;;1;&quot;&quot;)" office:value-type="float" office:value="1" calcext:value-type="float">
            <text:p>1</text:p>
          </table:table-cell>
          <table:table-cell office:value-type="date" office:date-value="2024-06-11" calcext:value-type="date">
            <text:p>06/11/24</text:p>
          </table:table-cell>
          <table:table-cell table:number-columns-repeated="2"/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/>
          <table:table-cell office:value-type="string" calcext:value-type="string">
            <text:p>GET DRESSED</text:p>
          </table:table-cell>
          <table:table-cell office:value-type="string" calcext:value-type="string">
            <text:p>06_June</text:p>
          </table:table-cell>
          <table:table-cell table:formula="of:=IF([.D164]&lt;&gt;&quot;&quot;;1;&quot;&quot;)" office:value-type="float" office:value="1" calcext:value-type="float">
            <text:p>1</text:p>
          </table:table-cell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Eph 6:12, full armor</text:p>
          </table:table-cell>
          <table:table-cell/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/>
          <table:table-cell office:value-type="string" calcext:value-type="string">
            <text:p>El-Roi The God Who Sees Us</text:p>
          </table:table-cell>
          <table:table-cell office:value-type="string" calcext:value-type="string">
            <text:p>06_June</text:p>
          </table:table-cell>
          <table:table-cell table:formula="of:=IF([.D165]&lt;&gt;&quot;&quot;;1;&quot;&quot;)" office:value-type="float" office:value="1" calcext:value-type="float">
            <text:p>1</text:p>
          </table:table-cell>
          <table:table-cell office:value-type="date" office:date-value="2024-06-13" calcext:value-type="date">
            <text:p>06/13/24</text:p>
          </table:table-cell>
          <table:table-cell office:value-type="string" calcext:value-type="string">
            <text:p>??? - Genesis 16:13</text:p>
          </table:table-cell>
          <table:table-cell/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/>
          <table:table-cell office:value-type="string" calcext:value-type="string">
            <text:p>Something About That Name</text:p>
          </table:table-cell>
          <table:table-cell office:value-type="string" calcext:value-type="string">
            <text:p>06_June</text:p>
          </table:table-cell>
          <table:table-cell table:formula="of:=IF([.D166]&lt;&gt;&quot;&quot;;1;&quot;&quot;)" office:value-type="float" office:value="1" calcext:value-type="float">
            <text:p>1</text:p>
          </table:table-cell>
          <table:table-cell office:value-type="date" office:date-value="2024-06-14" calcext:value-type="date">
            <text:p>06/14/24</text:p>
          </table:table-cell>
          <table:table-cell table:number-columns-repeated="2"/>
        </table:table-row>
        <table:table-row table:style-name="ro2">
          <table:table-cell table:formula="of:=[.A166]+1" office:value-type="float" office:value="166" calcext:value-type="float">
            <text:p>166</text:p>
          </table:table-cell>
          <table:table-cell/>
          <table:table-cell office:value-type="string" calcext:value-type="string">
            <text:p>EVERYDAY IS FATHER’S DAY</text:p>
          </table:table-cell>
          <table:table-cell office:value-type="string" calcext:value-type="string">
            <text:p>06_June</text:p>
          </table:table-cell>
          <table:table-cell table:formula="of:=IF([.D167]&lt;&gt;&quot;&quot;;1;&quot;&quot;)" office:value-type="float" office:value="1" calcext:value-type="float">
            <text:p>1</text:p>
          </table:table-cell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Father’s Day</text:p>
          </table:table-cell>
          <table:table-cell/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/>
          <table:table-cell office:value-type="string" calcext:value-type="string">
            <text:p>WHO AM I</text:p>
          </table:table-cell>
          <table:table-cell office:value-type="string" calcext:value-type="string">
            <text:p>06_June</text:p>
          </table:table-cell>
          <table:table-cell table:formula="of:=IF([.D168]&lt;&gt;&quot;&quot;;1;&quot;&quot;)" office:value-type="float" office:value="1" calcext:value-type="float">
            <text:p>1</text:p>
          </table:table-cell>
          <table:table-cell office:value-type="date" office:date-value="2024-06-16" calcext:value-type="date">
            <text:p>06/16/24</text:p>
          </table:table-cell>
          <table:table-cell table:number-columns-repeated="2"/>
        </table:table-row>
        <table:table-row table:style-name="ro2">
          <table:table-cell table:formula="of:=[.A168]+1" office:value-type="float" office:value="168" calcext:value-type="float">
            <text:p>168</text:p>
          </table:table-cell>
          <table:table-cell/>
          <table:table-cell office:value-type="string" calcext:value-type="string">
            <text:p>Joy Unspeakable</text:p>
          </table:table-cell>
          <table:table-cell office:value-type="string" calcext:value-type="string">
            <text:p>06_June</text:p>
          </table:table-cell>
          <table:table-cell table:formula="of:=IF([.D169]&lt;&gt;&quot;&quot;;1;&quot;&quot;)" office:value-type="float" office:value="1" calcext:value-type="float">
            <text:p>1</text:p>
          </table:table-cell>
          <table:table-cell office:value-type="date" office:date-value="2024-06-17" calcext:value-type="date">
            <text:p>06/17/24</text:p>
          </table:table-cell>
          <table:table-cell table:number-columns-repeated="2"/>
        </table:table-row>
        <table:table-row table:style-name="ro2">
          <table:table-cell table:formula="of:=[.A169]+1" office:value-type="float" office:value="169" calcext:value-type="float">
            <text:p>169</text:p>
          </table:table-cell>
          <table:table-cell/>
          <table:table-cell office:value-type="string" calcext:value-type="string">
            <text:p>Built To Last</text:p>
          </table:table-cell>
          <table:table-cell office:value-type="string" calcext:value-type="string">
            <text:p>06_June</text:p>
          </table:table-cell>
          <table:table-cell table:formula="of:=IF([.D170]&lt;&gt;&quot;&quot;;1;&quot;&quot;)" office:value-type="float" office:value="1" calcext:value-type="float">
            <text:p>1</text:p>
          </table:table-cell>
          <table:table-cell office:value-type="date" office:date-value="2024-06-18" calcext:value-type="date">
            <text:p>06/18/24</text:p>
          </table:table-cell>
          <table:table-cell office:value-type="string" calcext:value-type="string">
            <text:p>??? - Matthew‬ 16‬:18‬-19</text:p>
          </table:table-cell>
          <table:table-cell/>
        </table:table-row>
        <table:table-row table:style-name="ro2">
          <table:table-cell table:formula="of:=[.A170]+1" office:value-type="float" office:value="170" calcext:value-type="float">
            <text:p>170</text:p>
          </table:table-cell>
          <table:table-cell/>
          <table:table-cell office:value-type="string" calcext:value-type="string">
            <text:p>HONORING OUR HERITAGE</text:p>
          </table:table-cell>
          <table:table-cell office:value-type="string" calcext:value-type="string">
            <text:p>06_June</text:p>
          </table:table-cell>
          <table:table-cell table:formula="of:=IF([.D171]&lt;&gt;&quot;&quot;;1;&quot;&quot;)" office:value-type="float" office:value="1" calcext:value-type="float">
            <text:p>1</text:p>
          </table:table-cell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Juneteenth</text:p>
          </table:table-cell>
          <table:table-cell/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/>
          <table:table-cell office:value-type="string" calcext:value-type="string">
            <text:p>Free Your Mind</text:p>
          </table:table-cell>
          <table:table-cell office:value-type="string" calcext:value-type="string">
            <text:p>06_June</text:p>
          </table:table-cell>
          <table:table-cell table:formula="of:=IF([.D172]&lt;&gt;&quot;&quot;;1;&quot;&quot;)" office:value-type="float" office:value="1" calcext:value-type="float">
            <text:p>1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??? - Forgive, move on</text:p>
          </table:table-cell>
          <table:table-cell/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/>
          <table:table-cell office:value-type="string" calcext:value-type="string">
            <text:p>LET IT SHINE</text:p>
          </table:table-cell>
          <table:table-cell office:value-type="string" calcext:value-type="string">
            <text:p>06_June</text:p>
          </table:table-cell>
          <table:table-cell table:formula="of:=IF([.D173]&lt;&gt;&quot;&quot;;1;&quot;&quot;)" office:value-type="float" office:value="1" calcext:value-type="float">
            <text:p>1</text:p>
          </table:table-cell>
          <table:table-cell office:value-type="date" office:date-value="2024-06-21" calcext:value-type="date">
            <text:p>06/21/24</text:p>
          </table:table-cell>
          <table:table-cell table:number-columns-repeated="2"/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/>
          <table:table-cell office:value-type="string" calcext:value-type="string">
            <text:p>In the Middle of It</text:p>
          </table:table-cell>
          <table:table-cell office:value-type="string" calcext:value-type="string">
            <text:p>06_June</text:p>
          </table:table-cell>
          <table:table-cell table:formula="of:=IF([.D174]&lt;&gt;&quot;&quot;;1;&quot;&quot;)" office:value-type="float" office:value="1" calcext:value-type="float">
            <text:p>1</text:p>
          </table:table-cell>
          <table:table-cell office:value-type="date" office:date-value="2024-06-22" calcext:value-type="date">
            <text:p>06/22/24</text:p>
          </table:table-cell>
          <table:table-cell table:number-columns-repeated="2"/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/>
          <table:table-cell office:value-type="string" calcext:value-type="string">
            <text:p>YOU CAN COUNT ME</text:p>
          </table:table-cell>
          <table:table-cell office:value-type="string" calcext:value-type="string">
            <text:p>06_June</text:p>
          </table:table-cell>
          <table:table-cell table:formula="of:=IF([.D175]&lt;&gt;&quot;&quot;;1;&quot;&quot;)" office:value-type="float" office:value="1" calcext:value-type="float">
            <text:p>1</text:p>
          </table:table-cell>
          <table:table-cell office:value-type="date" office:date-value="2024-06-23" calcext:value-type="date">
            <text:p>06/23/24</text:p>
          </table:table-cell>
          <table:table-cell table:number-columns-repeated="2"/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/>
          <table:table-cell office:value-type="string" calcext:value-type="string">
            <text:p>NO WEAPON FORMED AGAINST US WILL WORK AGAINST US</text:p>
          </table:table-cell>
          <table:table-cell office:value-type="string" calcext:value-type="string">
            <text:p>06_June</text:p>
          </table:table-cell>
          <table:table-cell table:formula="of:=IF([.D176]&lt;&gt;&quot;&quot;;1;&quot;&quot;)" office:value-type="float" office:value="1" calcext:value-type="float">
            <text:p>1</text:p>
          </table:table-cell>
          <table:table-cell office:value-type="date" office:date-value="2024-06-24" calcext:value-type="date">
            <text:p>06/24/24</text:p>
          </table:table-cell>
          <table:table-cell table:number-columns-repeated="2"/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/>
          <table:table-cell office:value-type="string" calcext:value-type="string">
            <text:p>WHEN JESUS IS IN THE HOUSE</text:p>
          </table:table-cell>
          <table:table-cell office:value-type="string" calcext:value-type="string">
            <text:p>06_June</text:p>
          </table:table-cell>
          <table:table-cell table:formula="of:=IF([.D177]&lt;&gt;&quot;&quot;;1;&quot;&quot;)" office:value-type="float" office:value="1" calcext:value-type="float">
            <text:p>1</text:p>
          </table:table-cell>
          <table:table-cell office:value-type="date" office:date-value="2024-06-25" calcext:value-type="date">
            <text:p>06/25/24</text:p>
          </table:table-cell>
          <table:table-cell table:number-columns-repeated="2"/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/>
          <table:table-cell office:value-type="string" calcext:value-type="string">
            <text:p>Spiritual Exercise - Waiting on the Lord</text:p>
          </table:table-cell>
          <table:table-cell office:value-type="string" calcext:value-type="string">
            <text:p>06_June</text:p>
          </table:table-cell>
          <table:table-cell table:formula="of:=IF([.D178]&lt;&gt;&quot;&quot;;1;&quot;&quot;)" office:value-type="float" office:value="1" calcext:value-type="float">
            <text:p>1</text:p>
          </table:table-cell>
          <table:table-cell office:value-type="date" office:date-value="2024-06-26" calcext:value-type="date">
            <text:p>06/26/24</text:p>
          </table:table-cell>
          <table:table-cell table:number-columns-repeated="2"/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/>
          <table:table-cell office:value-type="string" calcext:value-type="string">
            <text:p>WHAT IS YOUR EXCUSE</text:p>
          </table:table-cell>
          <table:table-cell office:value-type="string" calcext:value-type="string">
            <text:p>06_June</text:p>
          </table:table-cell>
          <table:table-cell table:formula="of:=IF([.D179]&lt;&gt;&quot;&quot;;1;&quot;&quot;)" office:value-type="float" office:value="1" calcext:value-type="float">
            <text:p>1</text:p>
          </table:table-cell>
          <table:table-cell office:value-type="date" office:date-value="2024-06-27" calcext:value-type="date">
            <text:p>06/27/24</text:p>
          </table:table-cell>
          <table:table-cell table:number-columns-repeated="2"/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/>
          <table:table-cell office:value-type="string" calcext:value-type="string">
            <text:p>YOUR BEST IS YET TO COME</text:p>
          </table:table-cell>
          <table:table-cell office:value-type="string" calcext:value-type="string">
            <text:p>06_June</text:p>
          </table:table-cell>
          <table:table-cell table:formula="of:=IF([.D180]&lt;&gt;&quot;&quot;;1;&quot;&quot;)" office:value-type="float" office:value="1" calcext:value-type="float">
            <text:p>1</text:p>
          </table:table-cell>
          <table:table-cell office:value-type="date" office:date-value="2024-06-28" calcext:value-type="date">
            <text:p>06/28/24</text:p>
          </table:table-cell>
          <table:table-cell table:number-columns-repeated="2"/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/>
          <table:table-cell office:value-type="string" calcext:value-type="string">
            <text:p>When It Seems Like All Hope Is Gone</text:p>
          </table:table-cell>
          <table:table-cell office:value-type="string" calcext:value-type="string">
            <text:p>06_June</text:p>
          </table:table-cell>
          <table:table-cell table:formula="of:=IF([.D181]&lt;&gt;&quot;&quot;;1;&quot;&quot;)" office:value-type="float" office:value="1" calcext:value-type="float">
            <text:p>1</text:p>
          </table:table-cell>
          <table:table-cell office:value-type="date" office:date-value="2024-06-29" calcext:value-type="date">
            <text:p>06/29/24</text:p>
          </table:table-cell>
          <table:table-cell table:number-columns-repeated="2"/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/>
          <table:table-cell office:value-type="string" calcext:value-type="string">
            <text:p>Healing From Within</text:p>
          </table:table-cell>
          <table:table-cell office:value-type="string" calcext:value-type="string">
            <text:p>06_June</text:p>
          </table:table-cell>
          <table:table-cell table:formula="of:=IF([.D182]&lt;&gt;&quot;&quot;;1;&quot;&quot;)" office:value-type="float" office:value="1" calcext:value-type="float">
            <text:p>1</text:p>
          </table:table-cell>
          <table:table-cell office:value-type="date" office:date-value="2024-06-30" calcext:value-type="date">
            <text:p>06/30/24</text:p>
          </table:table-cell>
          <table:table-cell table:number-columns-repeated="2"/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/>
          <table:table-cell office:value-type="string" calcext:value-type="string">
            <text:p>Adjust Your Vision</text:p>
          </table:table-cell>
          <table:table-cell office:value-type="string" calcext:value-type="string">
            <text:p>07_July</text:p>
          </table:table-cell>
          <table:table-cell table:formula="of:=IF([.D183]&lt;&gt;&quot;&quot;;1;&quot;&quot;)" office:value-type="float" office:value="1" calcext:value-type="float">
            <text:p>1</text:p>
          </table:table-cell>
          <table:table-cell office:value-type="date" office:date-value="2024-07-01" calcext:value-type="date">
            <text:p>07/01/24</text:p>
          </table:table-cell>
          <table:table-cell office:value-type="string" calcext:value-type="string">
            <text:p>Matthew 7:1</text:p>
          </table:table-cell>
          <table:table-cell/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/>
          <table:table-cell office:value-type="string" calcext:value-type="string">
            <text:p>Work In Progress</text:p>
          </table:table-cell>
          <table:table-cell office:value-type="string" calcext:value-type="string">
            <text:p>07_July</text:p>
          </table:table-cell>
          <table:table-cell table:formula="of:=IF([.D184]&lt;&gt;&quot;&quot;;1;&quot;&quot;)" office:value-type="float" office:value="1" calcext:value-type="float">
            <text:p>1</text:p>
          </table:table-cell>
          <table:table-cell office:value-type="date" office:date-value="2024-07-02" calcext:value-type="date">
            <text:p>07/02/24</text:p>
          </table:table-cell>
          <table:table-cell table:number-columns-repeated="2"/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/>
          <table:table-cell office:value-type="string" calcext:value-type="string">
            <text:p>WHERE I AM WEAK, HE IS STRONG</text:p>
          </table:table-cell>
          <table:table-cell office:value-type="string" calcext:value-type="string">
            <text:p>07_July</text:p>
          </table:table-cell>
          <table:table-cell table:formula="of:=IF([.D185]&lt;&gt;&quot;&quot;;1;&quot;&quot;)" office:value-type="float" office:value="1" calcext:value-type="float">
            <text:p>1</text:p>
          </table:table-cell>
          <table:table-cell office:value-type="date" office:date-value="2024-07-03" calcext:value-type="date">
            <text:p>07/03/24</text:p>
          </table:table-cell>
          <table:table-cell table:number-columns-repeated="2"/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/>
          <table:table-cell office:value-type="string" calcext:value-type="string">
            <text:p>HAPPY INDEPENDENCE DAY</text:p>
          </table:table-cell>
          <table:table-cell office:value-type="string" calcext:value-type="string">
            <text:p>07_July</text:p>
          </table:table-cell>
          <table:table-cell table:formula="of:=IF([.D186]&lt;&gt;&quot;&quot;;1;&quot;&quot;)" office:value-type="float" office:value="1" calcext:value-type="float">
            <text:p>1</text:p>
          </table:table-cell>
          <table:table-cell office:value-type="date" office:date-value="2024-07-04" calcext:value-type="date">
            <text:p>07/04/24</text:p>
          </table:table-cell>
          <table:table-cell table:number-columns-repeated="2"/>
        </table:table-row>
        <table:table-row table:style-name="ro2">
          <table:table-cell table:formula="of:=[.A186]+1" office:value-type="float" office:value="186" calcext:value-type="float">
            <text:p>186</text:p>
          </table:table-cell>
          <table:table-cell/>
          <table:table-cell office:value-type="string" calcext:value-type="string">
            <text:p>IT'S IN YOUR MIND</text:p>
          </table:table-cell>
          <table:table-cell office:value-type="string" calcext:value-type="string">
            <text:p>07_July</text:p>
          </table:table-cell>
          <table:table-cell table:formula="of:=IF([.D187]&lt;&gt;&quot;&quot;;1;&quot;&quot;)" office:value-type="float" office:value="1" calcext:value-type="float">
            <text:p>1</text:p>
          </table:table-cell>
          <table:table-cell office:value-type="date" office:date-value="2024-07-05" calcext:value-type="date">
            <text:p>07/05/24</text:p>
          </table:table-cell>
          <table:table-cell table:number-columns-repeated="2"/>
        </table:table-row>
        <table:table-row table:style-name="ro2">
          <table:table-cell table:formula="of:=[.A187]+1" office:value-type="float" office:value="187" calcext:value-type="float">
            <text:p>187</text:p>
          </table:table-cell>
          <table:table-cell/>
          <table:table-cell office:value-type="string" calcext:value-type="string">
            <text:p>YOU DON’T KNOW ME</text:p>
          </table:table-cell>
          <table:table-cell office:value-type="string" calcext:value-type="string">
            <text:p>07_July</text:p>
          </table:table-cell>
          <table:table-cell table:formula="of:=IF([.D188]&lt;&gt;&quot;&quot;;1;&quot;&quot;)" office:value-type="float" office:value="1" calcext:value-type="float">
            <text:p>1</text:p>
          </table:table-cell>
          <table:table-cell office:value-type="date" office:date-value="2024-07-06" calcext:value-type="date">
            <text:p>07/06/24</text:p>
          </table:table-cell>
          <table:table-cell table:number-columns-repeated="2"/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/>
          <table:table-cell office:value-type="string" calcext:value-type="string">
            <text:p>WHAT’S SO GOOD ABOUT IT</text:p>
          </table:table-cell>
          <table:table-cell office:value-type="string" calcext:value-type="string">
            <text:p>07_July</text:p>
          </table:table-cell>
          <table:table-cell table:formula="of:=IF([.D189]&lt;&gt;&quot;&quot;;1;&quot;&quot;)" office:value-type="float" office:value="1" calcext:value-type="float">
            <text:p>1</text:p>
          </table:table-cell>
          <table:table-cell office:value-type="date" office:date-value="2024-07-07" calcext:value-type="date">
            <text:p>07/07/24</text:p>
          </table:table-cell>
          <table:table-cell table:number-columns-repeated="2"/>
        </table:table-row>
        <table:table-row table:style-name="ro2">
          <table:table-cell table:formula="of:=[.A189]+1" office:value-type="float" office:value="189" calcext:value-type="float">
            <text:p>189</text:p>
          </table:table-cell>
          <table:table-cell/>
          <table:table-cell office:value-type="string" calcext:value-type="string">
            <text:p>LIFTING EACH OTHER UP</text:p>
          </table:table-cell>
          <table:table-cell office:value-type="string" calcext:value-type="string">
            <text:p>07_July</text:p>
          </table:table-cell>
          <table:table-cell table:formula="of:=IF([.D190]&lt;&gt;&quot;&quot;;1;&quot;&quot;)" office:value-type="float" office:value="1" calcext:value-type="float">
            <text:p>1</text:p>
          </table:table-cell>
          <table:table-cell office:value-type="date" office:date-value="2024-07-08" calcext:value-type="date">
            <text:p>07/08/24</text:p>
          </table:table-cell>
          <table:table-cell table:number-columns-repeated="2"/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/>
          <table:table-cell office:value-type="string" calcext:value-type="string">
            <text:p>THIS LITTLE LIGHT OF MINE</text:p>
          </table:table-cell>
          <table:table-cell office:value-type="string" calcext:value-type="string">
            <text:p>07_July</text:p>
          </table:table-cell>
          <table:table-cell table:formula="of:=IF([.D191]&lt;&gt;&quot;&quot;;1;&quot;&quot;)" office:value-type="float" office:value="1" calcext:value-type="float">
            <text:p>1</text:p>
          </table:table-cell>
          <table:table-cell office:value-type="date" office:date-value="2024-07-09" calcext:value-type="date">
            <text:p>07/09/24</text:p>
          </table:table-cell>
          <table:table-cell table:number-columns-repeated="2"/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/>
          <table:table-cell office:value-type="string" calcext:value-type="string">
            <text:p>Praise Worthy God</text:p>
          </table:table-cell>
          <table:table-cell office:value-type="string" calcext:value-type="string">
            <text:p>07_July</text:p>
          </table:table-cell>
          <table:table-cell table:formula="of:=IF([.D192]&lt;&gt;&quot;&quot;;1;&quot;&quot;)" office:value-type="float" office:value="1" calcext:value-type="float">
            <text:p>1</text:p>
          </table:table-cell>
          <table:table-cell office:value-type="date" office:date-value="2024-07-10" calcext:value-type="date">
            <text:p>07/10/24</text:p>
          </table:table-cell>
          <table:table-cell table:number-columns-repeated="2"/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/>
          <table:table-cell office:value-type="string" calcext:value-type="string">
            <text:p>THE POWER OF YOUR THOUGHTS</text:p>
          </table:table-cell>
          <table:table-cell office:value-type="string" calcext:value-type="string">
            <text:p>07_July</text:p>
          </table:table-cell>
          <table:table-cell table:formula="of:=IF([.D193]&lt;&gt;&quot;&quot;;1;&quot;&quot;)" office:value-type="float" office:value="1" calcext:value-type="float">
            <text:p>1</text:p>
          </table:table-cell>
          <table:table-cell office:value-type="date" office:date-value="2024-07-11" calcext:value-type="date">
            <text:p>07/11/24</text:p>
          </table:table-cell>
          <table:table-cell table:number-columns-repeated="2"/>
        </table:table-row>
        <table:table-row table:style-name="ro2">
          <table:table-cell table:formula="of:=[.A193]+1" office:value-type="float" office:value="193" calcext:value-type="float">
            <text:p>193</text:p>
          </table:table-cell>
          <table:table-cell/>
          <table:table-cell office:value-type="string" calcext:value-type="string">
            <text:p>LET THE CHURCH STAND UP</text:p>
          </table:table-cell>
          <table:table-cell office:value-type="string" calcext:value-type="string">
            <text:p>07_July</text:p>
          </table:table-cell>
          <table:table-cell table:formula="of:=IF([.D194]&lt;&gt;&quot;&quot;;1;&quot;&quot;)" office:value-type="float" office:value="1" calcext:value-type="float">
            <text:p>1</text:p>
          </table:table-cell>
          <table:table-cell office:value-type="date" office:date-value="2024-07-12" calcext:value-type="date">
            <text:p>07/12/24</text:p>
          </table:table-cell>
          <table:table-cell table:number-columns-repeated="2"/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/>
          <table:table-cell office:value-type="string" calcext:value-type="string">
            <text:p>I BELIEVE I’L RUN ON!</text:p>
          </table:table-cell>
          <table:table-cell office:value-type="string" calcext:value-type="string">
            <text:p>07_July</text:p>
          </table:table-cell>
          <table:table-cell table:formula="of:=IF([.D195]&lt;&gt;&quot;&quot;;1;&quot;&quot;)" office:value-type="float" office:value="1" calcext:value-type="float">
            <text:p>1</text:p>
          </table:table-cell>
          <table:table-cell office:value-type="date" office:date-value="2024-07-13" calcext:value-type="date">
            <text:p>07/13/24</text:p>
          </table:table-cell>
          <table:table-cell table:number-columns-repeated="2"/>
        </table:table-row>
        <table:table-row table:style-name="ro2">
          <table:table-cell table:formula="of:=[.A195]+1" office:value-type="float" office:value="195" calcext:value-type="float">
            <text:p>195</text:p>
          </table:table-cell>
          <table:table-cell/>
          <table:table-cell office:value-type="string" calcext:value-type="string">
            <text:p>Rubbing People the Right Way</text:p>
          </table:table-cell>
          <table:table-cell office:value-type="string" calcext:value-type="string">
            <text:p>07_July</text:p>
          </table:table-cell>
          <table:table-cell table:formula="of:=IF([.D196]&lt;&gt;&quot;&quot;;1;&quot;&quot;)" office:value-type="float" office:value="1" calcext:value-type="float">
            <text:p>1</text:p>
          </table:table-cell>
          <table:table-cell office:value-type="date" office:date-value="2024-07-14" calcext:value-type="date">
            <text:p>07/14/24</text:p>
          </table:table-cell>
          <table:table-cell table:number-columns-repeated="2"/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/>
          <table:table-cell office:value-type="string" calcext:value-type="string">
            <text:p>IT’s in the valley</text:p>
          </table:table-cell>
          <table:table-cell office:value-type="string" calcext:value-type="string">
            <text:p>07_July</text:p>
          </table:table-cell>
          <table:table-cell table:formula="of:=IF([.D197]&lt;&gt;&quot;&quot;;1;&quot;&quot;)" office:value-type="float" office:value="1" calcext:value-type="float">
            <text:p>1</text:p>
          </table:table-cell>
          <table:table-cell office:value-type="date" office:date-value="2024-07-15" calcext:value-type="date">
            <text:p>07/15/24</text:p>
          </table:table-cell>
          <table:table-cell table:number-columns-repeated="2"/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/>
          <table:table-cell office:value-type="string" calcext:value-type="string">
            <text:p>WHENEVER YOU CALL ME</text:p>
          </table:table-cell>
          <table:table-cell office:value-type="string" calcext:value-type="string">
            <text:p>07_July</text:p>
          </table:table-cell>
          <table:table-cell table:formula="of:=IF([.D198]&lt;&gt;&quot;&quot;;1;&quot;&quot;)" office:value-type="float" office:value="1" calcext:value-type="float">
            <text:p>1</text:p>
          </table:table-cell>
          <table:table-cell office:value-type="date" office:date-value="2024-07-16" calcext:value-type="date">
            <text:p>07/16/24</text:p>
          </table:table-cell>
          <table:table-cell table:number-columns-repeated="2"/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/>
          <table:table-cell office:value-type="string" calcext:value-type="string">
            <text:p>Whose Your Daddy</text:p>
          </table:table-cell>
          <table:table-cell office:value-type="string" calcext:value-type="string">
            <text:p>07_July</text:p>
          </table:table-cell>
          <table:table-cell table:formula="of:=IF([.D199]&lt;&gt;&quot;&quot;;1;&quot;&quot;)" office:value-type="float" office:value="1" calcext:value-type="float">
            <text:p>1</text:p>
          </table:table-cell>
          <table:table-cell office:value-type="date" office:date-value="2024-07-17" calcext:value-type="date">
            <text:p>07/17/24</text:p>
          </table:table-cell>
          <table:table-cell table:number-columns-repeated="2"/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/>
          <table:table-cell office:value-type="string" calcext:value-type="string">
            <text:p>Stop and Smell the Roses</text:p>
          </table:table-cell>
          <table:table-cell office:value-type="string" calcext:value-type="string">
            <text:p>07_July</text:p>
          </table:table-cell>
          <table:table-cell table:formula="of:=IF([.D200]&lt;&gt;&quot;&quot;;1;&quot;&quot;)" office:value-type="float" office:value="1" calcext:value-type="float">
            <text:p>1</text:p>
          </table:table-cell>
          <table:table-cell office:value-type="date" office:date-value="2024-07-18" calcext:value-type="date">
            <text:p>07/18/24</text:p>
          </table:table-cell>
          <table:table-cell table:number-columns-repeated="2"/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/>
          <table:table-cell office:value-type="string" calcext:value-type="string">
            <text:p>My Jehovah Jireh</text:p>
          </table:table-cell>
          <table:table-cell office:value-type="string" calcext:value-type="string">
            <text:p>07_July</text:p>
          </table:table-cell>
          <table:table-cell table:formula="of:=IF([.D201]&lt;&gt;&quot;&quot;;1;&quot;&quot;)" office:value-type="float" office:value="1" calcext:value-type="float">
            <text:p>1</text:p>
          </table:table-cell>
          <table:table-cell office:value-type="date" office:date-value="2024-07-19" calcext:value-type="date">
            <text:p>07/19/24</text:p>
          </table:table-cell>
          <table:table-cell table:number-columns-repeated="2"/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/>
          <table:table-cell office:value-type="string" calcext:value-type="string">
            <text:p>O Taste and See</text:p>
          </table:table-cell>
          <table:table-cell office:value-type="string" calcext:value-type="string">
            <text:p>07_July</text:p>
          </table:table-cell>
          <table:table-cell table:formula="of:=IF([.D202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table:number-columns-repeated="2"/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/>
          <table:table-cell office:value-type="string" calcext:value-type="string">
            <text:p>Fruit Bearer</text:p>
          </table:table-cell>
          <table:table-cell office:value-type="string" calcext:value-type="string">
            <text:p>07_July</text:p>
          </table:table-cell>
          <table:table-cell table:formula="of:=IF([.D203]&lt;&gt;&quot;&quot;;1;&quot;&quot;)" office:value-type="float" office:value="1" calcext:value-type="float">
            <text:p>1</text:p>
          </table:table-cell>
          <table:table-cell office:value-type="date" office:date-value="2024-07-20" calcext:value-type="date">
            <text:p>07/20/24</text:p>
          </table:table-cell>
          <table:table-cell office:value-type="string" calcext:value-type="string">
            <text:p>Matt 7:20, fruit</text:p>
          </table:table-cell>
          <table:table-cell/>
        </table:table-row>
        <table:table-row table:style-name="ro2">
          <table:table-cell table:formula="of:=[.A203]+1" office:value-type="float" office:value="203" calcext:value-type="float">
            <text:p>203</text:p>
          </table:table-cell>
          <table:table-cell/>
          <table:table-cell office:value-type="string" calcext:value-type="string">
            <text:p>NEVER SURRENDER, NEVER RETREAT</text:p>
          </table:table-cell>
          <table:table-cell office:value-type="string" calcext:value-type="string">
            <text:p>07_July</text:p>
          </table:table-cell>
          <table:table-cell table:formula="of:=IF([.D204]&lt;&gt;&quot;&quot;;1;&quot;&quot;)" office:value-type="float" office:value="1" calcext:value-type="float">
            <text:p>1</text:p>
          </table:table-cell>
          <table:table-cell office:value-type="date" office:date-value="2024-07-21" calcext:value-type="date">
            <text:p>07/21/24</text:p>
          </table:table-cell>
          <table:table-cell table:number-columns-repeated="2"/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/>
          <table:table-cell office:value-type="string" calcext:value-type="string">
            <text:p>I'm Coming Out</text:p>
          </table:table-cell>
          <table:table-cell office:value-type="string" calcext:value-type="string">
            <text:p>07_July</text:p>
          </table:table-cell>
          <table:table-cell table:formula="of:=IF([.D205]&lt;&gt;&quot;&quot;;1;&quot;&quot;)" office:value-type="float" office:value="1" calcext:value-type="float">
            <text:p>1</text:p>
          </table:table-cell>
          <table:table-cell office:value-type="date" office:date-value="2024-07-22" calcext:value-type="date">
            <text:p>07/22/24</text:p>
          </table:table-cell>
          <table:table-cell table:number-columns-repeated="2"/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/>
          <table:table-cell office:value-type="string" calcext:value-type="string">
            <text:p>The Door is open</text:p>
          </table:table-cell>
          <table:table-cell office:value-type="string" calcext:value-type="string">
            <text:p>07_July</text:p>
          </table:table-cell>
          <table:table-cell table:formula="of:=IF([.D206]&lt;&gt;&quot;&quot;;1;&quot;&quot;)" office:value-type="float" office:value="1" calcext:value-type="float">
            <text:p>1</text:p>
          </table:table-cell>
          <table:table-cell office:value-type="date" office:date-value="2024-07-23" calcext:value-type="date">
            <text:p>07/23/24</text:p>
          </table:table-cell>
          <table:table-cell table:number-columns-repeated="2"/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/>
          <table:table-cell office:value-type="string" calcext:value-type="string">
            <text:p>INVITE HIM IN YOUR DAY</text:p>
          </table:table-cell>
          <table:table-cell office:value-type="string" calcext:value-type="string">
            <text:p>07_July</text:p>
          </table:table-cell>
          <table:table-cell table:formula="of:=IF([.D207]&lt;&gt;&quot;&quot;;1;&quot;&quot;)" office:value-type="float" office:value="1" calcext:value-type="float">
            <text:p>1</text:p>
          </table:table-cell>
          <table:table-cell office:value-type="date" office:date-value="2024-07-24" calcext:value-type="date">
            <text:p>07/24/24</text:p>
          </table:table-cell>
          <table:table-cell table:number-columns-repeated="2"/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/>
          <table:table-cell office:value-type="string" calcext:value-type="string">
            <text:p>I MAY Be DOWN BUT I'M NOT OUT copy</text:p>
          </table:table-cell>
          <table:table-cell office:value-type="string" calcext:value-type="string">
            <text:p>07_July</text:p>
          </table:table-cell>
          <table:table-cell table:formula="of:=IF([.D208]&lt;&gt;&quot;&quot;;1;&quot;&quot;)" office:value-type="float" office:value="1" calcext:value-type="float">
            <text:p>1</text:p>
          </table:table-cell>
          <table:table-cell office:value-type="date" office:date-value="2024-07-25" calcext:value-type="date">
            <text:p>07/25/24</text:p>
          </table:table-cell>
          <table:table-cell table:number-columns-repeated="2"/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/>
          <table:table-cell office:value-type="string" calcext:value-type="string">
            <text:p>THAT'S LOVE</text:p>
          </table:table-cell>
          <table:table-cell office:value-type="string" calcext:value-type="string">
            <text:p>07_July</text:p>
          </table:table-cell>
          <table:table-cell table:formula="of:=IF([.D209]&lt;&gt;&quot;&quot;;1;&quot;&quot;)" office:value-type="float" office:value="1" calcext:value-type="float">
            <text:p>1</text:p>
          </table:table-cell>
          <table:table-cell office:value-type="date" office:date-value="2024-07-26" calcext:value-type="date">
            <text:p>07/26/24</text:p>
          </table:table-cell>
          <table:table-cell table:number-columns-repeated="2"/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/>
          <table:table-cell office:value-type="string" calcext:value-type="string">
            <text:p>LORD, I need you to breathe on me</text:p>
          </table:table-cell>
          <table:table-cell office:value-type="string" calcext:value-type="string">
            <text:p>07_July</text:p>
          </table:table-cell>
          <table:table-cell table:formula="of:=IF([.D210]&lt;&gt;&quot;&quot;;1;&quot;&quot;)" office:value-type="float" office:value="1" calcext:value-type="float">
            <text:p>1</text:p>
          </table:table-cell>
          <table:table-cell office:value-type="date" office:date-value="2024-07-27" calcext:value-type="date">
            <text:p>07/27/24</text:p>
          </table:table-cell>
          <table:table-cell table:number-columns-repeated="2"/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/>
          <table:table-cell office:value-type="string" calcext:value-type="string">
            <text:p>IT WONT WORK</text:p>
          </table:table-cell>
          <table:table-cell office:value-type="string" calcext:value-type="string">
            <text:p>07_July</text:p>
          </table:table-cell>
          <table:table-cell table:formula="of:=IF([.D211]&lt;&gt;&quot;&quot;;1;&quot;&quot;)" office:value-type="float" office:value="1" calcext:value-type="float">
            <text:p>1</text:p>
          </table:table-cell>
          <table:table-cell office:value-type="date" office:date-value="2024-07-28" calcext:value-type="date">
            <text:p>07/28/24</text:p>
          </table:table-cell>
          <table:table-cell table:number-columns-repeated="2"/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/>
          <table:table-cell office:value-type="string" calcext:value-type="string">
            <text:p>Praise Him</text:p>
          </table:table-cell>
          <table:table-cell office:value-type="string" calcext:value-type="string">
            <text:p>07_July</text:p>
          </table:table-cell>
          <table:table-cell table:formula="of:=IF([.D212]&lt;&gt;&quot;&quot;;1;&quot;&quot;)" office:value-type="float" office:value="1" calcext:value-type="float">
            <text:p>1</text:p>
          </table:table-cell>
          <table:table-cell office:value-type="date" office:date-value="2024-07-29" calcext:value-type="date">
            <text:p>07/29/24</text:p>
          </table:table-cell>
          <table:table-cell table:number-columns-repeated="2"/>
        </table:table-row>
        <table:table-row table:style-name="ro2">
          <table:table-cell table:formula="of:=[.A212]+1" office:value-type="float" office:value="212" calcext:value-type="float">
            <text:p>212</text:p>
          </table:table-cell>
          <table:table-cell/>
          <table:table-cell office:value-type="string" calcext:value-type="string">
            <text:p>Brick by Brick</text:p>
          </table:table-cell>
          <table:table-cell office:value-type="string" calcext:value-type="string">
            <text:p>07_July</text:p>
          </table:table-cell>
          <table:table-cell table:formula="of:=IF([.D213]&lt;&gt;&quot;&quot;;1;&quot;&quot;)" office:value-type="float" office:value="1" calcext:value-type="float">
            <text:p>1</text:p>
          </table:table-cell>
          <table:table-cell office:value-type="date" office:date-value="2024-07-30" calcext:value-type="date">
            <text:p>07/30/24</text:p>
          </table:table-cell>
          <table:table-cell office:value-type="string" calcext:value-type="string">
            <text:p>??? - Jeremiah 30:17, brick, healing</text:p>
          </table:table-cell>
          <table:table-cell/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/>
          <table:table-cell office:value-type="string" calcext:value-type="string">
            <text:p>iT AIN'T OVER YET</text:p>
          </table:table-cell>
          <table:table-cell office:value-type="string" calcext:value-type="string">
            <text:p>07_July</text:p>
          </table:table-cell>
          <table:table-cell table:formula="of:=IF([.D214]&lt;&gt;&quot;&quot;;1;&quot;&quot;)" office:value-type="float" office:value="1" calcext:value-type="float">
            <text:p>1</text:p>
          </table:table-cell>
          <table:table-cell office:value-type="date" office:date-value="2024-07-31" calcext:value-type="date">
            <text:p>07/31/24</text:p>
          </table:table-cell>
          <table:table-cell table:number-columns-repeated="2"/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/>
          <table:table-cell office:value-type="string" calcext:value-type="string">
            <text:p>Always Pray</text:p>
          </table:table-cell>
          <table:table-cell office:value-type="string" calcext:value-type="string">
            <text:p>08_August</text:p>
          </table:table-cell>
          <table:table-cell table:formula="of:=IF([.D215]&lt;&gt;&quot;&quot;;1;&quot;&quot;)" office:value-type="float" office:value="1" calcext:value-type="float">
            <text:p>1</text:p>
          </table:table-cell>
          <table:table-cell office:value-type="date" office:date-value="2024-08-01" calcext:value-type="date">
            <text:p>08/01/24</text:p>
          </table:table-cell>
          <table:table-cell office:value-type="string" calcext:value-type="string">
            <text:p>Luke 18:1</text:p>
          </table:table-cell>
          <table:table-cell/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/>
          <table:table-cell office:value-type="string" calcext:value-type="string">
            <text:p>For Me and My House</text:p>
          </table:table-cell>
          <table:table-cell office:value-type="string" calcext:value-type="string">
            <text:p>08_August</text:p>
          </table:table-cell>
          <table:table-cell table:formula="of:=IF([.D216]&lt;&gt;&quot;&quot;;1;&quot;&quot;)" office:value-type="float" office:value="1" calcext:value-type="float">
            <text:p>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First Day of School</text:p>
          </table:table-cell>
          <table:table-cell/>
        </table:table-row>
        <table:table-row table:style-name="ro2">
          <table:table-cell table:formula="of:=[.A216]+1" office:value-type="float" office:value="216" calcext:value-type="float">
            <text:p>216</text:p>
          </table:table-cell>
          <table:table-cell/>
          <table:table-cell office:value-type="string" calcext:value-type="string">
            <text:p>Maundy Thursday</text:p>
          </table:table-cell>
          <table:table-cell office:value-type="string" calcext:value-type="string">
            <text:p>08_August</text:p>
          </table:table-cell>
          <table:table-cell table:formula="of:=IF([.D217]&lt;&gt;&quot;&quot;;1;&quot;&quot;)" office:value-type="float" office:value="1" calcext:value-type="float">
            <text:p>1</text:p>
          </table:table-cell>
          <table:table-cell office:value-type="date" office:date-value="2024-08-03" calcext:value-type="date">
            <text:p>08/03/24</text:p>
          </table:table-cell>
          <table:table-cell table:number-columns-repeated="2"/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/>
          <table:table-cell office:value-type="string" calcext:value-type="string">
            <text:p>UNBRIDLE TONGUE</text:p>
          </table:table-cell>
          <table:table-cell office:value-type="string" calcext:value-type="string">
            <text:p>08_August</text:p>
          </table:table-cell>
          <table:table-cell table:formula="of:=IF([.D218]&lt;&gt;&quot;&quot;;1;&quot;&quot;)" office:value-type="float" office:value="1" calcext:value-type="float">
            <text:p>1</text:p>
          </table:table-cell>
          <table:table-cell office:value-type="date" office:date-value="2024-08-04" calcext:value-type="date">
            <text:p>08/04/24</text:p>
          </table:table-cell>
          <table:table-cell table:number-columns-repeated="2"/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/>
          <table:table-cell office:value-type="string" calcext:value-type="string">
            <text:p>I Don't Live There Anymore</text:p>
          </table:table-cell>
          <table:table-cell office:value-type="string" calcext:value-type="string">
            <text:p>08_August</text:p>
          </table:table-cell>
          <table:table-cell table:formula="of:=IF([.D219]&lt;&gt;&quot;&quot;;1;&quot;&quot;)" office:value-type="float" office:value="1" calcext:value-type="float">
            <text:p>1</text:p>
          </table:table-cell>
          <table:table-cell office:value-type="date" office:date-value="2024-08-05" calcext:value-type="date">
            <text:p>08/05/24</text:p>
          </table:table-cell>
          <table:table-cell table:number-columns-repeated="2"/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/>
          <table:table-cell office:value-type="string" calcext:value-type="string">
            <text:p>IT SPREADS LIKE CANCER</text:p>
          </table:table-cell>
          <table:table-cell office:value-type="string" calcext:value-type="string">
            <text:p>08_August</text:p>
          </table:table-cell>
          <table:table-cell table:formula="of:=IF([.D220]&lt;&gt;&quot;&quot;;1;&quot;&quot;)" office:value-type="float" office:value="1" calcext:value-type="float">
            <text:p>1</text:p>
          </table:table-cell>
          <table:table-cell office:value-type="date" office:date-value="2024-08-06" calcext:value-type="date">
            <text:p>08/06/24</text:p>
          </table:table-cell>
          <table:table-cell table:number-columns-repeated="2"/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/>
          <table:table-cell office:value-type="string" calcext:value-type="string">
            <text:p>WHO DO YOU BELIEVE </text:p>
          </table:table-cell>
          <table:table-cell office:value-type="string" calcext:value-type="string">
            <text:p>08_August</text:p>
          </table:table-cell>
          <table:table-cell table:formula="of:=IF([.D221]&lt;&gt;&quot;&quot;;1;&quot;&quot;)" office:value-type="float" office:value="1" calcext:value-type="float">
            <text:p>1</text:p>
          </table:table-cell>
          <table:table-cell office:value-type="date" office:date-value="2024-08-07" calcext:value-type="date">
            <text:p>08/07/24</text:p>
          </table:table-cell>
          <table:table-cell table:number-columns-repeated="2"/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/>
          <table:table-cell office:value-type="string" calcext:value-type="string">
            <text:p>Let’s Get Together</text:p>
          </table:table-cell>
          <table:table-cell office:value-type="string" calcext:value-type="string">
            <text:p>08_August</text:p>
          </table:table-cell>
          <table:table-cell table:formula="of:=IF([.D222]&lt;&gt;&quot;&quot;;1;&quot;&quot;)" office:value-type="float" office:value="1" calcext:value-type="float">
            <text:p>1</text:p>
          </table:table-cell>
          <table:table-cell office:value-type="date" office:date-value="2024-08-08" calcext:value-type="date">
            <text:p>08/08/24</text:p>
          </table:table-cell>
          <table:table-cell table:number-columns-repeated="2"/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/>
          <table:table-cell office:value-type="string" calcext:value-type="string">
            <text:p>He Knows Our Needs</text:p>
          </table:table-cell>
          <table:table-cell office:value-type="string" calcext:value-type="string">
            <text:p>08_August</text:p>
          </table:table-cell>
          <table:table-cell table:formula="of:=IF([.D223]&lt;&gt;&quot;&quot;;1;&quot;&quot;)" office:value-type="float" office:value="1" calcext:value-type="float">
            <text:p>1</text:p>
          </table:table-cell>
          <table:table-cell office:value-type="date" office:date-value="2024-08-09" calcext:value-type="date">
            <text:p>08/09/24</text:p>
          </table:table-cell>
          <table:table-cell table:number-columns-repeated="2"/>
        </table:table-row>
        <table:table-row table:style-name="ro2">
          <table:table-cell table:formula="of:=[.A223]+1" office:value-type="float" office:value="223" calcext:value-type="float">
            <text:p>223</text:p>
          </table:table-cell>
          <table:table-cell/>
          <table:table-cell office:value-type="string" calcext:value-type="string">
            <text:p>Handling the Truth</text:p>
          </table:table-cell>
          <table:table-cell office:value-type="string" calcext:value-type="string">
            <text:p>08_August</text:p>
          </table:table-cell>
          <table:table-cell table:formula="of:=IF([.D224]&lt;&gt;&quot;&quot;;1;&quot;&quot;)" office:value-type="float" office:value="1" calcext:value-type="float">
            <text:p>1</text:p>
          </table:table-cell>
          <table:table-cell office:value-type="date" office:date-value="2024-08-10" calcext:value-type="date">
            <text:p>08/10/24</text:p>
          </table:table-cell>
          <table:table-cell table:number-columns-repeated="2"/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/>
          <table:table-cell office:value-type="string" calcext:value-type="string">
            <text:p>EVERY STEP YOU TAKE</text:p>
          </table:table-cell>
          <table:table-cell office:value-type="string" calcext:value-type="string">
            <text:p>08_August</text:p>
          </table:table-cell>
          <table:table-cell table:formula="of:=IF([.D225]&lt;&gt;&quot;&quot;;1;&quot;&quot;)" office:value-type="float" office:value="1" calcext:value-type="float">
            <text:p>1</text:p>
          </table:table-cell>
          <table:table-cell office:value-type="date" office:date-value="2024-08-11" calcext:value-type="date">
            <text:p>08/11/24</text:p>
          </table:table-cell>
          <table:table-cell office:value-type="string" calcext:value-type="string">
            <text:p>Jr. Pastor Anniv, Brewton</text:p>
          </table:table-cell>
          <table:table-cell/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/>
          <table:table-cell office:value-type="string" calcext:value-type="string">
            <text:p>ITS SATURDAY, BUT SUNDAY IS COMING</text:p>
          </table:table-cell>
          <table:table-cell office:value-type="string" calcext:value-type="string">
            <text:p>08_August</text:p>
          </table:table-cell>
          <table:table-cell table:formula="of:=IF([.D226]&lt;&gt;&quot;&quot;;1;&quot;&quot;)" office:value-type="float" office:value="1" calcext:value-type="float">
            <text:p>1</text:p>
          </table:table-cell>
          <table:table-cell office:value-type="date" office:date-value="2024-08-12" calcext:value-type="date">
            <text:p>08/12/24</text:p>
          </table:table-cell>
          <table:table-cell table:number-columns-repeated="2"/>
        </table:table-row>
        <table:table-row table:style-name="ro2">
          <table:table-cell table:formula="of:=[.A226]+1" office:value-type="float" office:value="226" calcext:value-type="float">
            <text:p>226</text:p>
          </table:table-cell>
          <table:table-cell/>
          <table:table-cell office:value-type="string" calcext:value-type="string">
            <text:p>YES, JESUS LOVES ME</text:p>
          </table:table-cell>
          <table:table-cell office:value-type="string" calcext:value-type="string">
            <text:p>08_August</text:p>
          </table:table-cell>
          <table:table-cell table:formula="of:=IF([.D227]&lt;&gt;&quot;&quot;;1;&quot;&quot;)" office:value-type="float" office:value="1" calcext:value-type="float">
            <text:p>1</text:p>
          </table:table-cell>
          <table:table-cell office:value-type="date" office:date-value="2024-08-13" calcext:value-type="date">
            <text:p>08/13/24</text:p>
          </table:table-cell>
          <table:table-cell table:number-columns-repeated="2"/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/>
          <table:table-cell office:value-type="string" calcext:value-type="string">
            <text:p>ITS WHO DO GOD SAY THAT I AM!</text:p>
          </table:table-cell>
          <table:table-cell office:value-type="string" calcext:value-type="string">
            <text:p>08_August</text:p>
          </table:table-cell>
          <table:table-cell table:formula="of:=IF([.D228]&lt;&gt;&quot;&quot;;1;&quot;&quot;)" office:value-type="float" office:value="1" calcext:value-type="float">
            <text:p>1</text:p>
          </table:table-cell>
          <table:table-cell office:value-type="date" office:date-value="2024-08-14" calcext:value-type="date">
            <text:p>08/14/24</text:p>
          </table:table-cell>
          <table:table-cell table:number-columns-repeated="2"/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/>
          <table:table-cell office:value-type="string" calcext:value-type="string">
            <text:p>THE COST OF DOING WHAT'S RIGHT</text:p>
          </table:table-cell>
          <table:table-cell office:value-type="string" calcext:value-type="string">
            <text:p>08_August</text:p>
          </table:table-cell>
          <table:table-cell table:formula="of:=IF([.D229]&lt;&gt;&quot;&quot;;1;&quot;&quot;)" office:value-type="float" office:value="1" calcext:value-type="float">
            <text:p>1</text:p>
          </table:table-cell>
          <table:table-cell office:value-type="date" office:date-value="2024-08-15" calcext:value-type="date">
            <text:p>08/15/24</text:p>
          </table:table-cell>
          <table:table-cell table:number-columns-repeated="2"/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/>
          <table:table-cell office:value-type="string" calcext:value-type="string">
            <text:p>WHAT HAPPENS WHEN YOU PRAY FOR OTHERS</text:p>
          </table:table-cell>
          <table:table-cell office:value-type="string" calcext:value-type="string">
            <text:p>08_August</text:p>
          </table:table-cell>
          <table:table-cell table:formula="of:=IF([.D230]&lt;&gt;&quot;&quot;;1;&quot;&quot;)" office:value-type="float" office:value="1" calcext:value-type="float">
            <text:p>1</text:p>
          </table:table-cell>
          <table:table-cell office:value-type="date" office:date-value="2024-08-16" calcext:value-type="date">
            <text:p>08/16/24</text:p>
          </table:table-cell>
          <table:table-cell table:number-columns-repeated="2"/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/>
          <table:table-cell office:value-type="string" calcext:value-type="string">
            <text:p>GOOD FOR YOU</text:p>
          </table:table-cell>
          <table:table-cell office:value-type="string" calcext:value-type="string">
            <text:p>08_August</text:p>
          </table:table-cell>
          <table:table-cell table:formula="of:=IF([.D231]&lt;&gt;&quot;&quot;;1;&quot;&quot;)" office:value-type="float" office:value="1" calcext:value-type="float">
            <text:p>1</text:p>
          </table:table-cell>
          <table:table-cell office:value-type="date" office:date-value="2024-08-17" calcext:value-type="date">
            <text:p>08/17/24</text:p>
          </table:table-cell>
          <table:table-cell table:number-columns-repeated="2"/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/>
          <table:table-cell office:value-type="string" calcext:value-type="string">
            <text:p>The Spirit of Desperation</text:p>
          </table:table-cell>
          <table:table-cell office:value-type="string" calcext:value-type="string">
            <text:p>08_August</text:p>
          </table:table-cell>
          <table:table-cell table:formula="of:=IF([.D232]&lt;&gt;&quot;&quot;;1;&quot;&quot;)" office:value-type="float" office:value="1" calcext:value-type="float">
            <text:p>1</text:p>
          </table:table-cell>
          <table:table-cell office:value-type="date" office:date-value="2024-08-18" calcext:value-type="date">
            <text:p>08/18/24</text:p>
          </table:table-cell>
          <table:table-cell table:number-columns-repeated="2"/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/>
          <table:table-cell office:value-type="string" calcext:value-type="string">
            <text:p>IN THE RIGHT POSITION</text:p>
          </table:table-cell>
          <table:table-cell office:value-type="string" calcext:value-type="string">
            <text:p>08_August</text:p>
          </table:table-cell>
          <table:table-cell table:formula="of:=IF([.D233]&lt;&gt;&quot;&quot;;1;&quot;&quot;)" office:value-type="float" office:value="1" calcext:value-type="float">
            <text:p>1</text:p>
          </table:table-cell>
          <table:table-cell office:value-type="date" office:date-value="2024-08-19" calcext:value-type="date">
            <text:p>08/19/24</text:p>
          </table:table-cell>
          <table:table-cell table:number-columns-repeated="2"/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/>
          <table:table-cell office:value-type="string" calcext:value-type="string">
            <text:p>My SUNSHINE on a Cloudy Day</text:p>
          </table:table-cell>
          <table:table-cell office:value-type="string" calcext:value-type="string">
            <text:p>08_August</text:p>
          </table:table-cell>
          <table:table-cell table:formula="of:=IF([.D234]&lt;&gt;&quot;&quot;;1;&quot;&quot;)" office:value-type="float" office:value="1" calcext:value-type="float">
            <text:p>1</text:p>
          </table:table-cell>
          <table:table-cell office:value-type="date" office:date-value="2024-08-20" calcext:value-type="date">
            <text:p>08/20/24</text:p>
          </table:table-cell>
          <table:table-cell table:number-columns-repeated="2"/>
        </table:table-row>
        <table:table-row table:style-name="ro2">
          <table:table-cell table:formula="of:=[.A234]+1" office:value-type="float" office:value="234" calcext:value-type="float">
            <text:p>234</text:p>
          </table:table-cell>
          <table:table-cell/>
          <table:table-cell office:value-type="string" calcext:value-type="string">
            <text:p>HOSANNA! HOSANNA! </text:p>
          </table:table-cell>
          <table:table-cell office:value-type="string" calcext:value-type="string">
            <text:p>08_August</text:p>
          </table:table-cell>
          <table:table-cell table:formula="of:=IF([.D235]&lt;&gt;&quot;&quot;;1;&quot;&quot;)" office:value-type="float" office:value="1" calcext:value-type="float">
            <text:p>1</text:p>
          </table:table-cell>
          <table:table-cell office:value-type="date" office:date-value="2024-08-21" calcext:value-type="date">
            <text:p>08/21/24</text:p>
          </table:table-cell>
          <table:table-cell table:number-columns-repeated="2"/>
        </table:table-row>
        <table:table-row table:style-name="ro2">
          <table:table-cell table:formula="of:=[.A235]+1" office:value-type="float" office:value="235" calcext:value-type="float">
            <text:p>235</text:p>
          </table:table-cell>
          <table:table-cell/>
          <table:table-cell office:value-type="string" calcext:value-type="string">
            <text:p>SOW, GROW, PROSPER</text:p>
          </table:table-cell>
          <table:table-cell office:value-type="string" calcext:value-type="string">
            <text:p>08_August</text:p>
          </table:table-cell>
          <table:table-cell table:formula="of:=IF([.D236]&lt;&gt;&quot;&quot;;1;&quot;&quot;)" office:value-type="float" office:value="1" calcext:value-type="float">
            <text:p>1</text:p>
          </table:table-cell>
          <table:table-cell office:value-type="date" office:date-value="2024-08-22" calcext:value-type="date">
            <text:p>08/22/24</text:p>
          </table:table-cell>
          <table:table-cell office:value-type="string" calcext:value-type="string">
            <text:p>Genesis 8:22</text:p>
          </table:table-cell>
          <table:table-cell/>
        </table:table-row>
        <table:table-row table:style-name="ro2">
          <table:table-cell table:formula="of:=[.A236]+1" office:value-type="float" office:value="236" calcext:value-type="float">
            <text:p>236</text:p>
          </table:table-cell>
          <table:table-cell/>
          <table:table-cell office:value-type="string" calcext:value-type="string">
            <text:p>STAY CONNECTED TO THE SOURCE <text:s/></text:p>
          </table:table-cell>
          <table:table-cell office:value-type="string" calcext:value-type="string">
            <text:p>08_August</text:p>
          </table:table-cell>
          <table:table-cell table:formula="of:=IF([.D237]&lt;&gt;&quot;&quot;;1;&quot;&quot;)" office:value-type="float" office:value="1" calcext:value-type="float">
            <text:p>1</text:p>
          </table:table-cell>
          <table:table-cell office:value-type="date" office:date-value="2024-08-23" calcext:value-type="date">
            <text:p>08/23/24</text:p>
          </table:table-cell>
          <table:table-cell table:number-columns-repeated="2"/>
        </table:table-row>
        <table:table-row table:style-name="ro2">
          <table:table-cell table:formula="of:=[.A237]+1" office:value-type="float" office:value="237" calcext:value-type="float">
            <text:p>237</text:p>
          </table:table-cell>
          <table:table-cell/>
          <table:table-cell office:value-type="string" calcext:value-type="string">
            <text:p>I CAN DO</text:p>
          </table:table-cell>
          <table:table-cell office:value-type="string" calcext:value-type="string">
            <text:p>08_August</text:p>
          </table:table-cell>
          <table:table-cell table:formula="of:=IF([.D238]&lt;&gt;&quot;&quot;;1;&quot;&quot;)" office:value-type="float" office:value="1" calcext:value-type="float">
            <text:p>1</text:p>
          </table:table-cell>
          <table:table-cell office:value-type="date" office:date-value="2024-08-24" calcext:value-type="date">
            <text:p>08/24/24</text:p>
          </table:table-cell>
          <table:table-cell table:number-columns-repeated="2"/>
        </table:table-row>
        <table:table-row table:style-name="ro2">
          <table:table-cell table:formula="of:=[.A238]+1" office:value-type="float" office:value="238" calcext:value-type="float">
            <text:p>238</text:p>
          </table:table-cell>
          <table:table-cell/>
          <table:table-cell office:value-type="string" calcext:value-type="string">
            <text:p>The Enemy Within</text:p>
          </table:table-cell>
          <table:table-cell office:value-type="string" calcext:value-type="string">
            <text:p>08_August</text:p>
          </table:table-cell>
          <table:table-cell table:formula="of:=IF([.D239]&lt;&gt;&quot;&quot;;1;&quot;&quot;)" office:value-type="float" office:value="1" calcext:value-type="float">
            <text:p>1</text:p>
          </table:table-cell>
          <table:table-cell office:value-type="date" office:date-value="2024-08-25" calcext:value-type="date">
            <text:p>08/25/24</text:p>
          </table:table-cell>
          <table:table-cell table:number-columns-repeated="2"/>
        </table:table-row>
        <table:table-row table:style-name="ro2">
          <table:table-cell table:formula="of:=[.A239]+1" office:value-type="float" office:value="239" calcext:value-type="float">
            <text:p>239</text:p>
          </table:table-cell>
          <table:table-cell/>
          <table:table-cell office:value-type="string" calcext:value-type="string">
            <text:p>When Your Enemies Make You Stronger</text:p>
          </table:table-cell>
          <table:table-cell office:value-type="string" calcext:value-type="string">
            <text:p>08_August</text:p>
          </table:table-cell>
          <table:table-cell table:formula="of:=IF([.D240]&lt;&gt;&quot;&quot;;1;&quot;&quot;)" office:value-type="float" office:value="1" calcext:value-type="float">
            <text:p>1</text:p>
          </table:table-cell>
          <table:table-cell office:value-type="date" office:date-value="2024-08-26" calcext:value-type="date">
            <text:p>08/26/24</text:p>
          </table:table-cell>
          <table:table-cell table:number-columns-repeated="2"/>
        </table:table-row>
        <table:table-row table:style-name="ro2">
          <table:table-cell table:formula="of:=[.A240]+1" office:value-type="float" office:value="240" calcext:value-type="float">
            <text:p>240</text:p>
          </table:table-cell>
          <table:table-cell/>
          <table:table-cell office:value-type="string" calcext:value-type="string">
            <text:p>The Change Maker</text:p>
          </table:table-cell>
          <table:table-cell office:value-type="string" calcext:value-type="string">
            <text:p>08_August</text:p>
          </table:table-cell>
          <table:table-cell table:formula="of:=IF([.D241]&lt;&gt;&quot;&quot;;1;&quot;&quot;)" office:value-type="float" office:value="1" calcext:value-type="float">
            <text:p>1</text:p>
          </table:table-cell>
          <table:table-cell office:value-type="date" office:date-value="2024-08-27" calcext:value-type="date">
            <text:p>08/27/24</text:p>
          </table:table-cell>
          <table:table-cell table:number-columns-repeated="2"/>
        </table:table-row>
        <table:table-row table:style-name="ro2">
          <table:table-cell table:formula="of:=[.A241]+1" office:value-type="float" office:value="241" calcext:value-type="float">
            <text:p>241</text:p>
          </table:table-cell>
          <table:table-cell/>
          <table:table-cell office:value-type="string" calcext:value-type="string">
            <text:p>The Reality of the Dream</text:p>
          </table:table-cell>
          <table:table-cell office:value-type="string" calcext:value-type="string">
            <text:p>08_August</text:p>
          </table:table-cell>
          <table:table-cell table:formula="of:=IF([.D242]&lt;&gt;&quot;&quot;;1;&quot;&quot;)" office:value-type="float" office:value="1" calcext:value-type="float">
            <text:p>1</text:p>
          </table:table-cell>
          <table:table-cell office:value-type="date" office:date-value="2024-08-28" calcext:value-type="date">
            <text:p>08/28/24</text:p>
          </table:table-cell>
          <table:table-cell office:value-type="string" calcext:value-type="string">
            <text:p>MLK Dream Speech</text:p>
          </table:table-cell>
          <table:table-cell/>
        </table:table-row>
        <table:table-row table:style-name="ro2">
          <table:table-cell table:formula="of:=[.A242]+1" office:value-type="float" office:value="242" calcext:value-type="float">
            <text:p>242</text:p>
          </table:table-cell>
          <table:table-cell/>
          <table:table-cell office:value-type="string" calcext:value-type="string">
            <text:p>I WILL PRAISE HIM </text:p>
          </table:table-cell>
          <table:table-cell office:value-type="string" calcext:value-type="string">
            <text:p>08_August</text:p>
          </table:table-cell>
          <table:table-cell table:formula="of:=IF([.D243]&lt;&gt;&quot;&quot;;1;&quot;&quot;)" office:value-type="float" office:value="1" calcext:value-type="float">
            <text:p>1</text:p>
          </table:table-cell>
          <table:table-cell office:value-type="date" office:date-value="2024-08-29" calcext:value-type="date">
            <text:p>08/29/24</text:p>
          </table:table-cell>
          <table:table-cell table:number-columns-repeated="2"/>
        </table:table-row>
        <table:table-row table:style-name="ro2">
          <table:table-cell table:formula="of:=[.A243]+1" office:value-type="float" office:value="243" calcext:value-type="float">
            <text:p>243</text:p>
          </table:table-cell>
          <table:table-cell/>
          <table:table-cell office:value-type="string" calcext:value-type="string">
            <text:p>ITS ALL GOD</text:p>
          </table:table-cell>
          <table:table-cell office:value-type="string" calcext:value-type="string">
            <text:p>08_August</text:p>
          </table:table-cell>
          <table:table-cell table:formula="of:=IF([.D244]&lt;&gt;&quot;&quot;;1;&quot;&quot;)" office:value-type="float" office:value="1" calcext:value-type="float">
            <text:p>1</text:p>
          </table:table-cell>
          <table:table-cell office:value-type="date" office:date-value="2024-08-30" calcext:value-type="date">
            <text:p>08/30/24</text:p>
          </table:table-cell>
          <table:table-cell table:number-columns-repeated="2"/>
        </table:table-row>
        <table:table-row table:style-name="ro2">
          <table:table-cell table:formula="of:=[.A244]+1" office:value-type="float" office:value="244" calcext:value-type="float">
            <text:p>244</text:p>
          </table:table-cell>
          <table:table-cell/>
          <table:table-cell office:value-type="string" calcext:value-type="string">
            <text:p>Standing Strong</text:p>
          </table:table-cell>
          <table:table-cell office:value-type="string" calcext:value-type="string">
            <text:p>08_August</text:p>
          </table:table-cell>
          <table:table-cell table:formula="of:=IF([.D245]&lt;&gt;&quot;&quot;;1;&quot;&quot;)" office:value-type="float" office:value="1" calcext:value-type="float">
            <text:p>1</text:p>
          </table:table-cell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Romans 8:31 (??? Flag day?)</text:p>
          </table:table-cell>
          <table:table-cell/>
        </table:table-row>
        <table:table-row table:style-name="ro2">
          <table:table-cell table:formula="of:=[.A245]+1" office:value-type="float" office:value="245" calcext:value-type="float">
            <text:p>245</text:p>
          </table:table-cell>
          <table:table-cell/>
          <table:table-cell office:value-type="string" calcext:value-type="string">
            <text:p>Celebrating Labor Day and God's Blessings</text:p>
          </table:table-cell>
          <table:table-cell office:value-type="string" calcext:value-type="string">
            <text:p>09_September</text:p>
          </table:table-cell>
          <table:table-cell table:formula="of:=IF([.D246]&lt;&gt;&quot;&quot;;1;&quot;&quot;)" office:value-type="float" office:value="1" calcext:value-type="float">
            <text:p>1</text:p>
          </table:table-cell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Labor Day</text:p>
          </table:table-cell>
          <table:table-cell/>
        </table:table-row>
        <table:table-row table:style-name="ro2">
          <table:table-cell table:formula="of:=[.A246]+1" office:value-type="float" office:value="246" calcext:value-type="float">
            <text:p>246</text:p>
          </table:table-cell>
          <table:table-cell/>
          <table:table-cell office:value-type="string" calcext:value-type="string">
            <text:p>Getting Past Your Pain</text:p>
          </table:table-cell>
          <table:table-cell office:value-type="string" calcext:value-type="string">
            <text:p>09_September</text:p>
          </table:table-cell>
          <table:table-cell table:formula="of:=IF([.D247]&lt;&gt;&quot;&quot;;1;&quot;&quot;)" office:value-type="float" office:value="1" calcext:value-type="float">
            <text:p>1</text:p>
          </table:table-cell>
          <table:table-cell office:value-type="date" office:date-value="2024-09-02" calcext:value-type="date">
            <text:p>09/02/24</text:p>
          </table:table-cell>
          <table:table-cell office:value-type="string" calcext:value-type="string">
            <text:p>??? - 2 Samuel 9:5-8, mephib</text:p>
          </table:table-cell>
          <table:table-cell/>
        </table:table-row>
        <table:table-row table:style-name="ro2">
          <table:table-cell table:formula="of:=[.A247]+1" office:value-type="float" office:value="247" calcext:value-type="float">
            <text:p>247</text:p>
          </table:table-cell>
          <table:table-cell/>
          <table:table-cell office:value-type="string" calcext:value-type="string">
            <text:p>Emulating Dorcas</text:p>
          </table:table-cell>
          <table:table-cell office:value-type="string" calcext:value-type="string">
            <text:p>09_September</text:p>
          </table:table-cell>
          <table:table-cell table:formula="of:=IF([.D248]&lt;&gt;&quot;&quot;;1;&quot;&quot;)" office:value-type="float" office:value="1" calcext:value-type="float">
            <text:p>1</text:p>
          </table:table-cell>
          <table:table-cell office:value-type="date" office:date-value="2024-09-03" calcext:value-type="date">
            <text:p>09/03/24</text:p>
          </table:table-cell>
          <table:table-cell office:value-type="string" calcext:value-type="string">
            <text:p>??? - Acts 9:36-37, dorcas, nightengale</text:p>
          </table:table-cell>
          <table:table-cell/>
        </table:table-row>
        <table:table-row table:style-name="ro2">
          <table:table-cell table:formula="of:=[.A248]+1" office:value-type="float" office:value="248" calcext:value-type="float">
            <text:p>248</text:p>
          </table:table-cell>
          <table:table-cell/>
          <table:table-cell office:value-type="string" calcext:value-type="string">
            <text:p>HE MAY NOT COME WHEN YOU WANT HIM</text:p>
          </table:table-cell>
          <table:table-cell office:value-type="string" calcext:value-type="string">
            <text:p>09_September</text:p>
          </table:table-cell>
          <table:table-cell table:formula="of:=IF([.D249]&lt;&gt;&quot;&quot;;1;&quot;&quot;)" office:value-type="float" office:value="1" calcext:value-type="float">
            <text:p>1</text:p>
          </table:table-cell>
          <table:table-cell office:value-type="date" office:date-value="2024-09-04" calcext:value-type="date">
            <text:p>09/04/24</text:p>
          </table:table-cell>
          <table:table-cell table:number-columns-repeated="2"/>
        </table:table-row>
        <table:table-row table:style-name="ro2">
          <table:table-cell table:formula="of:=[.A249]+1" office:value-type="float" office:value="249" calcext:value-type="float">
            <text:p>249</text:p>
          </table:table-cell>
          <table:table-cell/>
          <table:table-cell office:value-type="string" calcext:value-type="string">
            <text:p>THE LIVING LEGACY</text:p>
          </table:table-cell>
          <table:table-cell office:value-type="string" calcext:value-type="string">
            <text:p>09_September</text:p>
          </table:table-cell>
          <table:table-cell table:formula="of:=IF([.D250]&lt;&gt;&quot;&quot;;1;&quot;&quot;)" office:value-type="float" office:value="1" calcext:value-type="float">
            <text:p>1</text:p>
          </table:table-cell>
          <table:table-cell office:value-type="date" office:date-value="2024-09-05" calcext:value-type="date">
            <text:p>09/05/24</text:p>
          </table:table-cell>
          <table:table-cell table:number-columns-repeated="2"/>
        </table:table-row>
        <table:table-row table:style-name="ro2">
          <table:table-cell table:formula="of:=[.A250]+1" office:value-type="float" office:value="250" calcext:value-type="float">
            <text:p>250</text:p>
          </table:table-cell>
          <table:table-cell/>
          <table:table-cell office:value-type="string" calcext:value-type="string">
            <text:p>THANK GOD I AM SAVED</text:p>
          </table:table-cell>
          <table:table-cell office:value-type="string" calcext:value-type="string">
            <text:p>09_September</text:p>
          </table:table-cell>
          <table:table-cell table:formula="of:=IF([.D251]&lt;&gt;&quot;&quot;;1;&quot;&quot;)" office:value-type="float" office:value="1" calcext:value-type="float">
            <text:p>1</text:p>
          </table:table-cell>
          <table:table-cell office:value-type="date" office:date-value="2024-09-06" calcext:value-type="date">
            <text:p>09/06/24</text:p>
          </table:table-cell>
          <table:table-cell table:number-columns-repeated="2"/>
        </table:table-row>
        <table:table-row table:style-name="ro2">
          <table:table-cell table:formula="of:=[.A251]+1" office:value-type="float" office:value="251" calcext:value-type="float">
            <text:p>251</text:p>
          </table:table-cell>
          <table:table-cell/>
          <table:table-cell office:value-type="string" calcext:value-type="string">
            <text:p>Damaged Goods</text:p>
          </table:table-cell>
          <table:table-cell office:value-type="string" calcext:value-type="string">
            <text:p>09_September</text:p>
          </table:table-cell>
          <table:table-cell table:formula="of:=IF([.D252]&lt;&gt;&quot;&quot;;1;&quot;&quot;)" office:value-type="float" office:value="1" calcext:value-type="float">
            <text:p>1</text:p>
          </table:table-cell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??? - 2 Samuel 9:7-8, mephibosheth</text:p>
          </table:table-cell>
          <table:table-cell/>
        </table:table-row>
        <table:table-row table:style-name="ro2">
          <table:table-cell table:formula="of:=[.A252]+1" office:value-type="float" office:value="252" calcext:value-type="float">
            <text:p>252</text:p>
          </table:table-cell>
          <table:table-cell/>
          <table:table-cell office:value-type="string" calcext:value-type="string">
            <text:p>How to Deal with Bitterness</text:p>
          </table:table-cell>
          <table:table-cell office:value-type="string" calcext:value-type="string">
            <text:p>09_September</text:p>
          </table:table-cell>
          <table:table-cell table:formula="of:=IF([.D253]&lt;&gt;&quot;&quot;;1;&quot;&quot;)" office:value-type="float" office:value="1" calcext:value-type="float">
            <text:p>1</text:p>
          </table:table-cell>
          <table:table-cell office:value-type="date" office:date-value="2024-09-08" calcext:value-type="date">
            <text:p>09/08/24</text:p>
          </table:table-cell>
          <table:table-cell table:number-columns-repeated="2"/>
        </table:table-row>
        <table:table-row table:style-name="ro2">
          <table:table-cell table:formula="of:=[.A253]+1" office:value-type="float" office:value="253" calcext:value-type="float">
            <text:p>253</text:p>
          </table:table-cell>
          <table:table-cell/>
          <table:table-cell office:value-type="string" calcext:value-type="string">
            <text:p>Walking in Wisdom</text:p>
          </table:table-cell>
          <table:table-cell office:value-type="string" calcext:value-type="string">
            <text:p>09_September</text:p>
          </table:table-cell>
          <table:table-cell table:formula="of:=IF([.D254]&lt;&gt;&quot;&quot;;1;&quot;&quot;)" office:value-type="float" office:value="1" calcext:value-type="float">
            <text:p>1</text:p>
          </table:table-cell>
          <table:table-cell office:value-type="date" office:date-value="2024-09-09" calcext:value-type="date">
            <text:p>09/09/24</text:p>
          </table:table-cell>
          <table:table-cell table:number-columns-repeated="2"/>
        </table:table-row>
        <table:table-row table:style-name="ro2">
          <table:table-cell table:formula="of:=[.A254]+1" office:value-type="float" office:value="254" calcext:value-type="float">
            <text:p>254</text:p>
          </table:table-cell>
          <table:table-cell/>
          <table:table-cell office:value-type="string" calcext:value-type="string">
            <text:p>MAN UP</text:p>
          </table:table-cell>
          <table:table-cell office:value-type="string" calcext:value-type="string">
            <text:p>09_September</text:p>
          </table:table-cell>
          <table:table-cell table:formula="of:=IF([.D255]&lt;&gt;&quot;&quot;;1;&quot;&quot;)" office:value-type="float" office:value="1" calcext:value-type="float">
            <text:p>1</text:p>
          </table:table-cell>
          <table:table-cell office:value-type="date" office:date-value="2024-09-10" calcext:value-type="date">
            <text:p>09/10/24</text:p>
          </table:table-cell>
          <table:table-cell table:number-columns-repeated="2"/>
        </table:table-row>
        <table:table-row table:style-name="ro2">
          <table:table-cell table:formula="of:=[.A255]+1" office:value-type="float" office:value="255" calcext:value-type="float">
            <text:p>255</text:p>
          </table:table-cell>
          <table:table-cell/>
          <table:table-cell office:value-type="string" calcext:value-type="string">
            <text:p>WE SHALL NOT FORGET</text:p>
          </table:table-cell>
          <table:table-cell office:value-type="string" calcext:value-type="string">
            <text:p>09_September</text:p>
          </table:table-cell>
          <table:table-cell table:formula="of:=IF([.D256]&lt;&gt;&quot;&quot;;1;&quot;&quot;)" office:value-type="float" office:value="1" calcext:value-type="float">
            <text:p>1</text:p>
          </table:table-cell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Patriot Day (9/11)</text:p>
          </table:table-cell>
          <table:table-cell/>
        </table:table-row>
        <table:table-row table:style-name="ro2">
          <table:table-cell table:formula="of:=[.A256]+1" office:value-type="float" office:value="256" calcext:value-type="float">
            <text:p>256</text:p>
          </table:table-cell>
          <table:table-cell/>
          <table:table-cell office:value-type="string" calcext:value-type="string">
            <text:p>WE SHALL NOT FORGET II</text:p>
          </table:table-cell>
          <table:table-cell office:value-type="string" calcext:value-type="string">
            <text:p>09_September</text:p>
          </table:table-cell>
          <table:table-cell table:formula="of:=IF([.D257]&lt;&gt;&quot;&quot;;1;&quot;&quot;)" office:value-type="float" office:value="1" calcext:value-type="float">
            <text:p>1</text:p>
          </table:table-cell>
          <table:table-cell office:value-type="date" office:date-value="2024-09-12" calcext:value-type="date">
            <text:p>09/12/24</text:p>
          </table:table-cell>
          <table:table-cell office:value-type="string" calcext:value-type="string">
            <text:p>Day after 9/11</text:p>
          </table:table-cell>
          <table:table-cell/>
        </table:table-row>
        <table:table-row table:style-name="ro2">
          <table:table-cell table:formula="of:=[.A257]+1" office:value-type="float" office:value="257" calcext:value-type="float">
            <text:p>257</text:p>
          </table:table-cell>
          <table:table-cell/>
          <table:table-cell office:value-type="string" calcext:value-type="string">
            <text:p>It's Time to Get Out of the Boat</text:p>
          </table:table-cell>
          <table:table-cell office:value-type="string" calcext:value-type="string">
            <text:p>09_September</text:p>
          </table:table-cell>
          <table:table-cell table:formula="of:=IF([.D258]&lt;&gt;&quot;&quot;;1;&quot;&quot;)" office:value-type="float" office:value="1" calcext:value-type="float">
            <text:p>1</text:p>
          </table:table-cell>
          <table:table-cell office:value-type="date" office:date-value="2024-09-13" calcext:value-type="date">
            <text:p>09/13/24</text:p>
          </table:table-cell>
          <table:table-cell table:number-columns-repeated="2"/>
        </table:table-row>
        <table:table-row table:style-name="ro2">
          <table:table-cell table:formula="of:=[.A258]+1" office:value-type="float" office:value="258" calcext:value-type="float">
            <text:p>258</text:p>
          </table:table-cell>
          <table:table-cell/>
          <table:table-cell office:value-type="string" calcext:value-type="string">
            <text:p>Making The Best Of A Bad Situation</text:p>
          </table:table-cell>
          <table:table-cell office:value-type="string" calcext:value-type="string">
            <text:p>09_September</text:p>
          </table:table-cell>
          <table:table-cell table:formula="of:=IF([.D259]&lt;&gt;&quot;&quot;;1;&quot;&quot;)" office:value-type="float" office:value="1" calcext:value-type="float">
            <text:p>1</text:p>
          </table:table-cell>
          <table:table-cell office:value-type="date" office:date-value="2024-09-14" calcext:value-type="date">
            <text:p>09/14/24</text:p>
          </table:table-cell>
          <table:table-cell table:number-columns-repeated="2"/>
        </table:table-row>
        <table:table-row table:style-name="ro2">
          <table:table-cell table:formula="of:=[.A259]+1" office:value-type="float" office:value="259" calcext:value-type="float">
            <text:p>259</text:p>
          </table:table-cell>
          <table:table-cell/>
          <table:table-cell office:value-type="string" calcext:value-type="string">
            <text:p>ITS IN YOUR PRAISE</text:p>
          </table:table-cell>
          <table:table-cell office:value-type="string" calcext:value-type="string">
            <text:p>09_September</text:p>
          </table:table-cell>
          <table:table-cell table:formula="of:=IF([.D260]&lt;&gt;&quot;&quot;;1;&quot;&quot;)" office:value-type="float" office:value="1" calcext:value-type="float">
            <text:p>1</text:p>
          </table:table-cell>
          <table:table-cell office:value-type="date" office:date-value="2024-09-15" calcext:value-type="date">
            <text:p>09/15/24</text:p>
          </table:table-cell>
          <table:table-cell table:number-columns-repeated="2"/>
        </table:table-row>
        <table:table-row table:style-name="ro2">
          <table:table-cell table:formula="of:=[.A260]+1" office:value-type="float" office:value="260" calcext:value-type="float">
            <text:p>260</text:p>
          </table:table-cell>
          <table:table-cell/>
          <table:table-cell office:value-type="string" calcext:value-type="string">
            <text:p>The fruit no one wants to eat</text:p>
          </table:table-cell>
          <table:table-cell office:value-type="string" calcext:value-type="string">
            <text:p>09_September</text:p>
          </table:table-cell>
          <table:table-cell table:formula="of:=IF([.D261]&lt;&gt;&quot;&quot;;1;&quot;&quot;)" office:value-type="float" office:value="1" calcext:value-type="float">
            <text:p>1</text:p>
          </table:table-cell>
          <table:table-cell office:value-type="date" office:date-value="2024-09-16" calcext:value-type="date">
            <text:p>09/16/24</text:p>
          </table:table-cell>
          <table:table-cell table:number-columns-repeated="2"/>
        </table:table-row>
        <table:table-row table:style-name="ro2">
          <table:table-cell table:formula="of:=[.A261]+1" office:value-type="float" office:value="261" calcext:value-type="float">
            <text:p>261</text:p>
          </table:table-cell>
          <table:table-cell/>
          <table:table-cell office:value-type="string" calcext:value-type="string">
            <text:p>THE CHOICE IS YOURS</text:p>
          </table:table-cell>
          <table:table-cell office:value-type="string" calcext:value-type="string">
            <text:p>09_September</text:p>
          </table:table-cell>
          <table:table-cell table:formula="of:=IF([.D262]&lt;&gt;&quot;&quot;;1;&quot;&quot;)" office:value-type="float" office:value="1" calcext:value-type="float">
            <text:p>1</text:p>
          </table:table-cell>
          <table:table-cell office:value-type="date" office:date-value="2024-09-17" calcext:value-type="date">
            <text:p>09/17/24</text:p>
          </table:table-cell>
          <table:table-cell table:number-columns-repeated="2"/>
        </table:table-row>
        <table:table-row table:style-name="ro2">
          <table:table-cell table:formula="of:=[.A262]+1" office:value-type="float" office:value="262" calcext:value-type="float">
            <text:p>262</text:p>
          </table:table-cell>
          <table:table-cell/>
          <table:table-cell office:value-type="string" calcext:value-type="string">
            <text:p>You Can Do It</text:p>
          </table:table-cell>
          <table:table-cell office:value-type="string" calcext:value-type="string">
            <text:p>09_September</text:p>
          </table:table-cell>
          <table:table-cell table:formula="of:=IF([.D263]&lt;&gt;&quot;&quot;;1;&quot;&quot;)" office:value-type="float" office:value="1" calcext:value-type="float">
            <text:p>1</text:p>
          </table:table-cell>
          <table:table-cell office:value-type="date" office:date-value="2024-09-18" calcext:value-type="date">
            <text:p>09/18/24</text:p>
          </table:table-cell>
          <table:table-cell table:number-columns-repeated="2"/>
        </table:table-row>
        <table:table-row table:style-name="ro2">
          <table:table-cell table:formula="of:=[.A263]+1" office:value-type="float" office:value="263" calcext:value-type="float">
            <text:p>263</text:p>
          </table:table-cell>
          <table:table-cell/>
          <table:table-cell office:value-type="string" calcext:value-type="string">
            <text:p>Good God Almighty</text:p>
          </table:table-cell>
          <table:table-cell office:value-type="string" calcext:value-type="string">
            <text:p>09_September</text:p>
          </table:table-cell>
          <table:table-cell table:formula="of:=IF([.D264]&lt;&gt;&quot;&quot;;1;&quot;&quot;)" office:value-type="float" office:value="1" calcext:value-type="float">
            <text:p>1</text:p>
          </table:table-cell>
          <table:table-cell office:value-type="date" office:date-value="2024-09-19" calcext:value-type="date">
            <text:p>09/19/24</text:p>
          </table:table-cell>
          <table:table-cell table:number-columns-repeated="2"/>
        </table:table-row>
        <table:table-row table:style-name="ro2">
          <table:table-cell table:formula="of:=[.A264]+1" office:value-type="float" office:value="264" calcext:value-type="float">
            <text:p>264</text:p>
          </table:table-cell>
          <table:table-cell/>
          <table:table-cell office:value-type="string" calcext:value-type="string">
            <text:p>LET GOD DELIVER YOU FROM YOUR PAST</text:p>
          </table:table-cell>
          <table:table-cell office:value-type="string" calcext:value-type="string">
            <text:p>09_September</text:p>
          </table:table-cell>
          <table:table-cell table:formula="of:=IF([.D265]&lt;&gt;&quot;&quot;;1;&quot;&quot;)" office:value-type="float" office:value="1" calcext:value-type="float">
            <text:p>1</text:p>
          </table:table-cell>
          <table:table-cell office:value-type="date" office:date-value="2024-09-20" calcext:value-type="date">
            <text:p>09/20/24</text:p>
          </table:table-cell>
          <table:table-cell table:number-columns-repeated="2"/>
        </table:table-row>
        <table:table-row table:style-name="ro2">
          <table:table-cell table:formula="of:=[.A265]+1" office:value-type="float" office:value="265" calcext:value-type="float">
            <text:p>265</text:p>
          </table:table-cell>
          <table:table-cell/>
          <table:table-cell office:value-type="string" calcext:value-type="string">
            <text:p>Sowing Seeds of Success in Seasons of Struggle</text:p>
          </table:table-cell>
          <table:table-cell office:value-type="string" calcext:value-type="string">
            <text:p>09_September</text:p>
          </table:table-cell>
          <table:table-cell table:formula="of:=IF([.D266]&lt;&gt;&quot;&quot;;1;&quot;&quot;)" office:value-type="float" office:value="1" calcext:value-type="float">
            <text:p>1</text:p>
          </table:table-cell>
          <table:table-cell office:value-type="date" office:date-value="2024-09-21" calcext:value-type="date">
            <text:p>09/21/24</text:p>
          </table:table-cell>
          <table:table-cell table:number-columns-repeated="2"/>
        </table:table-row>
        <table:table-row table:style-name="ro2">
          <table:table-cell table:formula="of:=[.A266]+1" office:value-type="float" office:value="266" calcext:value-type="float">
            <text:p>266</text:p>
          </table:table-cell>
          <table:table-cell/>
          <table:table-cell office:value-type="string" calcext:value-type="string">
            <text:p>They That Wait</text:p>
          </table:table-cell>
          <table:table-cell office:value-type="string" calcext:value-type="string">
            <text:p>09_September</text:p>
          </table:table-cell>
          <table:table-cell table:formula="of:=IF([.D267]&lt;&gt;&quot;&quot;;1;&quot;&quot;)" office:value-type="float" office:value="1" calcext:value-type="float">
            <text:p>1</text:p>
          </table:table-cell>
          <table:table-cell office:value-type="date" office:date-value="2024-09-22" calcext:value-type="date">
            <text:p>09/22/24</text:p>
          </table:table-cell>
          <table:table-cell table:number-columns-repeated="2"/>
        </table:table-row>
        <table:table-row table:style-name="ro2">
          <table:table-cell table:formula="of:=[.A267]+1" office:value-type="float" office:value="267" calcext:value-type="float">
            <text:p>267</text:p>
          </table:table-cell>
          <table:table-cell/>
          <table:table-cell office:value-type="string" calcext:value-type="string">
            <text:p>IN MY FATHER'S HOUSE</text:p>
          </table:table-cell>
          <table:table-cell office:value-type="string" calcext:value-type="string">
            <text:p>09_September</text:p>
          </table:table-cell>
          <table:table-cell table:formula="of:=IF([.D268]&lt;&gt;&quot;&quot;;1;&quot;&quot;)" office:value-type="float" office:value="1" calcext:value-type="float">
            <text:p>1</text:p>
          </table:table-cell>
          <table:table-cell office:value-type="date" office:date-value="2024-09-23" calcext:value-type="date">
            <text:p>09/23/24</text:p>
          </table:table-cell>
          <table:table-cell table:number-columns-repeated="2"/>
        </table:table-row>
        <table:table-row table:style-name="ro2">
          <table:table-cell table:formula="of:=[.A268]+1" office:value-type="float" office:value="268" calcext:value-type="float">
            <text:p>268</text:p>
          </table:table-cell>
          <table:table-cell/>
          <table:table-cell office:value-type="string" calcext:value-type="string">
            <text:p>HE TOUCHED ME</text:p>
          </table:table-cell>
          <table:table-cell office:value-type="string" calcext:value-type="string">
            <text:p>09_September</text:p>
          </table:table-cell>
          <table:table-cell table:formula="of:=IF([.D269]&lt;&gt;&quot;&quot;;1;&quot;&quot;)" office:value-type="float" office:value="1" calcext:value-type="float">
            <text:p>1</text:p>
          </table:table-cell>
          <table:table-cell office:value-type="date" office:date-value="2024-09-24" calcext:value-type="date">
            <text:p>09/24/24</text:p>
          </table:table-cell>
          <table:table-cell table:number-columns-repeated="2"/>
        </table:table-row>
        <table:table-row table:style-name="ro2">
          <table:table-cell table:formula="of:=[.A269]+1" office:value-type="float" office:value="269" calcext:value-type="float">
            <text:p>269</text:p>
          </table:table-cell>
          <table:table-cell/>
          <table:table-cell office:value-type="string" calcext:value-type="string">
            <text:p>HE’S BROUGHT ME</text:p>
          </table:table-cell>
          <table:table-cell office:value-type="string" calcext:value-type="string">
            <text:p>09_September</text:p>
          </table:table-cell>
          <table:table-cell table:formula="of:=IF([.D270]&lt;&gt;&quot;&quot;;1;&quot;&quot;)" office:value-type="float" office:value="1" calcext:value-type="float">
            <text:p>1</text:p>
          </table:table-cell>
          <table:table-cell office:value-type="date" office:date-value="2024-09-25" calcext:value-type="date">
            <text:p>09/25/24</text:p>
          </table:table-cell>
          <table:table-cell table:number-columns-repeated="2"/>
        </table:table-row>
        <table:table-row table:style-name="ro2">
          <table:table-cell table:formula="of:=[.A270]+1" office:value-type="float" office:value="270" calcext:value-type="float">
            <text:p>270</text:p>
          </table:table-cell>
          <table:table-cell/>
          <table:table-cell office:value-type="string" calcext:value-type="string">
            <text:p>Love Lifted Me</text:p>
          </table:table-cell>
          <table:table-cell office:value-type="string" calcext:value-type="string">
            <text:p>09_September</text:p>
          </table:table-cell>
          <table:table-cell table:formula="of:=IF([.D271]&lt;&gt;&quot;&quot;;1;&quot;&quot;)" office:value-type="float" office:value="1" calcext:value-type="float">
            <text:p>1</text:p>
          </table:table-cell>
          <table:table-cell office:value-type="date" office:date-value="2024-09-26" calcext:value-type="date">
            <text:p>09/26/24</text:p>
          </table:table-cell>
          <table:table-cell table:number-columns-repeated="2"/>
        </table:table-row>
        <table:table-row table:style-name="ro2">
          <table:table-cell table:formula="of:=[.A271]+1" office:value-type="float" office:value="271" calcext:value-type="float">
            <text:p>271</text:p>
          </table:table-cell>
          <table:table-cell/>
          <table:table-cell office:value-type="string" calcext:value-type="string">
            <text:p>IN MY FATHER’S HOUSE II</text:p>
          </table:table-cell>
          <table:table-cell office:value-type="string" calcext:value-type="string">
            <text:p>09_September</text:p>
          </table:table-cell>
          <table:table-cell table:formula="of:=IF([.D272]&lt;&gt;&quot;&quot;;1;&quot;&quot;)" office:value-type="float" office:value="1" calcext:value-type="float">
            <text:p>1</text:p>
          </table:table-cell>
          <table:table-cell office:value-type="date" office:date-value="2024-09-27" calcext:value-type="date">
            <text:p>09/27/24</text:p>
          </table:table-cell>
          <table:table-cell table:number-columns-repeated="2"/>
        </table:table-row>
        <table:table-row table:style-name="ro2">
          <table:table-cell table:formula="of:=[.A272]+1" office:value-type="float" office:value="272" calcext:value-type="float">
            <text:p>272</text:p>
          </table:table-cell>
          <table:table-cell/>
          <table:table-cell office:value-type="string" calcext:value-type="string">
            <text:p>Morning with Nancy</text:p>
          </table:table-cell>
          <table:table-cell office:value-type="string" calcext:value-type="string">
            <text:p>09_September</text:p>
          </table:table-cell>
          <table:table-cell table:formula="of:=IF([.D273]&lt;&gt;&quot;&quot;;1;&quot;&quot;)" office:value-type="float" office:value="1" calcext:value-type="float">
            <text:p>1</text:p>
          </table:table-cell>
          <table:table-cell office:value-type="date" office:date-value="2024-09-28" calcext:value-type="date">
            <text:p>09/28/24</text:p>
          </table:table-cell>
          <table:table-cell table:number-columns-repeated="2"/>
        </table:table-row>
        <table:table-row table:style-name="ro2">
          <table:table-cell table:formula="of:=[.A273]+1" office:value-type="float" office:value="273" calcext:value-type="float">
            <text:p>273</text:p>
          </table:table-cell>
          <table:table-cell/>
          <table:table-cell office:value-type="string" calcext:value-type="string">
            <text:p>JUST GIVE ME JESUS</text:p>
          </table:table-cell>
          <table:table-cell office:value-type="string" calcext:value-type="string">
            <text:p>09_September</text:p>
          </table:table-cell>
          <table:table-cell table:formula="of:=IF([.D274]&lt;&gt;&quot;&quot;;1;&quot;&quot;)" office:value-type="float" office:value="1" calcext:value-type="float">
            <text:p>1</text:p>
          </table:table-cell>
          <table:table-cell office:value-type="date" office:date-value="2024-09-29" calcext:value-type="date">
            <text:p>09/29/24</text:p>
          </table:table-cell>
          <table:table-cell table:number-columns-repeated="2"/>
        </table:table-row>
        <table:table-row table:style-name="ro2">
          <table:table-cell table:formula="of:=[.A274]+1" office:value-type="float" office:value="274" calcext:value-type="float">
            <text:p>274</text:p>
          </table:table-cell>
          <table:table-cell/>
          <table:table-cell office:value-type="string" calcext:value-type="string">
            <text:p>SPEAK THE TRUTH</text:p>
          </table:table-cell>
          <table:table-cell office:value-type="string" calcext:value-type="string">
            <text:p>09_September</text:p>
          </table:table-cell>
          <table:table-cell table:formula="of:=IF([.D275]&lt;&gt;&quot;&quot;;1;&quot;&quot;)" office:value-type="float" office:value="1" calcext:value-type="float">
            <text:p>1</text:p>
          </table:table-cell>
          <table:table-cell office:value-type="date" office:date-value="2024-09-30" calcext:value-type="date">
            <text:p>09/30/24</text:p>
          </table:table-cell>
          <table:table-cell table:number-columns-repeated="2"/>
        </table:table-row>
        <table:table-row table:style-name="ro2">
          <table:table-cell table:formula="of:=[.A275]+1" office:value-type="float" office:value="275" calcext:value-type="float">
            <text:p>275</text:p>
          </table:table-cell>
          <table:table-cell/>
          <table:table-cell office:value-type="string" calcext:value-type="string">
            <text:p>If God be for us!</text:p>
          </table:table-cell>
          <table:table-cell office:value-type="string" calcext:value-type="string">
            <text:p>10_October</text:p>
          </table:table-cell>
          <table:table-cell table:formula="of:=IF([.D276]&lt;&gt;&quot;&quot;;1;&quot;&quot;)" office:value-type="float" office:value="1" calcext:value-type="float">
            <text:p>1</text:p>
          </table:table-cell>
          <table:table-cell office:value-type="date" office:date-value="2024-10-01" calcext:value-type="date">
            <text:p>10/01/24</text:p>
          </table:table-cell>
          <table:table-cell table:number-columns-repeated="2"/>
        </table:table-row>
        <table:table-row table:style-name="ro2">
          <table:table-cell table:formula="of:=[.A276]+1" office:value-type="float" office:value="276" calcext:value-type="float">
            <text:p>276</text:p>
          </table:table-cell>
          <table:table-cell/>
          <table:table-cell office:value-type="string" calcext:value-type="string">
            <text:p>When the Church Prays</text:p>
          </table:table-cell>
          <table:table-cell office:value-type="string" calcext:value-type="string">
            <text:p>10_October</text:p>
          </table:table-cell>
          <table:table-cell table:formula="of:=IF([.D277]&lt;&gt;&quot;&quot;;1;&quot;&quot;)" office:value-type="float" office:value="1" calcext:value-type="float">
            <text:p>1</text:p>
          </table:table-cell>
          <table:table-cell office:value-type="date" office:date-value="2024-10-02" calcext:value-type="date">
            <text:p>10/02/24</text:p>
          </table:table-cell>
          <table:table-cell table:number-columns-repeated="2"/>
        </table:table-row>
        <table:table-row table:style-name="ro2">
          <table:table-cell table:formula="of:=[.A277]+1" office:value-type="float" office:value="277" calcext:value-type="float">
            <text:p>277</text:p>
          </table:table-cell>
          <table:table-cell/>
          <table:table-cell office:value-type="string" calcext:value-type="string">
            <text:p>HE’S MY FRIEND</text:p>
          </table:table-cell>
          <table:table-cell office:value-type="string" calcext:value-type="string">
            <text:p>10_October</text:p>
          </table:table-cell>
          <table:table-cell table:formula="of:=IF([.D278]&lt;&gt;&quot;&quot;;1;&quot;&quot;)" office:value-type="float" office:value="1" calcext:value-type="float">
            <text:p>1</text:p>
          </table:table-cell>
          <table:table-cell office:value-type="date" office:date-value="2024-10-03" calcext:value-type="date">
            <text:p>10/03/24</text:p>
          </table:table-cell>
          <table:table-cell table:number-columns-repeated="2"/>
        </table:table-row>
        <table:table-row table:style-name="ro2">
          <table:table-cell table:formula="of:=[.A278]+1" office:value-type="float" office:value="278" calcext:value-type="float">
            <text:p>278</text:p>
          </table:table-cell>
          <table:table-cell/>
          <table:table-cell office:value-type="string" calcext:value-type="string">
            <text:p>I Got Issues</text:p>
          </table:table-cell>
          <table:table-cell office:value-type="string" calcext:value-type="string">
            <text:p>10_October</text:p>
          </table:table-cell>
          <table:table-cell table:formula="of:=IF([.D279]&lt;&gt;&quot;&quot;;1;&quot;&quot;)" office:value-type="float" office:value="1" calcext:value-type="float">
            <text:p>1</text:p>
          </table:table-cell>
          <table:table-cell office:value-type="date" office:date-value="2024-10-04" calcext:value-type="date">
            <text:p>10/04/24</text:p>
          </table:table-cell>
          <table:table-cell table:number-columns-repeated="2"/>
        </table:table-row>
        <table:table-row table:style-name="ro2">
          <table:table-cell table:formula="of:=[.A279]+1" office:value-type="float" office:value="279" calcext:value-type="float">
            <text:p>279</text:p>
          </table:table-cell>
          <table:table-cell/>
          <table:table-cell office:value-type="string" calcext:value-type="string">
            <text:p>A Tribute to the Shepherds of Knowledge Honoring Our Educators </text:p>
          </table:table-cell>
          <table:table-cell office:value-type="string" calcext:value-type="string">
            <text:p>10_October</text:p>
          </table:table-cell>
          <table:table-cell table:formula="of:=IF([.D280]&lt;&gt;&quot;&quot;;1;&quot;&quot;)" office:value-type="float" office:value="1" calcext:value-type="float">
            <text:p>1</text:p>
          </table:table-cell>
          <table:table-cell office:value-type="date" office:date-value="2024-10-05" calcext:value-type="date">
            <text:p>10/05/24</text:p>
          </table:table-cell>
          <table:table-cell office:value-type="string" calcext:value-type="string">
            <text:p>World Teacher’s Day</text:p>
          </table:table-cell>
          <table:table-cell/>
        </table:table-row>
        <table:table-row table:style-name="ro2">
          <table:table-cell table:formula="of:=[.A280]+1" office:value-type="float" office:value="280" calcext:value-type="float">
            <text:p>280</text:p>
          </table:table-cell>
          <table:table-cell/>
          <table:table-cell office:value-type="string" calcext:value-type="string">
            <text:p>WHAT WILL YOU LEAVE BEHIND</text:p>
          </table:table-cell>
          <table:table-cell office:value-type="string" calcext:value-type="string">
            <text:p>10_October</text:p>
          </table:table-cell>
          <table:table-cell table:formula="of:=IF([.D281]&lt;&gt;&quot;&quot;;1;&quot;&quot;)" office:value-type="float" office:value="1" calcext:value-type="float">
            <text:p>1</text:p>
          </table:table-cell>
          <table:table-cell office:value-type="date" office:date-value="2024-10-06" calcext:value-type="date">
            <text:p>10/06/24</text:p>
          </table:table-cell>
          <table:table-cell table:number-columns-repeated="2"/>
        </table:table-row>
        <table:table-row table:style-name="ro2">
          <table:table-cell table:formula="of:=[.A281]+1" office:value-type="float" office:value="281" calcext:value-type="float">
            <text:p>281</text:p>
          </table:table-cell>
          <table:table-cell/>
          <table:table-cell office:value-type="string" calcext:value-type="string">
            <text:p>A Mighty Fortress Is Our God</text:p>
          </table:table-cell>
          <table:table-cell office:value-type="string" calcext:value-type="string">
            <text:p>10_October</text:p>
          </table:table-cell>
          <table:table-cell table:formula="of:=IF([.D282]&lt;&gt;&quot;&quot;;1;&quot;&quot;)" office:value-type="float" office:value="1" calcext:value-type="float">
            <text:p>1</text:p>
          </table:table-cell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Hamas Attack</text:p>
          </table:table-cell>
          <table:table-cell/>
        </table:table-row>
        <table:table-row table:style-name="ro2">
          <table:table-cell table:formula="of:=[.A282]+1" office:value-type="float" office:value="282" calcext:value-type="float">
            <text:p>282</text:p>
          </table:table-cell>
          <table:table-cell/>
          <table:table-cell office:value-type="string" calcext:value-type="string">
            <text:p>It's for My Good-My Personal Testimony</text:p>
          </table:table-cell>
          <table:table-cell office:value-type="string" calcext:value-type="string">
            <text:p>10_October</text:p>
          </table:table-cell>
          <table:table-cell table:formula="of:=IF([.D283]&lt;&gt;&quot;&quot;;1;&quot;&quot;)" office:value-type="float" office:value="1" calcext:value-type="float">
            <text:p>1</text:p>
          </table:table-cell>
          <table:table-cell office:value-type="date" office:date-value="2024-10-08" calcext:value-type="date">
            <text:p>10/08/24</text:p>
          </table:table-cell>
          <table:table-cell table:number-columns-repeated="2"/>
        </table:table-row>
        <table:table-row table:style-name="ro2">
          <table:table-cell table:formula="of:=[.A283]+1" office:value-type="float" office:value="283" calcext:value-type="float">
            <text:p>283</text:p>
          </table:table-cell>
          <table:table-cell/>
          <table:table-cell office:value-type="string" calcext:value-type="string">
            <text:p>RELEASE Your PAST</text:p>
          </table:table-cell>
          <table:table-cell office:value-type="string" calcext:value-type="string">
            <text:p>10_October</text:p>
          </table:table-cell>
          <table:table-cell table:formula="of:=IF([.D284]&lt;&gt;&quot;&quot;;1;&quot;&quot;)" office:value-type="float" office:value="1" calcext:value-type="float">
            <text:p>1</text:p>
          </table:table-cell>
          <table:table-cell office:value-type="date" office:date-value="2024-10-09" calcext:value-type="date">
            <text:p>10/09/24</text:p>
          </table:table-cell>
          <table:table-cell table:number-columns-repeated="2"/>
        </table:table-row>
        <table:table-row table:style-name="ro2">
          <table:table-cell table:formula="of:=[.A284]+1" office:value-type="float" office:value="284" calcext:value-type="float">
            <text:p>284</text:p>
          </table:table-cell>
          <table:table-cell/>
          <table:table-cell office:value-type="string" calcext:value-type="string">
            <text:p>UNITED WE WILL STAND</text:p>
          </table:table-cell>
          <table:table-cell office:value-type="string" calcext:value-type="string">
            <text:p>10_October</text:p>
          </table:table-cell>
          <table:table-cell table:formula="of:=IF([.D285]&lt;&gt;&quot;&quot;;1;&quot;&quot;)" office:value-type="float" office:value="1" calcext:value-type="float">
            <text:p>1</text:p>
          </table:table-cell>
          <table:table-cell office:value-type="date" office:date-value="2024-10-10" calcext:value-type="date">
            <text:p>10/10/24</text:p>
          </table:table-cell>
          <table:table-cell table:number-columns-repeated="2"/>
        </table:table-row>
        <table:table-row table:style-name="ro2">
          <table:table-cell table:formula="of:=[.A285]+1" office:value-type="float" office:value="285" calcext:value-type="float">
            <text:p>285</text:p>
          </table:table-cell>
          <table:table-cell/>
          <table:table-cell office:value-type="string" calcext:value-type="string">
            <text:p>RESTS ON GOD'S PROMISE</text:p>
          </table:table-cell>
          <table:table-cell office:value-type="string" calcext:value-type="string">
            <text:p>10_October</text:p>
          </table:table-cell>
          <table:table-cell table:formula="of:=IF([.D286]&lt;&gt;&quot;&quot;;1;&quot;&quot;)" office:value-type="float" office:value="1" calcext:value-type="float">
            <text:p>1</text:p>
          </table:table-cell>
          <table:table-cell office:value-type="date" office:date-value="2024-10-11" calcext:value-type="date">
            <text:p>10/11/24</text:p>
          </table:table-cell>
          <table:table-cell table:number-columns-repeated="2"/>
        </table:table-row>
        <table:table-row table:style-name="ro2">
          <table:table-cell table:formula="of:=[.A286]+1" office:value-type="float" office:value="286" calcext:value-type="float">
            <text:p>286</text:p>
          </table:table-cell>
          <table:table-cell/>
          <table:table-cell office:value-type="string" calcext:value-type="string">
            <text:p>A Man Who Desires After God</text:p>
          </table:table-cell>
          <table:table-cell office:value-type="string" calcext:value-type="string">
            <text:p>10_October</text:p>
          </table:table-cell>
          <table:table-cell table:formula="of:=IF([.D287]&lt;&gt;&quot;&quot;;1;&quot;&quot;)" office:value-type="float" office:value="1" calcext:value-type="float">
            <text:p>1</text:p>
          </table:table-cell>
          <table:table-cell office:value-type="date" office:date-value="2024-10-12" calcext:value-type="date">
            <text:p>10/12/24</text:p>
          </table:table-cell>
          <table:table-cell office:value-type="string" calcext:value-type="string">
            <text:p>Pastor Appreciation Day</text:p>
          </table:table-cell>
          <table:table-cell/>
        </table:table-row>
        <table:table-row table:style-name="ro2">
          <table:table-cell table:formula="of:=[.A287]+1" office:value-type="float" office:value="287" calcext:value-type="float">
            <text:p>287</text:p>
          </table:table-cell>
          <table:table-cell/>
          <table:table-cell office:value-type="string" calcext:value-type="string">
            <text:p>Start it with a Praise</text:p>
          </table:table-cell>
          <table:table-cell office:value-type="string" calcext:value-type="string">
            <text:p>10_October</text:p>
          </table:table-cell>
          <table:table-cell table:formula="of:=IF([.D288]&lt;&gt;&quot;&quot;;1;&quot;&quot;)" office:value-type="float" office:value="1" calcext:value-type="float">
            <text:p>1</text:p>
          </table:table-cell>
          <table:table-cell office:value-type="date" office:date-value="2024-10-13" calcext:value-type="date">
            <text:p>10/13/24</text:p>
          </table:table-cell>
          <table:table-cell table:number-columns-repeated="2"/>
        </table:table-row>
        <table:table-row table:style-name="ro2">
          <table:table-cell table:formula="of:=[.A288]+1" office:value-type="float" office:value="288" calcext:value-type="float">
            <text:p>288</text:p>
          </table:table-cell>
          <table:table-cell/>
          <table:table-cell office:value-type="string" calcext:value-type="string">
            <text:p>Got Milk</text:p>
          </table:table-cell>
          <table:table-cell office:value-type="string" calcext:value-type="string">
            <text:p>10_October</text:p>
          </table:table-cell>
          <table:table-cell table:formula="of:=IF([.D289]&lt;&gt;&quot;&quot;;1;&quot;&quot;)" office:value-type="float" office:value="1" calcext:value-type="float">
            <text:p>1</text:p>
          </table:table-cell>
          <table:table-cell office:value-type="date" office:date-value="2024-10-14" calcext:value-type="date">
            <text:p>10/14/24</text:p>
          </table:table-cell>
          <table:table-cell table:number-columns-repeated="2"/>
        </table:table-row>
        <table:table-row table:style-name="ro2">
          <table:table-cell table:formula="of:=[.A289]+1" office:value-type="float" office:value="289" calcext:value-type="float">
            <text:p>289</text:p>
          </table:table-cell>
          <table:table-cell/>
          <table:table-cell office:value-type="string" calcext:value-type="string">
            <text:p>I AM SO BLESSED</text:p>
          </table:table-cell>
          <table:table-cell office:value-type="string" calcext:value-type="string">
            <text:p>10_October</text:p>
          </table:table-cell>
          <table:table-cell table:formula="of:=IF([.D290]&lt;&gt;&quot;&quot;;1;&quot;&quot;)" office:value-type="float" office:value="1" calcext:value-type="float">
            <text:p>1</text:p>
          </table:table-cell>
          <table:table-cell office:value-type="date" office:date-value="2024-10-15" calcext:value-type="date">
            <text:p>10/15/24</text:p>
          </table:table-cell>
          <table:table-cell table:number-columns-repeated="2"/>
        </table:table-row>
        <table:table-row table:style-name="ro2">
          <table:table-cell table:formula="of:=[.A290]+1" office:value-type="float" office:value="290" calcext:value-type="float">
            <text:p>290</text:p>
          </table:table-cell>
          <table:table-cell/>
          <table:table-cell office:value-type="string" calcext:value-type="string">
            <text:p>The Best Is Yet to Come</text:p>
          </table:table-cell>
          <table:table-cell office:value-type="string" calcext:value-type="string">
            <text:p>10_October</text:p>
          </table:table-cell>
          <table:table-cell table:formula="of:=IF([.D291]&lt;&gt;&quot;&quot;;1;&quot;&quot;)" office:value-type="float" office:value="1" calcext:value-type="float">
            <text:p>1</text:p>
          </table:table-cell>
          <table:table-cell office:value-type="date" office:date-value="2024-10-16" calcext:value-type="date">
            <text:p>10/16/24</text:p>
          </table:table-cell>
          <table:table-cell table:number-columns-repeated="2"/>
        </table:table-row>
        <table:table-row table:style-name="ro2">
          <table:table-cell table:formula="of:=[.A291]+1" office:value-type="float" office:value="291" calcext:value-type="float">
            <text:p>291</text:p>
          </table:table-cell>
          <table:table-cell/>
          <table:table-cell office:value-type="string" calcext:value-type="string">
            <text:p>Where is Your Faith</text:p>
          </table:table-cell>
          <table:table-cell office:value-type="string" calcext:value-type="string">
            <text:p>10_October</text:p>
          </table:table-cell>
          <table:table-cell table:formula="of:=IF([.D292]&lt;&gt;&quot;&quot;;1;&quot;&quot;)" office:value-type="float" office:value="1" calcext:value-type="float">
            <text:p>1</text:p>
          </table:table-cell>
          <table:table-cell office:value-type="date" office:date-value="2024-10-17" calcext:value-type="date">
            <text:p>10/17/24</text:p>
          </table:table-cell>
          <table:table-cell table:number-columns-repeated="2"/>
        </table:table-row>
        <table:table-row table:style-name="ro2">
          <table:table-cell table:formula="of:=[.A292]+1" office:value-type="float" office:value="292" calcext:value-type="float">
            <text:p>292</text:p>
          </table:table-cell>
          <table:table-cell/>
          <table:table-cell office:value-type="string" calcext:value-type="string">
            <text:p>PROMISE KEEPER</text:p>
          </table:table-cell>
          <table:table-cell office:value-type="string" calcext:value-type="string">
            <text:p>10_October</text:p>
          </table:table-cell>
          <table:table-cell table:formula="of:=IF([.D293]&lt;&gt;&quot;&quot;;1;&quot;&quot;)" office:value-type="float" office:value="1" calcext:value-type="float">
            <text:p>1</text:p>
          </table:table-cell>
          <table:table-cell office:value-type="date" office:date-value="2024-10-18" calcext:value-type="date">
            <text:p>10/18/24</text:p>
          </table:table-cell>
          <table:table-cell table:number-columns-repeated="2"/>
        </table:table-row>
        <table:table-row table:style-name="ro2">
          <table:table-cell table:formula="of:=[.A293]+1" office:value-type="float" office:value="293" calcext:value-type="float">
            <text:p>293</text:p>
          </table:table-cell>
          <table:table-cell/>
          <table:table-cell office:value-type="string" calcext:value-type="string">
            <text:p>Jesus Saves</text:p>
          </table:table-cell>
          <table:table-cell office:value-type="string" calcext:value-type="string">
            <text:p>10_October</text:p>
          </table:table-cell>
          <table:table-cell table:formula="of:=IF([.D294]&lt;&gt;&quot;&quot;;1;&quot;&quot;)" office:value-type="float" office:value="1" calcext:value-type="float">
            <text:p>1</text:p>
          </table:table-cell>
          <table:table-cell office:value-type="date" office:date-value="2024-10-19" calcext:value-type="date">
            <text:p>10/19/24</text:p>
          </table:table-cell>
          <table:table-cell table:number-columns-repeated="2"/>
        </table:table-row>
        <table:table-row table:style-name="ro2">
          <table:table-cell table:formula="of:=[.A294]+1" office:value-type="float" office:value="294" calcext:value-type="float">
            <text:p>294</text:p>
          </table:table-cell>
          <table:table-cell/>
          <table:table-cell office:value-type="string" calcext:value-type="string">
            <text:p>ITS WORTH SAVING</text:p>
          </table:table-cell>
          <table:table-cell office:value-type="string" calcext:value-type="string">
            <text:p>10_October</text:p>
          </table:table-cell>
          <table:table-cell table:formula="of:=IF([.D295]&lt;&gt;&quot;&quot;;1;&quot;&quot;)" office:value-type="float" office:value="1" calcext:value-type="float">
            <text:p>1</text:p>
          </table:table-cell>
          <table:table-cell office:value-type="date" office:date-value="2024-10-20" calcext:value-type="date">
            <text:p>10/20/24</text:p>
          </table:table-cell>
          <table:table-cell table:number-columns-repeated="2"/>
        </table:table-row>
        <table:table-row table:style-name="ro2">
          <table:table-cell table:formula="of:=[.A295]+1" office:value-type="float" office:value="295" calcext:value-type="float">
            <text:p>295</text:p>
          </table:table-cell>
          <table:table-cell/>
          <table:table-cell office:value-type="string" calcext:value-type="string">
            <text:p>JUST A LITTLE BIT </text:p>
          </table:table-cell>
          <table:table-cell office:value-type="string" calcext:value-type="string">
            <text:p>10_October</text:p>
          </table:table-cell>
          <table:table-cell table:formula="of:=IF([.D296]&lt;&gt;&quot;&quot;;1;&quot;&quot;)" office:value-type="float" office:value="1" calcext:value-type="float">
            <text:p>1</text:p>
          </table:table-cell>
          <table:table-cell office:value-type="date" office:date-value="2024-10-21" calcext:value-type="date">
            <text:p>10/21/24</text:p>
          </table:table-cell>
          <table:table-cell table:number-columns-repeated="2"/>
        </table:table-row>
        <table:table-row table:style-name="ro2">
          <table:table-cell table:formula="of:=[.A296]+1" office:value-type="float" office:value="296" calcext:value-type="float">
            <text:p>296</text:p>
          </table:table-cell>
          <table:table-cell/>
          <table:table-cell office:value-type="string" calcext:value-type="string">
            <text:p>Show Me Your Glory</text:p>
          </table:table-cell>
          <table:table-cell office:value-type="string" calcext:value-type="string">
            <text:p>10_October</text:p>
          </table:table-cell>
          <table:table-cell table:formula="of:=IF([.D297]&lt;&gt;&quot;&quot;;1;&quot;&quot;)" office:value-type="float" office:value="1" calcext:value-type="float">
            <text:p>1</text:p>
          </table:table-cell>
          <table:table-cell office:value-type="date" office:date-value="2024-10-22" calcext:value-type="date">
            <text:p>10/22/24</text:p>
          </table:table-cell>
          <table:table-cell table:number-columns-repeated="2"/>
        </table:table-row>
        <table:table-row table:style-name="ro2">
          <table:table-cell table:formula="of:=[.A297]+1" office:value-type="float" office:value="297" calcext:value-type="float">
            <text:p>297</text:p>
          </table:table-cell>
          <table:table-cell/>
          <table:table-cell office:value-type="string" calcext:value-type="string">
            <text:p>GREAT IS THY FAITHFULLNESS</text:p>
          </table:table-cell>
          <table:table-cell office:value-type="string" calcext:value-type="string">
            <text:p>10_October</text:p>
          </table:table-cell>
          <table:table-cell table:formula="of:=IF([.D298]&lt;&gt;&quot;&quot;;1;&quot;&quot;)" office:value-type="float" office:value="1" calcext:value-type="float">
            <text:p>1</text:p>
          </table:table-cell>
          <table:table-cell office:value-type="date" office:date-value="2024-10-23" calcext:value-type="date">
            <text:p>10/23/24</text:p>
          </table:table-cell>
          <table:table-cell table:number-columns-repeated="2"/>
        </table:table-row>
        <table:table-row table:style-name="ro2">
          <table:table-cell table:formula="of:=[.A298]+1" office:value-type="float" office:value="298" calcext:value-type="float">
            <text:p>298</text:p>
          </table:table-cell>
          <table:table-cell/>
          <table:table-cell office:value-type="string" calcext:value-type="string">
            <text:p>encourage, energize, engage</text:p>
          </table:table-cell>
          <table:table-cell office:value-type="string" calcext:value-type="string">
            <text:p>10_October</text:p>
          </table:table-cell>
          <table:table-cell table:formula="of:=IF([.D299]&lt;&gt;&quot;&quot;;1;&quot;&quot;)" office:value-type="float" office:value="1" calcext:value-type="float">
            <text:p>1</text:p>
          </table:table-cell>
          <table:table-cell office:value-type="date" office:date-value="2024-10-24" calcext:value-type="date">
            <text:p>10/24/24</text:p>
          </table:table-cell>
          <table:table-cell office:value-type="string" calcext:value-type="string">
            <text:p>??? - Hebrews 10:24-25</text:p>
          </table:table-cell>
          <table:table-cell/>
        </table:table-row>
        <table:table-row table:style-name="ro2">
          <table:table-cell table:formula="of:=[.A299]+1" office:value-type="float" office:value="299" calcext:value-type="float">
            <text:p>299</text:p>
          </table:table-cell>
          <table:table-cell/>
          <table:table-cell office:value-type="string" calcext:value-type="string">
            <text:p>Refocusing for 2024</text:p>
          </table:table-cell>
          <table:table-cell office:value-type="string" calcext:value-type="string">
            <text:p>10_October</text:p>
          </table:table-cell>
          <table:table-cell table:formula="of:=IF([.D300]&lt;&gt;&quot;&quot;;1;&quot;&quot;)" office:value-type="float" office:value="1" calcext:value-type="float">
            <text:p>1</text:p>
          </table:table-cell>
          <table:table-cell office:value-type="date" office:date-value="2024-10-25" calcext:value-type="date">
            <text:p>10/25/24</text:p>
          </table:table-cell>
          <table:table-cell table:number-columns-repeated="2"/>
        </table:table-row>
        <table:table-row table:style-name="ro2">
          <table:table-cell table:formula="of:=[.A300]+1" office:value-type="float" office:value="300" calcext:value-type="float">
            <text:p>300</text:p>
          </table:table-cell>
          <table:table-cell/>
          <table:table-cell office:value-type="string" calcext:value-type="string">
            <text:p>PRAYER TIME</text:p>
          </table:table-cell>
          <table:table-cell office:value-type="string" calcext:value-type="string">
            <text:p>10_October</text:p>
          </table:table-cell>
          <table:table-cell table:formula="of:=IF([.D301]&lt;&gt;&quot;&quot;;1;&quot;&quot;)" office:value-type="float" office:value="1" calcext:value-type="float">
            <text:p>1</text:p>
          </table:table-cell>
          <table:table-cell office:value-type="date" office:date-value="2024-10-26" calcext:value-type="date">
            <text:p>10/26/24</text:p>
          </table:table-cell>
          <table:table-cell table:number-columns-repeated="2"/>
        </table:table-row>
        <table:table-row table:style-name="ro2">
          <table:table-cell table:formula="of:=[.A301]+1" office:value-type="float" office:value="301" calcext:value-type="float">
            <text:p>301</text:p>
          </table:table-cell>
          <table:table-cell/>
          <table:table-cell office:value-type="string" calcext:value-type="string">
            <text:p>THIS TIME NEXT YEAR</text:p>
          </table:table-cell>
          <table:table-cell office:value-type="string" calcext:value-type="string">
            <text:p>10_October</text:p>
          </table:table-cell>
          <table:table-cell table:formula="of:=IF([.D302]&lt;&gt;&quot;&quot;;1;&quot;&quot;)" office:value-type="float" office:value="1" calcext:value-type="float">
            <text:p>1</text:p>
          </table:table-cell>
          <table:table-cell office:value-type="date" office:date-value="2024-10-27" calcext:value-type="date">
            <text:p>10/27/24</text:p>
          </table:table-cell>
          <table:table-cell table:number-columns-repeated="2"/>
        </table:table-row>
        <table:table-row table:style-name="ro2">
          <table:table-cell table:formula="of:=[.A302]+1" office:value-type="float" office:value="302" calcext:value-type="float">
            <text:p>302</text:p>
          </table:table-cell>
          <table:table-cell/>
          <table:table-cell office:value-type="string" calcext:value-type="string">
            <text:p>He’s Sweet I Know</text:p>
          </table:table-cell>
          <table:table-cell office:value-type="string" calcext:value-type="string">
            <text:p>10_October</text:p>
          </table:table-cell>
          <table:table-cell table:formula="of:=IF([.D303]&lt;&gt;&quot;&quot;;1;&quot;&quot;)" office:value-type="float" office:value="1" calcext:value-type="float">
            <text:p>1</text:p>
          </table:table-cell>
          <table:table-cell office:value-type="date" office:date-value="2024-10-28" calcext:value-type="date">
            <text:p>10/28/24</text:p>
          </table:table-cell>
          <table:table-cell table:number-columns-repeated="2"/>
        </table:table-row>
        <table:table-row table:style-name="ro2">
          <table:table-cell table:formula="of:=[.A303]+1" office:value-type="float" office:value="303" calcext:value-type="float">
            <text:p>303</text:p>
          </table:table-cell>
          <table:table-cell/>
          <table:table-cell office:value-type="string" calcext:value-type="string">
            <text:p>I DECIDED TO MAKE JESUS MY CHOICE</text:p>
          </table:table-cell>
          <table:table-cell office:value-type="string" calcext:value-type="string">
            <text:p>10_October</text:p>
          </table:table-cell>
          <table:table-cell table:formula="of:=IF([.D304]&lt;&gt;&quot;&quot;;1;&quot;&quot;)" office:value-type="float" office:value="1" calcext:value-type="float">
            <text:p>1</text:p>
          </table:table-cell>
          <table:table-cell office:value-type="date" office:date-value="2024-10-29" calcext:value-type="date">
            <text:p>10/29/24</text:p>
          </table:table-cell>
          <table:table-cell table:number-columns-repeated="2"/>
        </table:table-row>
        <table:table-row table:style-name="ro2">
          <table:table-cell table:formula="of:=[.A304]+1" office:value-type="float" office:value="304" calcext:value-type="float">
            <text:p>304</text:p>
          </table:table-cell>
          <table:table-cell/>
          <table:table-cell office:value-type="string" calcext:value-type="string">
            <text:p>It's Only A Test.odt</text:p>
          </table:table-cell>
          <table:table-cell office:value-type="string" calcext:value-type="string">
            <text:p>10_October</text:p>
          </table:table-cell>
          <table:table-cell table:formula="of:=IF([.D305]&lt;&gt;&quot;&quot;;1;&quot;&quot;)" office:value-type="float" office:value="1" calcext:value-type="float">
            <text:p>1</text:p>
          </table:table-cell>
          <table:table-cell office:value-type="date" office:date-value="2024-10-30" calcext:value-type="date">
            <text:p>10/30/24</text:p>
          </table:table-cell>
          <table:table-cell table:number-columns-repeated="2"/>
        </table:table-row>
        <table:table-row table:style-name="ro2">
          <table:table-cell table:formula="of:=[.A305]+1" office:value-type="float" office:value="305" calcext:value-type="float">
            <text:p>305</text:p>
          </table:table-cell>
          <table:table-cell/>
          <table:table-cell office:value-type="string" calcext:value-type="string">
            <text:p>Get Up! A Spiritual Knockout</text:p>
          </table:table-cell>
          <table:table-cell office:value-type="string" calcext:value-type="string">
            <text:p>10_October</text:p>
          </table:table-cell>
          <table:table-cell table:formula="of:=IF([.D306]&lt;&gt;&quot;&quot;;1;&quot;&quot;)" office:value-type="float" office:value="1" calcext:value-type="float">
            <text:p>1</text:p>
          </table:table-cell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Halloween</text:p>
          </table:table-cell>
          <table:table-cell/>
        </table:table-row>
        <table:table-row table:style-name="ro2">
          <table:table-cell table:formula="of:=[.A306]+1" office:value-type="float" office:value="306" calcext:value-type="float">
            <text:p>306</text:p>
          </table:table-cell>
          <table:table-cell/>
          <table:table-cell office:value-type="string" calcext:value-type="string">
            <text:p>A Postdated Praise</text:p>
          </table:table-cell>
          <table:table-cell office:value-type="string" calcext:value-type="string">
            <text:p>11_November</text:p>
          </table:table-cell>
          <table:table-cell table:formula="of:=IF([.D307]&lt;&gt;&quot;&quot;;1;&quot;&quot;)" office:value-type="float" office:value="1" calcext:value-type="float">
            <text:p>1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Hebrews 11:1</text:p>
          </table:table-cell>
          <table:table-cell/>
        </table:table-row>
        <table:table-row table:style-name="ro2">
          <table:table-cell table:formula="of:=[.A307]+1" office:value-type="float" office:value="307" calcext:value-type="float">
            <text:p>307</text:p>
          </table:table-cell>
          <table:table-cell/>
          <table:table-cell office:value-type="string" calcext:value-type="string">
            <text:p>LOOKING IN THE MIRROR</text:p>
          </table:table-cell>
          <table:table-cell office:value-type="string" calcext:value-type="string">
            <text:p>11_November</text:p>
          </table:table-cell>
          <table:table-cell table:formula="of:=IF([.D308]&lt;&gt;&quot;&quot;;1;&quot;&quot;)" office:value-type="float" office:value="1" calcext:value-type="float">
            <text:p>1</text:p>
          </table:table-cell>
          <table:table-cell office:value-type="date" office:date-value="2024-11-02" calcext:value-type="date">
            <text:p>11/02/24</text:p>
          </table:table-cell>
          <table:table-cell table:number-columns-repeated="2"/>
        </table:table-row>
        <table:table-row table:style-name="ro2">
          <table:table-cell table:formula="of:=[.A308]+1" office:value-type="float" office:value="308" calcext:value-type="float">
            <text:p>308</text:p>
          </table:table-cell>
          <table:table-cell/>
          <table:table-cell office:value-type="string" calcext:value-type="string">
            <text:p>KNOW YOUR WORTH</text:p>
          </table:table-cell>
          <table:table-cell office:value-type="string" calcext:value-type="string">
            <text:p>11_November</text:p>
          </table:table-cell>
          <table:table-cell table:formula="of:=IF([.D309]&lt;&gt;&quot;&quot;;1;&quot;&quot;)" office:value-type="float" office:value="1" calcext:value-type="float">
            <text:p>1</text:p>
          </table:table-cell>
          <table:table-cell office:value-type="date" office:date-value="2024-11-03" calcext:value-type="date">
            <text:p>11/03/24</text:p>
          </table:table-cell>
          <table:table-cell table:number-columns-repeated="2"/>
        </table:table-row>
        <table:table-row table:style-name="ro2">
          <table:table-cell table:formula="of:=[.A309]+1" office:value-type="float" office:value="309" calcext:value-type="float">
            <text:p>309</text:p>
          </table:table-cell>
          <table:table-cell/>
          <table:table-cell office:value-type="string" calcext:value-type="string">
            <text:p>You Already Have What You Need</text:p>
          </table:table-cell>
          <table:table-cell office:value-type="string" calcext:value-type="string">
            <text:p>11_November</text:p>
          </table:table-cell>
          <table:table-cell table:formula="of:=IF([.D310]&lt;&gt;&quot;&quot;;1;&quot;&quot;)" office:value-type="float" office:value="1" calcext:value-type="float">
            <text:p>1</text:p>
          </table:table-cell>
          <table:table-cell office:value-type="date" office:date-value="2024-11-04" calcext:value-type="date">
            <text:p>11/04/24</text:p>
          </table:table-cell>
          <table:table-cell table:number-columns-repeated="2"/>
        </table:table-row>
        <table:table-row table:style-name="ro2">
          <table:table-cell table:formula="of:=[.A310]+1" office:value-type="float" office:value="310" calcext:value-type="float">
            <text:p>310</text:p>
          </table:table-cell>
          <table:table-cell/>
          <table:table-cell office:value-type="string" calcext:value-type="string">
            <text:p>This Cup is Poison</text:p>
          </table:table-cell>
          <table:table-cell office:value-type="string" calcext:value-type="string">
            <text:p>11_November</text:p>
          </table:table-cell>
          <table:table-cell table:formula="of:=IF([.D311]&lt;&gt;&quot;&quot;;1;&quot;&quot;)" office:value-type="float" office:value="1" calcext:value-type="float">
            <text:p>1</text:p>
          </table:table-cell>
          <table:table-cell office:value-type="date" office:date-value="2024-11-05" calcext:value-type="date">
            <text:p>11/05/24</text:p>
          </table:table-cell>
          <table:table-cell table:number-columns-repeated="2"/>
        </table:table-row>
        <table:table-row table:style-name="ro2">
          <table:table-cell table:formula="of:=[.A311]+1" office:value-type="float" office:value="311" calcext:value-type="float">
            <text:p>311</text:p>
          </table:table-cell>
          <table:table-cell/>
          <table:table-cell office:value-type="string" calcext:value-type="string">
            <text:p>Find You Another Limb to Climb On</text:p>
          </table:table-cell>
          <table:table-cell office:value-type="string" calcext:value-type="string">
            <text:p>11_November</text:p>
          </table:table-cell>
          <table:table-cell table:formula="of:=IF([.D312]&lt;&gt;&quot;&quot;;1;&quot;&quot;)" office:value-type="float" office:value="1" calcext:value-type="float">
            <text:p>1</text:p>
          </table:table-cell>
          <table:table-cell office:value-type="date" office:date-value="2024-11-06" calcext:value-type="date">
            <text:p>11/06/24</text:p>
          </table:table-cell>
          <table:table-cell office:value-type="string" calcext:value-type="string">
            <text:p>??? - November after election</text:p>
          </table:table-cell>
          <table:table-cell/>
        </table:table-row>
        <table:table-row table:style-name="ro2">
          <table:table-cell table:formula="of:=[.A312]+1" office:value-type="float" office:value="312" calcext:value-type="float">
            <text:p>312</text:p>
          </table:table-cell>
          <table:table-cell/>
          <table:table-cell office:value-type="string" calcext:value-type="string">
            <text:p>WHAT DO YOU DO WHEN YOU HAVE DONE ALL YOU CAN</text:p>
          </table:table-cell>
          <table:table-cell office:value-type="string" calcext:value-type="string">
            <text:p>11_November</text:p>
          </table:table-cell>
          <table:table-cell table:formula="of:=IF([.D313]&lt;&gt;&quot;&quot;;1;&quot;&quot;)" office:value-type="float" office:value="1" calcext:value-type="float">
            <text:p>1</text:p>
          </table:table-cell>
          <table:table-cell office:value-type="date" office:date-value="2024-11-07" calcext:value-type="date">
            <text:p>11/07/24</text:p>
          </table:table-cell>
          <table:table-cell table:number-columns-repeated="2"/>
        </table:table-row>
        <table:table-row table:style-name="ro2">
          <table:table-cell table:formula="of:=[.A313]+1" office:value-type="float" office:value="313" calcext:value-type="float">
            <text:p>313</text:p>
          </table:table-cell>
          <table:table-cell/>
          <table:table-cell office:value-type="string" calcext:value-type="string">
            <text:p>The Legacy Lives On</text:p>
          </table:table-cell>
          <table:table-cell office:value-type="string" calcext:value-type="string">
            <text:p>11_November</text:p>
          </table:table-cell>
          <table:table-cell table:formula="of:=IF([.D314]&lt;&gt;&quot;&quot;;1;&quot;&quot;)" office:value-type="float" office:value="1" calcext:value-type="float">
            <text:p>1</text:p>
          </table:table-cell>
          <table:table-cell office:value-type="date" office:date-value="2024-11-08" calcext:value-type="date">
            <text:p>11/08/24</text:p>
          </table:table-cell>
          <table:table-cell table:number-columns-repeated="2"/>
        </table:table-row>
        <table:table-row table:style-name="ro2">
          <table:table-cell table:formula="of:=[.A314]+1" office:value-type="float" office:value="314" calcext:value-type="float">
            <text:p>314</text:p>
          </table:table-cell>
          <table:table-cell/>
          <table:table-cell office:value-type="string" calcext:value-type="string">
            <text:p>God's Grace Is Sufficient</text:p>
          </table:table-cell>
          <table:table-cell office:value-type="string" calcext:value-type="string">
            <text:p>11_November</text:p>
          </table:table-cell>
          <table:table-cell table:formula="of:=IF([.D315]&lt;&gt;&quot;&quot;;1;&quot;&quot;)" office:value-type="float" office:value="1" calcext:value-type="float">
            <text:p>1</text:p>
          </table:table-cell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tl Grace Day</text:p>
          </table:table-cell>
          <table:table-cell/>
        </table:table-row>
        <table:table-row table:style-name="ro2">
          <table:table-cell table:formula="of:=[.A315]+1" office:value-type="float" office:value="315" calcext:value-type="float">
            <text:p>315</text:p>
          </table:table-cell>
          <table:table-cell/>
          <table:table-cell office:value-type="string" calcext:value-type="string">
            <text:p>God's Grace Is Sufficient II</text:p>
          </table:table-cell>
          <table:table-cell office:value-type="string" calcext:value-type="string">
            <text:p>11_November</text:p>
          </table:table-cell>
          <table:table-cell table:formula="of:=IF([.D316]&lt;&gt;&quot;&quot;;1;&quot;&quot;)" office:value-type="float" office:value="1" calcext:value-type="float">
            <text:p>1</text:p>
          </table:table-cell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11/10 – Day after grace day?</text:p>
          </table:table-cell>
          <table:table-cell/>
        </table:table-row>
        <table:table-row table:style-name="ro2">
          <table:table-cell table:formula="of:=[.A316]+1" office:value-type="float" office:value="316" calcext:value-type="float">
            <text:p>316</text:p>
          </table:table-cell>
          <table:table-cell/>
          <table:table-cell office:value-type="string" calcext:value-type="string">
            <text:p>Help WANTED</text:p>
          </table:table-cell>
          <table:table-cell office:value-type="string" calcext:value-type="string">
            <text:p>11_November</text:p>
          </table:table-cell>
          <table:table-cell table:formula="of:=IF([.D317]&lt;&gt;&quot;&quot;;1;&quot;&quot;)" office:value-type="float" office:value="1" calcext:value-type="float">
            <text:p>1</text:p>
          </table:table-cell>
          <table:table-cell office:value-type="date" office:date-value="2024-11-11" calcext:value-type="date">
            <text:p>11/11/24</text:p>
          </table:table-cell>
          <table:table-cell table:number-columns-repeated="2"/>
        </table:table-row>
        <table:table-row table:style-name="ro2">
          <table:table-cell table:formula="of:=[.A317]+1" office:value-type="float" office:value="317" calcext:value-type="float">
            <text:p>317</text:p>
          </table:table-cell>
          <table:table-cell/>
          <table:table-cell office:value-type="string" calcext:value-type="string">
            <text:p>MY Jehovah Nissi</text:p>
          </table:table-cell>
          <table:table-cell office:value-type="string" calcext:value-type="string">
            <text:p>11_November</text:p>
          </table:table-cell>
          <table:table-cell table:formula="of:=IF([.D318]&lt;&gt;&quot;&quot;;1;&quot;&quot;)" office:value-type="float" office:value="1" calcext:value-type="float">
            <text:p>1</text:p>
          </table:table-cell>
          <table:table-cell office:value-type="date" office:date-value="2024-11-12" calcext:value-type="date">
            <text:p>11/12/24</text:p>
          </table:table-cell>
          <table:table-cell table:number-columns-repeated="2"/>
        </table:table-row>
        <table:table-row table:style-name="ro2">
          <table:table-cell table:formula="of:=[.A318]+1" office:value-type="float" office:value="318" calcext:value-type="float">
            <text:p>318</text:p>
          </table:table-cell>
          <table:table-cell/>
          <table:table-cell office:value-type="string" calcext:value-type="string">
            <text:p>WISE MEN AND WOMAN SEEK HIM</text:p>
          </table:table-cell>
          <table:table-cell office:value-type="string" calcext:value-type="string">
            <text:p>11_November</text:p>
          </table:table-cell>
          <table:table-cell table:formula="of:=IF([.D319]&lt;&gt;&quot;&quot;;1;&quot;&quot;)" office:value-type="float" office:value="1" calcext:value-type="float">
            <text:p>1</text:p>
          </table:table-cell>
          <table:table-cell office:value-type="date" office:date-value="2024-11-13" calcext:value-type="date">
            <text:p>11/13/24</text:p>
          </table:table-cell>
          <table:table-cell table:number-columns-repeated="2"/>
        </table:table-row>
        <table:table-row table:style-name="ro2">
          <table:table-cell table:formula="of:=[.A319]+1" office:value-type="float" office:value="319" calcext:value-type="float">
            <text:p>319</text:p>
          </table:table-cell>
          <table:table-cell/>
          <table:table-cell office:value-type="string" calcext:value-type="string">
            <text:p>I NEED YOU</text:p>
          </table:table-cell>
          <table:table-cell office:value-type="string" calcext:value-type="string">
            <text:p>11_November</text:p>
          </table:table-cell>
          <table:table-cell table:formula="of:=IF([.D320]&lt;&gt;&quot;&quot;;1;&quot;&quot;)" office:value-type="float" office:value="1" calcext:value-type="float">
            <text:p>1</text:p>
          </table:table-cell>
          <table:table-cell office:value-type="date" office:date-value="2024-11-14" calcext:value-type="date">
            <text:p>11/14/24</text:p>
          </table:table-cell>
          <table:table-cell table:number-columns-repeated="2"/>
        </table:table-row>
        <table:table-row table:style-name="ro2">
          <table:table-cell table:formula="of:=[.A320]+1" office:value-type="float" office:value="320" calcext:value-type="float">
            <text:p>320</text:p>
          </table:table-cell>
          <table:table-cell/>
          <table:table-cell office:value-type="string" calcext:value-type="string">
            <text:p>In the Midnight Hour</text:p>
          </table:table-cell>
          <table:table-cell office:value-type="string" calcext:value-type="string">
            <text:p>11_November</text:p>
          </table:table-cell>
          <table:table-cell table:formula="of:=IF([.D321]&lt;&gt;&quot;&quot;;1;&quot;&quot;)" office:value-type="float" office:value="1" calcext:value-type="float">
            <text:p>1</text:p>
          </table:table-cell>
          <table:table-cell office:value-type="date" office:date-value="2024-11-15" calcext:value-type="date">
            <text:p>11/15/24</text:p>
          </table:table-cell>
          <table:table-cell table:number-columns-repeated="2"/>
        </table:table-row>
        <table:table-row table:style-name="ro2">
          <table:table-cell table:formula="of:=[.A321]+1" office:value-type="float" office:value="321" calcext:value-type="float">
            <text:p>321</text:p>
          </table:table-cell>
          <table:table-cell/>
          <table:table-cell office:value-type="string" calcext:value-type="string">
            <text:p>HE’ll NEVER LEAVE YOU!</text:p>
          </table:table-cell>
          <table:table-cell office:value-type="string" calcext:value-type="string">
            <text:p>11_November</text:p>
          </table:table-cell>
          <table:table-cell table:formula="of:=IF([.D322]&lt;&gt;&quot;&quot;;1;&quot;&quot;)" office:value-type="float" office:value="1" calcext:value-type="float">
            <text:p>1</text:p>
          </table:table-cell>
          <table:table-cell office:value-type="date" office:date-value="2024-11-16" calcext:value-type="date">
            <text:p>11/16/24</text:p>
          </table:table-cell>
          <table:table-cell table:number-columns-repeated="2"/>
        </table:table-row>
        <table:table-row table:style-name="ro2">
          <table:table-cell table:formula="of:=[.A322]+1" office:value-type="float" office:value="322" calcext:value-type="float">
            <text:p>322</text:p>
          </table:table-cell>
          <table:table-cell/>
          <table:table-cell office:value-type="string" calcext:value-type="string">
            <text:p>I GOTTA PRAY</text:p>
          </table:table-cell>
          <table:table-cell office:value-type="string" calcext:value-type="string">
            <text:p>11_November</text:p>
          </table:table-cell>
          <table:table-cell table:formula="of:=IF([.D323]&lt;&gt;&quot;&quot;;1;&quot;&quot;)" office:value-type="float" office:value="1" calcext:value-type="float">
            <text:p>1</text:p>
          </table:table-cell>
          <table:table-cell office:value-type="date" office:date-value="2024-11-17" calcext:value-type="date">
            <text:p>11/17/24</text:p>
          </table:table-cell>
          <table:table-cell table:number-columns-repeated="2"/>
        </table:table-row>
        <table:table-row table:style-name="ro2">
          <table:table-cell table:formula="of:=[.A323]+1" office:value-type="float" office:value="323" calcext:value-type="float">
            <text:p>323</text:p>
          </table:table-cell>
          <table:table-cell/>
          <table:table-cell office:value-type="string" calcext:value-type="string">
            <text:p>LET IT GO</text:p>
          </table:table-cell>
          <table:table-cell office:value-type="string" calcext:value-type="string">
            <text:p>11_November</text:p>
          </table:table-cell>
          <table:table-cell table:formula="of:=IF([.D324]&lt;&gt;&quot;&quot;;1;&quot;&quot;)" office:value-type="float" office:value="1" calcext:value-type="float">
            <text:p>1</text:p>
          </table:table-cell>
          <table:table-cell office:value-type="date" office:date-value="2024-11-18" calcext:value-type="date">
            <text:p>11/18/24</text:p>
          </table:table-cell>
          <table:table-cell table:number-columns-repeated="2"/>
        </table:table-row>
        <table:table-row table:style-name="ro2">
          <table:table-cell table:formula="of:=[.A324]+1" office:value-type="float" office:value="324" calcext:value-type="float">
            <text:p>324</text:p>
          </table:table-cell>
          <table:table-cell/>
          <table:table-cell office:value-type="string" calcext:value-type="string">
            <text:p>Looking Up When Life Has Got You Down</text:p>
          </table:table-cell>
          <table:table-cell office:value-type="string" calcext:value-type="string">
            <text:p>11_November</text:p>
          </table:table-cell>
          <table:table-cell table:formula="of:=IF([.D325]&lt;&gt;&quot;&quot;;1;&quot;&quot;)" office:value-type="float" office:value="1" calcext:value-type="float">
            <text:p>1</text:p>
          </table:table-cell>
          <table:table-cell office:value-type="date" office:date-value="2024-11-19" calcext:value-type="date">
            <text:p>11/19/24</text:p>
          </table:table-cell>
          <table:table-cell table:number-columns-repeated="2"/>
        </table:table-row>
        <table:table-row table:style-name="ro2">
          <table:table-cell table:formula="of:=[.A325]+1" office:value-type="float" office:value="325" calcext:value-type="float">
            <text:p>325</text:p>
          </table:table-cell>
          <table:table-cell/>
          <table:table-cell office:value-type="string" calcext:value-type="string">
            <text:p>RESTORATION OF BROKEN FOUNDATIONS</text:p>
          </table:table-cell>
          <table:table-cell office:value-type="string" calcext:value-type="string">
            <text:p>11_November</text:p>
          </table:table-cell>
          <table:table-cell table:formula="of:=IF([.D326]&lt;&gt;&quot;&quot;;1;&quot;&quot;)" office:value-type="float" office:value="1" calcext:value-type="float">
            <text:p>1</text:p>
          </table:table-cell>
          <table:table-cell office:value-type="date" office:date-value="2024-11-20" calcext:value-type="date">
            <text:p>11/20/24</text:p>
          </table:table-cell>
          <table:table-cell table:number-columns-repeated="2"/>
        </table:table-row>
        <table:table-row table:style-name="ro2">
          <table:table-cell table:formula="of:=[.A326]+1" office:value-type="float" office:value="326" calcext:value-type="float">
            <text:p>326</text:p>
          </table:table-cell>
          <table:table-cell/>
          <table:table-cell office:value-type="string" calcext:value-type="string">
            <text:p>Reclaim Your Purpose</text:p>
          </table:table-cell>
          <table:table-cell office:value-type="string" calcext:value-type="string">
            <text:p>11_November</text:p>
          </table:table-cell>
          <table:table-cell table:formula="of:=IF([.D327]&lt;&gt;&quot;&quot;;1;&quot;&quot;)" office:value-type="float" office:value="1" calcext:value-type="float">
            <text:p>1</text:p>
          </table:table-cell>
          <table:table-cell office:value-type="date" office:date-value="2024-11-21" calcext:value-type="date">
            <text:p>11/21/24</text:p>
          </table:table-cell>
          <table:table-cell table:number-columns-repeated="2"/>
        </table:table-row>
        <table:table-row table:style-name="ro2">
          <table:table-cell table:formula="of:=[.A327]+1" office:value-type="float" office:value="327" calcext:value-type="float">
            <text:p>327</text:p>
          </table:table-cell>
          <table:table-cell/>
          <table:table-cell office:value-type="string" calcext:value-type="string">
            <text:p>TRUST THE PROCESS</text:p>
          </table:table-cell>
          <table:table-cell office:value-type="string" calcext:value-type="string">
            <text:p>11_November</text:p>
          </table:table-cell>
          <table:table-cell table:formula="of:=IF([.D328]&lt;&gt;&quot;&quot;;1;&quot;&quot;)" office:value-type="float" office:value="1" calcext:value-type="float">
            <text:p>1</text:p>
          </table:table-cell>
          <table:table-cell office:value-type="date" office:date-value="2024-11-22" calcext:value-type="date">
            <text:p>11/22/24</text:p>
          </table:table-cell>
          <table:table-cell table:number-columns-repeated="2"/>
        </table:table-row>
        <table:table-row table:style-name="ro2">
          <table:table-cell table:formula="of:=[.A328]+1" office:value-type="float" office:value="328" calcext:value-type="float">
            <text:p>328</text:p>
          </table:table-cell>
          <table:table-cell/>
          <table:table-cell office:value-type="string" calcext:value-type="string">
            <text:p>What's Your Motivation</text:p>
          </table:table-cell>
          <table:table-cell office:value-type="string" calcext:value-type="string">
            <text:p>11_November</text:p>
          </table:table-cell>
          <table:table-cell table:formula="of:=IF([.D329]&lt;&gt;&quot;&quot;;1;&quot;&quot;)" office:value-type="float" office:value="1" calcext:value-type="float">
            <text:p>1</text:p>
          </table:table-cell>
          <table:table-cell office:value-type="date" office:date-value="2024-11-23" calcext:value-type="date">
            <text:p>11/23/24</text:p>
          </table:table-cell>
          <table:table-cell table:number-columns-repeated="2"/>
        </table:table-row>
        <table:table-row table:style-name="ro2">
          <table:table-cell table:formula="of:=[.A329]+1" office:value-type="float" office:value="329" calcext:value-type="float">
            <text:p>329</text:p>
          </table:table-cell>
          <table:table-cell/>
          <table:table-cell office:value-type="string" calcext:value-type="string">
            <text:p>FROM WORRY TO WORSHIP <text:s text:c="2"/></text:p>
          </table:table-cell>
          <table:table-cell office:value-type="string" calcext:value-type="string">
            <text:p>11_November</text:p>
          </table:table-cell>
          <table:table-cell table:formula="of:=IF([.D330]&lt;&gt;&quot;&quot;;1;&quot;&quot;)" office:value-type="float" office:value="1" calcext:value-type="float">
            <text:p>1</text:p>
          </table:table-cell>
          <table:table-cell office:value-type="date" office:date-value="2024-11-24" calcext:value-type="date">
            <text:p>11/24/24</text:p>
          </table:table-cell>
          <table:table-cell office:value-type="string" calcext:value-type="string">
            <text:p>??? - Thanksgiving</text:p>
          </table:table-cell>
          <table:table-cell/>
        </table:table-row>
        <table:table-row table:style-name="ro2">
          <table:table-cell table:formula="of:=[.A330]+1" office:value-type="float" office:value="330" calcext:value-type="float">
            <text:p>330</text:p>
          </table:table-cell>
          <table:table-cell/>
          <table:table-cell office:value-type="string" calcext:value-type="string">
            <text:p>IT'S ALL GOOD</text:p>
          </table:table-cell>
          <table:table-cell office:value-type="string" calcext:value-type="string">
            <text:p>11_November</text:p>
          </table:table-cell>
          <table:table-cell table:formula="of:=IF([.D331]&lt;&gt;&quot;&quot;;1;&quot;&quot;)" office:value-type="float" office:value="1" calcext:value-type="float">
            <text:p>1</text:p>
          </table:table-cell>
          <table:table-cell office:value-type="date" office:date-value="2024-11-25" calcext:value-type="date">
            <text:p>11/25/24</text:p>
          </table:table-cell>
          <table:table-cell table:number-columns-repeated="2"/>
        </table:table-row>
        <table:table-row table:style-name="ro2">
          <table:table-cell table:formula="of:=[.A331]+1" office:value-type="float" office:value="331" calcext:value-type="float">
            <text:p>331</text:p>
          </table:table-cell>
          <table:table-cell/>
          <table:table-cell office:value-type="string" calcext:value-type="string">
            <text:p>JUST BE THANKFUL </text:p>
          </table:table-cell>
          <table:table-cell office:value-type="string" calcext:value-type="string">
            <text:p>11_November</text:p>
          </table:table-cell>
          <table:table-cell table:formula="of:=IF([.D332]&lt;&gt;&quot;&quot;;1;&quot;&quot;)" office:value-type="float" office:value="1" calcext:value-type="float">
            <text:p>1</text:p>
          </table:table-cell>
          <table:table-cell office:value-type="date" office:date-value="2024-11-26" calcext:value-type="date">
            <text:p>11/26/24</text:p>
          </table:table-cell>
          <table:table-cell office:value-type="string" calcext:value-type="string">
            <text:p>Day before Thanksgiving</text:p>
          </table:table-cell>
          <table:table-cell/>
        </table:table-row>
        <table:table-row table:style-name="ro2">
          <table:table-cell table:formula="of:=[.A332]+1" office:value-type="float" office:value="332" calcext:value-type="float">
            <text:p>332</text:p>
          </table:table-cell>
          <table:table-cell/>
          <table:table-cell office:value-type="string" calcext:value-type="string">
            <text:p>Happy Thanksgiving from my family to yours!</text:p>
          </table:table-cell>
          <table:table-cell office:value-type="string" calcext:value-type="string">
            <text:p>11_November</text:p>
          </table:table-cell>
          <table:table-cell table:formula="of:=IF([.D333]&lt;&gt;&quot;&quot;;1;&quot;&quot;)" office:value-type="float" office:value="1" calcext:value-type="float">
            <text:p>1</text:p>
          </table:table-cell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anksgiving</text:p>
          </table:table-cell>
          <table:table-cell/>
        </table:table-row>
        <table:table-row table:style-name="ro2">
          <table:table-cell table:formula="of:=[.A333]+1" office:value-type="float" office:value="333" calcext:value-type="float">
            <text:p>333</text:p>
          </table:table-cell>
          <table:table-cell/>
          <table:table-cell office:value-type="string" calcext:value-type="string">
            <text:p>HE’S IN THE VALLEY</text:p>
          </table:table-cell>
          <table:table-cell office:value-type="string" calcext:value-type="string">
            <text:p>11_November</text:p>
          </table:table-cell>
          <table:table-cell table:formula="of:=IF([.D334]&lt;&gt;&quot;&quot;;1;&quot;&quot;)" office:value-type="float" office:value="1" calcext:value-type="float">
            <text:p>1</text:p>
          </table:table-cell>
          <table:table-cell office:value-type="date" office:date-value="2024-11-28" calcext:value-type="date">
            <text:p>11/28/24</text:p>
          </table:table-cell>
          <table:table-cell table:number-columns-repeated="2"/>
        </table:table-row>
        <table:table-row table:style-name="ro2">
          <table:table-cell table:formula="of:=[.A334]+1" office:value-type="float" office:value="334" calcext:value-type="float">
            <text:p>334</text:p>
          </table:table-cell>
          <table:table-cell/>
          <table:table-cell office:value-type="string" calcext:value-type="string">
            <text:p>Sweep Around Your Own Front Door</text:p>
          </table:table-cell>
          <table:table-cell office:value-type="string" calcext:value-type="string">
            <text:p>11_November</text:p>
          </table:table-cell>
          <table:table-cell table:formula="of:=IF([.D335]&lt;&gt;&quot;&quot;;1;&quot;&quot;)" office:value-type="float" office:value="1" calcext:value-type="float">
            <text:p>1</text:p>
          </table:table-cell>
          <table:table-cell office:value-type="date" office:date-value="2024-11-29" calcext:value-type="date">
            <text:p>11/29/24</text:p>
          </table:table-cell>
          <table:table-cell table:number-columns-repeated="2"/>
        </table:table-row>
        <table:table-row table:style-name="ro2">
          <table:table-cell table:formula="of:=[.A335]+1" office:value-type="float" office:value="335" calcext:value-type="float">
            <text:p>335</text:p>
          </table:table-cell>
          <table:table-cell/>
          <table:table-cell office:value-type="string" calcext:value-type="string">
            <text:p>The Peace of God</text:p>
          </table:table-cell>
          <table:table-cell office:value-type="string" calcext:value-type="string">
            <text:p>11_November</text:p>
          </table:table-cell>
          <table:table-cell table:formula="of:=IF([.D336]&lt;&gt;&quot;&quot;;1;&quot;&quot;)" office:value-type="float" office:value="1" calcext:value-type="float">
            <text:p>1</text:p>
          </table:table-cell>
          <table:table-cell office:value-type="date" office:date-value="2024-11-30" calcext:value-type="date">
            <text:p>11/30/24</text:p>
          </table:table-cell>
          <table:table-cell table:number-columns-repeated="2"/>
        </table:table-row>
        <table:table-row table:style-name="ro2">
          <table:table-cell table:formula="of:=[.A336]+1" office:value-type="float" office:value="336" calcext:value-type="float">
            <text:p>336</text:p>
          </table:table-cell>
          <table:table-cell/>
          <table:table-cell office:value-type="string" calcext:value-type="string">
            <text:p>Christmas is Coming</text:p>
          </table:table-cell>
          <table:table-cell office:value-type="string" calcext:value-type="string">
            <text:p>12_December</text:p>
          </table:table-cell>
          <table:table-cell table:formula="of:=IF([.D337]&lt;&gt;&quot;&quot;;1;&quot;&quot;)" office:value-type="float" office:value="1" calcext:value-type="float">
            <text:p>1</text:p>
          </table:table-cell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First of Dec</text:p>
          </table:table-cell>
          <table:table-cell/>
        </table:table-row>
        <table:table-row table:style-name="ro2">
          <table:table-cell table:formula="of:=[.A337]+1" office:value-type="float" office:value="337" calcext:value-type="float">
            <text:p>337</text:p>
          </table:table-cell>
          <table:table-cell/>
          <table:table-cell office:value-type="string" calcext:value-type="string">
            <text:p>Let’s Go On</text:p>
          </table:table-cell>
          <table:table-cell office:value-type="string" calcext:value-type="string">
            <text:p>12_December</text:p>
          </table:table-cell>
          <table:table-cell table:formula="of:=IF([.D338]&lt;&gt;&quot;&quot;;1;&quot;&quot;)" office:value-type="float" office:value="1" calcext:value-type="float">
            <text:p>1</text:p>
          </table:table-cell>
          <table:table-cell office:value-type="date" office:date-value="2024-12-02" calcext:value-type="date">
            <text:p>12/02/24</text:p>
          </table:table-cell>
          <table:table-cell table:number-columns-repeated="2"/>
        </table:table-row>
        <table:table-row table:style-name="ro2">
          <table:table-cell table:formula="of:=[.A338]+1" office:value-type="float" office:value="338" calcext:value-type="float">
            <text:p>338</text:p>
          </table:table-cell>
          <table:table-cell/>
          <table:table-cell office:value-type="string" calcext:value-type="string">
            <text:p>The Storm is Passing Over</text:p>
          </table:table-cell>
          <table:table-cell office:value-type="string" calcext:value-type="string">
            <text:p>12_December</text:p>
          </table:table-cell>
          <table:table-cell table:formula="of:=IF([.D339]&lt;&gt;&quot;&quot;;1;&quot;&quot;)" office:value-type="float" office:value="1" calcext:value-type="float">
            <text:p>1</text:p>
          </table:table-cell>
          <table:table-cell office:value-type="date" office:date-value="2024-12-03" calcext:value-type="date">
            <text:p>12/03/24</text:p>
          </table:table-cell>
          <table:table-cell table:number-columns-repeated="2"/>
        </table:table-row>
        <table:table-row table:style-name="ro2">
          <table:table-cell table:formula="of:=[.A339]+1" office:value-type="float" office:value="339" calcext:value-type="float">
            <text:p>339</text:p>
          </table:table-cell>
          <table:table-cell/>
          <table:table-cell office:value-type="string" calcext:value-type="string">
            <text:p>The Hope of Christmas</text:p>
          </table:table-cell>
          <table:table-cell office:value-type="string" calcext:value-type="string">
            <text:p>12_December</text:p>
          </table:table-cell>
          <table:table-cell table:formula="of:=IF([.D340]&lt;&gt;&quot;&quot;;1;&quot;&quot;)" office:value-type="float" office:value="1" calcext:value-type="float">
            <text:p>1</text:p>
          </table:table-cell>
          <table:table-cell office:value-type="date" office:date-value="2024-12-04" calcext:value-type="date">
            <text:p>12/04/24</text:p>
          </table:table-cell>
          <table:table-cell office:value-type="string" calcext:value-type="string">
            <text:p>Philippians 4</text:p>
          </table:table-cell>
          <table:table-cell/>
        </table:table-row>
        <table:table-row table:style-name="ro2">
          <table:table-cell table:formula="of:=[.A340]+1" office:value-type="float" office:value="340" calcext:value-type="float">
            <text:p>340</text:p>
          </table:table-cell>
          <table:table-cell/>
          <table:table-cell office:value-type="string" calcext:value-type="string">
            <text:p>I FORGIVE YOU</text:p>
          </table:table-cell>
          <table:table-cell office:value-type="string" calcext:value-type="string">
            <text:p>12_December</text:p>
          </table:table-cell>
          <table:table-cell table:formula="of:=IF([.D341]&lt;&gt;&quot;&quot;;1;&quot;&quot;)" office:value-type="float" office:value="1" calcext:value-type="float">
            <text:p>1</text:p>
          </table:table-cell>
          <table:table-cell office:value-type="date" office:date-value="2024-12-05" calcext:value-type="date">
            <text:p>12/05/24</text:p>
          </table:table-cell>
          <table:table-cell table:number-columns-repeated="2"/>
        </table:table-row>
        <table:table-row table:style-name="ro2">
          <table:table-cell table:formula="of:=[.A341]+1" office:value-type="float" office:value="341" calcext:value-type="float">
            <text:p>341</text:p>
          </table:table-cell>
          <table:table-cell/>
          <table:table-cell office:value-type="string" calcext:value-type="string">
            <text:p>WHO DIED AND MADE YOU JUDGE</text:p>
          </table:table-cell>
          <table:table-cell office:value-type="string" calcext:value-type="string">
            <text:p>12_December</text:p>
          </table:table-cell>
          <table:table-cell table:formula="of:=IF([.D342]&lt;&gt;&quot;&quot;;1;&quot;&quot;)" office:value-type="float" office:value="1" calcext:value-type="float">
            <text:p>1</text:p>
          </table:table-cell>
          <table:table-cell office:value-type="date" office:date-value="2024-12-06" calcext:value-type="date">
            <text:p>12/06/24</text:p>
          </table:table-cell>
          <table:table-cell table:number-columns-repeated="2"/>
        </table:table-row>
        <table:table-row table:style-name="ro2">
          <table:table-cell table:formula="of:=[.A342]+1" office:value-type="float" office:value="342" calcext:value-type="float">
            <text:p>342</text:p>
          </table:table-cell>
          <table:table-cell/>
          <table:table-cell office:value-type="string" calcext:value-type="string">
            <text:p>BLESSINGS FROM GOD</text:p>
          </table:table-cell>
          <table:table-cell office:value-type="string" calcext:value-type="string">
            <text:p>12_December</text:p>
          </table:table-cell>
          <table:table-cell table:formula="of:=IF([.D343]&lt;&gt;&quot;&quot;;1;&quot;&quot;)" office:value-type="float" office:value="1" calcext:value-type="float">
            <text:p>1</text:p>
          </table:table-cell>
          <table:table-cell office:value-type="date" office:date-value="2024-12-07" calcext:value-type="date">
            <text:p>12/07/24</text:p>
          </table:table-cell>
          <table:table-cell office:value-type="string" calcext:value-type="string">
            <text:p>??? - Psalm 127:3-5, children, abortion</text:p>
          </table:table-cell>
          <table:table-cell/>
        </table:table-row>
        <table:table-row table:style-name="ro2">
          <table:table-cell table:formula="of:=[.A343]+1" office:value-type="float" office:value="343" calcext:value-type="float">
            <text:p>343</text:p>
          </table:table-cell>
          <table:table-cell/>
          <table:table-cell office:value-type="string" calcext:value-type="string">
            <text:p>LOVE IS ALL WE NEED</text:p>
          </table:table-cell>
          <table:table-cell office:value-type="string" calcext:value-type="string">
            <text:p>12_December</text:p>
          </table:table-cell>
          <table:table-cell table:formula="of:=IF([.D344]&lt;&gt;&quot;&quot;;1;&quot;&quot;)" office:value-type="float" office:value="1" calcext:value-type="float">
            <text:p>1</text:p>
          </table:table-cell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John Lennon Killed</text:p>
          </table:table-cell>
          <table:table-cell/>
        </table:table-row>
        <table:table-row table:style-name="ro2">
          <table:table-cell table:formula="of:=[.A344]+1" office:value-type="float" office:value="344" calcext:value-type="float">
            <text:p>344</text:p>
          </table:table-cell>
          <table:table-cell/>
          <table:table-cell office:value-type="string" calcext:value-type="string">
            <text:p>ENOUGH GRACE</text:p>
          </table:table-cell>
          <table:table-cell office:value-type="string" calcext:value-type="string">
            <text:p>12_December</text:p>
          </table:table-cell>
          <table:table-cell table:formula="of:=IF([.D345]&lt;&gt;&quot;&quot;;1;&quot;&quot;)" office:value-type="float" office:value="1" calcext:value-type="float">
            <text:p>1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??? - 2 Corinthians 12:9</text:p>
          </table:table-cell>
          <table:table-cell/>
        </table:table-row>
        <table:table-row table:style-name="ro2">
          <table:table-cell table:formula="of:=[.A345]+1" office:value-type="float" office:value="345" calcext:value-type="float">
            <text:p>345</text:p>
          </table:table-cell>
          <table:table-cell/>
          <table:table-cell office:value-type="string" calcext:value-type="string">
            <text:p>No Jesus No Peace Know Jesus Know Peace</text:p>
          </table:table-cell>
          <table:table-cell office:value-type="string" calcext:value-type="string">
            <text:p>12_December</text:p>
          </table:table-cell>
          <table:table-cell table:formula="of:=IF([.D346]&lt;&gt;&quot;&quot;;1;&quot;&quot;)" office:value-type="float" office:value="1" calcext:value-type="float">
            <text:p>1</text:p>
          </table:table-cell>
          <table:table-cell office:value-type="date" office:date-value="2024-12-10" calcext:value-type="date">
            <text:p>12/10/24</text:p>
          </table:table-cell>
          <table:table-cell table:number-columns-repeated="2"/>
        </table:table-row>
        <table:table-row table:style-name="ro2">
          <table:table-cell table:formula="of:=[.A346]+1" office:value-type="float" office:value="346" calcext:value-type="float">
            <text:p>346</text:p>
          </table:table-cell>
          <table:table-cell/>
          <table:table-cell office:value-type="string" calcext:value-type="string">
            <text:p>LOOKING UP WHEN LIFE HAVE YOU DOWN</text:p>
          </table:table-cell>
          <table:table-cell office:value-type="string" calcext:value-type="string">
            <text:p>12_December</text:p>
          </table:table-cell>
          <table:table-cell table:formula="of:=IF([.D347]&lt;&gt;&quot;&quot;;1;&quot;&quot;)" office:value-type="float" office:value="1" calcext:value-type="float">
            <text:p>1</text:p>
          </table:table-cell>
          <table:table-cell office:value-type="date" office:date-value="2024-12-11" calcext:value-type="date">
            <text:p>12/11/24</text:p>
          </table:table-cell>
          <table:table-cell table:number-columns-repeated="2"/>
        </table:table-row>
        <table:table-row table:style-name="ro2">
          <table:table-cell table:formula="of:=[.A347]+1" office:value-type="float" office:value="347" calcext:value-type="float">
            <text:p>347</text:p>
          </table:table-cell>
          <table:table-cell/>
          <table:table-cell office:value-type="string" calcext:value-type="string">
            <text:p>Be the Church</text:p>
          </table:table-cell>
          <table:table-cell office:value-type="string" calcext:value-type="string">
            <text:p>12_December</text:p>
          </table:table-cell>
          <table:table-cell table:formula="of:=IF([.D348]&lt;&gt;&quot;&quot;;1;&quot;&quot;)" office:value-type="float" office:value="1" calcext:value-type="float">
            <text:p>1</text:p>
          </table:table-cell>
          <table:table-cell office:value-type="date" office:date-value="2024-12-12" calcext:value-type="date">
            <text:p>12/12/24</text:p>
          </table:table-cell>
          <table:table-cell office:value-type="string" calcext:value-type="string">
            <text:p>??? - 1 Corinthians 12:12-20, Galatians 6:2</text:p>
          </table:table-cell>
          <table:table-cell/>
        </table:table-row>
        <table:table-row table:style-name="ro2">
          <table:table-cell table:formula="of:=[.A348]+1" office:value-type="float" office:value="348" calcext:value-type="float">
            <text:p>348</text:p>
          </table:table-cell>
          <table:table-cell/>
          <table:table-cell office:value-type="string" calcext:value-type="string">
            <text:p>Happy Saint Patrick's Day</text:p>
          </table:table-cell>
          <table:table-cell office:value-type="string" calcext:value-type="string">
            <text:p>12_December</text:p>
          </table:table-cell>
          <table:table-cell table:formula="of:=IF([.D349]&lt;&gt;&quot;&quot;;1;&quot;&quot;)" office:value-type="float" office:value="1" calcext:value-type="float">
            <text:p>1</text:p>
          </table:table-cell>
          <table:table-cell office:value-type="date" office:date-value="2024-12-13" calcext:value-type="date">
            <text:p>12/13/24</text:p>
          </table:table-cell>
          <table:table-cell table:number-columns-repeated="2"/>
        </table:table-row>
        <table:table-row table:style-name="ro2">
          <table:table-cell table:formula="of:=[.A349]+1" office:value-type="float" office:value="349" calcext:value-type="float">
            <text:p>349</text:p>
          </table:table-cell>
          <table:table-cell/>
          <table:table-cell office:value-type="string" calcext:value-type="string">
            <text:p>THE GIFT FROM GOD</text:p>
          </table:table-cell>
          <table:table-cell office:value-type="string" calcext:value-type="string">
            <text:p>12_December</text:p>
          </table:table-cell>
          <table:table-cell table:formula="of:=IF([.D350]&lt;&gt;&quot;&quot;;1;&quot;&quot;)" office:value-type="float" office:value="1" calcext:value-type="float">
            <text:p>1</text:p>
          </table:table-cell>
          <table:table-cell office:value-type="date" office:date-value="2024-12-14" calcext:value-type="date">
            <text:p>12/14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>
          <table:table-cell table:formula="of:=[.A350]+1" office:value-type="float" office:value="350" calcext:value-type="float">
            <text:p>350</text:p>
          </table:table-cell>
          <table:table-cell/>
          <table:table-cell office:value-type="string" calcext:value-type="string">
            <text:p>CLEAN UP THE RESIDUE</text:p>
          </table:table-cell>
          <table:table-cell office:value-type="string" calcext:value-type="string">
            <text:p>12_December</text:p>
          </table:table-cell>
          <table:table-cell table:formula="of:=IF([.D351]&lt;&gt;&quot;&quot;;1;&quot;&quot;)" office:value-type="float" office:value="1" calcext:value-type="float">
            <text:p>1</text:p>
          </table:table-cell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??? - Hebrews 12:15, bitter root, church hurt</text:p>
          </table:table-cell>
          <table:table-cell/>
        </table:table-row>
        <table:table-row table:style-name="ro2">
          <table:table-cell table:formula="of:=[.A351]+1" office:value-type="float" office:value="351" calcext:value-type="float">
            <text:p>351</text:p>
          </table:table-cell>
          <table:table-cell/>
          <table:table-cell office:value-type="string" calcext:value-type="string">
            <text:p>What Is Your Motive</text:p>
          </table:table-cell>
          <table:table-cell office:value-type="string" calcext:value-type="string">
            <text:p>12_December</text:p>
          </table:table-cell>
          <table:table-cell table:formula="of:=IF([.D352]&lt;&gt;&quot;&quot;;1;&quot;&quot;)" office:value-type="float" office:value="1" calcext:value-type="float">
            <text:p>1</text:p>
          </table:table-cell>
          <table:table-cell office:value-type="date" office:date-value="2024-12-16" calcext:value-type="date">
            <text:p>12/16/24</text:p>
          </table:table-cell>
          <table:table-cell table:number-columns-repeated="2"/>
        </table:table-row>
        <table:table-row table:style-name="ro2">
          <table:table-cell table:formula="of:=[.A352]+1" office:value-type="float" office:value="352" calcext:value-type="float">
            <text:p>352</text:p>
          </table:table-cell>
          <table:table-cell/>
          <table:table-cell office:value-type="string" calcext:value-type="string">
            <text:p>HOW TO HANDLE WHAT’S HANDLING YOU</text:p>
          </table:table-cell>
          <table:table-cell office:value-type="string" calcext:value-type="string">
            <text:p>12_December</text:p>
          </table:table-cell>
          <table:table-cell table:formula="of:=IF([.D353]&lt;&gt;&quot;&quot;;1;&quot;&quot;)" office:value-type="float" office:value="1" calcext:value-type="float">
            <text:p>1</text:p>
          </table:table-cell>
          <table:table-cell office:value-type="date" office:date-value="2024-12-17" calcext:value-type="date">
            <text:p>12/17/24</text:p>
          </table:table-cell>
          <table:table-cell table:number-columns-repeated="2"/>
        </table:table-row>
        <table:table-row table:style-name="ro2">
          <table:table-cell table:formula="of:=[.A353]+1" office:value-type="float" office:value="353" calcext:value-type="float">
            <text:p>353</text:p>
          </table:table-cell>
          <table:table-cell/>
          <table:table-cell office:value-type="string" calcext:value-type="string">
            <text:p>I Got to Press On</text:p>
          </table:table-cell>
          <table:table-cell office:value-type="string" calcext:value-type="string">
            <text:p>12_December</text:p>
          </table:table-cell>
          <table:table-cell table:formula="of:=IF([.D354]&lt;&gt;&quot;&quot;;1;&quot;&quot;)" office:value-type="float" office:value="1" calcext:value-type="float">
            <text:p>1</text:p>
          </table:table-cell>
          <table:table-cell office:value-type="date" office:date-value="2024-12-18" calcext:value-type="date">
            <text:p>12/18/24</text:p>
          </table:table-cell>
          <table:table-cell table:number-columns-repeated="2"/>
        </table:table-row>
        <table:table-row table:style-name="ro2">
          <table:table-cell table:formula="of:=[.A354]+1" office:value-type="float" office:value="354" calcext:value-type="float">
            <text:p>354</text:p>
          </table:table-cell>
          <table:table-cell/>
          <table:table-cell office:value-type="string" calcext:value-type="string">
            <text:p>THE SAME GOD II</text:p>
          </table:table-cell>
          <table:table-cell office:value-type="string" calcext:value-type="string">
            <text:p>12_December</text:p>
          </table:table-cell>
          <table:table-cell table:formula="of:=IF([.D355]&lt;&gt;&quot;&quot;;1;&quot;&quot;)" office:value-type="float" office:value="1" calcext:value-type="float">
            <text:p>1</text:p>
          </table:table-cell>
          <table:table-cell office:value-type="date" office:date-value="2024-12-19" calcext:value-type="date">
            <text:p>12/19/24</text:p>
          </table:table-cell>
          <table:table-cell table:number-columns-repeated="2"/>
        </table:table-row>
        <table:table-row table:style-name="ro2">
          <table:table-cell table:formula="of:=[.A355]+1" office:value-type="float" office:value="355" calcext:value-type="float">
            <text:p>355</text:p>
          </table:table-cell>
          <table:table-cell/>
          <table:table-cell office:value-type="string" calcext:value-type="string">
            <text:p>HE WAS THERE ALL THE TIME</text:p>
          </table:table-cell>
          <table:table-cell office:value-type="string" calcext:value-type="string">
            <text:p>12_December</text:p>
          </table:table-cell>
          <table:table-cell table:formula="of:=IF([.D356]&lt;&gt;&quot;&quot;;1;&quot;&quot;)" office:value-type="float" office:value="1" calcext:value-type="float">
            <text:p>1</text:p>
          </table:table-cell>
          <table:table-cell office:value-type="date" office:date-value="2024-12-20" calcext:value-type="date">
            <text:p>12/20/24</text:p>
          </table:table-cell>
          <table:table-cell table:number-columns-repeated="2"/>
        </table:table-row>
        <table:table-row table:style-name="ro2">
          <table:table-cell table:formula="of:=[.A356]+1" office:value-type="float" office:value="356" calcext:value-type="float">
            <text:p>356</text:p>
          </table:table-cell>
          <table:table-cell/>
          <table:table-cell office:value-type="string" calcext:value-type="string">
            <text:p>Looking in the Right Direction</text:p>
          </table:table-cell>
          <table:table-cell office:value-type="string" calcext:value-type="string">
            <text:p>12_December</text:p>
          </table:table-cell>
          <table:table-cell table:formula="of:=IF([.D357]&lt;&gt;&quot;&quot;;1;&quot;&quot;)" office:value-type="float" office:value="1" calcext:value-type="float">
            <text:p>1</text:p>
          </table:table-cell>
          <table:table-cell office:value-type="date" office:date-value="2024-12-21" calcext:value-type="date">
            <text:p>12/21/24</text:p>
          </table:table-cell>
          <table:table-cell table:number-columns-repeated="2"/>
        </table:table-row>
        <table:table-row table:style-name="ro2">
          <table:table-cell table:formula="of:=[.A357]+1" office:value-type="float" office:value="357" calcext:value-type="float">
            <text:p>357</text:p>
          </table:table-cell>
          <table:table-cell/>
          <table:table-cell office:value-type="string" calcext:value-type="string">
            <text:p>Are You Ready</text:p>
          </table:table-cell>
          <table:table-cell office:value-type="string" calcext:value-type="string">
            <text:p>12_December</text:p>
          </table:table-cell>
          <table:table-cell table:formula="of:=IF([.D358]&lt;&gt;&quot;&quot;;1;&quot;&quot;)" office:value-type="float" office:value="1" calcext:value-type="float">
            <text:p>1</text:p>
          </table:table-cell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>
          <table:table-cell table:formula="of:=[.A358]+1" office:value-type="float" office:value="358" calcext:value-type="float">
            <text:p>358</text:p>
          </table:table-cell>
          <table:table-cell/>
          <table:table-cell office:value-type="string" calcext:value-type="string">
            <text:p>SPEAK TO THE ROCK</text:p>
          </table:table-cell>
          <table:table-cell office:value-type="string" calcext:value-type="string">
            <text:p>12_December</text:p>
          </table:table-cell>
          <table:table-cell table:formula="of:=IF([.D359]&lt;&gt;&quot;&quot;;1;&quot;&quot;)" office:value-type="float" office:value="1" calcext:value-type="float">
            <text:p>1</text:p>
          </table:table-cell>
          <table:table-cell office:value-type="date" office:date-value="2024-12-23" calcext:value-type="date">
            <text:p>12/23/24</text:p>
          </table:table-cell>
          <table:table-cell table:number-columns-repeated="2"/>
        </table:table-row>
        <table:table-row table:style-name="ro2">
          <table:table-cell table:formula="of:=[.A359]+1" office:value-type="float" office:value="359" calcext:value-type="float">
            <text:p>359</text:p>
          </table:table-cell>
          <table:table-cell/>
          <table:table-cell office:value-type="string" calcext:value-type="string">
            <text:p>WHO’S SIDE ARE YOU ON</text:p>
          </table:table-cell>
          <table:table-cell office:value-type="string" calcext:value-type="string">
            <text:p>12_December</text:p>
          </table:table-cell>
          <table:table-cell table:formula="of:=IF([.D360]&lt;&gt;&quot;&quot;;1;&quot;&quot;)" office:value-type="float" office:value="1" calcext:value-type="float">
            <text:p>1</text:p>
          </table:table-cell>
          <table:table-cell office:value-type="date" office:date-value="2024-12-24" calcext:value-type="date">
            <text:p>12/24/24</text:p>
          </table:table-cell>
          <table:table-cell table:number-columns-repeated="2"/>
        </table:table-row>
        <table:table-row table:style-name="ro2">
          <table:table-cell table:formula="of:=[.A360]+1" office:value-type="float" office:value="360" calcext:value-type="float">
            <text:p>360</text:p>
          </table:table-cell>
          <table:table-cell/>
          <table:table-cell office:value-type="string" calcext:value-type="string">
            <text:p>Happy Birthday Jesus</text:p>
          </table:table-cell>
          <table:table-cell office:value-type="string" calcext:value-type="string">
            <text:p>12_December</text:p>
          </table:table-cell>
          <table:table-cell table:formula="of:=IF([.D361]&lt;&gt;&quot;&quot;;1;&quot;&quot;)" office:value-type="float" office:value="1" calcext:value-type="float">
            <text:p>1</text:p>
          </table:table-cell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Christmas Day</text:p>
          </table:table-cell>
          <table:table-cell/>
        </table:table-row>
        <table:table-row table:style-name="ro2">
          <table:table-cell table:formula="of:=[.A361]+1" office:value-type="float" office:value="361" calcext:value-type="float">
            <text:p>361</text:p>
          </table:table-cell>
          <table:table-cell/>
          <table:table-cell office:value-type="string" calcext:value-type="string">
            <text:p>The Wait Is Over (CHRISTMAS SEASON)</text:p>
          </table:table-cell>
          <table:table-cell office:value-type="string" calcext:value-type="string">
            <text:p>12_December</text:p>
          </table:table-cell>
          <table:table-cell table:formula="of:=IF([.D362]&lt;&gt;&quot;&quot;;1;&quot;&quot;)" office:value-type="float" office:value="1" calcext:value-type="float">
            <text:p>1</text:p>
          </table:table-cell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Day after Xmas</text:p>
          </table:table-cell>
          <table:table-cell/>
        </table:table-row>
        <table:table-row table:style-name="ro2">
          <table:table-cell table:formula="of:=[.A362]+1" office:value-type="float" office:value="362" calcext:value-type="float">
            <text:p>362</text:p>
          </table:table-cell>
          <table:table-cell/>
          <table:table-cell office:value-type="string" calcext:value-type="string">
            <text:p>HE WILL NEVER PUT MORE ON YOU, THAT YOU CAN BEAR</text:p>
          </table:table-cell>
          <table:table-cell office:value-type="string" calcext:value-type="string">
            <text:p>12_December</text:p>
          </table:table-cell>
          <table:table-cell table:formula="of:=IF([.D363]&lt;&gt;&quot;&quot;;1;&quot;&quot;)" office:value-type="float" office:value="1" calcext:value-type="float">
            <text:p>1</text:p>
          </table:table-cell>
          <table:table-cell office:value-type="date" office:date-value="2024-12-27" calcext:value-type="date">
            <text:p>12/27/24</text:p>
          </table:table-cell>
          <table:table-cell table:number-columns-repeated="2"/>
        </table:table-row>
        <table:table-row table:style-name="ro2">
          <table:table-cell table:formula="of:=[.A363]+1" office:value-type="float" office:value="363" calcext:value-type="float">
            <text:p>363</text:p>
          </table:table-cell>
          <table:table-cell/>
          <table:table-cell office:value-type="string" calcext:value-type="string">
            <text:p>Christmas Reflection</text:p>
          </table:table-cell>
          <table:table-cell office:value-type="string" calcext:value-type="string">
            <text:p>12_December</text:p>
          </table:table-cell>
          <table:table-cell table:formula="of:=IF([.D364]&lt;&gt;&quot;&quot;;1;&quot;&quot;)" office:value-type="float" office:value="1" calcext:value-type="float">
            <text:p>1</text:p>
          </table:table-cell>
          <table:table-cell office:value-type="date" office:date-value="2024-12-28" calcext:value-type="date">
            <text:p>12/28/24</text:p>
          </table:table-cell>
          <table:table-cell office:value-type="string" calcext:value-type="string">
            <text:p>??? - </text:p>
          </table:table-cell>
          <table:table-cell/>
        </table:table-row>
        <table:table-row table:style-name="ro2">
          <table:table-cell table:formula="of:=[.A364]+1" office:value-type="float" office:value="364" calcext:value-type="float">
            <text:p>364</text:p>
          </table:table-cell>
          <table:table-cell/>
          <table:table-cell office:value-type="string" calcext:value-type="string">
            <text:p>HE GOT UP</text:p>
          </table:table-cell>
          <table:table-cell office:value-type="string" calcext:value-type="string">
            <text:p>12_December</text:p>
          </table:table-cell>
          <table:table-cell table:formula="of:=IF([.D365]&lt;&gt;&quot;&quot;;1;&quot;&quot;)" office:value-type="float" office:value="1" calcext:value-type="float">
            <text:p>1</text:p>
          </table:table-cell>
          <table:table-cell office:value-type="date" office:date-value="2024-12-29" calcext:value-type="date">
            <text:p>12/29/24</text:p>
          </table:table-cell>
          <table:table-cell table:number-columns-repeated="2"/>
        </table:table-row>
        <table:table-row table:style-name="ro2">
          <table:table-cell table:formula="of:=[.A365]+1" office:value-type="float" office:value="365" calcext:value-type="float">
            <text:p>365</text:p>
          </table:table-cell>
          <table:table-cell/>
          <table:table-cell office:value-type="string" calcext:value-type="string">
            <text:p>Post Dated Praise-Trusting in God's Promises</text:p>
          </table:table-cell>
          <table:table-cell office:value-type="string" calcext:value-type="string">
            <text:p>12_December</text:p>
          </table:table-cell>
          <table:table-cell table:formula="of:=IF([.D366]&lt;&gt;&quot;&quot;;1;&quot;&quot;)" office:value-type="float" office:value="1" calcext:value-type="float">
            <text:p>1</text:p>
          </table:table-cell>
          <table:table-cell office:value-type="date" office:date-value="2024-12-30" calcext:value-type="date">
            <text:p>12/30/24</text:p>
          </table:table-cell>
          <table:table-cell table:number-columns-repeated="2"/>
        </table:table-row>
        <table:table-row table:style-name="ro2">
          <table:table-cell table:formula="of:=[.A366]+1" office:value-type="float" office:value="366" calcext:value-type="float">
            <text:p>366</text:p>
          </table:table-cell>
          <table:table-cell/>
          <table:table-cell office:value-type="string" calcext:value-type="string">
            <text:p>My Time Is Coming</text:p>
          </table:table-cell>
          <table:table-cell office:value-type="string" calcext:value-type="string">
            <text:p>12_December</text:p>
          </table:table-cell>
          <table:table-cell table:formula="of:=IF([.D367]&lt;&gt;&quot;&quot;;1;&quot;&quot;)" office:value-type="float" office:value="1" calcext:value-type="float">
            <text:p>1</text:p>
          </table:table-cell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New Year’s Eve</text:p>
          </table:table-cell>
          <table:table-cell/>
        </table:table-row>
        <table:table-row table:style-name="ro2">
          <table:table-cell table:formula="of:=[.A367]+1" office:value-type="float" office:value="367" calcext:value-type="float">
            <text:p>367</text:p>
          </table:table-cell>
          <table:table-cell/>
          <table:table-cell office:value-type="string" calcext:value-type="string">
            <text:p>All to the Glory of God</text:p>
          </table:table-cell>
          <table:table-cell/>
          <table:table-cell table:formula="of:=IF([.D368]&lt;&gt;&quot;&quot;;1;&quot;&quot;)">
            <text:p/>
          </table:table-cell>
          <table:table-cell/>
          <table:table-cell office:value-type="string" calcext:value-type="string">
            <text:p>??? - Worship, I Cor. 10:31</text:p>
          </table:table-cell>
          <table:table-cell/>
        </table:table-row>
        <table:table-row table:style-name="ro2">
          <table:table-cell table:formula="of:=[.A368]+1" office:value-type="float" office:value="368" calcext:value-type="float">
            <text:p>368</text:p>
          </table:table-cell>
          <table:table-cell/>
          <table:table-cell office:value-type="string" calcext:value-type="string">
            <text:p>AN UNFINISHED MASTERPIECE</text:p>
          </table:table-cell>
          <table:table-cell/>
          <table:table-cell table:formula="of:=IF([.D369]&lt;&gt;&quot;&quot;;1;&quot;&quot;)">
            <text:p/>
          </table:table-cell>
          <table:table-cell/>
          <table:table-cell office:value-type="string" calcext:value-type="string">
            <text:p>??? - Psalm 138:8, Philippians 1:6</text:p>
          </table:table-cell>
          <table:table-cell/>
        </table:table-row>
        <table:table-row table:style-name="ro2">
          <table:table-cell table:formula="of:=[.A369]+1" office:value-type="float" office:value="369" calcext:value-type="float">
            <text:p>369</text:p>
          </table:table-cell>
          <table:table-cell/>
          <table:table-cell office:value-type="string" calcext:value-type="string">
            <text:p>Anointed to Prosper</text:p>
          </table:table-cell>
          <table:table-cell/>
          <table:table-cell table:formula="of:=IF([.D370]&lt;&gt;&quot;&quot;;1;&quot;&quot;)">
            <text:p/>
          </table:table-cell>
          <table:table-cell/>
          <table:table-cell office:value-type="string" calcext:value-type="string">
            <text:p>??? - Genesis 50:20</text:p>
          </table:table-cell>
          <table:table-cell/>
        </table:table-row>
        <table:table-row table:style-name="ro2">
          <table:table-cell table:formula="of:=[.A370]+1" office:value-type="float" office:value="370" calcext:value-type="float">
            <text:p>370</text:p>
          </table:table-cell>
          <table:table-cell/>
          <table:table-cell office:value-type="string" calcext:value-type="string">
            <text:p>Be Strong and Courageous</text:p>
          </table:table-cell>
          <table:table-cell/>
          <table:table-cell table:formula="of:=IF([.D371]&lt;&gt;&quot;&quot;;1;&quot;&quot;)">
            <text:p/>
          </table:table-cell>
          <table:table-cell/>
          <table:table-cell office:value-type="string" calcext:value-type="string">
            <text:p>??? - Joshua 1:1-16</text:p>
          </table:table-cell>
          <table:table-cell/>
        </table:table-row>
        <table:table-row table:style-name="ro2">
          <table:table-cell table:formula="of:=[.A371]+1" office:value-type="float" office:value="371" calcext:value-type="float">
            <text:p>371</text:p>
          </table:table-cell>
          <table:table-cell/>
          <table:table-cell office:value-type="string" calcext:value-type="string">
            <text:p>Can I Get a Witness</text:p>
          </table:table-cell>
          <table:table-cell office:value-type="string" calcext:value-type="string">
            <text:p>06_Jun</text:p>
          </table:table-cell>
          <table:table-cell table:formula="of:=IF([.D372]&lt;&gt;&quot;&quot;;1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??? - Mark 16:15, </text:p>
          </table:table-cell>
          <table:table-cell/>
        </table:table-row>
        <table:table-row table:style-name="ro2">
          <table:table-cell table:formula="of:=[.A372]+1" office:value-type="float" office:value="372" calcext:value-type="float">
            <text:p>372</text:p>
          </table:table-cell>
          <table:table-cell/>
          <table:table-cell office:value-type="string" calcext:value-type="string">
            <text:p>Chosen by God</text:p>
          </table:table-cell>
          <table:table-cell/>
          <table:table-cell table:formula="of:=IF([.D373]&lt;&gt;&quot;&quot;;1;&quot;&quot;)">
            <text:p/>
          </table:table-cell>
          <table:table-cell/>
          <table:table-cell office:value-type="string" calcext:value-type="string">
            <text:p>??? - Ephesians 1:4, chosen, royalty</text:p>
          </table:table-cell>
          <table:table-cell office:value-type="string" calcext:value-type="string">
            <text:p>4/21 – Chosen debuts</text:p>
          </table:table-cell>
        </table:table-row>
        <table:table-row table:style-name="ro2">
          <table:table-cell table:formula="of:=[.A373]+1" office:value-type="float" office:value="373" calcext:value-type="float">
            <text:p>373</text:p>
          </table:table-cell>
          <table:table-cell/>
          <table:table-cell office:value-type="string" calcext:value-type="string">
            <text:p>DO YOU STILL LOVE ME LIKE YOU USED TO</text:p>
          </table:table-cell>
          <table:table-cell/>
          <table:table-cell table:formula="of:=IF([.D374]&lt;&gt;&quot;&quot;;1;&quot;&quot;)">
            <text:p/>
          </table:table-cell>
          <table:table-cell/>
          <table:table-cell office:value-type="string" calcext:value-type="string">
            <text:p>??? - Recommit to Jesus</text:p>
          </table:table-cell>
          <table:table-cell/>
        </table:table-row>
        <table:table-row table:style-name="ro2">
          <table:table-cell table:formula="of:=[.A374]+1" office:value-type="float" office:value="374" calcext:value-type="float">
            <text:p>374</text:p>
          </table:table-cell>
          <table:table-cell/>
          <table:table-cell office:value-type="string" calcext:value-type="string">
            <text:p>Don’t Trouble Yourself</text:p>
          </table:table-cell>
          <table:table-cell/>
          <table:table-cell table:formula="of:=IF([.D375]&lt;&gt;&quot;&quot;;1;&quot;&quot;)">
            <text:p/>
          </table:table-cell>
          <table:table-cell/>
          <table:table-cell office:value-type="string" calcext:value-type="string">
            <text:p>??? - John 14:1</text:p>
          </table:table-cell>
          <table:table-cell/>
        </table:table-row>
        <table:table-row table:style-name="ro2">
          <table:table-cell table:formula="of:=[.A375]+1" office:value-type="float" office:value="375" calcext:value-type="float">
            <text:p>375</text:p>
          </table:table-cell>
          <table:table-cell/>
          <table:table-cell office:value-type="string" calcext:value-type="string">
            <text:p>Don’t Worry, Your Heart</text:p>
          </table:table-cell>
          <table:table-cell/>
          <table:table-cell table:formula="of:=IF([.D376]&lt;&gt;&quot;&quot;;1;&quot;&quot;)">
            <text:p/>
          </table:table-cell>
          <table:table-cell/>
          <table:table-cell office:value-type="string" calcext:value-type="string">
            <text:p>??? - John 14:1-7</text:p>
          </table:table-cell>
          <table:table-cell/>
        </table:table-row>
        <table:table-row table:style-name="ro2">
          <table:table-cell table:formula="of:=[.A376]+1" office:value-type="float" office:value="376" calcext:value-type="float">
            <text:p>376</text:p>
          </table:table-cell>
          <table:table-cell/>
          <table:table-cell office:value-type="string" calcext:value-type="string">
            <text:p>Dump Your Baggage and Lighten Your Load!</text:p>
          </table:table-cell>
          <table:table-cell/>
          <table:table-cell table:formula="of:=IF([.D377]&lt;&gt;&quot;&quot;;1;&quot;&quot;)">
            <text:p/>
          </table:table-cell>
          <table:table-cell/>
          <table:table-cell office:value-type="string" calcext:value-type="string">
            <text:p>??? - Job 42:10, unforgiveness, baggage</text:p>
          </table:table-cell>
          <table:table-cell/>
        </table:table-row>
        <table:table-row table:style-name="ro2">
          <table:table-cell table:formula="of:=[.A377]+1" office:value-type="float" office:value="377" calcext:value-type="float">
            <text:p>377</text:p>
          </table:table-cell>
          <table:table-cell/>
          <table:table-cell office:value-type="string" calcext:value-type="string">
            <text:p>He's Preparing Me</text:p>
          </table:table-cell>
          <table:table-cell/>
          <table:table-cell table:formula="of:=IF([.D378]&lt;&gt;&quot;&quot;;1;&quot;&quot;)">
            <text:p/>
          </table:table-cell>
          <table:table-cell/>
          <table:table-cell office:value-type="string" calcext:value-type="string">
            <text:p>#TARGET</text:p>
          </table:table-cell>
          <table:table-cell/>
        </table:table-row>
        <table:table-row table:style-name="ro3" table:number-rows-repeated="197">
          <table:table-cell table:style-name="Default" table:number-columns-repeated="8"/>
        </table:table-row>
        <table:table-row table:style-name="ro3">
          <table:table-cell table:style-name="Default" table:number-columns-repeated="2"/>
          <table:table-cell office:value-type="string" calcext:value-type="string">
            <text:p>ITS MY FAULT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ell the Truth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It's Your Turn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Happy Father’s Day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Jesus Is the Best Thing That Ever Happened to M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Praise Is What I Do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It’s Not Over Yet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he Closer I Get to You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WHERE IS THE LOV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he Right Attitud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LIVING ON PURPOS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SING A NEW SONG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hink on These Things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YOUR GIFT WILL MAKE ROOM FOR YOU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I Know I've Been Change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Take a Stan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He Really Loves M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2"/>
          <table:table-cell office:value-type="string" calcext:value-type="string">
            <text:p>Staying in Good Character</text:p>
          </table:table-cell>
          <table:table-cell table:style-name="Default" table:number-columns-repeated="5"/>
        </table:table-row>
        <calcext:conditional-formats>
          <calcext:conditional-format calcext:target-range-address="MAIN.B2:MAIN.G3 MAIN.C35:MAIN.C593 MAIN.B4:MAIN.D33 MAIN.F4:MAIN.G33 MAIN.E4:MAIN.E33 MAIN.B34:MAIN.G378">
            <calcext:condition calcext:apply-style-name="Good" calcext:value="formula-is(DAY([.$F2])=1)" calcext:base-cell-address="MAIN.B2"/>
            <calcext:condition calcext:apply-style-name="Accent 3" calcext:value="formula-is(ISEVEN(MONTH([.$F3])))" calcext:base-cell-address="MAIN.B2"/>
          </calcext:conditional-format>
        </calcext:conditional-formats>
      </table:table>
      <table:table table:name="DASHBOARD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ce23"/>
        <table:table-row table:style-name="ro4">
          <table:table-cell/>
          <table:table-cell table:style-name="ce17" office:value-type="string" calcext:value-type="string">
            <text:p>DASHBOARD</text:p>
          </table:table-cell>
          <table:table-cell table:number-columns-repeated="2"/>
          <table:table-cell table:style-name="Default"/>
        </table:table-row>
        <table:table-row table:style-name="ro3" table:number-rows-repeated="2">
          <table:table-cell table:number-columns-repeated="4"/>
          <table:table-cell table:style-name="Default"/>
        </table:table-row>
        <table:table-row table:style-name="ro5">
          <table:table-cell/>
          <table:table-cell table:style-name="ce18" office:value-type="string" calcext:value-type="string">
            <text:p>Month</text:p>
          </table:table-cell>
          <table:table-cell table:style-name="ce20" office:value-type="string" calcext:value-type="string">
            <text:p>Posts for Month</text:p>
          </table:table-cell>
          <table:table-cell table:style-name="ce21" office:value-type="string" calcext:value-type="string">
            <text:p>Days In Month</text:p>
          </table:table-cell>
          <table:table-cell table:style-name="ce21" office:value-type="string" calcext:value-type="string">
            <text:p>Enough posts for month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matrix-columns-spanned="1" table:number-matrix-rows-spanned="12" table:formula="of:=[$VARIABLES.B24:$VARIABLES.B35]" office:value-type="string" office:string-value="01_January" calcext:value-type="string">
            <text:p>01_January</text:p>
          </table:table-cell>
          <table:table-cell table:number-matrix-columns-spanned="1" table:number-matrix-rows-spanned="12" table:formula="of:=[$VARIABLES.C24:$VARIABLES.C35]" office:value-type="float" office:value="31" calcext:value-type="float">
            <text:p>31</text:p>
          </table:table-cell>
          <table:table-cell table:formula="of:=VLOOKUP([VARIABLES.B24];[$VARIABLES.$B$5:$VARIABLES.$C$16];2;0)" office:value-type="float" office:value="31" calcext:value-type="float">
            <text:p>31</text:p>
          </table:table-cell>
          <table:table-cell table:formula="of:=IF([.D5]=[.C5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office:string-value="02_February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 table:formula="of:=VLOOKUP([VARIABLES.B25];[$VARIABLES.$B$5:$VARIABLES.$C$16];2;0)" office:value-type="float" office:value="28" calcext:value-type="float">
            <text:p>28</text:p>
          </table:table-cell>
          <table:table-cell table:formula="of:=IF([.D6]=[.C6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office:string-value="03_March" calcext:value-type="string">
            <text:p>03_March</text:p>
          </table:table-cell>
          <table:table-cell office:value-type="float" office:value="31" calcext:value-type="float">
            <text:p>31</text:p>
          </table:table-cell>
          <table:table-cell table:formula="of:=VLOOKUP([VARIABLES.B26];[$VARIABLES.$B$5:$VARIABLES.$C$16];2;0)" office:value-type="float" office:value="31" calcext:value-type="float">
            <text:p>31</text:p>
          </table:table-cell>
          <table:table-cell table:formula="of:=IF([.D7]=[.C7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office:string-value="04_April" calcext:value-type="string">
            <text:p>04_April</text:p>
          </table:table-cell>
          <table:table-cell office:value-type="float" office:value="30" calcext:value-type="float">
            <text:p>30</text:p>
          </table:table-cell>
          <table:table-cell table:formula="of:=VLOOKUP([VARIABLES.B27];[$VARIABLES.$B$5:$VARIABLES.$C$16];2;0)" office:value-type="float" office:value="30" calcext:value-type="float">
            <text:p>30</text:p>
          </table:table-cell>
          <table:table-cell table:formula="of:=IF([.D8]=[.C8];&quot;YES&quot;;&quot;NO&quot;)" office:value-type="string" office:string-value="YES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office:string-value="05_May" calcext:value-type="string">
            <text:p>05_May</text:p>
          </table:table-cell>
          <table:table-cell office:value-type="float" office:value="24" calcext:value-type="float">
            <text:p>24</text:p>
          </table:table-cell>
          <table:table-cell table:formula="of:=VLOOKUP([VARIABLES.B28];[$VARIABLES.$B$5:$VARIABLES.$C$16];2;0)" office:value-type="float" office:value="31" calcext:value-type="float">
            <text:p>31</text:p>
          </table:table-cell>
          <table:table-cell table:formula="of:=IF([.D9]=[.C9];&quot;YES&quot;;&quot;NO&quot;)" office:value-type="string" office:string-value="NO" calcext:value-type="string">
            <text:p>N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office:string-value="Total Result" calcext:value-type="string">
            <text:p>Total Result</text:p>
          </table:table-cell>
          <table:table-cell office:value-type="float" office:value="144" calcext:value-type="float">
            <text:p>144</text:p>
          </table:table-cell>
          <table:table-cell table:formula="of:=VLOOKUP([VARIABLES.B29];[$VARIABLES.$B$5:$VARIABLES.$C$16];2;0)" office:value-type="string" office:string-value="" calcext:value-type="error">
            <text:p>#N/A</text:p>
          </table:table-cell>
          <table:table-cell table:formula="of:=IF([.D10]=[.C10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0];[$VARIABLES.$B$5:$VARIABLES.$C$16];2;0)" office:value-type="string" office:string-value="" calcext:value-type="error">
            <text:p>#N/A</text:p>
          </table:table-cell>
          <table:table-cell table:formula="of:=IF([.D11]=[.C11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1];[$VARIABLES.$B$5:$VARIABLES.$C$16];2;0)" office:value-type="string" office:string-value="" calcext:value-type="error">
            <text:p>#N/A</text:p>
          </table:table-cell>
          <table:table-cell table:formula="of:=IF([.D12]=[.C12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2];[$VARIABLES.$B$5:$VARIABLES.$C$16];2;0)" office:value-type="string" office:string-value="" calcext:value-type="error">
            <text:p>#N/A</text:p>
          </table:table-cell>
          <table:table-cell table:formula="of:=IF([.D13]=[.C13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3];[$VARIABLES.$B$5:$VARIABLES.$C$16];2;0)" office:value-type="string" office:string-value="" calcext:value-type="error">
            <text:p>#N/A</text:p>
          </table:table-cell>
          <table:table-cell table:formula="of:=IF([.D14]=[.C14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4];[$VARIABLES.$B$5:$VARIABLES.$C$16];2;0)" office:value-type="string" office:string-value="" calcext:value-type="error">
            <text:p>#N/A</text:p>
          </table:table-cell>
          <table:table-cell table:formula="of:=IF([.D15]=[.C15];&quot;YES&quot;;&quot;NO&quot;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VLOOKUP([VARIABLES.B35];[$VARIABLES.$B$5:$VARIABLES.$C$16];2;0)" office:value-type="string" office:string-value="" calcext:value-type="error">
            <text:p>#N/A</text:p>
          </table:table-cell>
          <table:table-cell table:formula="of:=IF([.D16]=[.C16];&quot;YES&quot;;&quot;NO&quot;)" office:value-type="string" office:string-value="" calcext:value-type="error">
            <text:p>#N/A</text:p>
          </table:table-cell>
        </table:table-row>
        <calcext:conditional-formats>
          <calcext:conditional-format calcext:target-range-address="DASHBOARD.E5:DASHBOARD.E16">
            <calcext:condition calcext:apply-style-name="Good" calcext:value="=&quot;YES&quot;" calcext:base-cell-address="DASHBOARD.E5"/>
          </calcext:conditional-format>
        </calcext:conditional-formats>
      </table:table>
      <table:table table:name="VARIABLES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row table:style-name="ro3" table:number-rows-repeated="3">
          <table:table-cell table:number-columns-repeated="4"/>
        </table:table-row>
        <table:table-row table:style-name="ro3">
          <table:table-cell/>
          <table:table-cell table:style-name="ce49" office:value-type="string" calcext:value-type="string">
            <text:p>Expected Total Days in Month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01_Januar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2_February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3_March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4_April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5_Ma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6_Jun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7_July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8_Augus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9_Sept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0_Octo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1_November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12_December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3" table:number-rows-repeated="6">
          <table:table-cell table:number-columns-repeated="4"/>
        </table:table-row>
        <table:table-row table:style-name="ro3">
          <table:table-cell/>
          <table:table-cell table:style-name="ce51" office:value-type="string" calcext:value-type="string">
            <text:p>Month</text:p>
          </table:table-cell>
          <table:table-cell table:style-name="ce57" office:value-type="string" calcext:value-type="string">
            <text:p>Sum - Count</text:p>
          </table:table-cell>
          <table:table-cell/>
        </table:table-row>
        <table:table-row table:style-name="ro3">
          <table:table-cell/>
          <table:table-cell table:style-name="ce52" office:value-type="string" calcext:value-type="string">
            <text:p>01_January</text:p>
          </table:table-cell>
          <table:table-cell table:style-name="ce59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table:style-name="ce53" office:value-type="string" calcext:value-type="string">
            <text:p>02_February</text:p>
          </table:table-cell>
          <table:table-cell table:style-name="ce60" office:value-type="float" office:value="28" calcext:value-type="float">
            <text:p>28</text:p>
          </table:table-cell>
          <table:table-cell/>
        </table:table-row>
        <table:table-row table:style-name="ro3">
          <table:table-cell/>
          <table:table-cell table:style-name="ce53" office:value-type="string" calcext:value-type="string">
            <text:p>03_March</text:p>
          </table:table-cell>
          <table:table-cell table:style-name="ce60" office:value-type="float" office:value="31" calcext:value-type="float">
            <text:p>31</text:p>
          </table:table-cell>
          <table:table-cell/>
        </table:table-row>
        <table:table-row table:style-name="ro3">
          <table:table-cell/>
          <table:table-cell table:style-name="ce53" office:value-type="string" calcext:value-type="string">
            <text:p>04_April</text:p>
          </table:table-cell>
          <table:table-cell table:style-name="ce60" office:value-type="float" office:value="30" calcext:value-type="float">
            <text:p>30</text:p>
          </table:table-cell>
          <table:table-cell/>
        </table:table-row>
        <table:table-row table:style-name="ro3">
          <table:table-cell/>
          <table:table-cell table:style-name="ce53" office:value-type="string" calcext:value-type="string">
            <text:p>05_May</text:p>
          </table:table-cell>
          <table:table-cell table:style-name="ce61" office:value-type="float" office:value="24" calcext:value-type="float">
            <text:p>24</text:p>
          </table:table-cell>
          <table:table-cell/>
        </table:table-row>
        <table:table-row table:style-name="ro3">
          <table:table-cell/>
          <table:table-cell table:style-name="ce55" office:value-type="string" calcext:value-type="string">
            <text:p>Total Result</text:p>
          </table:table-cell>
          <table:table-cell table:style-name="ce62" office:value-type="float" office:value="144" calcext:value-type="float">
            <text:p>144</text:p>
          </table:table-cell>
          <table:table-cell/>
        </table:table-row>
      </table:table>
      <table:table table:name="HOLIDAYS" table:style-name="ta1">
        <office:forms form:automatic-focus="false" form:apply-design-mode="false"/>
        <table:table-column table:style-name="co17" table:default-cell-style-name="ce47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17" table:default-cell-style-name="ce48"/>
        <table:table-row table:style-name="ro6">
          <table:table-cell table:style-name="ce45" office:value-type="string" calcext:value-type="string" table:number-columns-spanned="5" table:number-rows-spanned="1">
            <text:p>Holidays and Observances in the United States in 2025</text:p>
          </table:table-cell>
          <table:covered-table-cell table:number-columns-repeated="4" table:style-name="Default"/>
        </table:table-row>
        <table:table-row table:style-name="ro3"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DOW</text:p>
          </table:table-cell>
          <table:table-cell table:style-name="ce64" office:value-type="string" calcext:value-type="string">
            <text:p>Name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Details</text:p>
          </table:table-cell>
        </table:table-row>
        <table:table-row table:style-name="ro7"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ew-year-day" xlink:type="simple">New Year'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02" calcext:value-type="date">
            <text:p>01/0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ast-day-chanukah" xlink:type="simple">Last Day of Chanuk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06" calcext:value-type="date">
            <text:p>01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epiphany" xlink:type="simple">Epiphan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07" calcext:value-type="date">
            <text:p>01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orthodox-christmas-day" xlink:type="simple">Orthodox Christmas 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07" calcext:value-type="date">
            <text:p>01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international-programmers-day" xlink:type="simple">International Programmers'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10" calcext:value-type="date">
            <text:p>01/1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sarah-b-tevet" xlink:type="simple">Asarah B'Tev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13" calcext:value-type="date">
            <text:p>01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tephen-foster-memorial-day" xlink:type="simple">Stephen Foster Memorial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14" calcext:value-type="date">
            <text:p>01/1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orthodox-new-year" xlink:type="simple">Orthodox New Year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19" calcext:value-type="date">
            <text:p>01/19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religion-day" xlink:type="simple">World Relig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artin-luther-king-day" xlink:type="simple">Martin Luther King Jr.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20" calcext:value-type="date">
            <text:p>01/2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inauguration-day" xlink:type="simple">Inauguration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DC, MD*, VA*</text:p>
          </table:table-cell>
        </table:table-row>
        <table:table-row table:style-name="ro7">
          <table:table-cell office:value-type="date" office:date-value="2024-01-26" calcext:value-type="date">
            <text:p>01/2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customs-day" xlink:type="simple">International Custom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26" calcext:value-type="date">
            <text:p>01/2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leprosy-day" xlink:type="simple">World Lepros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1-29" calcext:value-type="date">
            <text:p>01/2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lunar-new-year" xlink:type="simple">Lunar New Year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freedom-day" xlink:type="simple">National Freedom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1" calcext:value-type="date">
            <text:p>02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black-history-month" xlink:type="simple">First Day of Black History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world-wetlands-day" xlink:type="simple">World Wetland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2" calcext:value-type="date">
            <text:p>02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groundhog-day" xlink:type="simple">Groundho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4" calcext:value-type="date">
            <text:p>02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n/world-cancer-day" xlink:type="simple">World Cancer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5" calcext:value-type="date">
            <text:p>02/0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ational-girls-and-women-in-sports-day" xlink:type="simple">National Girls and Women in Spor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07" calcext:value-type="date">
            <text:p>02/07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onal-wear-red-day" xlink:type="simple">National Wear Red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11" calcext:value-type="date">
            <text:p>02/1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world-day-of-the-sick" xlink:type="simple">World Day of the Sick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13" calcext:value-type="date">
            <text:p>02/13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u-bshevat" xlink:type="simple">Tu Bishvat/Tu B'Sheva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14" calcext:value-type="date">
            <text:p>02/1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valentine-day" xlink:type="simple">Valentine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2-17" calcext:value-type="date">
            <text:p>02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washington-birthday" xlink:type="simple">Presidents'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self-injury-awareness-day" xlink:type="simple">Self-Injury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david-day" xlink:type="simple">St. David's 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womens-history-month" xlink:type="simple">First Day of Women's History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1" calcext:value-type="date">
            <text:p>03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irish-american-heritage-month" xlink:type="simple">First Day of Irish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3" calcext:value-type="date">
            <text:p>03/0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read-across-america-day" xlink:type="simple">Read Across America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4" calcext:value-type="date">
            <text:p>03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hrove-tuesday" xlink:type="simple">Shrove Tuesday/Mardi Gras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5" calcext:value-type="date">
            <text:p>03/0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ash-wednesday" xlink:type="simple">Ash Wednes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7" calcext:value-type="date">
            <text:p>03/07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employee-appreciation-day" xlink:type="simple">Employee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09" calcext:value-type="date">
            <text:p>03/09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time/change/usa/new-york?year=2025" xlink:type="simple">Daylight Saving Time starts</text:a></text:p>
          </table:table-cell>
          <table:table-cell office:value-type="string" calcext:value-type="string">
            <text:p>Clock change/Daylight Saving Tim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kidney-day" xlink:type="simple">World Kidne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14" calcext:value-type="date">
            <text:p>03/1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purim" xlink:type="simple">Purim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long-covid-awareness-day" xlink:type="simple">Long Covid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t-patrick-day" xlink:type="simple">St. Patrick's 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20" calcext:value-type="date">
            <text:p>03/20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calendar/march-equinox.html" xlink:type="simple">March Equinox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29" calcext:value-type="date">
            <text:p>03/2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earth-hour" xlink:type="simple">Earth Hour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29" calcext:value-type="date">
            <text:p>03/2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vietnam-war-veterans-day" xlink:type="simple">National Vietnam War Veteran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30" calcext:value-type="date">
            <text:p>03/3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doctors-day" xlink:type="simple">Doctor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3-31" calcext:value-type="date">
            <text:p>03/3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international-transgender-day-of-visibility" xlink:type="simple">International Transgender Day of Visibilit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01" calcext:value-type="date">
            <text:p>04/0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april-fools-day" xlink:type="simple">April Fool'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06" calcext:value-type="date">
            <text:p>04/06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tartan-day" xlink:type="simple">National Tarta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library-workers-day" xlink:type="simple">National Library Worker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2" calcext:value-type="date">
            <text:p>04/12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passover-eve" xlink:type="simple">Passover Eve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alm-sunday" xlink:type="simple">Palm Su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passover" xlink:type="simple">Passover (first day)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3" calcext:value-type="date">
            <text:p>04/1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homas-jefferson-birthday" xlink:type="simple">Thomas Jefferson's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5" calcext:value-type="date">
            <text:p>04/15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world-art-day" xlink:type="simple">World Ar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5" calcext:value-type="date">
            <text:p>04/15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tax-day" xlink:type="simple">Tax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maundy-thursday" xlink:type="simple">Maundy Thurs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orthodox-good-friday" xlink:type="simple">Orthodox Good Fri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world/international-day-for-monuments-and-sites" xlink:type="simple">International Day for Monuments and Sites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good-friday" xlink:type="simple">Good Friday</text:a></text:p>
          </table:table-cell>
          <table:table-cell office:value-type="string" calcext:value-type="string">
            <text:p>State Holiday</text:p>
          </table:table-cell>
          <table:table-cell office:value-type="string" calcext:value-type="string">
            <text:p>CT, DE, HI, IN, KY, LA, NC, ND, NJ, TN, TX***</text:p>
          </table:table-cell>
        </table:table-row>
        <table:table-row table:style-name="ro7">
          <table:table-cell office:value-type="date" office:date-value="2024-04-19" calcext:value-type="date">
            <text:p>04/1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holy-saturday" xlink:type="simple">Holy Satur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19" calcext:value-type="date">
            <text:p>04/19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orthodox-holy-saturday" xlink:type="simple">Orthodox Holy Satur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last-day-of-passover" xlink:type="simple">Last Day of Passove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orthodox-easter-day" xlink:type="simple">Orthodox Easter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0" calcext:value-type="date">
            <text:p>04/2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easter-sunday" xlink:type="simple">Easter Sun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orthodox-easter-monday" xlink:type="simple">Orthodox Easter Monday</text:a></text:p>
          </table:table-cell>
          <table:table-cell office:value-type="string" calcext:value-type="string">
            <text:p>Orthodox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1" calcext:value-type="date">
            <text:p>04/2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easter-monday" xlink:type="simple">Easter Monday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yom-hashoah" xlink:type="simple">Yom HaShoah</text:a></text:p>
          </table:table-cell>
          <table:table-cell office:value-type="string" calcext:value-type="string">
            <text:p>Jewish commemorati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3" calcext:value-type="date">
            <text:p>04/23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administrative-professionals-day" xlink:type="simple">Administrative Professional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4-24" calcext:value-type="date">
            <text:p>04/24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ake-our-daughters-and-sons-to-work-day" xlink:type="simple">Take our Daughters and Sons to Work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yom-haatzmaut" xlink:type="simple">Yom Ha'atzmau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aw-day" xlink:type="simple">Law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oyalty-day" xlink:type="simple">Loyal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national-day-prayer" xlink:type="simple">National Day of Prayer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military-appreciation-month" xlink:type="simple">First Day of Military Appreciation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asian-pacific-american-heritage-month" xlink:type="simple">First Day of Asian Pacific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first-day-of-jewish-american-heritage-month" xlink:type="simple">First Day of Jewish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3" calcext:value-type="date">
            <text:p>05/0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explosive-ordnance-disposal-day" xlink:type="simple">National Explosive Ordnance Disposal (EOD)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4" calcext:value-type="date">
            <text:p>05/04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family-red-equality-day" xlink:type="simple">International Family Equal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5" calcext:value-type="date">
            <text:p>05/0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inco-de-mayo" xlink:type="simple">Cinco de Mayo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nurses-day" xlink:type="simple">National Nurse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6" calcext:value-type="date">
            <text:p>05/0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teacher-appreciation-day" xlink:type="simple">National Teacher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ovarian-cancer-day" xlink:type="simple">World Ovarian Cancer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red-cross-red-crescent-day" xlink:type="simple">World Red Cross and Red Crescen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8" calcext:value-type="date">
            <text:p>05/0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victory-in-europe-day" xlink:type="simple">Victory in Europ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09" calcext:value-type="date">
            <text:p>05/09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military-spouse-appreciation-day" xlink:type="simple">Military Spouse Apprec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1" calcext:value-type="date">
            <text:p>05/1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mothers-day" xlink:type="simple">Mo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2" calcext:value-type="date">
            <text:p>05/1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nurses-day" xlink:type="simple">International Nurse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5" calcext:value-type="date">
            <text:p>05/1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eace-officers-memorial-day" xlink:type="simple">Peace Officers Memorial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lag-b-omer" xlink:type="simple">Lag BaOme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6" calcext:value-type="date">
            <text:p>05/1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onal-defense-transportation-day" xlink:type="simple">National Defense Transport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17" calcext:value-type="date">
            <text:p>05/17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rmed-forces-day" xlink:type="simple">Armed Force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0" calcext:value-type="date">
            <text:p>05/20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autoimmune-arthritis-day" xlink:type="simple">World Autoimmune / Autoinflammatory Arthriti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1" calcext:value-type="date">
            <text:p>05/2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medical-service-children-day" xlink:type="simple">Emergency Medical Services for Childre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2" calcext:value-type="date">
            <text:p>05/2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national-maritime-day" xlink:type="simple">National Maritim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5" calcext:value-type="date">
            <text:p>05/2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african-liberation-day" xlink:type="simple">African Liberat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5" calcext:value-type="date">
            <text:p>05/2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missing-children-day" xlink:type="simple">National Missing Children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6" calcext:value-type="date">
            <text:p>05/2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emorial-day" xlink:type="simple">Memorial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5-29" calcext:value-type="date">
            <text:p>05/2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ascension-day" xlink:type="simple">Ascension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pride-month" xlink:type="simple">First Day of Prid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1" calcext:value-type="date">
            <text:p>06/0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day-of-caribbean-american-heritage-month" xlink:type="simple">First Day of Caribbean-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2" calcext:value-type="date">
            <text:p>06/0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shavuot" xlink:type="simple">Shavu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6" calcext:value-type="date">
            <text:p>06/0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d-day" xlink:type="simple">D-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8" calcext:value-type="date">
            <text:p>06/0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entecost" xlink:type="simple">Pentecost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09" calcext:value-type="date">
            <text:p>06/09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whit-monday" xlink:type="simple">Whit Mo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2" calcext:value-type="date">
            <text:p>06/1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oving-day" xlink:type="simple">Lovin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3" calcext:value-type="date">
            <text:p>06/13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world/friday-13" xlink:type="simple">Friday the 13th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rmy-birthday" xlink:type="simple">Army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lag-day" xlink:type="simple">Flag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rinity-sunday" xlink:type="simple">Trinity Sun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5" calcext:value-type="date">
            <text:p>06/15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athers-day" xlink:type="simple">Fa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orpus-christi" xlink:type="simple">Corpus Christi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19" calcext:value-type="date">
            <text:p>06/1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juneteenth" xlink:type="simple">Juneteenth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merican-eagle-day" xlink:type="simple">American Eagl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calendar/june-solstice.html" xlink:type="simple">June Solstice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04" calcext:value-type="date">
            <text:p>07/04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independence-day" xlink:type="simple">Independence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14" calcext:value-type="date">
            <text:p>07/1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astille-day" xlink:type="simple">Bastill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rural-transit-day" xlink:type="simple">Rural Transi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27" calcext:value-type="date">
            <text:p>07/2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arents-day" xlink:type="simple">Parents'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7-27" calcext:value-type="date">
            <text:p>07/2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korean-war-veterans-armistice-day" xlink:type="simple">National Korean War Veterans Armistic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03" calcext:value-type="date">
            <text:p>08/03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tisha-b-av" xlink:type="simple">Tisha B'Av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04" calcext:value-type="date">
            <text:p>08/0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oast-guard-birthday" xlink:type="simple">Coast Guard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04" calcext:value-type="date">
            <text:p>08/04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arack-obama-day" xlink:type="simple">Barack Obama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Illinois</text:p>
          </table:table-cell>
        </table:table-row>
        <table:table-row table:style-name="ro7">
          <table:table-cell office:value-type="date" office:date-value="2024-08-07" calcext:value-type="date">
            <text:p>08/0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urple-heart-day" xlink:type="simple">Purple Hear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15" calcext:value-type="date">
            <text:p>08/15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assumption-of-mary" xlink:type="simple">Assumption of Mar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17" calcext:value-type="date">
            <text:p>08/1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senior-citizens-day" xlink:type="simple">National Senior Citizen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19" calcext:value-type="date">
            <text:p>08/19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national-aviation-day" xlink:type="simple">National Av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women-equality-day" xlink:type="simple">Women's Equali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8-31" calcext:value-type="date">
            <text:p>08/3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international-overdose-awareness-day" xlink:type="simple">International Overdose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1" calcext:value-type="date">
            <text:p>09/0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bor-day" xlink:type="simple">Labor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4" calcext:value-type="date">
            <text:p>09/04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sexual-health-day" xlink:type="simple">World Sexual Health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carl-garner-cleanup-day" xlink:type="simple">Carl Garner Federal Lands Cleanup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world/stills-disease-day" xlink:type="simple">Still's Disease Awarenes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07" calcext:value-type="date">
            <text:p>09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national-grandparents-day" xlink:type="simple">National Grandparen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n/world-suicide-prevention-day" xlink:type="simple">World Suicide Preventio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1" calcext:value-type="date">
            <text:p>09/11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patriot-day" xlink:type="simple">Patrio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3" calcext:value-type="date">
            <text:p>09/1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international-programmers-day" xlink:type="simple">International Programmers'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5" calcext:value-type="date">
            <text:p>09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first-day-of-national-hispanic-heritage-month" xlink:type="simple">First Day of National Hispanic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7" calcext:value-type="date">
            <text:p>09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constitution-citizenship-day" xlink:type="simple">Constitution Day and Citizenship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8" calcext:value-type="date">
            <text:p>09/18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air-force-birthday" xlink:type="simple">Air Force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19" calcext:value-type="date">
            <text:p>09/19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pow-mia-recognition-day" xlink:type="simple">National POW/MIA Recogni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2" calcext:value-type="date">
            <text:p>09/2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calendar/september-equinox.html" xlink:type="simple">September Equinox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rosh-hashana" xlink:type="simple">Rosh Hashana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3" calcext:value-type="date">
            <text:p>09/23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world/celebrate-bisexuality-day" xlink:type="simple">International Celebrate Bisexual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7" calcext:value-type="date">
            <text:p>09/27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public-lands-day" xlink:type="simple">National Public Land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8" calcext:value-type="date">
            <text:p>09/2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n/world-rabies-day" xlink:type="simple">World Rabie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8" calcext:value-type="date">
            <text:p>09/28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gold-star-mothers-day" xlink:type="simple">Gold Star Mother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09-29" calcext:value-type="date">
            <text:p>09/29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world-heart-day" xlink:type="simple">World Hear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world-vegetarian-day" xlink:type="simple">World Vegetaria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2" calcext:value-type="date">
            <text:p>10/02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yom-kippur" xlink:type="simple">Yom Kippur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4" calcext:value-type="date">
            <text:p>10/04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francis-assisi-feast" xlink:type="simple">Feast of St Francis of Assisi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world-cerebral-palsy-day" xlink:type="simple">World Cerebral Pals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german-american-day" xlink:type="simple">German America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6" calcext:value-type="date">
            <text:p>10/06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hild-health-day" xlink:type="simple">Child Health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7" calcext:value-type="date">
            <text:p>10/07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ukkot" xlink:type="simple">First Day of Sukk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world-sight-day" xlink:type="simple">World Sight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leif-erikson-day" xlink:type="simple">Leif Eriks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st-day-of-sukkot" xlink:type="simple">Last Day of Sukko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navy-birthday" xlink:type="simple">Navy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3" calcext:value-type="date">
            <text:p>10/13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olumbus-day" xlink:type="simple">Columbu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4" calcext:value-type="date">
            <text:p>10/1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shmini-atzeret" xlink:type="simple">Shmini Atzer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simchat-torah" xlink:type="simple">Simchat Tor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white-cane-safety-day" xlink:type="simple">White Cane Safety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6" calcext:value-type="date">
            <text:p>10/16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boss-day" xlink:type="simple">Boss'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18" calcext:value-type="date">
            <text:p>10/18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weetest-day" xlink:type="simple">Sweetest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13 states</text:p>
          </table:table-cell>
        </table:table-row>
        <table:table-row table:style-name="ro7"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world-stroke-day" xlink:type="simple">World Stroke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0-31" calcext:value-type="date">
            <text:p>10/31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halloween" xlink:type="simple">Halloween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all-saints-day" xlink:type="simple">All Saints'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world/world-vegan-day" xlink:type="simple">World Vegan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first-day-of-native-american-heritage-month" xlink:type="simple">First Day of Native American Heritage Month</text:a></text:p>
          </table:table-cell>
          <table:table-cell office:value-type="string" calcext:value-type="string">
            <text:p>Annual Monthly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all-souls-day" xlink:type="simple">All Souls' Day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2" calcext:value-type="date">
            <text:p>11/02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time/change/usa/new-york?year=2025" xlink:type="simple">Daylight Saving Time ends</text:a></text:p>
          </table:table-cell>
          <table:table-cell office:value-type="string" calcext:value-type="string">
            <text:p>Clock change/Daylight Saving Tim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04" calcext:value-type="date">
            <text:p>11/04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election-day" xlink:type="simple">Elec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marine-corps-birthday" xlink:type="simple">Marine Corps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veterans-day" xlink:type="simple">Veteran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pneumonia-day" xlink:type="simple">World Pneumonia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7" calcext:value-type="date">
            <text:p>11/17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world/prematurityday" xlink:type="simple">World Prematurity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19" calcext:value-type="date">
            <text:p>11/19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world/international-mens-day" xlink:type="simple">International Men's Day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20" calcext:value-type="date">
            <text:p>11/20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world/transgender-day-of-remembrance" xlink:type="simple">Transgender Day of Remembrance</text:a></text:p>
          </table:table-cell>
          <table:table-cell office:value-type="string" calcext:value-type="string">
            <text:p>Worldwide 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27" calcext:value-type="date">
            <text:p>11/27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thanksgiving-day" xlink:type="simple">Thanksgiving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28" calcext:value-type="date">
            <text:p>11/2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black-friday" xlink:type="simple">Black Fri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28" calcext:value-type="date">
            <text:p>11/28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native-american-heritage-day" xlink:type="simple">Native American Heritag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1-30" calcext:value-type="date">
            <text:p>11/30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first-sunday-advent" xlink:type="simple">First Sunday of Advent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1" calcext:value-type="date">
            <text:p>12/01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yber-monday" xlink:type="simple">Cyber Mon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2" calcext:value-type="date">
            <text:p>12/02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giving-tuesday" xlink:type="simple">Giving Tues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6" calcext:value-type="date">
            <text:p>12/06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st-nicholas-day" xlink:type="simple">St Nichola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7" calcext:value-type="date">
            <text:p>12/07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holidays/us/pearl-harbor-remembrance-day" xlink:type="simple">Pearl Harbor Remembrance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08" calcext:value-type="date">
            <text:p>12/08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immaculate-conception" xlink:type="simple">Feast of the Immaculate Conception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2" calcext:value-type="date">
            <text:p>12/12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lady-guadalupe-day" xlink:type="simple">Feast of Our Lady of Guadalupe</text:a>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3" calcext:value-type="date">
            <text:p>12/13/24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<text:a xlink:href="https://www.timeanddate.com/holidays/us/national-guard-birthday" xlink:type="simple">National Guard Birth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chanukah" xlink:type="simple">Chanukah/Hanukkah (first day)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5" calcext:value-type="date">
            <text:p>12/15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bill-of-rights-day" xlink:type="simple">Bill of Right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7" calcext:value-type="date">
            <text:p>12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pan-american-aviation-day" xlink:type="simple">Pan American Aviation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17" calcext:value-type="date">
            <text:p>12/17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wright-brothers-day" xlink:type="simple">Wright Brothers Day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1" calcext:value-type="date">
            <text:p>12/21/24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<text:a xlink:href="https://www.timeanddate.com/calendar/december-solstice.html" xlink:type="simple">December Solstice</text:a>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2" calcext:value-type="date">
            <text:p>12/22/24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<text:a xlink:href="https://www.timeanddate.com/holidays/us/last-day-chanukah" xlink:type="simple">Last Day of Chanukah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4" calcext:value-type="date">
            <text:p>12/24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christmas-eve" xlink:type="simple">Christmas Eve</text:a></text:p>
          </table:table-cell>
          <table:table-cell office:value-type="string" calcext:value-type="string">
            <text:p>Observance, Christian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hristmas-day" xlink:type="simple">Christmas Day</text:a></text:p>
          </table:table-cell>
          <table:table-cell office:value-type="string" calcext:value-type="string">
            <text:p>State Holiday</text:p>
          </table:table-cell>
          <table:table-cell office:value-type="string" calcext:value-type="string">
            <text:p>All</text:p>
          </table:table-cell>
        </table:table-row>
        <table:table-row table:style-name="ro7">
          <table:table-cell office:value-type="date" office:date-value="2024-12-25" calcext:value-type="date">
            <text:p>12/25/24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<text:a xlink:href="https://www.timeanddate.com/holidays/us/christmas-day" xlink:type="simple">Christmas Day</text:a></text:p>
          </table:table-cell>
          <table:table-cell office:value-type="string" calcext:value-type="string">
            <text:p>Federal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26" calcext:value-type="date">
            <text:p>12/26/24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<text:a xlink:href="https://www.timeanddate.com/holidays/us/kwanzaa" xlink:type="simple">Kwanzaa (first day)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30" calcext:value-type="date">
            <text:p>12/30/24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<text:a xlink:href="https://www.timeanddate.com/holidays/us/asarah-b-tevet" xlink:type="simple">Asarah B'Tevet</text:a></text:p>
          </table:table-cell>
          <table:table-cell office:value-type="string" calcext:value-type="string">
            <text:p>Jewish holiday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date" office:date-value="2024-12-31" calcext:value-type="date">
            <text:p>12/31/24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<text:a xlink:href="https://www.timeanddate.com/holidays/us/new-year-eve" xlink:type="simple">New Year's Eve</text:a></text:p>
          </table:table-cell>
          <table:table-cell office:value-type="string" calcext:value-type="string">
            <text:p>Observance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table:style-name="Default" office:value-type="string" calcext:value-type="string">
            <text:p>SOURCE: <text:a xlink:href="https://www.timeanddate.com/holidays/us/2025?hol=8451953" xlink:type="simple">https://www.timeanddate.com/holidays/us/2025?hol=8451953</text:a></text:p>
          </table:table-cell>
          <table:table-cell table:style-name="Default" table:number-columns-repeated="4"/>
        </table:table-row>
      </table:table>
      <table:named-expressions/>
      <table:database-ranges>
        <table:database-range table:name="__Anonymous_Sheet_DB__0" table:target-range-address="REMAINDER.B1:REMAINDER.H365" table:display-filter-buttons="true">
          <table:filter>
            <table:filter-and>
              <table:filter-condition table:value="" table:operator="=" table:field-number="5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1" table:target-range-address="MAIN.C1:MAIN.H593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ASHBOARD.B24:DASHBOARD.B390" table:contains-header="false"/>
        <table:database-range table:name="__Anonymous_Sheet_DB__4" table:target-range-address="HOLIDAYS.A2:HOLIDAYS.E200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VARIABLES.B23:VARIABLES.C29" table:buttons="VARIABLES.B23" table:identify-categories="true" table:show-filter-button="false">
          <table:source-cell-range table:cell-range-address="MAIN.A1:MAIN.F145"/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01_January" table:display="true" table:show-details="true"/>
                <table:data-pilot-member table:name="02_February" table:display="true" table:show-details="true"/>
                <table:data-pilot-member table:name="03_March" table:display="true" table:show-details="true"/>
                <table:data-pilot-member table:name="04_April" table:display="true" table:show-details="true"/>
                <table:data-pilot-member table:name="05_Ma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1:40:44.8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11-11T16:02:49.350000000</dc:date>
    <meta:editing-duration>P3DT13H40M57S</meta:editing-duration>
    <meta:editing-cycles>336</meta:editing-cycles>
    <meta:document-statistic meta:table-count="5" meta:cell-count="5511" meta:object-count="0"/>
  </office:meta>
</office:document-meta>
</file>